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47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7" table:style-name="ta1">
        <table:shapes>
          <draw:frame draw:z-index="0" draw:style-name="gr1" draw:text-style-name="P1" svg:width="14.687in" svg:height="8.2689in" svg:x="1.2894in" svg:y="2.2169in">
            <draw:object draw:notify-on-update-of-ranges="tfoot7.B1:tfoot7.NQ1 tfoot7.B1:tfoot7.NQ1 tfoot7.A6:tfoot7.A6 tfoot7.B6:tfoot7.NQ6 tfoot7.B1:tfoot7.NQ1 tfoot7.A8:tfoot7.A8 tfoot7.B8:tfoot7.NQ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7" table:default-cell-style-name="Default"/>
        <table:table-column table:style-name="co10" table:number-columns-repeated="1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3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2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5712890625" calcext:value-type="float">
            <text:p>0.033355712890625</text:p>
          </table:table-cell>
          <table:table-cell office:value-type="float" office:value="0.06671142578125" calcext:value-type="float">
            <text:p>0.06671142578125</text:p>
          </table:table-cell>
          <table:table-cell office:value-type="float" office:value="0.100067138671875" calcext:value-type="float">
            <text:p>0.100067138671875</text:p>
          </table:table-cell>
          <table:table-cell office:value-type="float" office:value="0.1334228515625" calcext:value-type="float">
            <text:p>0.1334228515625</text:p>
          </table:table-cell>
          <table:table-cell office:value-type="float" office:value="0.166778564453125" calcext:value-type="float">
            <text:p>0.166778564453125</text:p>
          </table:table-cell>
          <table:table-cell office:value-type="float" office:value="0.20013427734375" calcext:value-type="float">
            <text:p>0.20013427734375</text:p>
          </table:table-cell>
          <table:table-cell office:value-type="float" office:value="0.233489990234375" calcext:value-type="float">
            <text:p>0.233489990234375</text:p>
          </table:table-cell>
          <table:table-cell office:value-type="float" office:value="0.266845703125" calcext:value-type="float">
            <text:p>0.266845703125</text:p>
          </table:table-cell>
          <table:table-cell office:value-type="float" office:value="0.300201416015625" calcext:value-type="float">
            <text:p>0.300201416015625</text:p>
          </table:table-cell>
          <table:table-cell office:value-type="float" office:value="0.33355712890625" calcext:value-type="float">
            <text:p>0.33355712890625</text:p>
          </table:table-cell>
          <table:table-cell office:value-type="float" office:value="0.366912603378296" calcext:value-type="float">
            <text:p>0.366912603378296</text:p>
          </table:table-cell>
          <table:table-cell office:value-type="float" office:value="0.400268316268921" calcext:value-type="float">
            <text:p>0.400268316268921</text:p>
          </table:table-cell>
          <table:table-cell office:value-type="float" office:value="0.433624029159546" calcext:value-type="float">
            <text:p>0.433624029159546</text:p>
          </table:table-cell>
          <table:table-cell office:value-type="float" office:value="0.500335216522217" calcext:value-type="float">
            <text:p>0.500335216522217</text:p>
          </table:table-cell>
          <table:table-cell office:value-type="float" office:value="0.533690929412842" calcext:value-type="float">
            <text:p>0.533690929412842</text:p>
          </table:table-cell>
          <table:table-cell office:value-type="float" office:value="0.567046642303467" calcext:value-type="float">
            <text:p>0.567046642303467</text:p>
          </table:table-cell>
          <table:table-cell office:value-type="float" office:value="0.600402116775513" calcext:value-type="float">
            <text:p>0.600402116775513</text:p>
          </table:table-cell>
          <table:table-cell office:value-type="float" office:value="0.667113304138184" calcext:value-type="float">
            <text:p>0.667113304138184</text:p>
          </table:table-cell>
          <table:table-cell office:value-type="float" office:value="0.700469017028809" calcext:value-type="float">
            <text:p>0.700469017028809</text:p>
          </table:table-cell>
          <table:table-cell office:value-type="float" office:value="0.733824491500855" calcext:value-type="float">
            <text:p>0.733824491500855</text:p>
          </table:table-cell>
          <table:table-cell office:value-type="float" office:value="0.767181873321533" calcext:value-type="float">
            <text:p>0.767181873321533</text:p>
          </table:table-cell>
          <table:table-cell office:value-type="float" office:value="0.800539255142212" calcext:value-type="float">
            <text:p>0.800539255142212</text:p>
          </table:table-cell>
          <table:table-cell office:value-type="float" office:value="0.86725378036499" calcext:value-type="float">
            <text:p>0.86725378036499</text:p>
          </table:table-cell>
          <table:table-cell office:value-type="float" office:value="0.933968782424927" calcext:value-type="float">
            <text:p>0.933968782424927</text:p>
          </table:table-cell>
          <table:table-cell office:value-type="float" office:value="0.967326164245606" calcext:value-type="float">
            <text:p>0.967326164245606</text:p>
          </table:table-cell>
          <table:table-cell office:value-type="float" office:value="1.00068354606628" calcext:value-type="float">
            <text:p>1.00068354606628</text:p>
          </table:table-cell>
          <table:table-cell office:value-type="float" office:value="1.03404092788696" calcext:value-type="float">
            <text:p>1.03404092788696</text:p>
          </table:table-cell>
          <table:table-cell office:value-type="float" office:value="1.06739830970764" calcext:value-type="float">
            <text:p>1.06739830970764</text:p>
          </table:table-cell>
          <table:table-cell office:value-type="float" office:value="1.13411331176758" calcext:value-type="float">
            <text:p>1.13411331176758</text:p>
          </table:table-cell>
          <table:table-cell office:value-type="float" office:value="1.16747069358826" calcext:value-type="float">
            <text:p>1.16747069358826</text:p>
          </table:table-cell>
          <table:table-cell office:value-type="float" office:value="1.20082807540894" calcext:value-type="float">
            <text:p>1.20082807540894</text:p>
          </table:table-cell>
          <table:table-cell office:value-type="float" office:value="1.23418569564819" calcext:value-type="float">
            <text:p>1.23418569564819</text:p>
          </table:table-cell>
          <table:table-cell office:value-type="float" office:value="1.26754331588745" calcext:value-type="float">
            <text:p>1.26754331588745</text:p>
          </table:table-cell>
          <table:table-cell office:value-type="float" office:value="1.33425831794739" calcext:value-type="float">
            <text:p>1.33425831794739</text:p>
          </table:table-cell>
          <table:table-cell office:value-type="float" office:value="1.40097308158875" calcext:value-type="float">
            <text:p>1.40097308158875</text:p>
          </table:table-cell>
          <table:table-cell office:value-type="float" office:value="1.46768832206726" calcext:value-type="float">
            <text:p>1.46768832206726</text:p>
          </table:table-cell>
          <table:table-cell office:value-type="float" office:value="1.50104594230652" calcext:value-type="float">
            <text:p>1.50104594230652</text:p>
          </table:table-cell>
          <table:table-cell office:value-type="float" office:value="1.5344033241272" calcext:value-type="float">
            <text:p>1.5344033241272</text:p>
          </table:table-cell>
          <table:table-cell office:value-type="float" office:value="1.56776094436646" calcext:value-type="float">
            <text:p>1.56776094436646</text:p>
          </table:table-cell>
          <table:table-cell office:value-type="float" office:value="1.60111832618713" calcext:value-type="float">
            <text:p>1.60111832618713</text:p>
          </table:table-cell>
          <table:table-cell office:value-type="float" office:value="1.63447594642639" calcext:value-type="float">
            <text:p>1.63447594642639</text:p>
          </table:table-cell>
          <table:table-cell office:value-type="float" office:value="1.66783380508423" calcext:value-type="float">
            <text:p>1.66783380508423</text:p>
          </table:table-cell>
          <table:table-cell office:value-type="float" office:value="1.73454880714417" calcext:value-type="float">
            <text:p>1.73454880714417</text:p>
          </table:table-cell>
          <table:table-cell office:value-type="float" office:value="1.76790571212769" calcext:value-type="float">
            <text:p>1.76790571212769</text:p>
          </table:table-cell>
          <table:table-cell office:value-type="float" office:value="1.80126285552979" calcext:value-type="float">
            <text:p>1.80126285552979</text:p>
          </table:table-cell>
          <table:table-cell office:value-type="float" office:value="1.86797690391541" calcext:value-type="float">
            <text:p>1.86797690391541</text:p>
          </table:table-cell>
          <table:table-cell office:value-type="float" office:value="1.90133404731751" calcext:value-type="float">
            <text:p>1.90133404731751</text:p>
          </table:table-cell>
          <table:table-cell office:value-type="float" office:value="1.93469095230103" calcext:value-type="float">
            <text:p>1.93469095230103</text:p>
          </table:table-cell>
          <table:table-cell office:value-type="float" office:value="1.96804785728455" calcext:value-type="float">
            <text:p>1.96804785728455</text:p>
          </table:table-cell>
          <table:table-cell office:value-type="float" office:value="2.00140500068665" calcext:value-type="float">
            <text:p>2.00140500068665</text:p>
          </table:table-cell>
          <table:table-cell office:value-type="float" office:value="2.06811881065369" calcext:value-type="float">
            <text:p>2.06811881065369</text:p>
          </table:table-cell>
          <table:table-cell office:value-type="float" office:value="2.13483309745789" calcext:value-type="float">
            <text:p>2.13483309745789</text:p>
          </table:table-cell>
          <table:table-cell office:value-type="float" office:value="2.16819024085999" calcext:value-type="float">
            <text:p>2.16819024085999</text:p>
          </table:table-cell>
          <table:table-cell office:value-type="float" office:value="2.20154714584351" calcext:value-type="float">
            <text:p>2.20154714584351</text:p>
          </table:table-cell>
          <table:table-cell office:value-type="float" office:value="2.23490428924561" calcext:value-type="float">
            <text:p>2.23490428924561</text:p>
          </table:table-cell>
          <table:table-cell office:value-type="float" office:value="2.30161833763123" calcext:value-type="float">
            <text:p>2.30161833763123</text:p>
          </table:table-cell>
          <table:table-cell office:value-type="float" office:value="2.33497548103333" calcext:value-type="float">
            <text:p>2.33497548103333</text:p>
          </table:table-cell>
          <table:table-cell office:value-type="float" office:value="2.36833238601685" calcext:value-type="float">
            <text:p>2.36833238601685</text:p>
          </table:table-cell>
          <table:table-cell office:value-type="float" office:value="2.50176095962524" calcext:value-type="float">
            <text:p>2.50176095962524</text:p>
          </table:table-cell>
          <table:table-cell office:value-type="float" office:value="2.53511810302734" calcext:value-type="float">
            <text:p>2.53511810302734</text:p>
          </table:table-cell>
          <table:table-cell office:value-type="float" office:value="2.60183238983154" calcext:value-type="float">
            <text:p>2.60183238983154</text:p>
          </table:table-cell>
          <table:table-cell office:value-type="float" office:value="2.63518953323364" calcext:value-type="float">
            <text:p>2.63518953323364</text:p>
          </table:table-cell>
          <table:table-cell office:value-type="float" office:value="2.66854667663574" calcext:value-type="float">
            <text:p>2.66854667663574</text:p>
          </table:table-cell>
          <table:table-cell office:value-type="float" office:value="2.70190382003784" calcext:value-type="float">
            <text:p>2.70190382003784</text:p>
          </table:table-cell>
          <table:table-cell office:value-type="float" office:value="2.73526096343994" calcext:value-type="float">
            <text:p>2.73526096343994</text:p>
          </table:table-cell>
          <table:table-cell office:value-type="float" office:value="2.76862287521362" calcext:value-type="float">
            <text:p>2.76862287521362</text:p>
          </table:table-cell>
          <table:table-cell office:value-type="float" office:value="2.8019847869873" calcext:value-type="float">
            <text:p>2.8019847869873</text:p>
          </table:table-cell>
          <table:table-cell office:value-type="float" office:value="2.86870861053467" calcext:value-type="float">
            <text:p>2.86870861053467</text:p>
          </table:table-cell>
          <table:table-cell office:value-type="float" office:value="3.06888127326965" calcext:value-type="float">
            <text:p>3.06888127326965</text:p>
          </table:table-cell>
          <table:table-cell office:value-type="float" office:value="3.33578014373779" calcext:value-type="float">
            <text:p>3.33578014373779</text:p>
          </table:table-cell>
          <table:table-cell office:value-type="float" office:value="3.43586778640747" calcext:value-type="float">
            <text:p>3.43586778640747</text:p>
          </table:table-cell>
          <table:table-cell office:value-type="float" office:value="3.50259327888489" calcext:value-type="float">
            <text:p>3.50259327888489</text:p>
          </table:table-cell>
          <table:table-cell office:value-type="float" office:value="3.5693187713623" calcext:value-type="float">
            <text:p>3.5693187713623</text:p>
          </table:table-cell>
          <table:table-cell office:value-type="float" office:value="3.63604426383972" calcext:value-type="float">
            <text:p>3.63604426383972</text:p>
          </table:table-cell>
          <table:table-cell office:value-type="float" office:value="3.70276999473572" calcext:value-type="float">
            <text:p>3.70276999473572</text:p>
          </table:table-cell>
          <table:table-cell office:value-type="float" office:value="3.83620119094849" calcext:value-type="float">
            <text:p>3.83620119094849</text:p>
          </table:table-cell>
          <table:table-cell office:value-type="float" office:value="3.90291333198547" calcext:value-type="float">
            <text:p>3.90291333198547</text:p>
          </table:table-cell>
          <table:table-cell office:value-type="float" office:value="3.96962547302246" calcext:value-type="float">
            <text:p>3.96962547302246</text:p>
          </table:table-cell>
          <table:table-cell office:value-type="float" office:value="4.16976141929626" calcext:value-type="float">
            <text:p>4.16976141929626</text:p>
          </table:table-cell>
          <table:table-cell office:value-type="float" office:value="4.43660879135132" calcext:value-type="float">
            <text:p>4.43660879135132</text:p>
          </table:table-cell>
          <table:table-cell office:value-type="float" office:value="4.50332045555115" calcext:value-type="float">
            <text:p>4.50332045555115</text:p>
          </table:table-cell>
          <table:table-cell office:value-type="float" office:value="4.57003211975098" calcext:value-type="float">
            <text:p>4.57003211975098</text:p>
          </table:table-cell>
          <table:table-cell office:value-type="float" office:value="4.63674354553223" calcext:value-type="float">
            <text:p>4.63674354553223</text:p>
          </table:table-cell>
          <table:table-cell office:value-type="float" office:value="4.70345520973206" calcext:value-type="float">
            <text:p>4.70345520973206</text:p>
          </table:table-cell>
          <table:table-cell office:value-type="float" office:value="4.73681092262268" calcext:value-type="float">
            <text:p>4.73681092262268</text:p>
          </table:table-cell>
          <table:table-cell office:value-type="float" office:value="4.80352592468262" calcext:value-type="float">
            <text:p>4.80352592468262</text:p>
          </table:table-cell>
          <table:table-cell office:value-type="float" office:value="5.07181453704834" calcext:value-type="float">
            <text:p>5.07181453704834</text:p>
          </table:table-cell>
          <table:table-cell office:value-type="float" office:value="5.10538101196289" calcext:value-type="float">
            <text:p>5.10538101196289</text:p>
          </table:table-cell>
          <table:table-cell office:value-type="float" office:value="5.1389491558075" calcext:value-type="float">
            <text:p>5.1389491558075</text:p>
          </table:table-cell>
          <table:table-cell office:value-type="float" office:value="5.172518491745" calcext:value-type="float">
            <text:p>5.172518491745</text:p>
          </table:table-cell>
          <table:table-cell office:value-type="float" office:value="5.20608901977539" calcext:value-type="float">
            <text:p>5.20608901977539</text:p>
          </table:table-cell>
          <table:table-cell office:value-type="float" office:value="5.27323412895203" calcext:value-type="float">
            <text:p>5.27323412895203</text:p>
          </table:table-cell>
          <table:table-cell office:value-type="float" office:value="5.30680823326111" calcext:value-type="float">
            <text:p>5.30680823326111</text:p>
          </table:table-cell>
          <table:table-cell office:value-type="float" office:value="5.47469973564148" calcext:value-type="float">
            <text:p>5.47469973564148</text:p>
          </table:table-cell>
          <table:table-cell office:value-type="float" office:value="5.84416794776917" calcext:value-type="float">
            <text:p>5.84416794776917</text:p>
          </table:table-cell>
          <table:table-cell office:value-type="float" office:value="5.87750315666199" calcext:value-type="float">
            <text:p>5.87750315666199</text:p>
          </table:table-cell>
          <table:table-cell office:value-type="float" office:value="5.91083812713623" calcext:value-type="float">
            <text:p>5.91083812713623</text:p>
          </table:table-cell>
          <table:table-cell office:value-type="float" office:value="5.94417309761047" calcext:value-type="float">
            <text:p>5.94417309761047</text:p>
          </table:table-cell>
          <table:table-cell office:value-type="float" office:value="5.97750782966614" calcext:value-type="float">
            <text:p>5.97750782966614</text:p>
          </table:table-cell>
          <table:table-cell office:value-type="float" office:value="6.01084208488464" calcext:value-type="float">
            <text:p>6.01084208488464</text:p>
          </table:table-cell>
          <table:table-cell office:value-type="float" office:value="6.04417634010315" calcext:value-type="float">
            <text:p>6.04417634010315</text:p>
          </table:table-cell>
          <table:table-cell office:value-type="float" office:value="6.07751059532166" calcext:value-type="float">
            <text:p>6.07751059532166</text:p>
          </table:table-cell>
          <table:table-cell office:value-type="float" office:value="6.14417791366577" calcext:value-type="float">
            <text:p>6.14417791366577</text:p>
          </table:table-cell>
          <table:table-cell office:value-type="float" office:value="6.21084475517273" calcext:value-type="float">
            <text:p>6.21084475517273</text:p>
          </table:table-cell>
          <table:table-cell office:value-type="float" office:value="6.27751064300537" calcext:value-type="float">
            <text:p>6.27751064300537</text:p>
          </table:table-cell>
          <table:table-cell office:value-type="float" office:value="6.41084027290344" calcext:value-type="float">
            <text:p>6.41084027290344</text:p>
          </table:table-cell>
          <table:table-cell office:value-type="float" office:value="6.47750425338745" calcext:value-type="float">
            <text:p>6.47750425338745</text:p>
          </table:table-cell>
          <table:table-cell office:value-type="float" office:value="6.51083564758301" calcext:value-type="float">
            <text:p>6.51083564758301</text:p>
          </table:table-cell>
          <table:table-cell office:value-type="float" office:value="6.54416704177856" calcext:value-type="float">
            <text:p>6.54416704177856</text:p>
          </table:table-cell>
          <table:table-cell office:value-type="float" office:value="6.61082911491394" calcext:value-type="float">
            <text:p>6.61082911491394</text:p>
          </table:table-cell>
          <table:table-cell office:value-type="float" office:value="6.77748084068298" calcext:value-type="float">
            <text:p>6.77748084068298</text:p>
          </table:table-cell>
          <table:table-cell office:value-type="float" office:value="6.84414148330689" calcext:value-type="float">
            <text:p>6.84414148330689</text:p>
          </table:table-cell>
          <table:table-cell office:value-type="float" office:value="6.94414854049683" calcext:value-type="float">
            <text:p>6.94414854049683</text:p>
          </table:table-cell>
          <table:table-cell office:value-type="float" office:value="6.97748351097107" calcext:value-type="float">
            <text:p>6.97748351097107</text:p>
          </table:table-cell>
          <table:table-cell office:value-type="float" office:value="7.01081871986389" calcext:value-type="float">
            <text:p>7.01081871986389</text:p>
          </table:table-cell>
          <table:table-cell office:value-type="float" office:value="7.04415345191956" calcext:value-type="float">
            <text:p>7.04415345191956</text:p>
          </table:table-cell>
          <table:table-cell office:value-type="float" office:value="7.07748818397522" calcext:value-type="float">
            <text:p>7.07748818397522</text:p>
          </table:table-cell>
          <table:table-cell office:value-type="float" office:value="7.11082267761231" calcext:value-type="float">
            <text:p>7.11082267761231</text:p>
          </table:table-cell>
          <table:table-cell office:value-type="float" office:value="7.14415693283081" calcext:value-type="float">
            <text:p>7.14415693283081</text:p>
          </table:table-cell>
          <table:table-cell office:value-type="float" office:value="7.17749118804932" calcext:value-type="float">
            <text:p>7.17749118804932</text:p>
          </table:table-cell>
          <table:table-cell office:value-type="float" office:value="7.21082520484924" calcext:value-type="float">
            <text:p>7.21082520484924</text:p>
          </table:table-cell>
          <table:table-cell office:value-type="float" office:value="7.24415874481201" calcext:value-type="float">
            <text:p>7.24415874481201</text:p>
          </table:table-cell>
          <table:table-cell office:value-type="float" office:value="7.27749252319336" calcext:value-type="float">
            <text:p>7.27749252319336</text:p>
          </table:table-cell>
          <table:table-cell office:value-type="float" office:value="7.31082558631897" calcext:value-type="float">
            <text:p>7.31082558631897</text:p>
          </table:table-cell>
          <table:table-cell office:value-type="float" office:value="7.37749195098877" calcext:value-type="float">
            <text:p>7.37749195098877</text:p>
          </table:table-cell>
          <table:table-cell office:value-type="float" office:value="7.4108247756958" calcext:value-type="float">
            <text:p>7.4108247756958</text:p>
          </table:table-cell>
          <table:table-cell office:value-type="float" office:value="7.51082181930542" calcext:value-type="float">
            <text:p>7.51082181930542</text:p>
          </table:table-cell>
          <table:table-cell office:value-type="float" office:value="7.54415369033814" calcext:value-type="float">
            <text:p>7.54415369033814</text:p>
          </table:table-cell>
          <table:table-cell office:value-type="float" office:value="7.61081743240356" calcext:value-type="float">
            <text:p>7.61081743240356</text:p>
          </table:table-cell>
          <table:table-cell office:value-type="float" office:value="7.64414858818054" calcext:value-type="float">
            <text:p>7.64414858818054</text:p>
          </table:table-cell>
          <table:table-cell office:value-type="float" office:value="7.71081113815308" calcext:value-type="float">
            <text:p>7.71081113815308</text:p>
          </table:table-cell>
          <table:table-cell office:value-type="float" office:value="7.74414205551147" calcext:value-type="float">
            <text:p>7.74414205551147</text:p>
          </table:table-cell>
          <table:table-cell office:value-type="float" office:value="7.77747273445129" calcext:value-type="float">
            <text:p>7.77747273445129</text:p>
          </table:table-cell>
          <table:table-cell office:value-type="float" office:value="7.81080317497253" calcext:value-type="float">
            <text:p>7.81080317497253</text:p>
          </table:table-cell>
          <table:table-cell office:value-type="float" office:value="7.84413456916809" calcext:value-type="float">
            <text:p>7.84413456916809</text:p>
          </table:table-cell>
          <table:table-cell office:value-type="float" office:value="7.910808801651" calcext:value-type="float">
            <text:p>7.910808801651</text:p>
          </table:table-cell>
          <table:table-cell office:value-type="float" office:value="7.94414567947388" calcext:value-type="float">
            <text:p>7.94414567947388</text:p>
          </table:table-cell>
          <table:table-cell office:value-type="float" office:value="7.97748231887817" calcext:value-type="float">
            <text:p>7.97748231887817</text:p>
          </table:table-cell>
          <table:table-cell office:value-type="float" office:value="8.01081871986389" calcext:value-type="float">
            <text:p>8.01081871986389</text:p>
          </table:table-cell>
          <table:table-cell office:value-type="float" office:value="8.14416337013245" calcext:value-type="float">
            <text:p>8.14416337013245</text:p>
          </table:table-cell>
          <table:table-cell office:value-type="float" office:value="8.17749905586243" calcext:value-type="float">
            <text:p>8.17749905586243</text:p>
          </table:table-cell>
          <table:table-cell office:value-type="float" office:value="8.21083450317383" calcext:value-type="float">
            <text:p>8.21083450317383</text:p>
          </table:table-cell>
          <table:table-cell office:value-type="float" office:value="8.41084408760071" calcext:value-type="float">
            <text:p>8.41084408760071</text:p>
          </table:table-cell>
          <table:table-cell office:value-type="float" office:value="8.47751235961914" calcext:value-type="float">
            <text:p>8.47751235961914</text:p>
          </table:table-cell>
          <table:table-cell office:value-type="float" office:value="8.54418015480042" calcext:value-type="float">
            <text:p>8.54418015480042</text:p>
          </table:table-cell>
          <table:table-cell office:value-type="float" office:value="8.61084723472595" calcext:value-type="float">
            <text:p>8.61084723472595</text:p>
          </table:table-cell>
          <table:table-cell office:value-type="float" office:value="8.64418029785156" calcext:value-type="float">
            <text:p>8.64418029785156</text:p>
          </table:table-cell>
          <table:table-cell office:value-type="float" office:value="8.67751359939575" calcext:value-type="float">
            <text:p>8.67751359939575</text:p>
          </table:table-cell>
          <table:table-cell office:value-type="float" office:value="8.71084642410278" calcext:value-type="float">
            <text:p>8.71084642410278</text:p>
          </table:table-cell>
          <table:table-cell office:value-type="float" office:value="8.74417924880981" calcext:value-type="float">
            <text:p>8.74417924880981</text:p>
          </table:table-cell>
          <table:table-cell office:value-type="float" office:value="8.77751183509827" calcext:value-type="float">
            <text:p>8.77751183509827</text:p>
          </table:table-cell>
          <table:table-cell office:value-type="float" office:value="8.81084418296814" calcext:value-type="float">
            <text:p>8.81084418296814</text:p>
          </table:table-cell>
          <table:table-cell office:value-type="float" office:value="9.01103472709656" calcext:value-type="float">
            <text:p>9.01103472709656</text:p>
          </table:table-cell>
          <table:table-cell office:value-type="float" office:value="9.07777786254883" calcext:value-type="float">
            <text:p>9.07777786254883</text:p>
          </table:table-cell>
          <table:table-cell office:value-type="float" office:value="9.11114931106567" calcext:value-type="float">
            <text:p>9.11114931106567</text:p>
          </table:table-cell>
          <table:table-cell office:value-type="float" office:value="9.14452123641968" calcext:value-type="float">
            <text:p>9.14452123641968</text:p>
          </table:table-cell>
          <table:table-cell office:value-type="float" office:value="9.34475231170654" calcext:value-type="float">
            <text:p>9.34475231170654</text:p>
          </table:table-cell>
          <table:table-cell office:value-type="float" office:value="9.37812447547913" calcext:value-type="float">
            <text:p>9.37812447547913</text:p>
          </table:table-cell>
          <table:table-cell office:value-type="float" office:value="9.54498529434204" calcext:value-type="float">
            <text:p>9.54498529434204</text:p>
          </table:table-cell>
          <table:table-cell office:value-type="float" office:value="9.5783576965332" calcext:value-type="float">
            <text:p>9.5783576965332</text:p>
          </table:table-cell>
          <table:table-cell office:value-type="float" office:value="9.64510250091553" calcext:value-type="float">
            <text:p>9.64510250091553</text:p>
          </table:table-cell>
          <table:table-cell office:value-type="float" office:value="9.67847514152527" calcext:value-type="float">
            <text:p>9.67847514152527</text:p>
          </table:table-cell>
          <table:table-cell office:value-type="float" office:value="9.71184730529785" calcext:value-type="float">
            <text:p>9.71184730529785</text:p>
          </table:table-cell>
          <table:table-cell office:value-type="float" office:value="9.74521994590759" calcext:value-type="float">
            <text:p>9.74521994590759</text:p>
          </table:table-cell>
          <table:table-cell office:value-type="float" office:value="9.77859258651733" calcext:value-type="float">
            <text:p>9.77859258651733</text:p>
          </table:table-cell>
          <table:table-cell office:value-type="float" office:value="9.81196522712708" calcext:value-type="float">
            <text:p>9.81196522712708</text:p>
          </table:table-cell>
          <table:table-cell office:value-type="float" office:value="9.87867426872253" calcext:value-type="float">
            <text:p>9.87867426872253</text:p>
          </table:table-cell>
          <table:table-cell office:value-type="float" office:value="9.94534659385681" calcext:value-type="float">
            <text:p>9.94534659385681</text:p>
          </table:table-cell>
          <table:table-cell office:value-type="float" office:value="10.0120182037354" calcext:value-type="float">
            <text:p>10.0120182037354</text:p>
          </table:table-cell>
          <table:table-cell office:value-type="float" office:value="10.1786940097809" calcext:value-type="float">
            <text:p>10.1786940097809</text:p>
          </table:table-cell>
          <table:table-cell office:value-type="float" office:value="10.2120287418365" calcext:value-type="float">
            <text:p>10.2120287418365</text:p>
          </table:table-cell>
          <table:table-cell office:value-type="float" office:value="10.2453632354736" calcext:value-type="float">
            <text:p>10.2453632354736</text:p>
          </table:table-cell>
          <table:table-cell office:value-type="float" office:value="10.3120317459106" calcext:value-type="float">
            <text:p>10.3120317459106</text:p>
          </table:table-cell>
          <table:table-cell office:value-type="float" office:value="10.3786995410919" calcext:value-type="float">
            <text:p>10.3786995410919</text:p>
          </table:table-cell>
          <table:table-cell office:value-type="float" office:value="10.4453663825989" calcext:value-type="float">
            <text:p>10.4453663825989</text:p>
          </table:table-cell>
          <table:table-cell office:value-type="float" office:value="10.5120329856873" calcext:value-type="float">
            <text:p>10.5120329856873</text:p>
          </table:table-cell>
          <table:table-cell office:value-type="float" office:value="11.045352935791" calcext:value-type="float">
            <text:p>11.045352935791</text:p>
          </table:table-cell>
          <table:table-cell office:value-type="float" office:value="11.1120176315308" calcext:value-type="float">
            <text:p>11.1120176315308</text:p>
          </table:table-cell>
          <table:table-cell office:value-type="float" office:value="11.1786811351776" calcext:value-type="float">
            <text:p>11.1786811351776</text:p>
          </table:table-cell>
          <table:table-cell office:value-type="float" office:value="11.2453436851501" calcext:value-type="float">
            <text:p>11.2453436851501</text:p>
          </table:table-cell>
          <table:table-cell office:value-type="float" office:value="11.3120055198669" calcext:value-type="float">
            <text:p>11.3120055198669</text:p>
          </table:table-cell>
          <table:table-cell office:value-type="float" office:value="11.378666639328" calcext:value-type="float">
            <text:p>11.378666639328</text:p>
          </table:table-cell>
          <table:table-cell office:value-type="float" office:value="11.5453157424927" calcext:value-type="float">
            <text:p>11.5453157424927</text:p>
          </table:table-cell>
          <table:table-cell office:value-type="float" office:value="11.5786447525024" calcext:value-type="float">
            <text:p>11.5786447525024</text:p>
          </table:table-cell>
          <table:table-cell office:value-type="float" office:value="11.6119735240936" calcext:value-type="float">
            <text:p>11.6119735240936</text:p>
          </table:table-cell>
          <table:table-cell office:value-type="float" office:value="11.678631067276" calcext:value-type="float">
            <text:p>11.678631067276</text:p>
          </table:table-cell>
          <table:table-cell office:value-type="float" office:value="11.7119591236115" calcext:value-type="float">
            <text:p>11.7119591236115</text:p>
          </table:table-cell>
          <table:table-cell office:value-type="float" office:value="11.9119400978088" calcext:value-type="float">
            <text:p>11.9119400978088</text:p>
          </table:table-cell>
          <table:table-cell office:value-type="float" office:value="11.9452743530273" calcext:value-type="float">
            <text:p>11.9452743530273</text:p>
          </table:table-cell>
          <table:table-cell office:value-type="float" office:value="12.0119421482086" calcext:value-type="float">
            <text:p>12.0119421482086</text:p>
          </table:table-cell>
          <table:table-cell office:value-type="float" office:value="12.1452751159668" calcext:value-type="float">
            <text:p>12.1452751159668</text:p>
          </table:table-cell>
          <table:table-cell office:value-type="float" office:value="12.2119407653809" calcext:value-type="float">
            <text:p>12.2119407653809</text:p>
          </table:table-cell>
          <table:table-cell office:value-type="float" office:value="12.278605222702" calcext:value-type="float">
            <text:p>12.278605222702</text:p>
          </table:table-cell>
          <table:table-cell office:value-type="float" office:value="12.3452689647675" calcext:value-type="float">
            <text:p>12.3452689647675</text:p>
          </table:table-cell>
          <table:table-cell office:value-type="float" office:value="12.4119322299957" calcext:value-type="float">
            <text:p>12.4119322299957</text:p>
          </table:table-cell>
          <table:table-cell office:value-type="float" office:value="12.4452631473541" calcext:value-type="float">
            <text:p>12.4452631473541</text:p>
          </table:table-cell>
          <table:table-cell office:value-type="float" office:value="12.4785943031311" calcext:value-type="float">
            <text:p>12.4785943031311</text:p>
          </table:table-cell>
          <table:table-cell office:value-type="float" office:value="12.5119249820709" calcext:value-type="float">
            <text:p>12.5119249820709</text:p>
          </table:table-cell>
          <table:table-cell office:value-type="float" office:value="12.5452556610107" calcext:value-type="float">
            <text:p>12.5452556610107</text:p>
          </table:table-cell>
          <table:table-cell office:value-type="float" office:value="12.578586101532" calcext:value-type="float">
            <text:p>12.578586101532</text:p>
          </table:table-cell>
          <table:table-cell office:value-type="float" office:value="12.6785762310028" calcext:value-type="float">
            <text:p>12.6785762310028</text:p>
          </table:table-cell>
          <table:table-cell office:value-type="float" office:value="12.7452354431152" calcext:value-type="float">
            <text:p>12.7452354431152</text:p>
          </table:table-cell>
          <table:table-cell office:value-type="float" office:value="12.8118934631348" calcext:value-type="float">
            <text:p>12.8118934631348</text:p>
          </table:table-cell>
          <table:table-cell office:value-type="float" office:value="12.8785626888275" calcext:value-type="float">
            <text:p>12.8785626888275</text:p>
          </table:table-cell>
          <table:table-cell office:value-type="float" office:value="12.9119024276733" calcext:value-type="float">
            <text:p>12.9119024276733</text:p>
          </table:table-cell>
          <table:table-cell office:value-type="float" office:value="12.9785807132721" calcext:value-type="float">
            <text:p>12.9785807132721</text:p>
          </table:table-cell>
          <table:table-cell office:value-type="float" office:value="13.0452587604523" calcext:value-type="float">
            <text:p>13.0452587604523</text:p>
          </table:table-cell>
          <table:table-cell office:value-type="float" office:value="13.1119360923767" calcext:value-type="float">
            <text:p>13.1119360923767</text:p>
          </table:table-cell>
          <table:table-cell office:value-type="float" office:value="13.1786124706268" calcext:value-type="float">
            <text:p>13.1786124706268</text:p>
          </table:table-cell>
          <table:table-cell office:value-type="float" office:value="13.2452886104584" calcext:value-type="float">
            <text:p>13.2452886104584</text:p>
          </table:table-cell>
          <table:table-cell office:value-type="float" office:value="13.6119954586029" calcext:value-type="float">
            <text:p>13.6119954586029</text:p>
          </table:table-cell>
          <table:table-cell office:value-type="float" office:value="13.64533162117" calcext:value-type="float">
            <text:p>13.64533162117</text:p>
          </table:table-cell>
          <table:table-cell office:value-type="float" office:value="13.6786673069" calcext:value-type="float">
            <text:p>13.6786673069</text:p>
          </table:table-cell>
          <table:table-cell office:value-type="float" office:value="13.7120032310486" calcext:value-type="float">
            <text:p>13.7120032310486</text:p>
          </table:table-cell>
          <table:table-cell office:value-type="float" office:value="13.74533867836" calcext:value-type="float">
            <text:p>13.74533867836</text:p>
          </table:table-cell>
          <table:table-cell office:value-type="float" office:value="13.7786741256714" calcext:value-type="float">
            <text:p>13.7786741256714</text:p>
          </table:table-cell>
          <table:table-cell office:value-type="float" office:value="13.8120093345642" calcext:value-type="float">
            <text:p>13.8120093345642</text:p>
          </table:table-cell>
          <table:table-cell office:value-type="float" office:value="13.8786804676056" calcext:value-type="float">
            <text:p>13.8786804676056</text:p>
          </table:table-cell>
          <table:table-cell office:value-type="float" office:value="13.912015914917" calcext:value-type="float">
            <text:p>13.912015914917</text:p>
          </table:table-cell>
          <table:table-cell office:value-type="float" office:value="13.9453508853912" calcext:value-type="float">
            <text:p>13.9453508853912</text:p>
          </table:table-cell>
          <table:table-cell office:value-type="float" office:value="14.0120205879211" calcext:value-type="float">
            <text:p>14.0120205879211</text:p>
          </table:table-cell>
          <table:table-cell office:value-type="float" office:value="14.1120233535767" calcext:value-type="float">
            <text:p>14.1120233535767</text:p>
          </table:table-cell>
          <table:table-cell office:value-type="float" office:value="14.1453573703766" calcext:value-type="float">
            <text:p>14.1453573703766</text:p>
          </table:table-cell>
          <table:table-cell office:value-type="float" office:value="14.2120246887207" calcext:value-type="float">
            <text:p>14.2120246887207</text:p>
          </table:table-cell>
          <table:table-cell office:value-type="float" office:value="14.2453582286835" calcext:value-type="float">
            <text:p>14.2453582286835</text:p>
          </table:table-cell>
          <table:table-cell office:value-type="float" office:value="14.2786910533905" calcext:value-type="float">
            <text:p>14.2786910533905</text:p>
          </table:table-cell>
          <table:table-cell office:value-type="float" office:value="14.3120241165161" calcext:value-type="float">
            <text:p>14.3120241165161</text:p>
          </table:table-cell>
          <table:table-cell office:value-type="float" office:value="14.4786860942841" calcext:value-type="float">
            <text:p>14.4786860942841</text:p>
          </table:table-cell>
          <table:table-cell office:value-type="float" office:value="14.5120177268982" calcext:value-type="float">
            <text:p>14.5120177268982</text:p>
          </table:table-cell>
          <table:table-cell office:value-type="float" office:value="14.5453495979309" calcext:value-type="float">
            <text:p>14.5453495979309</text:p>
          </table:table-cell>
          <table:table-cell office:value-type="float" office:value="14.5786809921265" calcext:value-type="float">
            <text:p>14.5786809921265</text:p>
          </table:table-cell>
          <table:table-cell office:value-type="float" office:value="14.6120121479034" calcext:value-type="float">
            <text:p>14.6120121479034</text:p>
          </table:table-cell>
          <table:table-cell office:value-type="float" office:value="14.7120046615601" calcext:value-type="float">
            <text:p>14.7120046615601</text:p>
          </table:table-cell>
          <table:table-cell office:value-type="float" office:value="14.778665304184" calcext:value-type="float">
            <text:p>14.778665304184</text:p>
          </table:table-cell>
          <table:table-cell office:value-type="float" office:value="14.8453257083893" calcext:value-type="float">
            <text:p>14.8453257083893</text:p>
          </table:table-cell>
          <table:table-cell office:value-type="float" office:value="14.9119939804077" calcext:value-type="float">
            <text:p>14.9119939804077</text:p>
          </table:table-cell>
          <table:table-cell office:value-type="float" office:value="14.9786610603333" calcext:value-type="float">
            <text:p>14.9786610603333</text:p>
          </table:table-cell>
          <table:table-cell office:value-type="float" office:value="15.0453274250031" calcext:value-type="float">
            <text:p>15.0453274250031</text:p>
          </table:table-cell>
          <table:table-cell office:value-type="float" office:value="15.1119930744171" calcext:value-type="float">
            <text:p>15.1119930744171</text:p>
          </table:table-cell>
          <table:table-cell office:value-type="float" office:value="15.145325422287" calcext:value-type="float">
            <text:p>15.145325422287</text:p>
          </table:table-cell>
          <table:table-cell office:value-type="float" office:value="15.1786577701569" calcext:value-type="float">
            <text:p>15.1786577701569</text:p>
          </table:table-cell>
          <table:table-cell office:value-type="float" office:value="15.2119896411896" calcext:value-type="float">
            <text:p>15.2119896411896</text:p>
          </table:table-cell>
          <table:table-cell office:value-type="float" office:value="15.4453084468842" calcext:value-type="float">
            <text:p>15.4453084468842</text:p>
          </table:table-cell>
          <table:table-cell office:value-type="float" office:value="15.5119690895081" calcext:value-type="float">
            <text:p>15.5119690895081</text:p>
          </table:table-cell>
          <table:table-cell office:value-type="float" office:value="15.5786287784576" calcext:value-type="float">
            <text:p>15.5786287784576</text:p>
          </table:table-cell>
          <table:table-cell office:value-type="float" office:value="15.6452875137329" calcext:value-type="float">
            <text:p>15.6452875137329</text:p>
          </table:table-cell>
          <table:table-cell office:value-type="float" office:value="15.711945772171" calcext:value-type="float">
            <text:p>15.711945772171</text:p>
          </table:table-cell>
          <table:table-cell office:value-type="float" office:value="15.7786030769348" calcext:value-type="float">
            <text:p>15.7786030769348</text:p>
          </table:table-cell>
          <table:table-cell office:value-type="float" office:value="15.9119291305542" calcext:value-type="float">
            <text:p>15.9119291305542</text:p>
          </table:table-cell>
          <table:table-cell office:value-type="float" office:value="16.1785972118378" calcext:value-type="float">
            <text:p>16.1785972118378</text:p>
          </table:table-cell>
          <table:table-cell office:value-type="float" office:value="16.2119295597076" calcext:value-type="float">
            <text:p>16.2119295597076</text:p>
          </table:table-cell>
          <table:table-cell office:value-type="float" office:value="16.2785942554474" calcext:value-type="float">
            <text:p>16.2785942554474</text:p>
          </table:table-cell>
          <table:table-cell office:value-type="float" office:value="16.3119263648987" calcext:value-type="float">
            <text:p>16.3119263648987</text:p>
          </table:table-cell>
          <table:table-cell office:value-type="float" office:value="16.3452579975128" calcext:value-type="float">
            <text:p>16.3452579975128</text:p>
          </table:table-cell>
          <table:table-cell office:value-type="float" office:value="16.4119207859039" calcext:value-type="float">
            <text:p>16.4119207859039</text:p>
          </table:table-cell>
          <table:table-cell office:value-type="float" office:value="16.4452519416809" calcext:value-type="float">
            <text:p>16.4452519416809</text:p>
          </table:table-cell>
          <table:table-cell office:value-type="float" office:value="16.5452442169189" calcext:value-type="float">
            <text:p>16.5452442169189</text:p>
          </table:table-cell>
          <table:table-cell office:value-type="float" office:value="16.7452230453491" calcext:value-type="float">
            <text:p>16.7452230453491</text:p>
          </table:table-cell>
          <table:table-cell office:value-type="float" office:value="16.8118810653687" calcext:value-type="float">
            <text:p>16.8118810653687</text:p>
          </table:table-cell>
          <table:table-cell office:value-type="float" office:value="16.8785445690155" calcext:value-type="float">
            <text:p>16.8785445690155</text:p>
          </table:table-cell>
          <table:table-cell office:value-type="float" office:value="16.9452123641968" calcext:value-type="float">
            <text:p>16.9452123641968</text:p>
          </table:table-cell>
          <table:table-cell office:value-type="float" office:value="17.0785455703735" calcext:value-type="float">
            <text:p>17.0785455703735</text:p>
          </table:table-cell>
          <table:table-cell office:value-type="float" office:value="17.1452112197876" calcext:value-type="float">
            <text:p>17.1452112197876</text:p>
          </table:table-cell>
          <table:table-cell office:value-type="float" office:value="17.2785391807556" calcext:value-type="float">
            <text:p>17.2785391807556</text:p>
          </table:table-cell>
          <table:table-cell office:value-type="float" office:value="17.3452024459839" calcext:value-type="float">
            <text:p>17.3452024459839</text:p>
          </table:table-cell>
          <table:table-cell office:value-type="float" office:value="17.4118645191193" calcext:value-type="float">
            <text:p>17.4118645191193</text:p>
          </table:table-cell>
          <table:table-cell office:value-type="float" office:value="17.4451949596405" calcext:value-type="float">
            <text:p>17.4451949596405</text:p>
          </table:table-cell>
          <table:table-cell office:value-type="float" office:value="17.4785256385803" calcext:value-type="float">
            <text:p>17.4785256385803</text:p>
          </table:table-cell>
          <table:table-cell office:value-type="float" office:value="17.511855840683" calcext:value-type="float">
            <text:p>17.511855840683</text:p>
          </table:table-cell>
          <table:table-cell office:value-type="float" office:value="17.5451860427856" calcext:value-type="float">
            <text:p>17.5451860427856</text:p>
          </table:table-cell>
          <table:table-cell office:value-type="float" office:value="17.5785157680511" calcext:value-type="float">
            <text:p>17.5785157680511</text:p>
          </table:table-cell>
          <table:table-cell office:value-type="float" office:value="17.6118457317352" calcext:value-type="float">
            <text:p>17.6118457317352</text:p>
          </table:table-cell>
          <table:table-cell office:value-type="float" office:value="17.6785044670105" calcext:value-type="float">
            <text:p>17.6785044670105</text:p>
          </table:table-cell>
          <table:table-cell office:value-type="float" office:value="17.7118334770203" calcext:value-type="float">
            <text:p>17.7118334770203</text:p>
          </table:table-cell>
          <table:table-cell office:value-type="float" office:value="17.7784910202026" calcext:value-type="float">
            <text:p>17.7784910202026</text:p>
          </table:table-cell>
          <table:table-cell office:value-type="float" office:value="17.8451480865479" calcext:value-type="float">
            <text:p>17.8451480865479</text:p>
          </table:table-cell>
          <table:table-cell office:value-type="float" office:value="17.9118158817291" calcext:value-type="float">
            <text:p>17.9118158817291</text:p>
          </table:table-cell>
          <table:table-cell office:value-type="float" office:value="17.9784827232361" calcext:value-type="float">
            <text:p>17.9784827232361</text:p>
          </table:table-cell>
          <table:table-cell office:value-type="float" office:value="18.0451483726501" calcext:value-type="float">
            <text:p>18.0451483726501</text:p>
          </table:table-cell>
          <table:table-cell office:value-type="float" office:value="18.1118135452271" calcext:value-type="float">
            <text:p>18.1118135452271</text:p>
          </table:table-cell>
          <table:table-cell office:value-type="float" office:value="18.1784777641296" calcext:value-type="float">
            <text:p>18.1784777641296</text:p>
          </table:table-cell>
          <table:table-cell office:value-type="float" office:value="18.2451410293579" calcext:value-type="float">
            <text:p>18.2451410293579</text:p>
          </table:table-cell>
          <table:table-cell office:value-type="float" office:value="18.3118035793304" calcext:value-type="float">
            <text:p>18.3118035793304</text:p>
          </table:table-cell>
          <table:table-cell office:value-type="float" office:value="18.3784654140472" calcext:value-type="float">
            <text:p>18.3784654140472</text:p>
          </table:table-cell>
          <table:table-cell office:value-type="float" office:value="18.4451262950897" calcext:value-type="float">
            <text:p>18.4451262950897</text:p>
          </table:table-cell>
          <table:table-cell office:value-type="float" office:value="18.5117864608765" calcext:value-type="float">
            <text:p>18.5117864608765</text:p>
          </table:table-cell>
          <table:table-cell office:value-type="float" office:value="18.5784451961517" calcext:value-type="float">
            <text:p>18.5784451961517</text:p>
          </table:table-cell>
          <table:table-cell office:value-type="float" office:value="18.6451036930084" calcext:value-type="float">
            <text:p>18.6451036930084</text:p>
          </table:table-cell>
          <table:table-cell office:value-type="float" office:value="18.6784327030182" calcext:value-type="float">
            <text:p>18.6784327030182</text:p>
          </table:table-cell>
          <table:table-cell office:value-type="float" office:value="18.7117612361908" calcext:value-type="float">
            <text:p>18.7117612361908</text:p>
          </table:table-cell>
          <table:table-cell office:value-type="float" office:value="18.7450895309448" calcext:value-type="float">
            <text:p>18.7450895309448</text:p>
          </table:table-cell>
          <table:table-cell office:value-type="float" office:value="18.7784178256989" calcext:value-type="float">
            <text:p>18.7784178256989</text:p>
          </table:table-cell>
          <table:table-cell office:value-type="float" office:value="18.8117458820343" calcext:value-type="float">
            <text:p>18.8117458820343</text:p>
          </table:table-cell>
          <table:table-cell office:value-type="float" office:value="18.8450739383698" calcext:value-type="float">
            <text:p>18.8450739383698</text:p>
          </table:table-cell>
          <table:table-cell office:value-type="float" office:value="18.8784103393555" calcext:value-type="float">
            <text:p>18.8784103393555</text:p>
          </table:table-cell>
          <table:table-cell office:value-type="float" office:value="18.9117467403412" calcext:value-type="float">
            <text:p>18.9117467403412</text:p>
          </table:table-cell>
          <table:table-cell office:value-type="float" office:value="18.9450829029083" calcext:value-type="float">
            <text:p>18.9450829029083</text:p>
          </table:table-cell>
          <table:table-cell office:value-type="float" office:value="18.9784188270569" calcext:value-type="float">
            <text:p>18.9784188270569</text:p>
          </table:table-cell>
          <table:table-cell office:value-type="float" office:value="19.0117547512054" calcext:value-type="float">
            <text:p>19.0117547512054</text:p>
          </table:table-cell>
          <table:table-cell office:value-type="float" office:value="19.045090675354" calcext:value-type="float">
            <text:p>19.045090675354</text:p>
          </table:table-cell>
          <table:table-cell office:value-type="float" office:value="19.1117613315582" calcext:value-type="float">
            <text:p>19.1117613315582</text:p>
          </table:table-cell>
          <table:table-cell office:value-type="float" office:value="19.1784312725067" calcext:value-type="float">
            <text:p>19.1784312725067</text:p>
          </table:table-cell>
          <table:table-cell office:value-type="float" office:value="19.2117660045624" calcext:value-type="float">
            <text:p>19.2117660045624</text:p>
          </table:table-cell>
          <table:table-cell office:value-type="float" office:value="19.2784349918365" calcext:value-type="float">
            <text:p>19.2784349918365</text:p>
          </table:table-cell>
          <table:table-cell office:value-type="float" office:value="19.3117692470551" calcext:value-type="float">
            <text:p>19.3117692470551</text:p>
          </table:table-cell>
          <table:table-cell office:value-type="float" office:value="19.3451035022736" calcext:value-type="float">
            <text:p>19.3451035022736</text:p>
          </table:table-cell>
          <table:table-cell office:value-type="float" office:value="19.3784372806549" calcext:value-type="float">
            <text:p>19.3784372806549</text:p>
          </table:table-cell>
          <table:table-cell office:value-type="float" office:value="19.4117710590363" calcext:value-type="float">
            <text:p>19.4117710590363</text:p>
          </table:table-cell>
          <table:table-cell office:value-type="float" office:value="19.4451043605804" calcext:value-type="float">
            <text:p>19.4451043605804</text:p>
          </table:table-cell>
          <table:table-cell office:value-type="float" office:value="19.4784379005432" calcext:value-type="float">
            <text:p>19.4784379005432</text:p>
          </table:table-cell>
          <table:table-cell office:value-type="float" office:value="19.5117709636688" calcext:value-type="float">
            <text:p>19.5117709636688</text:p>
          </table:table-cell>
          <table:table-cell office:value-type="float" office:value="19.57843708992" calcext:value-type="float">
            <text:p>19.57843708992</text:p>
          </table:table-cell>
          <table:table-cell office:value-type="float" office:value="19.6117694377899" calcext:value-type="float">
            <text:p>19.6117694377899</text:p>
          </table:table-cell>
          <table:table-cell office:value-type="float" office:value="19.6784343719482" calcext:value-type="float">
            <text:p>19.6784343719482</text:p>
          </table:table-cell>
          <table:table-cell office:value-type="float" office:value="19.7450983524323" calcext:value-type="float">
            <text:p>19.7450983524323</text:p>
          </table:table-cell>
          <table:table-cell office:value-type="float" office:value="19.8117616176605" calcext:value-type="float">
            <text:p>19.8117616176605</text:p>
          </table:table-cell>
          <table:table-cell office:value-type="float" office:value="19.8784277439117" calcext:value-type="float">
            <text:p>19.8784277439117</text:p>
          </table:table-cell>
          <table:table-cell office:value-type="float" office:value="19.9450960159302" calcext:value-type="float">
            <text:p>19.9450960159302</text:p>
          </table:table-cell>
          <table:table-cell office:value-type="float" office:value="20.0117630958557" calcext:value-type="float">
            <text:p>20.0117630958557</text:p>
          </table:table-cell>
          <table:table-cell office:value-type="float" office:value="20.0784294605255" calcext:value-type="float">
            <text:p>20.0784294605255</text:p>
          </table:table-cell>
          <table:table-cell office:value-type="float" office:value="20.1450951099396" calcext:value-type="float">
            <text:p>20.1450951099396</text:p>
          </table:table-cell>
          <table:table-cell office:value-type="float" office:value="20.2117600440979" calcext:value-type="float">
            <text:p>20.2117600440979</text:p>
          </table:table-cell>
          <table:table-cell office:value-type="float" office:value="20.2784237861633" calcext:value-type="float">
            <text:p>20.2784237861633</text:p>
          </table:table-cell>
          <table:table-cell office:value-type="float" office:value="20.345086812973" calcext:value-type="float">
            <text:p>20.345086812973</text:p>
          </table:table-cell>
          <table:table-cell office:value-type="float" office:value="20.4117493629456" calcext:value-type="float">
            <text:p>20.4117493629456</text:p>
          </table:table-cell>
          <table:table-cell office:value-type="float" office:value="20.4450800418854" calcext:value-type="float">
            <text:p>20.4450800418854</text:p>
          </table:table-cell>
          <table:table-cell office:value-type="float" office:value="20.4784109592438" calcext:value-type="float">
            <text:p>20.4784109592438</text:p>
          </table:table-cell>
          <table:table-cell office:value-type="float" office:value="20.5117411613464" calcext:value-type="float">
            <text:p>20.5117411613464</text:p>
          </table:table-cell>
          <table:table-cell office:value-type="float" office:value="20.5450716018677" calcext:value-type="float">
            <text:p>20.5450716018677</text:p>
          </table:table-cell>
          <table:table-cell office:value-type="float" office:value="20.5784015655518" calcext:value-type="float">
            <text:p>20.5784015655518</text:p>
          </table:table-cell>
          <table:table-cell office:value-type="float" office:value="20.6117315292358" calcext:value-type="float">
            <text:p>20.6117315292358</text:p>
          </table:table-cell>
          <table:table-cell office:value-type="float" office:value="20.6450610160828" calcext:value-type="float">
            <text:p>20.6450610160828</text:p>
          </table:table-cell>
          <table:table-cell office:value-type="float" office:value="20.6783902645111" calcext:value-type="float">
            <text:p>20.6783902645111</text:p>
          </table:table-cell>
          <table:table-cell office:value-type="float" office:value="20.7117195129395" calcext:value-type="float">
            <text:p>20.7117195129395</text:p>
          </table:table-cell>
          <table:table-cell office:value-type="float" office:value="20.7450485229492" calcext:value-type="float">
            <text:p>20.7450485229492</text:p>
          </table:table-cell>
          <table:table-cell office:value-type="float" office:value="20.778377532959" calcext:value-type="float">
            <text:p>20.778377532959</text:p>
          </table:table-cell>
          <table:table-cell office:value-type="float" office:value="20.8450345993042" calcext:value-type="float">
            <text:p>20.8450345993042</text:p>
          </table:table-cell>
          <table:table-cell office:value-type="float" office:value="20.911922454834" calcext:value-type="float">
            <text:p>20.911922454834</text:p>
          </table:table-cell>
          <table:table-cell office:value-type="float" office:value="20.9788148403168" calcext:value-type="float">
            <text:p>20.9788148403168</text:p>
          </table:table-cell>
          <table:table-cell office:value-type="float" office:value="21.0122630596161" calcext:value-type="float">
            <text:p>21.0122630596161</text:p>
          </table:table-cell>
          <table:table-cell office:value-type="float" office:value="21.079163312912" calcext:value-type="float">
            <text:p>21.079163312912</text:p>
          </table:table-cell>
          <table:table-cell office:value-type="float" office:value="21.146068572998" calcext:value-type="float">
            <text:p>21.146068572998</text:p>
          </table:table-cell>
          <table:table-cell office:value-type="float" office:value="21.2129788398743" calcext:value-type="float">
            <text:p>21.2129788398743</text:p>
          </table:table-cell>
          <table:table-cell office:value-type="float" office:value="21.2798938751221" calcext:value-type="float">
            <text:p>21.2798938751221</text:p>
          </table:table-cell>
          <table:table-cell office:value-type="float" office:value="21.3133533000946" calcext:value-type="float">
            <text:p>21.3133533000946</text:p>
          </table:table-cell>
          <table:table-cell office:value-type="float" office:value="21.34681391716" calcext:value-type="float">
            <text:p>21.34681391716</text:p>
          </table:table-cell>
          <table:table-cell office:value-type="float" office:value="21.4137392044067" calcext:value-type="float">
            <text:p>21.4137392044067</text:p>
          </table:table-cell>
          <table:table-cell office:value-type="float" office:value="21.4806694984436" calcext:value-type="float">
            <text:p>21.4806694984436</text:p>
          </table:table-cell>
          <table:table-cell office:value-type="float" office:value="21.5476045608521" calcext:value-type="float">
            <text:p>21.5476045608521</text:p>
          </table:table-cell>
          <table:table-cell office:value-type="float" office:value="21.6145446300507" calcext:value-type="float">
            <text:p>21.6145446300507</text:p>
          </table:table-cell>
          <table:table-cell office:value-type="float" office:value="21.6814897060394" calcext:value-type="float">
            <text:p>21.6814897060394</text:p>
          </table:table-cell>
          <table:table-cell office:value-type="float" office:value="21.7484400272369" calcext:value-type="float">
            <text:p>21.7484400272369</text:p>
          </table:table-cell>
          <table:table-cell office:value-type="float" office:value="21.815395116806" calcext:value-type="float">
            <text:p>21.815395116806</text:p>
          </table:table-cell>
          <table:table-cell office:value-type="float" office:value="21.8822252750397" calcext:value-type="float">
            <text:p>21.8822252750397</text:p>
          </table:table-cell>
          <table:table-cell office:value-type="float" office:value="21.9489336013794" calcext:value-type="float">
            <text:p>21.9489336013794</text:p>
          </table:table-cell>
          <table:table-cell office:value-type="float" office:value="21.98228764534" calcext:value-type="float">
            <text:p>21.98228764534</text:p>
          </table:table-cell>
          <table:table-cell office:value-type="float" office:value="22.0156416893005" calcext:value-type="float">
            <text:p>22.0156416893005</text:p>
          </table:table-cell>
          <table:table-cell office:value-type="float" office:value="22.0489954948425" calcext:value-type="float">
            <text:p>22.0489954948425</text:p>
          </table:table-cell>
          <table:table-cell office:value-type="float" office:value="22.0823495388031" calcext:value-type="float">
            <text:p>22.0823495388031</text:p>
          </table:table-cell>
          <table:table-cell office:value-type="float" office:value="22.1157035827637" calcext:value-type="float">
            <text:p>22.1157035827637</text:p>
          </table:table-cell>
          <table:table-cell office:value-type="float" office:value="22.1490573883057" calcext:value-type="float">
            <text:p>22.1490573883057</text:p>
          </table:table-cell>
          <table:table-cell office:value-type="float" office:value="22.1824114322662" calcext:value-type="float">
            <text:p>22.1824114322662</text:p>
          </table:table-cell>
          <table:table-cell office:value-type="float" office:value="22.2157652378082" calcext:value-type="float">
            <text:p>22.2157652378082</text:p>
          </table:table-cell>
          <table:table-cell office:value-type="float" office:value="22.2491188049316" calcext:value-type="float">
            <text:p>22.2491188049316</text:p>
          </table:table-cell>
          <table:table-cell office:value-type="float" office:value="22.2824726104736" calcext:value-type="float">
            <text:p>22.2824726104736</text:p>
          </table:table-cell>
          <table:table-cell office:value-type="float" office:value="22.3158264160156" calcext:value-type="float">
            <text:p>22.3158264160156</text:p>
          </table:table-cell>
          <table:table-cell office:value-type="float" office:value="22.3491802215576" calcext:value-type="float">
            <text:p>22.3491802215576</text:p>
          </table:table-cell>
          <table:table-cell office:value-type="float" office:value="22.382533788681" calcext:value-type="float">
            <text:p>22.382533788681</text:p>
          </table:table-cell>
          <table:table-cell office:value-type="float" office:value="22.4158873558044" calcext:value-type="float">
            <text:p>22.4158873558044</text:p>
          </table:table-cell>
          <table:table-cell office:value-type="float" office:value="22.5159480571747" calcext:value-type="float">
            <text:p>22.5159480571747</text:p>
          </table:table-cell>
          <table:table-cell office:value-type="float" office:value="22.5826549530029" calcext:value-type="float">
            <text:p>22.5826549530029</text:p>
          </table:table-cell>
          <table:table-cell office:value-type="float" office:value="22.6160085201263" calcext:value-type="float">
            <text:p>22.6160085201263</text:p>
          </table:table-cell>
          <table:table-cell office:value-type="float" office:value="22.6493618488312" calcext:value-type="float">
            <text:p>22.6493618488312</text:p>
          </table:table-cell>
          <table:table-cell office:value-type="float" office:value="22.6827154159546" calcext:value-type="float">
            <text:p>22.6827154159546</text:p>
          </table:table-cell>
          <table:table-cell office:value-type="float" office:value="22.7160685062408" calcext:value-type="float">
            <text:p>22.7160685062408</text:p>
          </table:table-cell>
          <table:table-cell office:value-type="float" office:value="22.7494218349457" calcext:value-type="float">
            <text:p>22.7494218349457</text:p>
          </table:table-cell>
          <table:table-cell office:value-type="float" office:value="22.7827751636505" calcext:value-type="float">
            <text:p>22.7827751636505</text:p>
          </table:table-cell>
          <table:table-cell office:value-type="float" office:value="22.8161284923553" calcext:value-type="float">
            <text:p>22.8161284923553</text:p>
          </table:table-cell>
          <table:table-cell office:value-type="float" office:value="22.8494815826416" calcext:value-type="float">
            <text:p>22.8494815826416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3081267348646" calcext:value-type="float">
            <text:p>0.133081267348646</text:p>
          </table:table-cell>
          <table:table-cell office:value-type="float" office:value="0.133152306720846" calcext:value-type="float">
            <text:p>0.133152306720846</text:p>
          </table:table-cell>
          <table:table-cell office:value-type="float" office:value="0.133119773196451" calcext:value-type="float">
            <text:p>0.133119773196451</text:p>
          </table:table-cell>
          <table:table-cell office:value-type="float" office:value="0.133002330435609" calcext:value-type="float">
            <text:p>0.133002330435609</text:p>
          </table:table-cell>
          <table:table-cell office:value-type="float" office:value="0.133014422432311" calcext:value-type="float">
            <text:p>0.133014422432311</text:p>
          </table:table-cell>
          <table:table-cell office:value-type="float" office:value="0.13315229140188" calcext:value-type="float">
            <text:p>0.13315229140188</text:p>
          </table:table-cell>
          <table:table-cell office:value-type="float" office:value="0.133063702958653" calcext:value-type="float">
            <text:p>0.133063702958653</text:p>
          </table:table-cell>
          <table:table-cell office:value-type="float" office:value="0.133059718032198" calcext:value-type="float">
            <text:p>0.133059718032198</text:p>
          </table:table-cell>
          <table:table-cell office:value-type="float" office:value="0.132964751706976" calcext:value-type="float">
            <text:p>0.132964751706976</text:p>
          </table:table-cell>
          <table:table-cell office:value-type="float" office:value="0.132903037747281" calcext:value-type="float">
            <text:p>0.132903037747281</text:p>
          </table:table-cell>
          <table:table-cell office:value-type="float" office:value="0.133097372653871" calcext:value-type="float">
            <text:p>0.133097372653871</text:p>
          </table:table-cell>
          <table:table-cell office:value-type="float" office:value="0.132975273388996" calcext:value-type="float">
            <text:p>0.132975273388996</text:p>
          </table:table-cell>
          <table:table-cell office:value-type="float" office:value="0.132927374483325" calcext:value-type="float">
            <text:p>0.132927374483325</text:p>
          </table:table-cell>
          <table:table-cell office:value-type="float" office:value="0.133001078479836" calcext:value-type="float">
            <text:p>0.133001078479836</text:p>
          </table:table-cell>
          <table:table-cell office:value-type="float" office:value="0.132946887567677" calcext:value-type="float">
            <text:p>0.132946887567677</text:p>
          </table:table-cell>
          <table:table-cell office:value-type="float" office:value="0.132946704281289" calcext:value-type="float">
            <text:p>0.132946704281289</text:p>
          </table:table-cell>
          <table:table-cell office:value-type="float" office:value="0.133043547648075" calcext:value-type="float">
            <text:p>0.133043547648075</text:p>
          </table:table-cell>
          <table:table-cell office:value-type="float" office:value="0.13283746433885" calcext:value-type="float">
            <text:p>0.13283746433885</text:p>
          </table:table-cell>
          <table:table-cell office:value-type="float" office:value="0.13296726545548" calcext:value-type="float">
            <text:p>0.13296726545548</text:p>
          </table:table-cell>
          <table:table-cell office:value-type="float" office:value="0.133043222317185" calcext:value-type="float">
            <text:p>0.133043222317185</text:p>
          </table:table-cell>
          <table:table-cell office:value-type="float" office:value="0.132906545754664" calcext:value-type="float">
            <text:p>0.132906545754664</text:p>
          </table:table-cell>
          <table:table-cell office:value-type="float" office:value="0.132906159893897" calcext:value-type="float">
            <text:p>0.132906159893897</text:p>
          </table:table-cell>
          <table:table-cell office:value-type="float" office:value="0.132996309989329" calcext:value-type="float">
            <text:p>0.132996309989329</text:p>
          </table:table-cell>
          <table:table-cell office:value-type="float" office:value="0.133042068734175" calcext:value-type="float">
            <text:p>0.133042068734175</text:p>
          </table:table-cell>
          <table:table-cell office:value-type="float" office:value="0.132970555499901" calcext:value-type="float">
            <text:p>0.132970555499901</text:p>
          </table:table-cell>
          <table:table-cell office:value-type="float" office:value="0.132916998456292" calcext:value-type="float">
            <text:p>0.132916998456292</text:p>
          </table:table-cell>
          <table:table-cell office:value-type="float" office:value="0.132906337490174" calcext:value-type="float">
            <text:p>0.132906337490174</text:p>
          </table:table-cell>
          <table:table-cell office:value-type="float" office:value="0.13294499975257" calcext:value-type="float">
            <text:p>0.13294499975257</text:p>
          </table:table-cell>
          <table:table-cell office:value-type="float" office:value="0.13295238276289" calcext:value-type="float">
            <text:p>0.13295238276289</text:p>
          </table:table-cell>
          <table:table-cell office:value-type="float" office:value="0.132946327856718" calcext:value-type="float">
            <text:p>0.132946327856718</text:p>
          </table:table-cell>
          <table:table-cell office:value-type="float" office:value="0.132994371919993" calcext:value-type="float">
            <text:p>0.132994371919993</text:p>
          </table:table-cell>
          <table:table-cell office:value-type="float" office:value="0.132864225857069" calcext:value-type="float">
            <text:p>0.132864225857069</text:p>
          </table:table-cell>
          <table:table-cell office:value-type="float" office:value="0.132969506897093" calcext:value-type="float">
            <text:p>0.132969506897093</text:p>
          </table:table-cell>
          <table:table-cell office:value-type="float" office:value="0.132799295777223" calcext:value-type="float">
            <text:p>0.132799295777223</text:p>
          </table:table-cell>
          <table:table-cell office:value-type="float" office:value="0.132888152562236" calcext:value-type="float">
            <text:p>0.132888152562236</text:p>
          </table:table-cell>
          <table:table-cell office:value-type="float" office:value="0.132955567308075" calcext:value-type="float">
            <text:p>0.132955567308075</text:p>
          </table:table-cell>
          <table:table-cell office:value-type="float" office:value="0.132993356112962" calcext:value-type="float">
            <text:p>0.132993356112962</text:p>
          </table:table-cell>
          <table:table-cell office:value-type="float" office:value="0.132989250676355" calcext:value-type="float">
            <text:p>0.132989250676355</text:p>
          </table:table-cell>
          <table:table-cell office:value-type="float" office:value="0.132971499974077" calcext:value-type="float">
            <text:p>0.132971499974077</text:p>
          </table:table-cell>
          <table:table-cell office:value-type="float" office:value="0.132952566390417" calcext:value-type="float">
            <text:p>0.132952566390417</text:p>
          </table:table-cell>
          <table:table-cell office:value-type="float" office:value="0.133052892575094" calcext:value-type="float">
            <text:p>0.133052892575094</text:p>
          </table:table-cell>
          <table:table-cell office:value-type="float" office:value="0.132913692613957" calcext:value-type="float">
            <text:p>0.132913692613957</text:p>
          </table:table-cell>
          <table:table-cell office:value-type="float" office:value="0.133051636174981" calcext:value-type="float">
            <text:p>0.133051636174981</text:p>
          </table:table-cell>
          <table:table-cell office:value-type="float" office:value="0.132729214498405" calcext:value-type="float">
            <text:p>0.132729214498405</text:p>
          </table:table-cell>
          <table:table-cell office:value-type="float" office:value="0.1327591789561" calcext:value-type="float">
            <text:p>0.1327591789561</text:p>
          </table:table-cell>
          <table:table-cell office:value-type="float" office:value="0.13291376865713" calcext:value-type="float">
            <text:p>0.13291376865713</text:p>
          </table:table-cell>
          <table:table-cell office:value-type="float" office:value="0.133693438211251" calcext:value-type="float">
            <text:p>0.133693438211251</text:p>
          </table:table-cell>
          <table:table-cell office:value-type="float" office:value="0.13459557134769" calcext:value-type="float">
            <text:p>0.13459557134769</text:p>
          </table:table-cell>
          <table:table-cell office:value-type="float" office:value="0.135669748891176" calcext:value-type="float">
            <text:p>0.135669748891176</text:p>
          </table:table-cell>
          <table:table-cell office:value-type="float" office:value="0.136943912342344" calcext:value-type="float">
            <text:p>0.136943912342344</text:p>
          </table:table-cell>
          <table:table-cell office:value-type="float" office:value="0.137491984984875" calcext:value-type="float">
            <text:p>0.137491984984875</text:p>
          </table:table-cell>
          <table:table-cell office:value-type="float" office:value="0.137575517478182" calcext:value-type="float">
            <text:p>0.137575517478182</text:p>
          </table:table-cell>
          <table:table-cell office:value-type="float" office:value="0.137392621822145" calcext:value-type="float">
            <text:p>0.137392621822145</text:p>
          </table:table-cell>
          <table:table-cell office:value-type="float" office:value="0.135939970308176" calcext:value-type="float">
            <text:p>0.135939970308176</text:p>
          </table:table-cell>
          <table:table-cell office:value-type="float" office:value="0.134467986359241" calcext:value-type="float">
            <text:p>0.134467986359241</text:p>
          </table:table-cell>
          <table:table-cell office:value-type="float" office:value="0.134021373410374" calcext:value-type="float">
            <text:p>0.134021373410374</text:p>
          </table:table-cell>
          <table:table-cell office:value-type="float" office:value="0.139955203330405" calcext:value-type="float">
            <text:p>0.139955203330405</text:p>
          </table:table-cell>
          <table:table-cell office:value-type="float" office:value="0.14532472623308" calcext:value-type="float">
            <text:p>0.14532472623308</text:p>
          </table:table-cell>
          <table:table-cell office:value-type="float" office:value="0.154078014680507" calcext:value-type="float">
            <text:p>0.154078014680507</text:p>
          </table:table-cell>
          <table:table-cell office:value-type="float" office:value="0.178105273137716" calcext:value-type="float">
            <text:p>0.178105273137716</text:p>
          </table:table-cell>
          <table:table-cell office:value-type="float" office:value="0.185806483546135" calcext:value-type="float">
            <text:p>0.185806483546135</text:p>
          </table:table-cell>
          <table:table-cell office:value-type="float" office:value="0.179235735732844" calcext:value-type="float">
            <text:p>0.179235735732844</text:p>
          </table:table-cell>
          <table:table-cell office:value-type="float" office:value="0.179523592943048" calcext:value-type="float">
            <text:p>0.179523592943048</text:p>
          </table:table-cell>
          <table:table-cell office:value-type="float" office:value="0.178743256873968" calcext:value-type="float">
            <text:p>0.178743256873968</text:p>
          </table:table-cell>
          <table:table-cell office:value-type="float" office:value="0.180612385674096" calcext:value-type="float">
            <text:p>0.180612385674096</text:p>
          </table:table-cell>
          <table:table-cell office:value-type="float" office:value="0.180822315420094" calcext:value-type="float">
            <text:p>0.180822315420094</text:p>
          </table:table-cell>
          <table:table-cell office:value-type="float" office:value="0.180843510550341" calcext:value-type="float">
            <text:p>0.180843510550341</text:p>
          </table:table-cell>
          <table:table-cell office:value-type="float" office:value="0.181309086289277" calcext:value-type="float">
            <text:p>0.181309086289277</text:p>
          </table:table-cell>
          <table:table-cell office:value-type="float" office:value="0.18295130279849" calcext:value-type="float">
            <text:p>0.18295130279849</text:p>
          </table:table-cell>
          <table:table-cell office:value-type="float" office:value="0.174371360983544" calcext:value-type="float">
            <text:p>0.174371360983544</text:p>
          </table:table-cell>
          <table:table-cell office:value-type="float" office:value="0.136377456032939" calcext:value-type="float">
            <text:p>0.136377456032939</text:p>
          </table:table-cell>
          <table:table-cell office:value-type="float" office:value="0.135487653326392" calcext:value-type="float">
            <text:p>0.135487653326392</text:p>
          </table:table-cell>
          <table:table-cell office:value-type="float" office:value="0.138509529030078" calcext:value-type="float">
            <text:p>0.138509529030078</text:p>
          </table:table-cell>
          <table:table-cell office:value-type="float" office:value="0.138415559079125" calcext:value-type="float">
            <text:p>0.138415559079125</text:p>
          </table:table-cell>
          <table:table-cell office:value-type="float" office:value="0.136045734332982" calcext:value-type="float">
            <text:p>0.136045734332982</text:p>
          </table:table-cell>
          <table:table-cell office:value-type="float" office:value="0.139033357422304" calcext:value-type="float">
            <text:p>0.139033357422304</text:p>
          </table:table-cell>
          <table:table-cell office:value-type="float" office:value="0.13560367103986" calcext:value-type="float">
            <text:p>0.13560367103986</text:p>
          </table:table-cell>
          <table:table-cell office:value-type="float" office:value="0.132321345638262" calcext:value-type="float">
            <text:p>0.132321345638262</text:p>
          </table:table-cell>
          <table:table-cell office:value-type="float" office:value="0.125589381709355" calcext:value-type="float">
            <text:p>0.125589381709355</text:p>
          </table:table-cell>
          <table:table-cell office:value-type="float" office:value="0.129012066134622" calcext:value-type="float">
            <text:p>0.129012066134622</text:p>
          </table:table-cell>
          <table:table-cell office:value-type="float" office:value="0.117704009107237" calcext:value-type="float">
            <text:p>0.117704009107237</text:p>
          </table:table-cell>
          <table:table-cell office:value-type="float" office:value="0.122546757356698" calcext:value-type="float">
            <text:p>0.122546757356698</text:p>
          </table:table-cell>
          <table:table-cell office:value-type="float" office:value="0.123547609524708" calcext:value-type="float">
            <text:p>0.123547609524708</text:p>
          </table:table-cell>
          <table:table-cell office:value-type="float" office:value="0.123319583957228" calcext:value-type="float">
            <text:p>0.123319583957228</text:p>
          </table:table-cell>
          <table:table-cell office:value-type="float" office:value="0.121413364872094" calcext:value-type="float">
            <text:p>0.121413364872094</text:p>
          </table:table-cell>
          <table:table-cell office:value-type="float" office:value="0.120148435257528" calcext:value-type="float">
            <text:p>0.120148435257528</text:p>
          </table:table-cell>
          <table:table-cell office:value-type="float" office:value="0.117085575890973" calcext:value-type="float">
            <text:p>0.117085575890973</text:p>
          </table:table-cell>
          <table:table-cell office:value-type="float" office:value="0.166878523559579" calcext:value-type="float">
            <text:p>0.166878523559579</text:p>
          </table:table-cell>
          <table:table-cell office:value-type="float" office:value="0.179427778645141" calcext:value-type="float">
            <text:p>0.179427778645141</text:p>
          </table:table-cell>
          <table:table-cell office:value-type="float" office:value="0.18185481680566" calcext:value-type="float">
            <text:p>0.18185481680566</text:p>
          </table:table-cell>
          <table:table-cell office:value-type="float" office:value="0.184860617492511" calcext:value-type="float">
            <text:p>0.184860617492511</text:p>
          </table:table-cell>
          <table:table-cell office:value-type="float" office:value="0.183999870387114" calcext:value-type="float">
            <text:p>0.183999870387114</text:p>
          </table:table-cell>
          <table:table-cell office:value-type="float" office:value="0.189197557212533" calcext:value-type="float">
            <text:p>0.189197557212533</text:p>
          </table:table-cell>
          <table:table-cell office:value-type="float" office:value="0.190897222541259" calcext:value-type="float">
            <text:p>0.190897222541259</text:p>
          </table:table-cell>
          <table:table-cell office:value-type="float" office:value="0.20074465123599" calcext:value-type="float">
            <text:p>0.20074465123599</text:p>
          </table:table-cell>
          <table:table-cell office:value-type="float" office:value="0.129417823221349" calcext:value-type="float">
            <text:p>0.129417823221349</text:p>
          </table:table-cell>
          <table:table-cell office:value-type="float" office:value="0.130582565818252" calcext:value-type="float">
            <text:p>0.130582565818252</text:p>
          </table:table-cell>
          <table:table-cell office:value-type="float" office:value="0.130415506271503" calcext:value-type="float">
            <text:p>0.130415506271503</text:p>
          </table:table-cell>
          <table:table-cell office:value-type="float" office:value="0.132903695370223" calcext:value-type="float">
            <text:p>0.132903695370223</text:p>
          </table:table-cell>
          <table:table-cell office:value-type="float" office:value="0.137277881209314" calcext:value-type="float">
            <text:p>0.137277881209314</text:p>
          </table:table-cell>
          <table:table-cell office:value-type="float" office:value="0.138872890272842" calcext:value-type="float">
            <text:p>0.138872890272842</text:p>
          </table:table-cell>
          <table:table-cell office:value-type="float" office:value="0.139150848710632" calcext:value-type="float">
            <text:p>0.139150848710632</text:p>
          </table:table-cell>
          <table:table-cell office:value-type="float" office:value="0.13774973776195" calcext:value-type="float">
            <text:p>0.13774973776195</text:p>
          </table:table-cell>
          <table:table-cell office:value-type="float" office:value="0.137960009076659" calcext:value-type="float">
            <text:p>0.137960009076659</text:p>
          </table:table-cell>
          <table:table-cell office:value-type="float" office:value="0.138277791556837" calcext:value-type="float">
            <text:p>0.138277791556837</text:p>
          </table:table-cell>
          <table:table-cell office:value-type="float" office:value="0.139335385473236" calcext:value-type="float">
            <text:p>0.139335385473236</text:p>
          </table:table-cell>
          <table:table-cell office:value-type="float" office:value="0.137581676724148" calcext:value-type="float">
            <text:p>0.137581676724148</text:p>
          </table:table-cell>
          <table:table-cell office:value-type="float" office:value="0.126928909780148" calcext:value-type="float">
            <text:p>0.126928909780148</text:p>
          </table:table-cell>
          <table:table-cell office:value-type="float" office:value="0.123218874505154" calcext:value-type="float">
            <text:p>0.123218874505154</text:p>
          </table:table-cell>
          <table:table-cell office:value-type="float" office:value="0.122183644898658" calcext:value-type="float">
            <text:p>0.122183644898658</text:p>
          </table:table-cell>
          <table:table-cell office:value-type="float" office:value="0.125620250877973" calcext:value-type="float">
            <text:p>0.125620250877973</text:p>
          </table:table-cell>
          <table:table-cell office:value-type="float" office:value="0.120260796560169" calcext:value-type="float">
            <text:p>0.120260796560169</text:p>
          </table:table-cell>
          <table:table-cell office:value-type="float" office:value="0.116105219898136" calcext:value-type="float">
            <text:p>0.116105219898136</text:p>
          </table:table-cell>
          <table:table-cell office:value-type="float" office:value="0.117232276543279" calcext:value-type="float">
            <text:p>0.117232276543279</text:p>
          </table:table-cell>
          <table:table-cell office:value-type="float" office:value="0.12177919387724" calcext:value-type="float">
            <text:p>0.12177919387724</text:p>
          </table:table-cell>
          <table:table-cell office:value-type="float" office:value="0.129242134529574" calcext:value-type="float">
            <text:p>0.129242134529574</text:p>
          </table:table-cell>
          <table:table-cell office:value-type="float" office:value="0.131649956646878" calcext:value-type="float">
            <text:p>0.131649956646878</text:p>
          </table:table-cell>
          <table:table-cell office:value-type="float" office:value="0.133879698837724" calcext:value-type="float">
            <text:p>0.133879698837724</text:p>
          </table:table-cell>
          <table:table-cell office:value-type="float" office:value="0.13498515314015" calcext:value-type="float">
            <text:p>0.13498515314015</text:p>
          </table:table-cell>
          <table:table-cell office:value-type="float" office:value="0.134249187274623" calcext:value-type="float">
            <text:p>0.134249187274623</text:p>
          </table:table-cell>
          <table:table-cell office:value-type="float" office:value="0.133961810935256" calcext:value-type="float">
            <text:p>0.133961810935256</text:p>
          </table:table-cell>
          <table:table-cell office:value-type="float" office:value="0.133666420812146" calcext:value-type="float">
            <text:p>0.133666420812146</text:p>
          </table:table-cell>
          <table:table-cell office:value-type="float" office:value="0.133327035687693" calcext:value-type="float">
            <text:p>0.133327035687693</text:p>
          </table:table-cell>
          <table:table-cell office:value-type="float" office:value="0.131947160552682" calcext:value-type="float">
            <text:p>0.131947160552682</text:p>
          </table:table-cell>
          <table:table-cell office:value-type="float" office:value="0.129362132699599" calcext:value-type="float">
            <text:p>0.129362132699599</text:p>
          </table:table-cell>
          <table:table-cell office:value-type="float" office:value="0.123770993720382" calcext:value-type="float">
            <text:p>0.123770993720382</text:p>
          </table:table-cell>
          <table:table-cell office:value-type="float" office:value="0.117402391524635" calcext:value-type="float">
            <text:p>0.117402391524635</text:p>
          </table:table-cell>
          <table:table-cell office:value-type="float" office:value="0.123896221381788" calcext:value-type="float">
            <text:p>0.123896221381788</text:p>
          </table:table-cell>
          <table:table-cell office:value-type="float" office:value="0.129308339895709" calcext:value-type="float">
            <text:p>0.129308339895709</text:p>
          </table:table-cell>
          <table:table-cell office:value-type="float" office:value="0.143600236055534" calcext:value-type="float">
            <text:p>0.143600236055534</text:p>
          </table:table-cell>
          <table:table-cell office:value-type="float" office:value="0.149210625499836" calcext:value-type="float">
            <text:p>0.149210625499836</text:p>
          </table:table-cell>
          <table:table-cell office:value-type="float" office:value="0.164204478994842" calcext:value-type="float">
            <text:p>0.164204478994842</text:p>
          </table:table-cell>
          <table:table-cell office:value-type="float" office:value="0.17007806749555" calcext:value-type="float">
            <text:p>0.17007806749555</text:p>
          </table:table-cell>
          <table:table-cell office:value-type="float" office:value="0.173453430156853" calcext:value-type="float">
            <text:p>0.173453430156853</text:p>
          </table:table-cell>
          <table:table-cell office:value-type="float" office:value="0.174574119387011" calcext:value-type="float">
            <text:p>0.174574119387011</text:p>
          </table:table-cell>
          <table:table-cell office:value-type="float" office:value="0.175820688684351" calcext:value-type="float">
            <text:p>0.175820688684351</text:p>
          </table:table-cell>
          <table:table-cell office:value-type="float" office:value="0.177030818549849" calcext:value-type="float">
            <text:p>0.177030818549849</text:p>
          </table:table-cell>
          <table:table-cell office:value-type="float" office:value="0.178415823464744" calcext:value-type="float">
            <text:p>0.178415823464744</text:p>
          </table:table-cell>
          <table:table-cell office:value-type="float" office:value="0.182271361579877" calcext:value-type="float">
            <text:p>0.182271361579877</text:p>
          </table:table-cell>
          <table:table-cell office:value-type="float" office:value="0.185236197824532" calcext:value-type="float">
            <text:p>0.185236197824532</text:p>
          </table:table-cell>
          <table:table-cell office:value-type="float" office:value="0.19768664923143" calcext:value-type="float">
            <text:p>0.19768664923143</text:p>
          </table:table-cell>
          <table:table-cell office:value-type="float" office:value="0.196542405091613" calcext:value-type="float">
            <text:p>0.196542405091613</text:p>
          </table:table-cell>
          <table:table-cell office:value-type="float" office:value="0.193975702873461" calcext:value-type="float">
            <text:p>0.193975702873461</text:p>
          </table:table-cell>
          <table:table-cell office:value-type="float" office:value="0.147284528662079" calcext:value-type="float">
            <text:p>0.147284528662079</text:p>
          </table:table-cell>
          <table:table-cell office:value-type="float" office:value="0.14332243719594" calcext:value-type="float">
            <text:p>0.14332243719594</text:p>
          </table:table-cell>
          <table:table-cell office:value-type="float" office:value="0.145815360047206" calcext:value-type="float">
            <text:p>0.145815360047206</text:p>
          </table:table-cell>
          <table:table-cell office:value-type="float" office:value="0.150497964071171" calcext:value-type="float">
            <text:p>0.150497964071171</text:p>
          </table:table-cell>
          <table:table-cell office:value-type="float" office:value="0.15048451983196" calcext:value-type="float">
            <text:p>0.15048451983196</text:p>
          </table:table-cell>
          <table:table-cell office:value-type="float" office:value="0.149209275352151" calcext:value-type="float">
            <text:p>0.149209275352151</text:p>
          </table:table-cell>
          <table:table-cell office:value-type="float" office:value="0.149431640145541" calcext:value-type="float">
            <text:p>0.149431640145541</text:p>
          </table:table-cell>
          <table:table-cell office:value-type="float" office:value="0.1485692549361" calcext:value-type="float">
            <text:p>0.1485692549361</text:p>
          </table:table-cell>
          <table:table-cell office:value-type="float" office:value="0.147143084829733" calcext:value-type="float">
            <text:p>0.147143084829733</text:p>
          </table:table-cell>
          <table:table-cell office:value-type="float" office:value="0.145978947394317" calcext:value-type="float">
            <text:p>0.145978947394317</text:p>
          </table:table-cell>
          <table:table-cell office:value-type="float" office:value="0.131812840274265" calcext:value-type="float">
            <text:p>0.131812840274265</text:p>
          </table:table-cell>
          <table:table-cell office:value-type="float" office:value="0.13098822940854" calcext:value-type="float">
            <text:p>0.13098822940854</text:p>
          </table:table-cell>
          <table:table-cell office:value-type="float" office:value="0.13280114460318" calcext:value-type="float">
            <text:p>0.13280114460318</text:p>
          </table:table-cell>
          <table:table-cell office:value-type="float" office:value="0.135216190126892" calcext:value-type="float">
            <text:p>0.135216190126892</text:p>
          </table:table-cell>
          <table:table-cell office:value-type="float" office:value="0.136444900057101" calcext:value-type="float">
            <text:p>0.136444900057101</text:p>
          </table:table-cell>
          <table:table-cell office:value-type="float" office:value="0.13678530569884" calcext:value-type="float">
            <text:p>0.13678530569884</text:p>
          </table:table-cell>
          <table:table-cell office:value-type="float" office:value="0.133261223532293" calcext:value-type="float">
            <text:p>0.133261223532293</text:p>
          </table:table-cell>
          <table:table-cell office:value-type="float" office:value="0.135456517567091" calcext:value-type="float">
            <text:p>0.135456517567091</text:p>
          </table:table-cell>
          <table:table-cell office:value-type="float" office:value="0.143670497137356" calcext:value-type="float">
            <text:p>0.143670497137356</text:p>
          </table:table-cell>
          <table:table-cell office:value-type="float" office:value="0.143821724893046" calcext:value-type="float">
            <text:p>0.143821724893046</text:p>
          </table:table-cell>
          <table:table-cell office:value-type="float" office:value="0.144323169664292" calcext:value-type="float">
            <text:p>0.144323169664292</text:p>
          </table:table-cell>
          <table:table-cell office:value-type="float" office:value="0.142853113017601" calcext:value-type="float">
            <text:p>0.142853113017601</text:p>
          </table:table-cell>
          <table:table-cell office:value-type="float" office:value="0.143704115086176" calcext:value-type="float">
            <text:p>0.143704115086176</text:p>
          </table:table-cell>
          <table:table-cell office:value-type="float" office:value="0.142810326445589" calcext:value-type="float">
            <text:p>0.142810326445589</text:p>
          </table:table-cell>
          <table:table-cell office:value-type="float" office:value="0.141260886904508" calcext:value-type="float">
            <text:p>0.141260886904508</text:p>
          </table:table-cell>
          <table:table-cell office:value-type="float" office:value="0.137244220647058" calcext:value-type="float">
            <text:p>0.137244220647058</text:p>
          </table:table-cell>
          <table:table-cell office:value-type="float" office:value="0.130877973576218" calcext:value-type="float">
            <text:p>0.130877973576218</text:p>
          </table:table-cell>
          <table:table-cell office:value-type="float" office:value="0.151418639988885" calcext:value-type="float">
            <text:p>0.151418639988885</text:p>
          </table:table-cell>
          <table:table-cell office:value-type="float" office:value="0.157724140731759" calcext:value-type="float">
            <text:p>0.157724140731759</text:p>
          </table:table-cell>
          <table:table-cell office:value-type="float" office:value="0.163010086871349" calcext:value-type="float">
            <text:p>0.163010086871349</text:p>
          </table:table-cell>
          <table:table-cell office:value-type="float" office:value="0.173499205888624" calcext:value-type="float">
            <text:p>0.173499205888624</text:p>
          </table:table-cell>
          <table:table-cell office:value-type="float" office:value="0.174942530309173" calcext:value-type="float">
            <text:p>0.174942530309173</text:p>
          </table:table-cell>
          <table:table-cell office:value-type="float" office:value="0.175331592226575" calcext:value-type="float">
            <text:p>0.175331592226575</text:p>
          </table:table-cell>
          <table:table-cell office:value-type="float" office:value="0.176131155098978" calcext:value-type="float">
            <text:p>0.176131155098978</text:p>
          </table:table-cell>
          <table:table-cell office:value-type="float" office:value="0.129610180391838" calcext:value-type="float">
            <text:p>0.129610180391838</text:p>
          </table:table-cell>
          <table:table-cell office:value-type="float" office:value="0.13113774978251" calcext:value-type="float">
            <text:p>0.13113774978251</text:p>
          </table:table-cell>
          <table:table-cell office:value-type="float" office:value="0.131643719913592" calcext:value-type="float">
            <text:p>0.131643719913592</text:p>
          </table:table-cell>
          <table:table-cell office:value-type="float" office:value="0.136589633419881" calcext:value-type="float">
            <text:p>0.136589633419881</text:p>
          </table:table-cell>
          <table:table-cell office:value-type="float" office:value="0.135286942953818" calcext:value-type="float">
            <text:p>0.135286942953818</text:p>
          </table:table-cell>
          <table:table-cell office:value-type="float" office:value="0.135086471482228" calcext:value-type="float">
            <text:p>0.135086471482228</text:p>
          </table:table-cell>
          <table:table-cell office:value-type="float" office:value="0.134805632680996" calcext:value-type="float">
            <text:p>0.134805632680996</text:p>
          </table:table-cell>
          <table:table-cell office:value-type="float" office:value="0.132374858246767" calcext:value-type="float">
            <text:p>0.132374858246767</text:p>
          </table:table-cell>
          <table:table-cell office:value-type="float" office:value="0.129837937768286" calcext:value-type="float">
            <text:p>0.129837937768286</text:p>
          </table:table-cell>
          <table:table-cell office:value-type="float" office:value="0.123740132271561" calcext:value-type="float">
            <text:p>0.123740132271561</text:p>
          </table:table-cell>
          <table:table-cell office:value-type="float" office:value="0.123216989911066" calcext:value-type="float">
            <text:p>0.123216989911066</text:p>
          </table:table-cell>
          <table:table-cell office:value-type="float" office:value="0.117075598821485" calcext:value-type="float">
            <text:p>0.117075598821485</text:p>
          </table:table-cell>
          <table:table-cell office:value-type="float" office:value="0.111825311824235" calcext:value-type="float">
            <text:p>0.111825311824235</text:p>
          </table:table-cell>
          <table:table-cell office:value-type="float" office:value="0.1036740725433" calcext:value-type="float">
            <text:p>0.1036740725433</text:p>
          </table:table-cell>
          <table:table-cell office:value-type="float" office:value="0.111098125889072" calcext:value-type="float">
            <text:p>0.111098125889072</text:p>
          </table:table-cell>
          <table:table-cell office:value-type="float" office:value="0.119928250806787" calcext:value-type="float">
            <text:p>0.119928250806787</text:p>
          </table:table-cell>
          <table:table-cell office:value-type="float" office:value="0.122368124549954" calcext:value-type="float">
            <text:p>0.122368124549954</text:p>
          </table:table-cell>
          <table:table-cell office:value-type="float" office:value="0.122367243305082" calcext:value-type="float">
            <text:p>0.122367243305082</text:p>
          </table:table-cell>
          <table:table-cell office:value-type="float" office:value="0.120409177875472" calcext:value-type="float">
            <text:p>0.120409177875472</text:p>
          </table:table-cell>
          <table:table-cell office:value-type="float" office:value="0.119353237498126" calcext:value-type="float">
            <text:p>0.119353237498126</text:p>
          </table:table-cell>
          <table:table-cell office:value-type="float" office:value="0.116682431475907" calcext:value-type="float">
            <text:p>0.116682431475907</text:p>
          </table:table-cell>
          <table:table-cell office:value-type="float" office:value="0.112589443932145" calcext:value-type="float">
            <text:p>0.112589443932145</text:p>
          </table:table-cell>
          <table:table-cell office:value-type="float" office:value="0.109127830732623" calcext:value-type="float">
            <text:p>0.109127830732623</text:p>
          </table:table-cell>
          <table:table-cell office:value-type="float" office:value="0.105778050216011" calcext:value-type="float">
            <text:p>0.105778050216011</text:p>
          </table:table-cell>
          <table:table-cell office:value-type="float" office:value="0.122458963773765" calcext:value-type="float">
            <text:p>0.122458963773765</text:p>
          </table:table-cell>
          <table:table-cell office:value-type="float" office:value="0.137202866468071" calcext:value-type="float">
            <text:p>0.137202866468071</text:p>
          </table:table-cell>
          <table:table-cell office:value-type="float" office:value="0.154842848267512" calcext:value-type="float">
            <text:p>0.154842848267512</text:p>
          </table:table-cell>
          <table:table-cell office:value-type="float" office:value="0.171767346807616" calcext:value-type="float">
            <text:p>0.171767346807616</text:p>
          </table:table-cell>
          <table:table-cell office:value-type="float" office:value="0.177860282086898" calcext:value-type="float">
            <text:p>0.177860282086898</text:p>
          </table:table-cell>
          <table:table-cell office:value-type="float" office:value="0.181621462089382" calcext:value-type="float">
            <text:p>0.181621462089382</text:p>
          </table:table-cell>
          <table:table-cell office:value-type="float" office:value="0.184212324975461" calcext:value-type="float">
            <text:p>0.184212324975461</text:p>
          </table:table-cell>
          <table:table-cell office:value-type="float" office:value="0.186985566701809" calcext:value-type="float">
            <text:p>0.186985566701809</text:p>
          </table:table-cell>
          <table:table-cell office:value-type="float" office:value="0.19094894404983" calcext:value-type="float">
            <text:p>0.19094894404983</text:p>
          </table:table-cell>
          <table:table-cell office:value-type="float" office:value="0.19368370245825" calcext:value-type="float">
            <text:p>0.19368370245825</text:p>
          </table:table-cell>
          <table:table-cell office:value-type="float" office:value="0.123461995462341" calcext:value-type="float">
            <text:p>0.123461995462341</text:p>
          </table:table-cell>
          <table:table-cell office:value-type="float" office:value="0.126856907093839" calcext:value-type="float">
            <text:p>0.126856907093839</text:p>
          </table:table-cell>
          <table:table-cell office:value-type="float" office:value="0.12994899184384" calcext:value-type="float">
            <text:p>0.12994899184384</text:p>
          </table:table-cell>
          <table:table-cell office:value-type="float" office:value="0.130544103735562" calcext:value-type="float">
            <text:p>0.130544103735562</text:p>
          </table:table-cell>
          <table:table-cell office:value-type="float" office:value="0.130731981372678" calcext:value-type="float">
            <text:p>0.130731981372678</text:p>
          </table:table-cell>
          <table:table-cell office:value-type="float" office:value="0.129619861650821" calcext:value-type="float">
            <text:p>0.129619861650821</text:p>
          </table:table-cell>
          <table:table-cell office:value-type="float" office:value="0.129879989136563" calcext:value-type="float">
            <text:p>0.129879989136563</text:p>
          </table:table-cell>
          <table:table-cell office:value-type="float" office:value="0.131242436850196" calcext:value-type="float">
            <text:p>0.131242436850196</text:p>
          </table:table-cell>
          <table:table-cell office:value-type="float" office:value="0.130974208992246" calcext:value-type="float">
            <text:p>0.130974208992246</text:p>
          </table:table-cell>
          <table:table-cell office:value-type="float" office:value="0.130272613859239" calcext:value-type="float">
            <text:p>0.130272613859239</text:p>
          </table:table-cell>
          <table:table-cell office:value-type="float" office:value="0.134041587440218" calcext:value-type="float">
            <text:p>0.134041587440218</text:p>
          </table:table-cell>
          <table:table-cell office:value-type="float" office:value="0.129394544967095" calcext:value-type="float">
            <text:p>0.129394544967095</text:p>
          </table:table-cell>
          <table:table-cell office:value-type="float" office:value="0.125893830469237" calcext:value-type="float">
            <text:p>0.125893830469237</text:p>
          </table:table-cell>
          <table:table-cell office:value-type="float" office:value="0.121806783615591" calcext:value-type="float">
            <text:p>0.121806783615591</text:p>
          </table:table-cell>
          <table:table-cell office:value-type="float" office:value="0.119817965923396" calcext:value-type="float">
            <text:p>0.119817965923396</text:p>
          </table:table-cell>
          <table:table-cell office:value-type="float" office:value="0.119569477582973" calcext:value-type="float">
            <text:p>0.119569477582973</text:p>
          </table:table-cell>
          <table:table-cell office:value-type="float" office:value="0.122195766534716" calcext:value-type="float">
            <text:p>0.122195766534716</text:p>
          </table:table-cell>
          <table:table-cell office:value-type="float" office:value="0.116981897439024" calcext:value-type="float">
            <text:p>0.116981897439024</text:p>
          </table:table-cell>
          <table:table-cell office:value-type="float" office:value="0.114745618071722" calcext:value-type="float">
            <text:p>0.114745618071722</text:p>
          </table:table-cell>
          <table:table-cell office:value-type="float" office:value="0.112629374747474" calcext:value-type="float">
            <text:p>0.112629374747474</text:p>
          </table:table-cell>
          <table:table-cell office:value-type="float" office:value="0.108126982541752" calcext:value-type="float">
            <text:p>0.108126982541752</text:p>
          </table:table-cell>
          <table:table-cell office:value-type="float" office:value="0.104567401992131" calcext:value-type="float">
            <text:p>0.104567401992131</text:p>
          </table:table-cell>
          <table:table-cell office:value-type="float" office:value="0.112688697500246" calcext:value-type="float">
            <text:p>0.112688697500246</text:p>
          </table:table-cell>
          <table:table-cell office:value-type="float" office:value="0.122238821344759" calcext:value-type="float">
            <text:p>0.122238821344759</text:p>
          </table:table-cell>
          <table:table-cell office:value-type="float" office:value="0.126187501130176" calcext:value-type="float">
            <text:p>0.126187501130176</text:p>
          </table:table-cell>
          <table:table-cell office:value-type="float" office:value="0.126133903552436" calcext:value-type="float">
            <text:p>0.126133903552436</text:p>
          </table:table-cell>
          <table:table-cell office:value-type="float" office:value="0.124352106375946" calcext:value-type="float">
            <text:p>0.124352106375946</text:p>
          </table:table-cell>
          <table:table-cell office:value-type="float" office:value="0.120967806588269" calcext:value-type="float">
            <text:p>0.120967806588269</text:p>
          </table:table-cell>
          <table:table-cell office:value-type="float" office:value="0.115839472820709" calcext:value-type="float">
            <text:p>0.115839472820709</text:p>
          </table:table-cell>
          <table:table-cell office:value-type="float" office:value="0.112861627562282" calcext:value-type="float">
            <text:p>0.112861627562282</text:p>
          </table:table-cell>
          <table:table-cell office:value-type="float" office:value="0.11478389702173" calcext:value-type="float">
            <text:p>0.11478389702173</text:p>
          </table:table-cell>
          <table:table-cell office:value-type="float" office:value="0.12304610021705" calcext:value-type="float">
            <text:p>0.12304610021705</text:p>
          </table:table-cell>
          <table:table-cell office:value-type="float" office:value="0.186640270496253" calcext:value-type="float">
            <text:p>0.186640270496253</text:p>
          </table:table-cell>
          <table:table-cell office:value-type="float" office:value="0.189094639441635" calcext:value-type="float">
            <text:p>0.189094639441635</text:p>
          </table:table-cell>
          <table:table-cell office:value-type="float" office:value="0.192307511049337" calcext:value-type="float">
            <text:p>0.192307511049337</text:p>
          </table:table-cell>
          <table:table-cell office:value-type="float" office:value="0.190185502167239" calcext:value-type="float">
            <text:p>0.190185502167239</text:p>
          </table:table-cell>
          <table:table-cell office:value-type="float" office:value="0.19292126540713" calcext:value-type="float">
            <text:p>0.19292126540713</text:p>
          </table:table-cell>
          <table:table-cell office:value-type="float" office:value="0.19426440289107" calcext:value-type="float">
            <text:p>0.19426440289107</text:p>
          </table:table-cell>
          <table:table-cell office:value-type="float" office:value="0.201987355751441" calcext:value-type="float">
            <text:p>0.201987355751441</text:p>
          </table:table-cell>
          <table:table-cell office:value-type="float" office:value="0.130267602237111" calcext:value-type="float">
            <text:p>0.130267602237111</text:p>
          </table:table-cell>
          <table:table-cell office:value-type="float" office:value="0.128970679511372" calcext:value-type="float">
            <text:p>0.128970679511372</text:p>
          </table:table-cell>
          <table:table-cell office:value-type="float" office:value="0.133445552558251" calcext:value-type="float">
            <text:p>0.133445552558251</text:p>
          </table:table-cell>
          <table:table-cell office:value-type="float" office:value="0.138053520469136" calcext:value-type="float">
            <text:p>0.138053520469136</text:p>
          </table:table-cell>
          <table:table-cell office:value-type="float" office:value="0.139702691464187" calcext:value-type="float">
            <text:p>0.139702691464187</text:p>
          </table:table-cell>
          <table:table-cell office:value-type="float" office:value="0.136493246349417" calcext:value-type="float">
            <text:p>0.136493246349417</text:p>
          </table:table-cell>
          <table:table-cell office:value-type="float" office:value="0.137046114862088" calcext:value-type="float">
            <text:p>0.137046114862088</text:p>
          </table:table-cell>
          <table:table-cell office:value-type="float" office:value="0.13892143353736" calcext:value-type="float">
            <text:p>0.13892143353736</text:p>
          </table:table-cell>
          <table:table-cell office:value-type="float" office:value="0.135353762294266" calcext:value-type="float">
            <text:p>0.135353762294266</text:p>
          </table:table-cell>
          <table:table-cell office:value-type="float" office:value="0.127060907491887" calcext:value-type="float">
            <text:p>0.127060907491887</text:p>
          </table:table-cell>
          <table:table-cell office:value-type="float" office:value="0.126064892045103" calcext:value-type="float">
            <text:p>0.126064892045103</text:p>
          </table:table-cell>
          <table:table-cell office:value-type="float" office:value="0.124565760395334" calcext:value-type="float">
            <text:p>0.124565760395334</text:p>
          </table:table-cell>
          <table:table-cell office:value-type="float" office:value="0.113342135771486" calcext:value-type="float">
            <text:p>0.113342135771486</text:p>
          </table:table-cell>
          <table:table-cell office:value-type="float" office:value="0.103925676169364" calcext:value-type="float">
            <text:p>0.103925676169364</text:p>
          </table:table-cell>
          <table:table-cell office:value-type="float" office:value="0.10624700490905" calcext:value-type="float">
            <text:p>0.10624700490905</text:p>
          </table:table-cell>
          <table:table-cell office:value-type="float" office:value="0.115954762896865" calcext:value-type="float">
            <text:p>0.115954762896865</text:p>
          </table:table-cell>
          <table:table-cell office:value-type="float" office:value="0.122575610460863" calcext:value-type="float">
            <text:p>0.122575610460863</text:p>
          </table:table-cell>
          <table:table-cell office:value-type="float" office:value="0.122963478735133" calcext:value-type="float">
            <text:p>0.122963478735133</text:p>
          </table:table-cell>
          <table:table-cell office:value-type="float" office:value="0.123763561739716" calcext:value-type="float">
            <text:p>0.123763561739716</text:p>
          </table:table-cell>
          <table:table-cell office:value-type="float" office:value="0.123599110212362" calcext:value-type="float">
            <text:p>0.123599110212362</text:p>
          </table:table-cell>
          <table:table-cell office:value-type="float" office:value="0.122980090958106" calcext:value-type="float">
            <text:p>0.122980090958106</text:p>
          </table:table-cell>
          <table:table-cell office:value-type="float" office:value="0.120634097276188" calcext:value-type="float">
            <text:p>0.120634097276188</text:p>
          </table:table-cell>
          <table:table-cell office:value-type="float" office:value="0.118306135949113" calcext:value-type="float">
            <text:p>0.118306135949113</text:p>
          </table:table-cell>
          <table:table-cell office:value-type="float" office:value="0.114849558592693" calcext:value-type="float">
            <text:p>0.114849558592693</text:p>
          </table:table-cell>
          <table:table-cell office:value-type="float" office:value="0.116603606333644" calcext:value-type="float">
            <text:p>0.116603606333644</text:p>
          </table:table-cell>
          <table:table-cell office:value-type="float" office:value="0.119768999188058" calcext:value-type="float">
            <text:p>0.119768999188058</text:p>
          </table:table-cell>
          <table:table-cell office:value-type="float" office:value="0.120553850172452" calcext:value-type="float">
            <text:p>0.120553850172452</text:p>
          </table:table-cell>
          <table:table-cell office:value-type="float" office:value="0.11814384899537" calcext:value-type="float">
            <text:p>0.11814384899537</text:p>
          </table:table-cell>
          <table:table-cell office:value-type="float" office:value="0.118255450622442" calcext:value-type="float">
            <text:p>0.118255450622442</text:p>
          </table:table-cell>
          <table:table-cell office:value-type="float" office:value="0.118124108038638" calcext:value-type="float">
            <text:p>0.118124108038638</text:p>
          </table:table-cell>
          <table:table-cell office:value-type="float" office:value="0.117766225528552" calcext:value-type="float">
            <text:p>0.117766225528552</text:p>
          </table:table-cell>
          <table:table-cell office:value-type="float" office:value="0.117692635862054" calcext:value-type="float">
            <text:p>0.117692635862054</text:p>
          </table:table-cell>
          <table:table-cell office:value-type="float" office:value="0.117627800923075" calcext:value-type="float">
            <text:p>0.117627800923075</text:p>
          </table:table-cell>
          <table:table-cell office:value-type="float" office:value="0.117549705097233" calcext:value-type="float">
            <text:p>0.117549705097233</text:p>
          </table:table-cell>
          <table:table-cell office:value-type="float" office:value="0.117430335176779" calcext:value-type="float">
            <text:p>0.117430335176779</text:p>
          </table:table-cell>
          <table:table-cell office:value-type="float" office:value="0.117637540267641" calcext:value-type="float">
            <text:p>0.117637540267641</text:p>
          </table:table-cell>
          <table:table-cell office:value-type="float" office:value="0.117567161979476" calcext:value-type="float">
            <text:p>0.117567161979476</text:p>
          </table:table-cell>
          <table:table-cell office:value-type="float" office:value="0.117569407925887" calcext:value-type="float">
            <text:p>0.117569407925887</text:p>
          </table:table-cell>
          <table:table-cell office:value-type="float" office:value="0.117405611933571" calcext:value-type="float">
            <text:p>0.117405611933571</text:p>
          </table:table-cell>
          <table:table-cell office:value-type="float" office:value="0.117481491812789" calcext:value-type="float">
            <text:p>0.117481491812789</text:p>
          </table:table-cell>
          <table:table-cell office:value-type="float" office:value="0.117524628289929" calcext:value-type="float">
            <text:p>0.117524628289929</text:p>
          </table:table-cell>
          <table:table-cell office:value-type="float" office:value="0.117624786491646" calcext:value-type="float">
            <text:p>0.117624786491646</text:p>
          </table:table-cell>
          <table:table-cell office:value-type="float" office:value="0.117567030046069" calcext:value-type="float">
            <text:p>0.117567030046069</text:p>
          </table:table-cell>
          <table:table-cell office:value-type="float" office:value="0.117477214219401" calcext:value-type="float">
            <text:p>0.117477214219401</text:p>
          </table:table-cell>
          <table:table-cell office:value-type="float" office:value="0.117633345725455" calcext:value-type="float">
            <text:p>0.117633345725455</text:p>
          </table:table-cell>
          <table:table-cell office:value-type="float" office:value="0.117641912586872" calcext:value-type="float">
            <text:p>0.117641912586872</text:p>
          </table:table-cell>
          <table:table-cell office:value-type="float" office:value="0.117608731811456" calcext:value-type="float">
            <text:p>0.117608731811456</text:p>
          </table:table-cell>
          <table:table-cell office:value-type="float" office:value="0.117448759694932" calcext:value-type="float">
            <text:p>0.117448759694932</text:p>
          </table:table-cell>
          <table:table-cell office:value-type="float" office:value="0.117460158110367" calcext:value-type="float">
            <text:p>0.117460158110367</text:p>
          </table:table-cell>
          <table:table-cell office:value-type="float" office:value="0.117432701871812" calcext:value-type="float">
            <text:p>0.117432701871812</text:p>
          </table:table-cell>
          <table:table-cell office:value-type="float" office:value="0.117674387235133" calcext:value-type="float">
            <text:p>0.117674387235133</text:p>
          </table:table-cell>
          <table:table-cell office:value-type="float" office:value="0.117535738225834" calcext:value-type="float">
            <text:p>0.117535738225834</text:p>
          </table:table-cell>
          <table:table-cell office:value-type="float" office:value="0.117506852133075" calcext:value-type="float">
            <text:p>0.117506852133075</text:p>
          </table:table-cell>
          <table:table-cell office:value-type="float" office:value="0.117608256783788" calcext:value-type="float">
            <text:p>0.117608256783788</text:p>
          </table:table-cell>
          <table:table-cell office:value-type="float" office:value="0.117631741634356" calcext:value-type="float">
            <text:p>0.117631741634356</text:p>
          </table:table-cell>
          <table:table-cell office:value-type="float" office:value="0.117515547619661" calcext:value-type="float">
            <text:p>0.117515547619661</text:p>
          </table:table-cell>
          <table:table-cell office:value-type="float" office:value="0.117480834660487" calcext:value-type="float">
            <text:p>0.117480834660487</text:p>
          </table:table-cell>
          <table:table-cell office:value-type="float" office:value="0.117577425110828" calcext:value-type="float">
            <text:p>0.117577425110828</text:p>
          </table:table-cell>
          <table:table-cell office:value-type="float" office:value="0.117649696054826" calcext:value-type="float">
            <text:p>0.117649696054826</text:p>
          </table:table-cell>
          <table:table-cell office:value-type="float" office:value="0.11771977748224" calcext:value-type="float">
            <text:p>0.11771977748224</text:p>
          </table:table-cell>
          <table:table-cell office:value-type="float" office:value="0.117649832576845" calcext:value-type="float">
            <text:p>0.117649832576845</text:p>
          </table:table-cell>
          <table:table-cell office:value-type="float" office:value="0.117686912141005" calcext:value-type="float">
            <text:p>0.117686912141005</text:p>
          </table:table-cell>
          <table:table-cell office:value-type="float" office:value="0.117613447411779" calcext:value-type="float">
            <text:p>0.117613447411779</text:p>
          </table:table-cell>
          <table:table-cell office:value-type="float" office:value="0.117773003932475" calcext:value-type="float">
            <text:p>0.117773003932475</text:p>
          </table:table-cell>
          <table:table-cell office:value-type="float" office:value="0.117655210073048" calcext:value-type="float">
            <text:p>0.117655210073048</text:p>
          </table:table-cell>
          <table:table-cell office:value-type="float" office:value="0.117802846563508" calcext:value-type="float">
            <text:p>0.117802846563508</text:p>
          </table:table-cell>
          <table:table-cell office:value-type="float" office:value="0.117758076901986" calcext:value-type="float">
            <text:p>0.117758076901986</text:p>
          </table:table-cell>
          <table:table-cell office:value-type="float" office:value="0.117606905469365" calcext:value-type="float">
            <text:p>0.117606905469365</text:p>
          </table:table-cell>
          <table:table-cell office:value-type="float" office:value="0.117628220964033" calcext:value-type="float">
            <text:p>0.117628220964033</text:p>
          </table:table-cell>
          <table:table-cell office:value-type="float" office:value="0.117594283532426" calcext:value-type="float">
            <text:p>0.117594283532426</text:p>
          </table:table-cell>
          <table:table-cell office:value-type="float" office:value="0.117729859142728" calcext:value-type="float">
            <text:p>0.117729859142728</text:p>
          </table:table-cell>
          <table:table-cell office:value-type="float" office:value="0.117806602682909" calcext:value-type="float">
            <text:p>0.117806602682909</text:p>
          </table:table-cell>
          <table:table-cell office:value-type="float" office:value="0.117703704748755" calcext:value-type="float">
            <text:p>0.117703704748755</text:p>
          </table:table-cell>
          <table:table-cell office:value-type="float" office:value="0.118056943439519" calcext:value-type="float">
            <text:p>0.118056943439519</text:p>
          </table:table-cell>
          <table:table-cell office:value-type="float" office:value="0.117735511234223" calcext:value-type="float">
            <text:p>0.117735511234223</text:p>
          </table:table-cell>
          <table:table-cell office:value-type="float" office:value="0.117796879295535" calcext:value-type="float">
            <text:p>0.117796879295535</text:p>
          </table:table-cell>
          <table:table-cell office:value-type="float" office:value="0.117726117839622" calcext:value-type="float">
            <text:p>0.117726117839622</text:p>
          </table:table-cell>
          <table:table-cell office:value-type="float" office:value="0.117797322264752" calcext:value-type="float">
            <text:p>0.117797322264752</text:p>
          </table:table-cell>
          <table:table-cell office:value-type="float" office:value="0.117865540239634" calcext:value-type="float">
            <text:p>0.117865540239634</text:p>
          </table:table-cell>
          <table:table-cell office:value-type="float" office:value="0.117722537508043" calcext:value-type="float">
            <text:p>0.117722537508043</text:p>
          </table:table-cell>
          <table:table-cell office:value-type="float" office:value="0.117805832666936" calcext:value-type="float">
            <text:p>0.117805832666936</text:p>
          </table:table-cell>
          <table:table-cell office:value-type="float" office:value="0.117691479410034" calcext:value-type="float">
            <text:p>0.117691479410034</text:p>
          </table:table-cell>
          <table:table-cell office:value-type="float" office:value="0.117658422085708" calcext:value-type="float">
            <text:p>0.117658422085708</text:p>
          </table:table-cell>
          <table:table-cell office:value-type="float" office:value="0.117685945210831" calcext:value-type="float">
            <text:p>0.117685945210831</text:p>
          </table:table-cell>
          <table:table-cell office:value-type="float" office:value="0.11769178444079" calcext:value-type="float">
            <text:p>0.11769178444079</text:p>
          </table:table-cell>
          <table:table-cell office:value-type="float" office:value="0.117711449827917" calcext:value-type="float">
            <text:p>0.117711449827917</text:p>
          </table:table-cell>
          <table:table-cell office:value-type="float" office:value="0.117664405068225" calcext:value-type="float">
            <text:p>0.117664405068225</text:p>
          </table:table-cell>
          <table:table-cell office:value-type="float" office:value="0.117685557318239" calcext:value-type="float">
            <text:p>0.117685557318239</text:p>
          </table:table-cell>
          <table:table-cell office:value-type="float" office:value="0.117674288992508" calcext:value-type="float">
            <text:p>0.117674288992508</text:p>
          </table:table-cell>
          <table:table-cell office:value-type="float" office:value="0.117809194477895" calcext:value-type="float">
            <text:p>0.117809194477895</text:p>
          </table:table-cell>
          <table:table-cell office:value-type="float" office:value="0.117674227408658" calcext:value-type="float">
            <text:p>0.117674227408658</text:p>
          </table:table-cell>
          <table:table-cell office:value-type="float" office:value="0.117725206962891" calcext:value-type="float">
            <text:p>0.117725206962891</text:p>
          </table:table-cell>
          <table:table-cell office:value-type="float" office:value="0.117759541001634" calcext:value-type="float">
            <text:p>0.117759541001634</text:p>
          </table:table-cell>
          <table:table-cell office:value-type="float" office:value="0.117783898517691" calcext:value-type="float">
            <text:p>0.117783898517691</text:p>
          </table:table-cell>
          <table:table-cell office:value-type="float" office:value="0.117721568983384" calcext:value-type="float">
            <text:p>0.117721568983384</text:p>
          </table:table-cell>
          <table:table-cell office:value-type="float" office:value="0.117627122266176" calcext:value-type="float">
            <text:p>0.117627122266176</text:p>
          </table:table-cell>
          <table:table-cell office:value-type="float" office:value="0.117688645457947" calcext:value-type="float">
            <text:p>0.117688645457947</text:p>
          </table:table-cell>
          <table:table-cell office:value-type="float" office:value="0.117720278514342" calcext:value-type="float">
            <text:p>0.117720278514342</text:p>
          </table:table-cell>
          <table:table-cell office:value-type="float" office:value="0.117683756765292" calcext:value-type="float">
            <text:p>0.117683756765292</text:p>
          </table:table-cell>
          <table:table-cell office:value-type="float" office:value="0.117567141689868" calcext:value-type="float">
            <text:p>0.117567141689868</text:p>
          </table:table-cell>
          <table:table-cell office:value-type="float" office:value="0.117720774395236" calcext:value-type="float">
            <text:p>0.117720774395236</text:p>
          </table:table-cell>
          <table:table-cell office:value-type="float" office:value="0.117692425025009" calcext:value-type="float">
            <text:p>0.117692425025009</text:p>
          </table:table-cell>
          <table:table-cell office:value-type="float" office:value="0.117648982896985" calcext:value-type="float">
            <text:p>0.117648982896985</text:p>
          </table:table-cell>
          <table:table-cell office:value-type="float" office:value="0.117667654978036" calcext:value-type="float">
            <text:p>0.117667654978036</text:p>
          </table:table-cell>
          <table:table-cell office:value-type="float" office:value="0.117571357851559" calcext:value-type="float">
            <text:p>0.117571357851559</text:p>
          </table:table-cell>
          <table:table-cell office:value-type="float" office:value="0.117697680923306" calcext:value-type="float">
            <text:p>0.117697680923306</text:p>
          </table:table-cell>
          <table:table-cell office:value-type="float" office:value="0.11765083943053" calcext:value-type="float">
            <text:p>0.11765083943053</text:p>
          </table:table-cell>
          <table:table-cell office:value-type="float" office:value="0.117679552636379" calcext:value-type="float">
            <text:p>0.117679552636379</text:p>
          </table:table-cell>
          <table:table-cell office:value-type="float" office:value="0.117645924340189" calcext:value-type="float">
            <text:p>0.117645924340189</text:p>
          </table:table-cell>
          <table:table-cell office:value-type="float" office:value="0.117675427387099" calcext:value-type="float">
            <text:p>0.117675427387099</text:p>
          </table:table-cell>
          <table:table-cell office:value-type="float" office:value="0.117715729000137" calcext:value-type="float">
            <text:p>0.117715729000137</text:p>
          </table:table-cell>
          <table:table-cell office:value-type="float" office:value="0.117643804628409" calcext:value-type="float">
            <text:p>0.117643804628409</text:p>
          </table:table-cell>
          <table:table-cell office:value-type="float" office:value="0.117712534614425" calcext:value-type="float">
            <text:p>0.117712534614425</text:p>
          </table:table-cell>
          <table:table-cell office:value-type="float" office:value="0.117578932286555" calcext:value-type="float">
            <text:p>0.117578932286555</text:p>
          </table:table-cell>
          <table:table-cell office:value-type="float" office:value="0.117715561113878" calcext:value-type="float">
            <text:p>0.117715561113878</text:p>
          </table:table-cell>
          <table:table-cell office:value-type="float" office:value="0.117790228927447" calcext:value-type="float">
            <text:p>0.117790228927447</text:p>
          </table:table-cell>
          <table:table-cell office:value-type="float" office:value="0.117704249420904" calcext:value-type="float">
            <text:p>0.117704249420904</text:p>
          </table:table-cell>
          <table:table-cell office:value-type="float" office:value="0.117672747011002" calcext:value-type="float">
            <text:p>0.117672747011002</text:p>
          </table:table-cell>
          <table:table-cell office:value-type="float" office:value="0.11770846687672" calcext:value-type="float">
            <text:p>0.11770846687672</text:p>
          </table:table-cell>
          <table:table-cell office:value-type="float" office:value="0.117740223812641" calcext:value-type="float">
            <text:p>0.117740223812641</text:p>
          </table:table-cell>
          <table:table-cell office:value-type="float" office:value="0.117653701626394" calcext:value-type="float">
            <text:p>0.117653701626394</text:p>
          </table:table-cell>
          <table:table-cell office:value-type="float" office:value="0.117724541080896" calcext:value-type="float">
            <text:p>0.117724541080896</text:p>
          </table:table-cell>
          <table:table-cell office:value-type="float" office:value="0.117619538262598" calcext:value-type="float">
            <text:p>0.117619538262598</text:p>
          </table:table-cell>
          <table:table-cell office:value-type="float" office:value="0.117672141842395" calcext:value-type="float">
            <text:p>0.117672141842395</text:p>
          </table:table-cell>
          <table:table-cell office:value-type="float" office:value="0.117657238911884" calcext:value-type="float">
            <text:p>0.117657238911884</text:p>
          </table:table-cell>
          <table:table-cell office:value-type="float" office:value="0.11772512404947" calcext:value-type="float">
            <text:p>0.11772512404947</text:p>
          </table:table-cell>
          <table:table-cell office:value-type="float" office:value="0.117716729093524" calcext:value-type="float">
            <text:p>0.117716729093524</text:p>
          </table:table-cell>
          <table:table-cell office:value-type="float" office:value="0.117694335077424" calcext:value-type="float">
            <text:p>0.117694335077424</text:p>
          </table:table-cell>
          <table:table-cell office:value-type="float" office:value="0.117746394228604" calcext:value-type="float">
            <text:p>0.117746394228604</text:p>
          </table:table-cell>
          <table:table-cell office:value-type="float" office:value="0.11774679985287" calcext:value-type="float">
            <text:p>0.11774679985287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377545969902945" calcext:value-type="float">
            <text:p>-0.003775459699029</text:p>
          </table:table-cell>
          <table:table-cell office:value-type="float" office:value="-0.00376563081598416" calcext:value-type="float">
            <text:p>-0.003765630815984</text:p>
          </table:table-cell>
          <table:table-cell office:value-type="float" office:value="-0.00376623215335866" calcext:value-type="float">
            <text:p>-0.003766232153359</text:p>
          </table:table-cell>
          <table:table-cell office:value-type="float" office:value="-0.0037781001294523" calcext:value-type="float">
            <text:p>-0.003778100129452</text:p>
          </table:table-cell>
          <table:table-cell office:value-type="float" office:value="-0.0037754066952938" calcext:value-type="float">
            <text:p>-0.003775406695294</text:p>
          </table:table-cell>
          <table:table-cell office:value-type="float" office:value="-0.00376909489814213" calcext:value-type="float">
            <text:p>-0.003769094898142</text:p>
          </table:table-cell>
          <table:table-cell office:value-type="float" office:value="-0.00376875643355719" calcext:value-type="float">
            <text:p>-0.003768756433557</text:p>
          </table:table-cell>
          <table:table-cell office:value-type="float" office:value="-0.00376246743853982" calcext:value-type="float">
            <text:p>-0.00376246743854</text:p>
          </table:table-cell>
          <table:table-cell office:value-type="float" office:value="-0.00377873514762872" calcext:value-type="float">
            <text:p>-0.003778735147629</text:p>
          </table:table-cell>
          <table:table-cell office:value-type="float" office:value="-0.00376737684297298" calcext:value-type="float">
            <text:p>-0.003767376842973</text:p>
          </table:table-cell>
          <table:table-cell office:value-type="float" office:value="-0.00377651436173144" calcext:value-type="float">
            <text:p>-0.003776514361731</text:p>
          </table:table-cell>
          <table:table-cell office:value-type="float" office:value="-0.00377172445204182" calcext:value-type="float">
            <text:p>-0.003771724452042</text:p>
          </table:table-cell>
          <table:table-cell office:value-type="float" office:value="-0.00377633718399348" calcext:value-type="float">
            <text:p>-0.003776337183993</text:p>
          </table:table-cell>
          <table:table-cell office:value-type="float" office:value="-0.00376074593108004" calcext:value-type="float">
            <text:p>-0.00376074593108</text:p>
          </table:table-cell>
          <table:table-cell office:value-type="float" office:value="-0.00377357549799525" calcext:value-type="float">
            <text:p>-0.003773575497995</text:p>
          </table:table-cell>
          <table:table-cell office:value-type="float" office:value="-0.00375475442717482" calcext:value-type="float">
            <text:p>-0.003754754427175</text:p>
          </table:table-cell>
          <table:table-cell office:value-type="float" office:value="-0.00377416031218791" calcext:value-type="float">
            <text:p>-0.003774160312188</text:p>
          </table:table-cell>
          <table:table-cell office:value-type="float" office:value="-0.00376078901671799" calcext:value-type="float">
            <text:p>-0.003760789016718</text:p>
          </table:table-cell>
          <table:table-cell office:value-type="float" office:value="-0.00377467845220479" calcext:value-type="float">
            <text:p>-0.003774678452205</text:p>
          </table:table-cell>
          <table:table-cell office:value-type="float" office:value="-0.00378578747437073" calcext:value-type="float">
            <text:p>-0.003785787474371</text:p>
          </table:table-cell>
          <table:table-cell office:value-type="float" office:value="-0.00377693694290122" calcext:value-type="float">
            <text:p>-0.003776936942901</text:p>
          </table:table-cell>
          <table:table-cell office:value-type="float" office:value="-0.00376578967605078" calcext:value-type="float">
            <text:p>-0.003765789676051</text:p>
          </table:table-cell>
          <table:table-cell office:value-type="float" office:value="-0.0037701618283438" calcext:value-type="float">
            <text:p>-0.003770161828344</text:p>
          </table:table-cell>
          <table:table-cell office:value-type="float" office:value="-0.00377124649474264" calcext:value-type="float">
            <text:p>-0.003771246494743</text:p>
          </table:table-cell>
          <table:table-cell office:value-type="float" office:value="-0.00376009388315226" calcext:value-type="float">
            <text:p>-0.003760093883152</text:p>
          </table:table-cell>
          <table:table-cell office:value-type="float" office:value="-0.00376239814043956" calcext:value-type="float">
            <text:p>-0.00376239814044</text:p>
          </table:table-cell>
          <table:table-cell office:value-type="float" office:value="-0.00377421972878713" calcext:value-type="float">
            <text:p>-0.003774219728787</text:p>
          </table:table-cell>
          <table:table-cell office:value-type="float" office:value="-0.00378198452983017" calcext:value-type="float">
            <text:p>-0.00378198452983</text:p>
          </table:table-cell>
          <table:table-cell office:value-type="float" office:value="-0.00378528867936503" calcext:value-type="float">
            <text:p>-0.003785288679365</text:p>
          </table:table-cell>
          <table:table-cell office:value-type="float" office:value="-0.00377818888016869" calcext:value-type="float">
            <text:p>-0.003778188880169</text:p>
          </table:table-cell>
          <table:table-cell office:value-type="float" office:value="-0.00377965875467302" calcext:value-type="float">
            <text:p>-0.003779658754673</text:p>
          </table:table-cell>
          <table:table-cell office:value-type="float" office:value="-0.00376243140286685" calcext:value-type="float">
            <text:p>-0.003762431402867</text:p>
          </table:table-cell>
          <table:table-cell office:value-type="float" office:value="-0.00374624865524524" calcext:value-type="float">
            <text:p>-0.003746248655245</text:p>
          </table:table-cell>
          <table:table-cell office:value-type="float" office:value="-0.00375224943277945" calcext:value-type="float">
            <text:p>-0.003752249432779</text:p>
          </table:table-cell>
          <table:table-cell office:value-type="float" office:value="-0.00375978576040378" calcext:value-type="float">
            <text:p>-0.003759785760404</text:p>
          </table:table-cell>
          <table:table-cell office:value-type="float" office:value="-0.003793315044836" calcext:value-type="float">
            <text:p>-0.003793315044836</text:p>
          </table:table-cell>
          <table:table-cell office:value-type="float" office:value="-0.00377019961836196" calcext:value-type="float">
            <text:p>-0.003770199618362</text:p>
          </table:table-cell>
          <table:table-cell office:value-type="float" office:value="-0.00380110349792394" calcext:value-type="float">
            <text:p>-0.003801103497924</text:p>
          </table:table-cell>
          <table:table-cell office:value-type="float" office:value="-0.00380561311834621" calcext:value-type="float">
            <text:p>-0.003805613118346</text:p>
          </table:table-cell>
          <table:table-cell office:value-type="float" office:value="-0.00382054985440409" calcext:value-type="float">
            <text:p>-0.003820549854404</text:p>
          </table:table-cell>
          <table:table-cell office:value-type="float" office:value="-0.00381541213628113" calcext:value-type="float">
            <text:p>-0.003815412136281</text:p>
          </table:table-cell>
          <table:table-cell office:value-type="float" office:value="-0.00384687772126902" calcext:value-type="float">
            <text:p>-0.003846877721269</text:p>
          </table:table-cell>
          <table:table-cell office:value-type="float" office:value="-0.00374027070599877" calcext:value-type="float">
            <text:p>-0.003740270705999</text:p>
          </table:table-cell>
          <table:table-cell office:value-type="float" office:value="-0.0033115857626207" calcext:value-type="float">
            <text:p>-0.003311585762621</text:p>
          </table:table-cell>
          <table:table-cell office:value-type="float" office:value="-0.00327845306628678" calcext:value-type="float">
            <text:p>-0.003278453066287</text:p>
          </table:table-cell>
          <table:table-cell office:value-type="float" office:value="-0.00313137450285022" calcext:value-type="float">
            <text:p>-0.00313137450285</text:p>
          </table:table-cell>
          <table:table-cell office:value-type="float" office:value="-0.00337164322441364" calcext:value-type="float">
            <text:p>-0.003371643224414</text:p>
          </table:table-cell>
          <table:table-cell office:value-type="float" office:value="-0.00395133847265877" calcext:value-type="float">
            <text:p>-0.003951338472659</text:p>
          </table:table-cell>
          <table:table-cell office:value-type="float" office:value="-0.00489155766666206" calcext:value-type="float">
            <text:p>-0.004891557666662</text:p>
          </table:table-cell>
          <table:table-cell office:value-type="float" office:value="-0.00593084855499404" calcext:value-type="float">
            <text:p>-0.005930848554994</text:p>
          </table:table-cell>
          <table:table-cell office:value-type="float" office:value="-0.00674878394650009" calcext:value-type="float">
            <text:p>-0.0067487839465</text:p>
          </table:table-cell>
          <table:table-cell office:value-type="float" office:value="-0.00692786780820165" calcext:value-type="float">
            <text:p>-0.006927867808202</text:p>
          </table:table-cell>
          <table:table-cell office:value-type="float" office:value="-0.00547221204708161" calcext:value-type="float">
            <text:p>-0.005472212047082</text:p>
          </table:table-cell>
          <table:table-cell office:value-type="float" office:value="-0.00481976111583902" calcext:value-type="float">
            <text:p>-0.004819761115839</text:p>
          </table:table-cell>
          <table:table-cell office:value-type="float" office:value="-0.00417659881791452" calcext:value-type="float">
            <text:p>-0.004176598817915</text:p>
          </table:table-cell>
          <table:table-cell office:value-type="float" office:value="-0.00523296157143484" calcext:value-type="float">
            <text:p>-0.005232961571435</text:p>
          </table:table-cell>
          <table:table-cell office:value-type="float" office:value="-0.0142598021661631" calcext:value-type="float">
            <text:p>-0.014259802166163</text:p>
          </table:table-cell>
          <table:table-cell office:value-type="float" office:value="-0.0211603360391746" calcext:value-type="float">
            <text:p>-0.021160336039175</text:p>
          </table:table-cell>
          <table:table-cell office:value-type="float" office:value="-0.0264760933312075" calcext:value-type="float">
            <text:p>-0.026476093331208</text:p>
          </table:table-cell>
          <table:table-cell office:value-type="float" office:value="-0.0299132226459354" calcext:value-type="float">
            <text:p>-0.029913222645935</text:p>
          </table:table-cell>
          <table:table-cell office:value-type="float" office:value="-0.0341822744185683" calcext:value-type="float">
            <text:p>-0.034182274418568</text:p>
          </table:table-cell>
          <table:table-cell office:value-type="float" office:value="-0.0441661054819572" calcext:value-type="float">
            <text:p>-0.044166105481957</text:p>
          </table:table-cell>
          <table:table-cell office:value-type="float" office:value="-0.0462792528827371" calcext:value-type="float">
            <text:p>-0.046279252882737</text:p>
          </table:table-cell>
          <table:table-cell office:value-type="float" office:value="-0.0463177982285557" calcext:value-type="float">
            <text:p>-0.046317798228556</text:p>
          </table:table-cell>
          <table:table-cell office:value-type="float" office:value="-0.0452052898792497" calcext:value-type="float">
            <text:p>-0.04520528987925</text:p>
          </table:table-cell>
          <table:table-cell office:value-type="float" office:value="-0.0426042577680637" calcext:value-type="float">
            <text:p>-0.042604257768064</text:p>
          </table:table-cell>
          <table:table-cell office:value-type="float" office:value="-0.0389821505108745" calcext:value-type="float">
            <text:p>-0.038982150510875</text:p>
          </table:table-cell>
          <table:table-cell office:value-type="float" office:value="-0.0349964908456328" calcext:value-type="float">
            <text:p>-0.034996490845633</text:p>
          </table:table-cell>
          <table:table-cell office:value-type="float" office:value="-0.0297475843987223" calcext:value-type="float">
            <text:p>-0.029747584398722</text:p>
          </table:table-cell>
          <table:table-cell office:value-type="float" office:value="-0.0206463133414707" calcext:value-type="float">
            <text:p>-0.020646313341471</text:p>
          </table:table-cell>
          <table:table-cell office:value-type="float" office:value="-0.0170312150824747" calcext:value-type="float">
            <text:p>-0.017031215082475</text:p>
          </table:table-cell>
          <table:table-cell office:value-type="float" office:value="-0.0114382524540296" calcext:value-type="float">
            <text:p>-0.01143825245403</text:p>
          </table:table-cell>
          <table:table-cell office:value-type="float" office:value="-0.00680479732750172" calcext:value-type="float">
            <text:p>-0.006804797327502</text:p>
          </table:table-cell>
          <table:table-cell office:value-type="float" office:value="-0.00290215294530843" calcext:value-type="float">
            <text:p>-0.002902152945308</text:p>
          </table:table-cell>
          <table:table-cell office:value-type="float" office:value="-0.000727945235339918" calcext:value-type="float">
            <text:p>-0.00072794523534</text:p>
          </table:table-cell>
          <table:table-cell office:value-type="float" office:value="-0.00168529200139514" calcext:value-type="float">
            <text:p>-0.001685292001395</text:p>
          </table:table-cell>
          <table:table-cell office:value-type="float" office:value="-0.0309749819026644" calcext:value-type="float">
            <text:p>-0.030974981902664</text:p>
          </table:table-cell>
          <table:table-cell office:value-type="float" office:value="-0.0387751720922161" calcext:value-type="float">
            <text:p>-0.038775172092216</text:p>
          </table:table-cell>
          <table:table-cell office:value-type="float" office:value="-0.0410021721748091" calcext:value-type="float">
            <text:p>-0.041002172174809</text:p>
          </table:table-cell>
          <table:table-cell office:value-type="float" office:value="0.00907849156099986" calcext:value-type="float">
            <text:p>0.009078491561</text:p>
          </table:table-cell>
          <table:table-cell office:value-type="float" office:value="-0.0179583284999905" calcext:value-type="float">
            <text:p>-0.017958328499991</text:p>
          </table:table-cell>
          <table:table-cell office:value-type="float" office:value="-0.0186048534527066" calcext:value-type="float">
            <text:p>-0.018604853452707</text:p>
          </table:table-cell>
          <table:table-cell office:value-type="float" office:value="-0.0164691761857902" calcext:value-type="float">
            <text:p>-0.01646917618579</text:p>
          </table:table-cell>
          <table:table-cell office:value-type="float" office:value="-0.0144671823678283" calcext:value-type="float">
            <text:p>-0.014467182367828</text:p>
          </table:table-cell>
          <table:table-cell office:value-type="float" office:value="-0.0110392105774635" calcext:value-type="float">
            <text:p>-0.011039210577464</text:p>
          </table:table-cell>
          <table:table-cell office:value-type="float" office:value="-0.00902746974555561" calcext:value-type="float">
            <text:p>-0.009027469745556</text:p>
          </table:table-cell>
          <table:table-cell office:value-type="float" office:value="-0.00422060006114481" calcext:value-type="float">
            <text:p>-0.004220600061145</text:p>
          </table:table-cell>
          <table:table-cell office:value-type="float" office:value="-0.0246862425863525" calcext:value-type="float">
            <text:p>-0.024686242586353</text:p>
          </table:table-cell>
          <table:table-cell office:value-type="float" office:value="-0.0278853212551023" calcext:value-type="float">
            <text:p>-0.027885321255102</text:p>
          </table:table-cell>
          <table:table-cell office:value-type="float" office:value="-0.0330793158713746" calcext:value-type="float">
            <text:p>-0.033079315871375</text:p>
          </table:table-cell>
          <table:table-cell office:value-type="float" office:value="-0.0378643693802464" calcext:value-type="float">
            <text:p>-0.037864369380246</text:p>
          </table:table-cell>
          <table:table-cell office:value-type="float" office:value="-0.0394213298787126" calcext:value-type="float">
            <text:p>-0.039421329878713</text:p>
          </table:table-cell>
          <table:table-cell office:value-type="float" office:value="-0.0382435671446016" calcext:value-type="float">
            <text:p>-0.038243567144602</text:p>
          </table:table-cell>
          <table:table-cell office:value-type="float" office:value="-0.035272301421543" calcext:value-type="float">
            <text:p>-0.035272301421543</text:p>
          </table:table-cell>
          <table:table-cell office:value-type="float" office:value="-0.011655405760713" calcext:value-type="float">
            <text:p>-0.011655405760713</text:p>
          </table:table-cell>
          <table:table-cell office:value-type="float" office:value="-0.0114711251425268" calcext:value-type="float">
            <text:p>-0.011471125142527</text:p>
          </table:table-cell>
          <table:table-cell office:value-type="float" office:value="-0.0135353719694426" calcext:value-type="float">
            <text:p>-0.013535371969443</text:p>
          </table:table-cell>
          <table:table-cell office:value-type="float" office:value="-0.0140208529610526" calcext:value-type="float">
            <text:p>-0.014020852961053</text:p>
          </table:table-cell>
          <table:table-cell office:value-type="float" office:value="-0.0133133989706508" calcext:value-type="float">
            <text:p>-0.013313398970651</text:p>
          </table:table-cell>
          <table:table-cell office:value-type="float" office:value="-0.011738062364188" calcext:value-type="float">
            <text:p>-0.011738062364188</text:p>
          </table:table-cell>
          <table:table-cell office:value-type="float" office:value="-0.00949710034639919" calcext:value-type="float">
            <text:p>-0.009497100346399</text:p>
          </table:table-cell>
          <table:table-cell office:value-type="float" office:value="-0.0072225129820504" calcext:value-type="float">
            <text:p>-0.00722251298205</text:p>
          </table:table-cell>
          <table:table-cell office:value-type="float" office:value="-0.00515757093129204" calcext:value-type="float">
            <text:p>-0.005157570931292</text:p>
          </table:table-cell>
          <table:table-cell office:value-type="float" office:value="-0.00291222325858351" calcext:value-type="float">
            <text:p>-0.002912223258584</text:p>
          </table:table-cell>
          <table:table-cell office:value-type="float" office:value="-0.00171373752246999" calcext:value-type="float">
            <text:p>-0.00171373752247</text:p>
          </table:table-cell>
          <table:table-cell office:value-type="float" office:value="-0.000295987121782021" calcext:value-type="float">
            <text:p>-0.000295987121782</text:p>
          </table:table-cell>
          <table:table-cell office:value-type="float" office:value="-0.0297195720617921" calcext:value-type="float">
            <text:p>-0.029719572061792</text:p>
          </table:table-cell>
          <table:table-cell office:value-type="float" office:value="-0.039542500986518" calcext:value-type="float">
            <text:p>-0.039542500986518</text:p>
          </table:table-cell>
          <table:table-cell office:value-type="float" office:value="-0.0421026534929312" calcext:value-type="float">
            <text:p>-0.042102653492931</text:p>
          </table:table-cell>
          <table:table-cell office:value-type="float" office:value="-0.0420638480903251" calcext:value-type="float">
            <text:p>-0.042063848090325</text:p>
          </table:table-cell>
          <table:table-cell office:value-type="float" office:value="-0.0354214145458854" calcext:value-type="float">
            <text:p>-0.035421414545885</text:p>
          </table:table-cell>
          <table:table-cell office:value-type="float" office:value="0.00857546621580639" calcext:value-type="float">
            <text:p>0.008575466215806</text:p>
          </table:table-cell>
          <table:table-cell office:value-type="float" office:value="0.00996291623066307" calcext:value-type="float">
            <text:p>0.009962916230663</text:p>
          </table:table-cell>
          <table:table-cell office:value-type="float" office:value="-0.013300005207454" calcext:value-type="float">
            <text:p>-0.013300005207454</text:p>
          </table:table-cell>
          <table:table-cell office:value-type="float" office:value="-0.0181428461580057" calcext:value-type="float">
            <text:p>-0.018142846158006</text:p>
          </table:table-cell>
          <table:table-cell office:value-type="float" office:value="-0.0208184155686394" calcext:value-type="float">
            <text:p>-0.020818415568639</text:p>
          </table:table-cell>
          <table:table-cell office:value-type="float" office:value="-0.0217190141621186" calcext:value-type="float">
            <text:p>-0.021719014162119</text:p>
          </table:table-cell>
          <table:table-cell office:value-type="float" office:value="-0.0220314218410182" calcext:value-type="float">
            <text:p>-0.022031421841018</text:p>
          </table:table-cell>
          <table:table-cell office:value-type="float" office:value="-0.0213245712413313" calcext:value-type="float">
            <text:p>-0.021324571241331</text:p>
          </table:table-cell>
          <table:table-cell office:value-type="float" office:value="-0.020059046876466" calcext:value-type="float">
            <text:p>-0.020059046876466</text:p>
          </table:table-cell>
          <table:table-cell office:value-type="float" office:value="-0.0188125010629338" calcext:value-type="float">
            <text:p>-0.018812501062934</text:p>
          </table:table-cell>
          <table:table-cell office:value-type="float" office:value="-0.0182680897233349" calcext:value-type="float">
            <text:p>-0.018268089723335</text:p>
          </table:table-cell>
          <table:table-cell office:value-type="float" office:value="-0.0180992093749248" calcext:value-type="float">
            <text:p>-0.018099209374925</text:p>
          </table:table-cell>
          <table:table-cell office:value-type="float" office:value="-0.0172445010105435" calcext:value-type="float">
            <text:p>-0.017244501010544</text:p>
          </table:table-cell>
          <table:table-cell office:value-type="float" office:value="-0.0166404121657583" calcext:value-type="float">
            <text:p>-0.016640412165758</text:p>
          </table:table-cell>
          <table:table-cell office:value-type="float" office:value="-0.0124780528049478" calcext:value-type="float">
            <text:p>-0.012478052804948</text:p>
          </table:table-cell>
          <table:table-cell office:value-type="float" office:value="-0.00936337059368586" calcext:value-type="float">
            <text:p>-0.009363370593686</text:p>
          </table:table-cell>
          <table:table-cell office:value-type="float" office:value="-0.0290948921823992" calcext:value-type="float">
            <text:p>-0.029094892182399</text:p>
          </table:table-cell>
          <table:table-cell office:value-type="float" office:value="-0.0329018832992178" calcext:value-type="float">
            <text:p>-0.032901883299218</text:p>
          </table:table-cell>
          <table:table-cell office:value-type="float" office:value="-0.0328563563725332" calcext:value-type="float">
            <text:p>-0.032856356372533</text:p>
          </table:table-cell>
          <table:table-cell office:value-type="float" office:value="-0.0311832797681254" calcext:value-type="float">
            <text:p>-0.031183279768125</text:p>
          </table:table-cell>
          <table:table-cell office:value-type="float" office:value="-0.0381869279016145" calcext:value-type="float">
            <text:p>-0.038186927901615</text:p>
          </table:table-cell>
          <table:table-cell office:value-type="float" office:value="-0.0435082954898451" calcext:value-type="float">
            <text:p>-0.043508295489845</text:p>
          </table:table-cell>
          <table:table-cell office:value-type="float" office:value="-0.0466495072442381" calcext:value-type="float">
            <text:p>-0.046649507244238</text:p>
          </table:table-cell>
          <table:table-cell office:value-type="float" office:value="-0.0478666242682134" calcext:value-type="float">
            <text:p>-0.047866624268213</text:p>
          </table:table-cell>
          <table:table-cell office:value-type="float" office:value="-0.0481299674328707" calcext:value-type="float">
            <text:p>-0.048129967432871</text:p>
          </table:table-cell>
          <table:table-cell office:value-type="float" office:value="-0.0439432830510195" calcext:value-type="float">
            <text:p>-0.04394328305102</text:p>
          </table:table-cell>
          <table:table-cell office:value-type="float" office:value="-0.0423653747267441" calcext:value-type="float">
            <text:p>-0.042365374726744</text:p>
          </table:table-cell>
          <table:table-cell office:value-type="float" office:value="-0.0413654452429667" calcext:value-type="float">
            <text:p>-0.041365445242967</text:p>
          </table:table-cell>
          <table:table-cell office:value-type="float" office:value="-0.0409527329450877" calcext:value-type="float">
            <text:p>-0.040952732945088</text:p>
          </table:table-cell>
          <table:table-cell office:value-type="float" office:value="-0.0260393211417618" calcext:value-type="float">
            <text:p>-0.026039321141762</text:p>
          </table:table-cell>
          <table:table-cell office:value-type="float" office:value="-0.024796212546831" calcext:value-type="float">
            <text:p>-0.024796212546831</text:p>
          </table:table-cell>
          <table:table-cell office:value-type="float" office:value="-0.0273576385836304" calcext:value-type="float">
            <text:p>-0.02735763858363</text:p>
          </table:table-cell>
          <table:table-cell office:value-type="float" office:value="-0.0205388211665957" calcext:value-type="float">
            <text:p>-0.020538821166596</text:p>
          </table:table-cell>
          <table:table-cell office:value-type="float" office:value="-0.0220248750313882" calcext:value-type="float">
            <text:p>-0.022024875031388</text:p>
          </table:table-cell>
          <table:table-cell office:value-type="float" office:value="-0.0199371507445134" calcext:value-type="float">
            <text:p>-0.019937150744513</text:p>
          </table:table-cell>
          <table:table-cell office:value-type="float" office:value="-0.0147821562786377" calcext:value-type="float">
            <text:p>-0.014782156278638</text:p>
          </table:table-cell>
          <table:table-cell office:value-type="float" office:value="-0.0125436600040499" calcext:value-type="float">
            <text:p>-0.01254366000405</text:p>
          </table:table-cell>
          <table:table-cell office:value-type="float" office:value="-0.0109531140184847" calcext:value-type="float">
            <text:p>-0.010953114018485</text:p>
          </table:table-cell>
          <table:table-cell office:value-type="float" office:value="-0.00925487551967614" calcext:value-type="float">
            <text:p>-0.009254875519676</text:p>
          </table:table-cell>
          <table:table-cell office:value-type="float" office:value="-0.00757960778228075" calcext:value-type="float">
            <text:p>-0.007579607782281</text:p>
          </table:table-cell>
          <table:table-cell office:value-type="float" office:value="-0.00632386173716593" calcext:value-type="float">
            <text:p>-0.006323861737166</text:p>
          </table:table-cell>
          <table:table-cell office:value-type="float" office:value="-0.00576517373766586" calcext:value-type="float">
            <text:p>-0.005765173737666</text:p>
          </table:table-cell>
          <table:table-cell office:value-type="float" office:value="-0.0396640990609183" calcext:value-type="float">
            <text:p>-0.039664099060918</text:p>
          </table:table-cell>
          <table:table-cell office:value-type="float" office:value="-0.0465681591400838" calcext:value-type="float">
            <text:p>-0.046568159140084</text:p>
          </table:table-cell>
          <table:table-cell office:value-type="float" office:value="-0.0487971539386149" calcext:value-type="float">
            <text:p>-0.048797153938615</text:p>
          </table:table-cell>
          <table:table-cell office:value-type="float" office:value="-0.0487011864352149" calcext:value-type="float">
            <text:p>-0.048701186435215</text:p>
          </table:table-cell>
          <table:table-cell office:value-type="float" office:value="-0.00555897721186963" calcext:value-type="float">
            <text:p>-0.00555897721187</text:p>
          </table:table-cell>
          <table:table-cell office:value-type="float" office:value="-0.00143087989532041" calcext:value-type="float">
            <text:p>-0.00143087989532</text:p>
          </table:table-cell>
          <table:table-cell office:value-type="float" office:value="-0.0181630156588393" calcext:value-type="float">
            <text:p>-0.018163015658839</text:p>
          </table:table-cell>
          <table:table-cell office:value-type="float" office:value="-0.0209000205007314" calcext:value-type="float">
            <text:p>-0.020900020500731</text:p>
          </table:table-cell>
          <table:table-cell office:value-type="float" office:value="-0.0214906026843665" calcext:value-type="float">
            <text:p>-0.021490602684367</text:p>
          </table:table-cell>
          <table:table-cell office:value-type="float" office:value="-0.0210558242502742" calcext:value-type="float">
            <text:p>-0.021055824250274</text:p>
          </table:table-cell>
          <table:table-cell office:value-type="float" office:value="-0.020114715602443" calcext:value-type="float">
            <text:p>-0.020114715602443</text:p>
          </table:table-cell>
          <table:table-cell office:value-type="float" office:value="-0.0186515410116924" calcext:value-type="float">
            <text:p>-0.018651541011692</text:p>
          </table:table-cell>
          <table:table-cell office:value-type="float" office:value="-0.01804305421447" calcext:value-type="float">
            <text:p>-0.01804305421447</text:p>
          </table:table-cell>
          <table:table-cell office:value-type="float" office:value="-0.0177472537578117" calcext:value-type="float">
            <text:p>-0.017747253757812</text:p>
          </table:table-cell>
          <table:table-cell office:value-type="float" office:value="-0.0162152020395671" calcext:value-type="float">
            <text:p>-0.016215202039567</text:p>
          </table:table-cell>
          <table:table-cell office:value-type="float" office:value="-0.0121528526900196" calcext:value-type="float">
            <text:p>-0.01215285269002</text:p>
          </table:table-cell>
          <table:table-cell office:value-type="float" office:value="-0.0126285761309287" calcext:value-type="float">
            <text:p>-0.012628576130929</text:p>
          </table:table-cell>
          <table:table-cell office:value-type="float" office:value="-0.0307016868705294" calcext:value-type="float">
            <text:p>-0.030701686870529</text:p>
          </table:table-cell>
          <table:table-cell office:value-type="float" office:value="-0.0296695931100971" calcext:value-type="float">
            <text:p>-0.029669593110097</text:p>
          </table:table-cell>
          <table:table-cell office:value-type="float" office:value="-0.0293953507707993" calcext:value-type="float">
            <text:p>-0.029395350770799</text:p>
          </table:table-cell>
          <table:table-cell office:value-type="float" office:value="-0.0391183850236324" calcext:value-type="float">
            <text:p>-0.039118385023632</text:p>
          </table:table-cell>
          <table:table-cell office:value-type="float" office:value="-0.0435807745914571" calcext:value-type="float">
            <text:p>-0.043580774591457</text:p>
          </table:table-cell>
          <table:table-cell office:value-type="float" office:value="-0.0417148267253136" calcext:value-type="float">
            <text:p>-0.041714826725314</text:p>
          </table:table-cell>
          <table:table-cell office:value-type="float" office:value="-0.0342692308058656" calcext:value-type="float">
            <text:p>-0.034269230805866</text:p>
          </table:table-cell>
          <table:table-cell office:value-type="float" office:value="-0.0187769140061085" calcext:value-type="float">
            <text:p>-0.018776914006109</text:p>
          </table:table-cell>
          <table:table-cell office:value-type="float" office:value="-0.0158952646580677" calcext:value-type="float">
            <text:p>-0.015895264658068</text:p>
          </table:table-cell>
          <table:table-cell office:value-type="float" office:value="-0.0108131447003013" calcext:value-type="float">
            <text:p>-0.010813144700301</text:p>
          </table:table-cell>
          <table:table-cell office:value-type="float" office:value="-0.00577528854742198" calcext:value-type="float">
            <text:p>-0.005775288547422</text:p>
          </table:table-cell>
          <table:table-cell office:value-type="float" office:value="-0.00275689381589542" calcext:value-type="float">
            <text:p>-0.002756893815895</text:p>
          </table:table-cell>
          <table:table-cell office:value-type="float" office:value="-0.00216824572708813" calcext:value-type="float">
            <text:p>-0.002168245727088</text:p>
          </table:table-cell>
          <table:table-cell office:value-type="float" office:value="-0.0294878678907059" calcext:value-type="float">
            <text:p>-0.029487867890706</text:p>
          </table:table-cell>
          <table:table-cell office:value-type="float" office:value="-0.0341834057706222" calcext:value-type="float">
            <text:p>-0.034183405770622</text:p>
          </table:table-cell>
          <table:table-cell office:value-type="float" office:value="-0.0376142822740254" calcext:value-type="float">
            <text:p>-0.037614282274025</text:p>
          </table:table-cell>
          <table:table-cell office:value-type="float" office:value="-0.042136718170031" calcext:value-type="float">
            <text:p>-0.042136718170031</text:p>
          </table:table-cell>
          <table:table-cell office:value-type="float" office:value="-0.0414977932925272" calcext:value-type="float">
            <text:p>-0.041497793292527</text:p>
          </table:table-cell>
          <table:table-cell office:value-type="float" office:value="0.00484771011529365" calcext:value-type="float">
            <text:p>0.004847710115294</text:p>
          </table:table-cell>
          <table:table-cell office:value-type="float" office:value="0.00543650420816196" calcext:value-type="float">
            <text:p>0.005436504208162</text:p>
          </table:table-cell>
          <table:table-cell office:value-type="float" office:value="0.00566758426925712" calcext:value-type="float">
            <text:p>0.005667584269257</text:p>
          </table:table-cell>
          <table:table-cell office:value-type="float" office:value="-0.0186877617935474" calcext:value-type="float">
            <text:p>-0.018687761793547</text:p>
          </table:table-cell>
          <table:table-cell office:value-type="float" office:value="-0.0204559679809264" calcext:value-type="float">
            <text:p>-0.020455967980926</text:p>
          </table:table-cell>
          <table:table-cell office:value-type="float" office:value="-0.0192570806736709" calcext:value-type="float">
            <text:p>-0.019257080673671</text:p>
          </table:table-cell>
          <table:table-cell office:value-type="float" office:value="-0.0179408444758371" calcext:value-type="float">
            <text:p>-0.017940844475837</text:p>
          </table:table-cell>
          <table:table-cell office:value-type="float" office:value="-0.0162511798277493" calcext:value-type="float">
            <text:p>-0.016251179827749</text:p>
          </table:table-cell>
          <table:table-cell office:value-type="float" office:value="-0.0147770827590427" calcext:value-type="float">
            <text:p>-0.014777082759043</text:p>
          </table:table-cell>
          <table:table-cell office:value-type="float" office:value="-0.013282989540713" calcext:value-type="float">
            <text:p>-0.013282989540713</text:p>
          </table:table-cell>
          <table:table-cell office:value-type="float" office:value="-0.00991828281510542" calcext:value-type="float">
            <text:p>-0.009918282815105</text:p>
          </table:table-cell>
          <table:table-cell office:value-type="float" office:value="-0.00611513254691037" calcext:value-type="float">
            <text:p>-0.00611513254691</text:p>
          </table:table-cell>
          <table:table-cell office:value-type="float" office:value="-0.00814533656239147" calcext:value-type="float">
            <text:p>-0.008145336562391</text:p>
          </table:table-cell>
          <table:table-cell office:value-type="float" office:value="-0.0320006096896019" calcext:value-type="float">
            <text:p>-0.032000609689602</text:p>
          </table:table-cell>
          <table:table-cell office:value-type="float" office:value="-0.0312456613842071" calcext:value-type="float">
            <text:p>-0.031245661384207</text:p>
          </table:table-cell>
          <table:table-cell office:value-type="float" office:value="-0.029250747656015" calcext:value-type="float">
            <text:p>-0.029250747656015</text:p>
          </table:table-cell>
          <table:table-cell office:value-type="float" office:value="-0.0396599230412568" calcext:value-type="float">
            <text:p>-0.039659923041257</text:p>
          </table:table-cell>
          <table:table-cell office:value-type="float" office:value="-0.0430526861539195" calcext:value-type="float">
            <text:p>-0.04305268615392</text:p>
          </table:table-cell>
          <table:table-cell office:value-type="float" office:value="-0.0438440041735305" calcext:value-type="float">
            <text:p>-0.043844004173531</text:p>
          </table:table-cell>
          <table:table-cell office:value-type="float" office:value="-0.0397494248208295" calcext:value-type="float">
            <text:p>-0.03974942482083</text:p>
          </table:table-cell>
          <table:table-cell office:value-type="float" office:value="-0.0348317453273149" calcext:value-type="float">
            <text:p>-0.034831745327315</text:p>
          </table:table-cell>
          <table:table-cell office:value-type="float" office:value="-0.0315104039307022" calcext:value-type="float">
            <text:p>-0.031510403930702</text:p>
          </table:table-cell>
          <table:table-cell office:value-type="float" office:value="-0.0222932926593527" calcext:value-type="float">
            <text:p>-0.022293292659353</text:p>
          </table:table-cell>
          <table:table-cell office:value-type="float" office:value="-0.0142766883738097" calcext:value-type="float">
            <text:p>-0.01427668837381</text:p>
          </table:table-cell>
          <table:table-cell office:value-type="float" office:value="-0.0138488259113848" calcext:value-type="float">
            <text:p>-0.013848825911385</text:p>
          </table:table-cell>
          <table:table-cell office:value-type="float" office:value="-0.0123060033645589" calcext:value-type="float">
            <text:p>-0.012306003364559</text:p>
          </table:table-cell>
          <table:table-cell office:value-type="float" office:value="-0.0105381514983411" calcext:value-type="float">
            <text:p>-0.010538151498341</text:p>
          </table:table-cell>
          <table:table-cell office:value-type="float" office:value="-0.00848167461217792" calcext:value-type="float">
            <text:p>-0.008481674612178</text:p>
          </table:table-cell>
          <table:table-cell office:value-type="float" office:value="-0.00583712970220528" calcext:value-type="float">
            <text:p>-0.005837129702205</text:p>
          </table:table-cell>
          <table:table-cell office:value-type="float" office:value="-0.00396805448112429" calcext:value-type="float">
            <text:p>-0.003968054481124</text:p>
          </table:table-cell>
          <table:table-cell office:value-type="float" office:value="-0.0019103182027466" calcext:value-type="float">
            <text:p>-0.001910318202747</text:p>
          </table:table-cell>
          <table:table-cell office:value-type="float" office:value="-0.00063206900311205" calcext:value-type="float">
            <text:p>-0.000632069003112</text:p>
          </table:table-cell>
          <table:table-cell office:value-type="float" office:value="-0.000200382086043743" calcext:value-type="float">
            <text:p>-0.000200382086044</text:p>
          </table:table-cell>
          <table:table-cell office:value-type="float" office:value="-0.000801576395705561" calcext:value-type="float">
            <text:p>-0.000801576395706</text:p>
          </table:table-cell>
          <table:table-cell office:value-type="float" office:value="-0.0267157827668088" calcext:value-type="float">
            <text:p>-0.026715782766809</text:p>
          </table:table-cell>
          <table:table-cell office:value-type="float" office:value="-0.0311312544229971" calcext:value-type="float">
            <text:p>-0.031131254422997</text:p>
          </table:table-cell>
          <table:table-cell office:value-type="float" office:value="-0.038830129419793" calcext:value-type="float">
            <text:p>-0.038830129419793</text:p>
          </table:table-cell>
          <table:table-cell office:value-type="float" office:value="-0.0409415514399669" calcext:value-type="float">
            <text:p>-0.040941551439967</text:p>
          </table:table-cell>
          <table:table-cell office:value-type="float" office:value="-0.0419918738658401" calcext:value-type="float">
            <text:p>-0.04199187386584</text:p>
          </table:table-cell>
          <table:table-cell office:value-type="float" office:value="-0.0409929949816324" calcext:value-type="float">
            <text:p>-0.040992994981632</text:p>
          </table:table-cell>
          <table:table-cell office:value-type="float" office:value="-0.000635093898560995" calcext:value-type="float">
            <text:p>-0.000635093898561</text:p>
          </table:table-cell>
          <table:table-cell office:value-type="float" office:value="0.00166530046291233" calcext:value-type="float">
            <text:p>0.001665300462912</text:p>
          </table:table-cell>
          <table:table-cell office:value-type="float" office:value="0.0039413040321039" calcext:value-type="float">
            <text:p>0.003941304032104</text:p>
          </table:table-cell>
          <table:table-cell office:value-type="float" office:value="0.00565102812720562" calcext:value-type="float">
            <text:p>0.005651028127206</text:p>
          </table:table-cell>
          <table:table-cell office:value-type="float" office:value="0.00158119890377165" calcext:value-type="float">
            <text:p>0.001581198903772</text:p>
          </table:table-cell>
          <table:table-cell office:value-type="float" office:value="-0.0171545594615093" calcext:value-type="float">
            <text:p>-0.017154559461509</text:p>
          </table:table-cell>
          <table:table-cell office:value-type="float" office:value="-0.0185917447123128" calcext:value-type="float">
            <text:p>-0.018591744712313</text:p>
          </table:table-cell>
          <table:table-cell office:value-type="float" office:value="-0.0177600544710245" calcext:value-type="float">
            <text:p>-0.017760054471025</text:p>
          </table:table-cell>
          <table:table-cell office:value-type="float" office:value="-0.0156701218913674" calcext:value-type="float">
            <text:p>-0.015670121891367</text:p>
          </table:table-cell>
          <table:table-cell office:value-type="float" office:value="-0.0144097574528957" calcext:value-type="float">
            <text:p>-0.014409757452896</text:p>
          </table:table-cell>
          <table:table-cell office:value-type="float" office:value="-0.0128295361297059" calcext:value-type="float">
            <text:p>-0.012829536129706</text:p>
          </table:table-cell>
          <table:table-cell office:value-type="float" office:value="-0.00866237452884444" calcext:value-type="float">
            <text:p>-0.008662374528844</text:p>
          </table:table-cell>
          <table:table-cell office:value-type="float" office:value="-0.0104216476149049" calcext:value-type="float">
            <text:p>-0.010421647614905</text:p>
          </table:table-cell>
          <table:table-cell office:value-type="float" office:value="-0.0164170438259173" calcext:value-type="float">
            <text:p>-0.016417043825917</text:p>
          </table:table-cell>
          <table:table-cell office:value-type="float" office:value="-0.0241043455467498" calcext:value-type="float">
            <text:p>-0.02410434554675</text:p>
          </table:table-cell>
          <table:table-cell office:value-type="float" office:value="-0.0389192987197231" calcext:value-type="float">
            <text:p>-0.038919298719723</text:p>
          </table:table-cell>
          <table:table-cell office:value-type="float" office:value="-0.0457955037381092" calcext:value-type="float">
            <text:p>-0.045795503738109</text:p>
          </table:table-cell>
          <table:table-cell office:value-type="float" office:value="-0.0461378316844353" calcext:value-type="float">
            <text:p>-0.046137831684435</text:p>
          </table:table-cell>
          <table:table-cell office:value-type="float" office:value="-0.0419753661618806" calcext:value-type="float">
            <text:p>-0.041975366161881</text:p>
          </table:table-cell>
          <table:table-cell office:value-type="float" office:value="-0.039238911734927" calcext:value-type="float">
            <text:p>-0.039238911734927</text:p>
          </table:table-cell>
          <table:table-cell office:value-type="float" office:value="-0.038103296784317" calcext:value-type="float">
            <text:p>-0.038103296784317</text:p>
          </table:table-cell>
          <table:table-cell office:value-type="float" office:value="-0.0205657756438251" calcext:value-type="float">
            <text:p>-0.020565775643825</text:p>
          </table:table-cell>
          <table:table-cell office:value-type="float" office:value="-0.011174626315739" calcext:value-type="float">
            <text:p>-0.011174626315739</text:p>
          </table:table-cell>
          <table:table-cell office:value-type="float" office:value="-0.0125942795290229" calcext:value-type="float">
            <text:p>-0.012594279529023</text:p>
          </table:table-cell>
          <table:table-cell office:value-type="float" office:value="-0.00897887941341809" calcext:value-type="float">
            <text:p>-0.008978879413418</text:p>
          </table:table-cell>
          <table:table-cell office:value-type="float" office:value="-0.00662349115109497" calcext:value-type="float">
            <text:p>-0.006623491151095</text:p>
          </table:table-cell>
          <table:table-cell office:value-type="float" office:value="-0.00287844105009356" calcext:value-type="float">
            <text:p>-0.002878441050094</text:p>
          </table:table-cell>
          <table:table-cell office:value-type="float" office:value="0.000116052108601937" calcext:value-type="float">
            <text:p>0.000116052108602</text:p>
          </table:table-cell>
          <table:table-cell office:value-type="float" office:value="0.00087209693679858" calcext:value-type="float">
            <text:p>0.000872096936799</text:p>
          </table:table-cell>
          <table:table-cell office:value-type="float" office:value="0.00181411301533665" calcext:value-type="float">
            <text:p>0.001814113015337</text:p>
          </table:table-cell>
          <table:table-cell office:value-type="float" office:value="-0.0366663157320506" calcext:value-type="float">
            <text:p>-0.036666315732051</text:p>
          </table:table-cell>
          <table:table-cell office:value-type="float" office:value="-0.042754762468278" calcext:value-type="float">
            <text:p>-0.042754762468278</text:p>
          </table:table-cell>
          <table:table-cell office:value-type="float" office:value="-0.0421126508289436" calcext:value-type="float">
            <text:p>-0.042112650828944</text:p>
          </table:table-cell>
          <table:table-cell office:value-type="float" office:value="-0.0319346483215688" calcext:value-type="float">
            <text:p>-0.031934648321569</text:p>
          </table:table-cell>
          <table:table-cell office:value-type="float" office:value="-0.00322436470401389" calcext:value-type="float">
            <text:p>-0.003224364704014</text:p>
          </table:table-cell>
          <table:table-cell office:value-type="float" office:value="0.00252138512317422" calcext:value-type="float">
            <text:p>0.002521385123174</text:p>
          </table:table-cell>
          <table:table-cell office:value-type="float" office:value="-0.0168842012403848" calcext:value-type="float">
            <text:p>-0.016884201240385</text:p>
          </table:table-cell>
          <table:table-cell office:value-type="float" office:value="-0.0192924357068689" calcext:value-type="float">
            <text:p>-0.019292435706869</text:p>
          </table:table-cell>
          <table:table-cell office:value-type="float" office:value="-0.0175785477965138" calcext:value-type="float">
            <text:p>-0.017578547796514</text:p>
          </table:table-cell>
          <table:table-cell office:value-type="float" office:value="-0.0166118498138018" calcext:value-type="float">
            <text:p>-0.016611849813802</text:p>
          </table:table-cell>
          <table:table-cell office:value-type="float" office:value="-0.0160073444881596" calcext:value-type="float">
            <text:p>-0.01600734448816</text:p>
          </table:table-cell>
          <table:table-cell office:value-type="float" office:value="-0.0157115812661088" calcext:value-type="float">
            <text:p>-0.015711581266109</text:p>
          </table:table-cell>
          <table:table-cell office:value-type="float" office:value="-0.0155773968366017" calcext:value-type="float">
            <text:p>-0.015577396836602</text:p>
          </table:table-cell>
          <table:table-cell office:value-type="float" office:value="-0.0146566242749084" calcext:value-type="float">
            <text:p>-0.014656624274908</text:p>
          </table:table-cell>
          <table:table-cell office:value-type="float" office:value="-0.012649883356922" calcext:value-type="float">
            <text:p>-0.012649883356922</text:p>
          </table:table-cell>
          <table:table-cell office:value-type="float" office:value="-0.0075150425685704" calcext:value-type="float">
            <text:p>-0.00751504256857</text:p>
          </table:table-cell>
          <table:table-cell office:value-type="float" office:value="-0.00704389904264334" calcext:value-type="float">
            <text:p>-0.007043899042643</text:p>
          </table:table-cell>
          <table:table-cell office:value-type="float" office:value="-0.00690926044305307" calcext:value-type="float">
            <text:p>-0.006909260443053</text:p>
          </table:table-cell>
          <table:table-cell office:value-type="float" office:value="-0.00931414462736137" calcext:value-type="float">
            <text:p>-0.009314144627361</text:p>
          </table:table-cell>
          <table:table-cell office:value-type="float" office:value="-0.00793733851438865" calcext:value-type="float">
            <text:p>-0.007937338514389</text:p>
          </table:table-cell>
          <table:table-cell office:value-type="float" office:value="-0.00759103787169039" calcext:value-type="float">
            <text:p>-0.00759103787169</text:p>
          </table:table-cell>
          <table:table-cell office:value-type="float" office:value="-0.008202049923336" calcext:value-type="float">
            <text:p>-0.008202049923336</text:p>
          </table:table-cell>
          <table:table-cell office:value-type="float" office:value="-0.00819948333615534" calcext:value-type="float">
            <text:p>-0.008199483336155</text:p>
          </table:table-cell>
          <table:table-cell office:value-type="float" office:value="-0.00804677630413334" calcext:value-type="float">
            <text:p>-0.008046776304133</text:p>
          </table:table-cell>
          <table:table-cell office:value-type="float" office:value="-0.00810783960409596" calcext:value-type="float">
            <text:p>-0.008107839604096</text:p>
          </table:table-cell>
          <table:table-cell office:value-type="float" office:value="-0.00807313238462392" calcext:value-type="float">
            <text:p>-0.008073132384624</text:p>
          </table:table-cell>
          <table:table-cell office:value-type="float" office:value="-0.00802163533988664" calcext:value-type="float">
            <text:p>-0.008021635339887</text:p>
          </table:table-cell>
          <table:table-cell office:value-type="float" office:value="-0.00797488782623883" calcext:value-type="float">
            <text:p>-0.007974887826239</text:p>
          </table:table-cell>
          <table:table-cell office:value-type="float" office:value="-0.00801973264775936" calcext:value-type="float">
            <text:p>-0.008019732647759</text:p>
          </table:table-cell>
          <table:table-cell office:value-type="float" office:value="-0.00803549907004006" calcext:value-type="float">
            <text:p>-0.00803549907004</text:p>
          </table:table-cell>
          <table:table-cell office:value-type="float" office:value="-0.00803058641332371" calcext:value-type="float">
            <text:p>-0.008030586413324</text:p>
          </table:table-cell>
          <table:table-cell office:value-type="float" office:value="-0.00802316641551332" calcext:value-type="float">
            <text:p>-0.008023166415513</text:p>
          </table:table-cell>
          <table:table-cell office:value-type="float" office:value="-0.00802686911634696" calcext:value-type="float">
            <text:p>-0.008026869116347</text:p>
          </table:table-cell>
          <table:table-cell office:value-type="float" office:value="-0.00803570875106366" calcext:value-type="float">
            <text:p>-0.008035708751064</text:p>
          </table:table-cell>
          <table:table-cell office:value-type="float" office:value="-0.00794895018547657" calcext:value-type="float">
            <text:p>-0.007948950185477</text:p>
          </table:table-cell>
          <table:table-cell office:value-type="float" office:value="-0.00802845072279954" calcext:value-type="float">
            <text:p>-0.0080284507228</text:p>
          </table:table-cell>
          <table:table-cell office:value-type="float" office:value="-0.0080306135226141" calcext:value-type="float">
            <text:p>-0.008030613522614</text:p>
          </table:table-cell>
          <table:table-cell office:value-type="float" office:value="-0.00802860268379992" calcext:value-type="float">
            <text:p>-0.0080286026838</text:p>
          </table:table-cell>
          <table:table-cell office:value-type="float" office:value="-0.00802961967944875" calcext:value-type="float">
            <text:p>-0.008029619679449</text:p>
          </table:table-cell>
          <table:table-cell office:value-type="float" office:value="-0.0080282801393428" calcext:value-type="float">
            <text:p>-0.008028280139343</text:p>
          </table:table-cell>
          <table:table-cell office:value-type="float" office:value="-0.00792177643401661" calcext:value-type="float">
            <text:p>-0.007921776434017</text:p>
          </table:table-cell>
          <table:table-cell office:value-type="float" office:value="-0.00801674917215803" calcext:value-type="float">
            <text:p>-0.008016749172158</text:p>
          </table:table-cell>
          <table:table-cell office:value-type="float" office:value="-0.00803844435948894" calcext:value-type="float">
            <text:p>-0.008038444359489</text:p>
          </table:table-cell>
          <table:table-cell office:value-type="float" office:value="-0.0079330826075394" calcext:value-type="float">
            <text:p>-0.007933082607539</text:p>
          </table:table-cell>
          <table:table-cell office:value-type="float" office:value="-0.0080252362826057" calcext:value-type="float">
            <text:p>-0.008025236282606</text:p>
          </table:table-cell>
          <table:table-cell office:value-type="float" office:value="-0.00800917478649706" calcext:value-type="float">
            <text:p>-0.008009174786497</text:p>
          </table:table-cell>
          <table:table-cell office:value-type="float" office:value="-0.0080096578276971" calcext:value-type="float">
            <text:p>-0.008009657827697</text:p>
          </table:table-cell>
          <table:table-cell office:value-type="float" office:value="-0.00802005593478152" calcext:value-type="float">
            <text:p>-0.008020055934782</text:p>
          </table:table-cell>
          <table:table-cell office:value-type="float" office:value="-0.00792424977503223" calcext:value-type="float">
            <text:p>-0.007924249775032</text:p>
          </table:table-cell>
          <table:table-cell office:value-type="float" office:value="-0.00802453149658523" calcext:value-type="float">
            <text:p>-0.008024531496585</text:p>
          </table:table-cell>
          <table:table-cell office:value-type="float" office:value="-0.00801544591761939" calcext:value-type="float">
            <text:p>-0.008015445917619</text:p>
          </table:table-cell>
          <table:table-cell office:value-type="float" office:value="-0.00794806156522269" calcext:value-type="float">
            <text:p>-0.007948061565223</text:p>
          </table:table-cell>
          <table:table-cell office:value-type="float" office:value="-0.00802571297641695" calcext:value-type="float">
            <text:p>-0.008025712976417</text:p>
          </table:table-cell>
          <table:table-cell office:value-type="float" office:value="-0.00801797050333478" calcext:value-type="float">
            <text:p>-0.008017970503335</text:p>
          </table:table-cell>
          <table:table-cell office:value-type="float" office:value="-0.00802211213141086" calcext:value-type="float">
            <text:p>-0.008022112131411</text:p>
          </table:table-cell>
          <table:table-cell office:value-type="float" office:value="-0.00803395144452144" calcext:value-type="float">
            <text:p>-0.008033951444521</text:p>
          </table:table-cell>
          <table:table-cell office:value-type="float" office:value="-0.00801734196658983" calcext:value-type="float">
            <text:p>-0.00801734196659</text:p>
          </table:table-cell>
          <table:table-cell office:value-type="float" office:value="-0.00802507632741617" calcext:value-type="float">
            <text:p>-0.008025076327416</text:p>
          </table:table-cell>
          <table:table-cell office:value-type="float" office:value="-0.00800540778770171" calcext:value-type="float">
            <text:p>-0.008005407787702</text:p>
          </table:table-cell>
          <table:table-cell office:value-type="float" office:value="-0.00801419209897519" calcext:value-type="float">
            <text:p>-0.008014192098975</text:p>
          </table:table-cell>
          <table:table-cell office:value-type="float" office:value="-0.00800773529625487" calcext:value-type="float">
            <text:p>-0.008007735296255</text:p>
          </table:table-cell>
          <table:table-cell office:value-type="float" office:value="-0.00802097880329326" calcext:value-type="float">
            <text:p>-0.008020978803293</text:p>
          </table:table-cell>
          <table:table-cell office:value-type="float" office:value="-0.00802507942833449" calcext:value-type="float">
            <text:p>-0.008025079428334</text:p>
          </table:table-cell>
          <table:table-cell office:value-type="float" office:value="-0.00792717601167017" calcext:value-type="float">
            <text:p>-0.00792717601167</text:p>
          </table:table-cell>
          <table:table-cell office:value-type="float" office:value="-0.0080037974305291" calcext:value-type="float">
            <text:p>-0.008003797430529</text:p>
          </table:table-cell>
          <table:table-cell office:value-type="float" office:value="-0.00795272197864249" calcext:value-type="float">
            <text:p>-0.007952721978643</text:p>
          </table:table-cell>
          <table:table-cell office:value-type="float" office:value="-0.00801914543945724" calcext:value-type="float">
            <text:p>-0.008019145439457</text:p>
          </table:table-cell>
          <table:table-cell office:value-type="float" office:value="-0.00802633499113193" calcext:value-type="float">
            <text:p>-0.008026334991132</text:p>
          </table:table-cell>
          <table:table-cell office:value-type="float" office:value="-0.00792852323535344" calcext:value-type="float">
            <text:p>-0.007928523235353</text:p>
          </table:table-cell>
          <table:table-cell office:value-type="float" office:value="-0.00801348739746874" calcext:value-type="float">
            <text:p>-0.008013487397469</text:p>
          </table:table-cell>
          <table:table-cell office:value-type="float" office:value="-0.00802230290704672" calcext:value-type="float">
            <text:p>-0.008022302907047</text:p>
          </table:table-cell>
          <table:table-cell office:value-type="float" office:value="-0.00801057271700384" calcext:value-type="float">
            <text:p>-0.008010572717004</text:p>
          </table:table-cell>
          <table:table-cell office:value-type="float" office:value="-0.00801449976272748" calcext:value-type="float">
            <text:p>-0.008014499762727</text:p>
          </table:table-cell>
          <table:table-cell office:value-type="float" office:value="-0.00800854581682702" calcext:value-type="float">
            <text:p>-0.008008545816827</text:p>
          </table:table-cell>
          <table:table-cell office:value-type="float" office:value="-0.00801977863132416" calcext:value-type="float">
            <text:p>-0.008019778631324</text:p>
          </table:table-cell>
          <table:table-cell office:value-type="float" office:value="-0.00801954365582086" calcext:value-type="float">
            <text:p>-0.008019543655821</text:p>
          </table:table-cell>
          <table:table-cell office:value-type="float" office:value="-0.00802068362183986" calcext:value-type="float">
            <text:p>-0.00802068362184</text:p>
          </table:table-cell>
          <table:table-cell office:value-type="float" office:value="-0.00802128408533544" calcext:value-type="float">
            <text:p>-0.008021284085335</text:p>
          </table:table-cell>
          <table:table-cell office:value-type="float" office:value="-0.00801373562500211" calcext:value-type="float">
            <text:p>-0.008013735625002</text:p>
          </table:table-cell>
          <table:table-cell office:value-type="float" office:value="-0.0080127496026061" calcext:value-type="float">
            <text:p>-0.008012749602606</text:p>
          </table:table-cell>
          <table:table-cell office:value-type="float" office:value="-0.0080147739025451" calcext:value-type="float">
            <text:p>-0.008014773902545</text:p>
          </table:table-cell>
          <table:table-cell office:value-type="float" office:value="-0.00801445300605925" calcext:value-type="float">
            <text:p>-0.008014453006059</text:p>
          </table:table-cell>
          <table:table-cell office:value-type="float" office:value="-0.00801604928948669" calcext:value-type="float">
            <text:p>-0.008016049289487</text:p>
          </table:table-cell>
          <table:table-cell office:value-type="float" office:value="-0.00791955434260048" calcext:value-type="float">
            <text:p>-0.0079195543426</text:p>
          </table:table-cell>
          <table:table-cell office:value-type="float" office:value="-0.00791803666631525" calcext:value-type="float">
            <text:p>-0.007918036666315</text:p>
          </table:table-cell>
          <table:table-cell office:value-type="float" office:value="-0.00792766214523067" calcext:value-type="float">
            <text:p>-0.007927662145231</text:p>
          </table:table-cell>
          <table:table-cell office:value-type="float" office:value="-0.00802220129278679" calcext:value-type="float">
            <text:p>-0.008022201292787</text:p>
          </table:table-cell>
          <table:table-cell office:value-type="float" office:value="-0.00801006800784322" calcext:value-type="float">
            <text:p>-0.008010068007843</text:p>
          </table:table-cell>
          <table:table-cell office:value-type="float" office:value="-0.0080060771049843" calcext:value-type="float">
            <text:p>-0.008006077104984</text:p>
          </table:table-cell>
          <table:table-cell office:value-type="float" office:value="-0.00801758826243878" calcext:value-type="float">
            <text:p>-0.008017588262439</text:p>
          </table:table-cell>
          <table:table-cell office:value-type="float" office:value="-0.00800812099613105" calcext:value-type="float">
            <text:p>-0.008008120996131</text:p>
          </table:table-cell>
          <table:table-cell office:value-type="float" office:value="-0.0080170147319151" calcext:value-type="float">
            <text:p>-0.008017014731915</text:p>
          </table:table-cell>
          <table:table-cell office:value-type="float" office:value="-0.00801050934563411" calcext:value-type="float">
            <text:p>-0.008010509345634</text:p>
          </table:table-cell>
          <table:table-cell office:value-type="float" office:value="-0.00800315529497932" calcext:value-type="float">
            <text:p>-0.008003155294979</text:p>
          </table:table-cell>
          <table:table-cell office:value-type="float" office:value="-0.00790774184202677" calcext:value-type="float">
            <text:p>-0.007907741842027</text:p>
          </table:table-cell>
          <table:table-cell office:value-type="float" office:value="-0.00800981617300631" calcext:value-type="float">
            <text:p>-0.008009816173006</text:p>
          </table:table-cell>
          <table:table-cell office:value-type="float" office:value="-0.007912486789541" calcext:value-type="float">
            <text:p>-0.007912486789541</text:p>
          </table:table-cell>
          <table:table-cell office:value-type="float" office:value="-0.00791341373770395" calcext:value-type="float">
            <text:p>-0.007913413737704</text:p>
          </table:table-cell>
          <table:table-cell office:value-type="float" office:value="-0.00799935440659431" calcext:value-type="float">
            <text:p>-0.007999354406594</text:p>
          </table:table-cell>
          <table:table-cell office:value-type="float" office:value="-0.00800319730004267" calcext:value-type="float">
            <text:p>-0.008003197300043</text:p>
          </table:table-cell>
          <table:table-cell office:value-type="float" office:value="-0.00801478389076442" calcext:value-type="float">
            <text:p>-0.008014783890764</text:p>
          </table:table-cell>
          <table:table-cell office:value-type="float" office:value="-0.008015068622028" calcext:value-type="float">
            <text:p>-0.008015068622028</text:p>
          </table:table-cell>
          <table:table-cell office:value-type="float" office:value="-0.00800499770894423" calcext:value-type="float">
            <text:p>-0.008004997708944</text:p>
          </table:table-cell>
          <table:table-cell office:value-type="float" office:value="-0.00800477052250237" calcext:value-type="float">
            <text:p>-0.008004770522502</text:p>
          </table:table-cell>
          <table:table-cell office:value-type="float" office:value="-0.0080178881261859" calcext:value-type="float">
            <text:p>-0.008017888126186</text:p>
          </table:table-cell>
          <table:table-cell office:value-type="float" office:value="-0.00800189648033245" calcext:value-type="float">
            <text:p>-0.008001896480332</text:p>
          </table:table-cell>
          <table:table-cell office:value-type="float" office:value="-0.00799885592874228" calcext:value-type="float">
            <text:p>-0.007998855928742</text:p>
          </table:table-cell>
          <table:table-cell office:value-type="float" office:value="-0.00800592347451153" calcext:value-type="float">
            <text:p>-0.008005923474512</text:p>
          </table:table-cell>
          <table:table-cell office:value-type="float" office:value="-0.00790796172190092" calcext:value-type="float">
            <text:p>-0.007907961721901</text:p>
          </table:table-cell>
          <table:table-cell office:value-type="float" office:value="-0.00801389776990396" calcext:value-type="float">
            <text:p>-0.008013897769904</text:p>
          </table:table-cell>
          <table:table-cell office:value-type="float" office:value="-0.00800118734957248" calcext:value-type="float">
            <text:p>-0.008001187349572</text:p>
          </table:table-cell>
          <table:table-cell office:value-type="float" office:value="-0.00801266180207945" calcext:value-type="float">
            <text:p>-0.008012661802079</text:p>
          </table:table-cell>
          <table:table-cell office:value-type="float" office:value="-0.00800448198442031" calcext:value-type="float">
            <text:p>-0.00800448198442</text:p>
          </table:table-cell>
          <table:table-cell office:value-type="float" office:value="-0.00800255675879074" calcext:value-type="float">
            <text:p>-0.008002556758791</text:p>
          </table:table-cell>
          <table:table-cell office:value-type="float" office:value="-0.00800577058819876" calcext:value-type="float">
            <text:p>-0.008005770588199</text:p>
          </table:table-cell>
          <table:table-cell office:value-type="float" office:value="-0.00800718049849381" calcext:value-type="float">
            <text:p>-0.008007180498494</text:p>
          </table:table-cell>
          <table:table-cell office:value-type="float" office:value="-0.00800337359028217" calcext:value-type="float">
            <text:p>-0.008003373590282</text:p>
          </table:table-cell>
          <table:table-cell office:value-type="float" office:value="-0.00800016358829776" calcext:value-type="float">
            <text:p>-0.008000163588298</text:p>
          </table:table-cell>
          <table:table-cell office:value-type="float" office:value="-0.00799911676926263" calcext:value-type="float">
            <text:p>-0.007999116769263</text:p>
          </table:table-cell>
          <table:table-cell office:value-type="float" office:value="-0.00800601279738222" calcext:value-type="float">
            <text:p>-0.008006012797382</text:p>
          </table:table-cell>
          <table:table-cell office:value-type="float" office:value="-0.00801435186541828" calcext:value-type="float">
            <text:p>-0.008014351865418</text:p>
          </table:table-cell>
          <table:table-cell office:value-type="float" office:value="-0.00792220927706454" calcext:value-type="float">
            <text:p>-0.007922209277065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4522219131572" calcext:value-type="float">
            <text:p>0.584522219131572</text:p>
          </table:table-cell>
          <table:table-cell office:value-type="float" office:value="0.584817339968203" calcext:value-type="float">
            <text:p>0.584817339968203</text:p>
          </table:table-cell>
          <table:table-cell office:value-type="float" office:value="0.584684794600999" calcext:value-type="float">
            <text:p>0.584684794600999</text:p>
          </table:table-cell>
          <table:table-cell office:value-type="float" office:value="0.58416413992103" calcext:value-type="float">
            <text:p>0.58416413992103</text:p>
          </table:table-cell>
          <table:table-cell office:value-type="float" office:value="0.584246302098956" calcext:value-type="float">
            <text:p>0.584246302098956</text:p>
          </table:table-cell>
          <table:table-cell office:value-type="float" office:value="0.584851420778784" calcext:value-type="float">
            <text:p>0.584851420778784</text:p>
          </table:table-cell>
          <table:table-cell office:value-type="float" office:value="0.584417063924984" calcext:value-type="float">
            <text:p>0.584417063924984</text:p>
          </table:table-cell>
          <table:table-cell office:value-type="float" office:value="0.584391023291535" calcext:value-type="float">
            <text:p>0.584391023291535</text:p>
          </table:table-cell>
          <table:table-cell office:value-type="float" office:value="0.583971833696185" calcext:value-type="float">
            <text:p>0.583971833696185</text:p>
          </table:table-cell>
          <table:table-cell office:value-type="float" office:value="0.583778571659229" calcext:value-type="float">
            <text:p>0.583778571659229</text:p>
          </table:table-cell>
          <table:table-cell office:value-type="float" office:value="0.58462786983463" calcext:value-type="float">
            <text:p>0.58462786983463</text:p>
          </table:table-cell>
          <table:table-cell office:value-type="float" office:value="0.584002243664822" calcext:value-type="float">
            <text:p>0.584002243664822</text:p>
          </table:table-cell>
          <table:table-cell office:value-type="float" office:value="0.583889360382679" calcext:value-type="float">
            <text:p>0.583889360382679</text:p>
          </table:table-cell>
          <table:table-cell office:value-type="float" office:value="0.584140120308175" calcext:value-type="float">
            <text:p>0.584140120308175</text:p>
          </table:table-cell>
          <table:table-cell office:value-type="float" office:value="0.583978869889794" calcext:value-type="float">
            <text:p>0.583978869889794</text:p>
          </table:table-cell>
          <table:table-cell office:value-type="float" office:value="0.583927826180042" calcext:value-type="float">
            <text:p>0.583927826180042</text:p>
          </table:table-cell>
          <table:table-cell office:value-type="float" office:value="0.584294453687833" calcext:value-type="float">
            <text:p>0.584294453687833</text:p>
          </table:table-cell>
          <table:table-cell office:value-type="float" office:value="0.583398181203676" calcext:value-type="float">
            <text:p>0.583398181203676</text:p>
          </table:table-cell>
          <table:table-cell office:value-type="float" office:value="0.584033622007073" calcext:value-type="float">
            <text:p>0.584033622007073</text:p>
          </table:table-cell>
          <table:table-cell office:value-type="float" office:value="0.584352325092101" calcext:value-type="float">
            <text:p>0.584352325092101</text:p>
          </table:table-cell>
          <table:table-cell office:value-type="float" office:value="0.583761649255264" calcext:value-type="float">
            <text:p>0.583761649255264</text:p>
          </table:table-cell>
          <table:table-cell office:value-type="float" office:value="0.583761782913109" calcext:value-type="float">
            <text:p>0.583761782913109</text:p>
          </table:table-cell>
          <table:table-cell office:value-type="float" office:value="0.584134870447222" calcext:value-type="float">
            <text:p>0.584134870447222</text:p>
          </table:table-cell>
          <table:table-cell office:value-type="float" office:value="0.584318880768747" calcext:value-type="float">
            <text:p>0.584318880768747</text:p>
          </table:table-cell>
          <table:table-cell office:value-type="float" office:value="0.584015620433492" calcext:value-type="float">
            <text:p>0.584015620433492</text:p>
          </table:table-cell>
          <table:table-cell office:value-type="float" office:value="0.583754865763416" calcext:value-type="float">
            <text:p>0.583754865763416</text:p>
          </table:table-cell>
          <table:table-cell office:value-type="float" office:value="0.583755698250995" calcext:value-type="float">
            <text:p>0.583755698250995</text:p>
          </table:table-cell>
          <table:table-cell office:value-type="float" office:value="0.583861999575712" calcext:value-type="float">
            <text:p>0.583861999575712</text:p>
          </table:table-cell>
          <table:table-cell office:value-type="float" office:value="0.583998215796557" calcext:value-type="float">
            <text:p>0.583998215796557</text:p>
          </table:table-cell>
          <table:table-cell office:value-type="float" office:value="0.583850617704886" calcext:value-type="float">
            <text:p>0.583850617704886</text:p>
          </table:table-cell>
          <table:table-cell office:value-type="float" office:value="0.584109012219409" calcext:value-type="float">
            <text:p>0.584109012219409</text:p>
          </table:table-cell>
          <table:table-cell office:value-type="float" office:value="0.583534375538366" calcext:value-type="float">
            <text:p>0.583534375538366</text:p>
          </table:table-cell>
          <table:table-cell office:value-type="float" office:value="0.584151590115135" calcext:value-type="float">
            <text:p>0.584151590115135</text:p>
          </table:table-cell>
          <table:table-cell office:value-type="float" office:value="0.583393305951788" calcext:value-type="float">
            <text:p>0.583393305951788</text:p>
          </table:table-cell>
          <table:table-cell office:value-type="float" office:value="0.583847323513914" calcext:value-type="float">
            <text:p>0.583847323513914</text:p>
          </table:table-cell>
          <table:table-cell office:value-type="float" office:value="0.583825888144008" calcext:value-type="float">
            <text:p>0.583825888144008</text:p>
          </table:table-cell>
          <table:table-cell office:value-type="float" office:value="0.584107732120459" calcext:value-type="float">
            <text:p>0.584107732120459</text:p>
          </table:table-cell>
          <table:table-cell office:value-type="float" office:value="0.584236197711295" calcext:value-type="float">
            <text:p>0.584236197711295</text:p>
          </table:table-cell>
          <table:table-cell office:value-type="float" office:value="0.584125996586045" calcext:value-type="float">
            <text:p>0.584125996586045</text:p>
          </table:table-cell>
          <table:table-cell office:value-type="float" office:value="0.5837863506713" calcext:value-type="float">
            <text:p>0.5837863506713</text:p>
          </table:table-cell>
          <table:table-cell office:value-type="float" office:value="0.584375724829021" calcext:value-type="float">
            <text:p>0.584375724829021</text:p>
          </table:table-cell>
          <table:table-cell office:value-type="float" office:value="0.583868422725388" calcext:value-type="float">
            <text:p>0.583868422725388</text:p>
          </table:table-cell>
          <table:table-cell office:value-type="float" office:value="0.584327057208161" calcext:value-type="float">
            <text:p>0.584327057208161</text:p>
          </table:table-cell>
          <table:table-cell office:value-type="float" office:value="0.584021026663667" calcext:value-type="float">
            <text:p>0.584021026663667</text:p>
          </table:table-cell>
          <table:table-cell office:value-type="float" office:value="0.583893829169687" calcext:value-type="float">
            <text:p>0.583893829169687</text:p>
          </table:table-cell>
          <table:table-cell office:value-type="float" office:value="0.584694496299111" calcext:value-type="float">
            <text:p>0.584694496299111</text:p>
          </table:table-cell>
          <table:table-cell office:value-type="float" office:value="0.58647459599343" calcext:value-type="float">
            <text:p>0.58647459599343</text:p>
          </table:table-cell>
          <table:table-cell office:value-type="float" office:value="0.590570918100082" calcext:value-type="float">
            <text:p>0.590570918100082</text:p>
          </table:table-cell>
          <table:table-cell office:value-type="float" office:value="0.594449569986584" calcext:value-type="float">
            <text:p>0.594449569986584</text:p>
          </table:table-cell>
          <table:table-cell office:value-type="float" office:value="0.597345111474388" calcext:value-type="float">
            <text:p>0.597345111474388</text:p>
          </table:table-cell>
          <table:table-cell office:value-type="float" office:value="0.596672942210585" calcext:value-type="float">
            <text:p>0.596672942210585</text:p>
          </table:table-cell>
          <table:table-cell office:value-type="float" office:value="0.595233691381623" calcext:value-type="float">
            <text:p>0.595233691381623</text:p>
          </table:table-cell>
          <table:table-cell office:value-type="float" office:value="0.589394730148384" calcext:value-type="float">
            <text:p>0.589394730148384</text:p>
          </table:table-cell>
          <table:table-cell office:value-type="float" office:value="0.585057372754947" calcext:value-type="float">
            <text:p>0.585057372754947</text:p>
          </table:table-cell>
          <table:table-cell office:value-type="float" office:value="0.580189432346263" calcext:value-type="float">
            <text:p>0.580189432346263</text:p>
          </table:table-cell>
          <table:table-cell office:value-type="float" office:value="0.578226793471552" calcext:value-type="float">
            <text:p>0.578226793471552</text:p>
          </table:table-cell>
          <table:table-cell office:value-type="float" office:value="0.586734819310827" calcext:value-type="float">
            <text:p>0.586734819310827</text:p>
          </table:table-cell>
          <table:table-cell office:value-type="float" office:value="0.598451531513813" calcext:value-type="float">
            <text:p>0.598451531513813</text:p>
          </table:table-cell>
          <table:table-cell office:value-type="float" office:value="0.613810210384185" calcext:value-type="float">
            <text:p>0.613810210384185</text:p>
          </table:table-cell>
          <table:table-cell office:value-type="float" office:value="0.596326615978768" calcext:value-type="float">
            <text:p>0.596326615978768</text:p>
          </table:table-cell>
          <table:table-cell office:value-type="float" office:value="0.61866125889888" calcext:value-type="float">
            <text:p>0.61866125889888</text:p>
          </table:table-cell>
          <table:table-cell office:value-type="float" office:value="0.604476282689765" calcext:value-type="float">
            <text:p>0.604476282689765</text:p>
          </table:table-cell>
          <table:table-cell office:value-type="float" office:value="0.601389809677401" calcext:value-type="float">
            <text:p>0.601389809677401</text:p>
          </table:table-cell>
          <table:table-cell office:value-type="float" office:value="0.599707873098354" calcext:value-type="float">
            <text:p>0.599707873098354</text:p>
          </table:table-cell>
          <table:table-cell office:value-type="float" office:value="0.604376734493661" calcext:value-type="float">
            <text:p>0.604376734493661</text:p>
          </table:table-cell>
          <table:table-cell office:value-type="float" office:value="0.609481005251654" calcext:value-type="float">
            <text:p>0.609481005251654</text:p>
          </table:table-cell>
          <table:table-cell office:value-type="float" office:value="0.607399813187152" calcext:value-type="float">
            <text:p>0.607399813187152</text:p>
          </table:table-cell>
          <table:table-cell office:value-type="float" office:value="0.604380264997643" calcext:value-type="float">
            <text:p>0.604380264997643</text:p>
          </table:table-cell>
          <table:table-cell office:value-type="float" office:value="0.591851814656878" calcext:value-type="float">
            <text:p>0.591851814656878</text:p>
          </table:table-cell>
          <table:table-cell office:value-type="float" office:value="0.552033873918803" calcext:value-type="float">
            <text:p>0.552033873918803</text:p>
          </table:table-cell>
          <table:table-cell office:value-type="float" office:value="0.61889709839045" calcext:value-type="float">
            <text:p>0.61889709839045</text:p>
          </table:table-cell>
          <table:table-cell office:value-type="float" office:value="0.617957402297924" calcext:value-type="float">
            <text:p>0.617957402297924</text:p>
          </table:table-cell>
          <table:table-cell office:value-type="float" office:value="0.598018967288897" calcext:value-type="float">
            <text:p>0.598018967288897</text:p>
          </table:table-cell>
          <table:table-cell office:value-type="float" office:value="0.590803320406543" calcext:value-type="float">
            <text:p>0.590803320406543</text:p>
          </table:table-cell>
          <table:table-cell office:value-type="float" office:value="0.595913895820055" calcext:value-type="float">
            <text:p>0.595913895820055</text:p>
          </table:table-cell>
          <table:table-cell office:value-type="float" office:value="0.619264136347888" calcext:value-type="float">
            <text:p>0.619264136347888</text:p>
          </table:table-cell>
          <table:table-cell office:value-type="float" office:value="0.65308184378501" calcext:value-type="float">
            <text:p>0.65308184378501</text:p>
          </table:table-cell>
          <table:table-cell office:value-type="float" office:value="0.646012293142336" calcext:value-type="float">
            <text:p>0.646012293142336</text:p>
          </table:table-cell>
          <table:table-cell office:value-type="float" office:value="0.61453044645622" calcext:value-type="float">
            <text:p>0.61453044645622</text:p>
          </table:table-cell>
          <table:table-cell office:value-type="float" office:value="0.579559822148907" calcext:value-type="float">
            <text:p>0.579559822148907</text:p>
          </table:table-cell>
          <table:table-cell office:value-type="float" office:value="0.58826097143672" calcext:value-type="float">
            <text:p>0.58826097143672</text:p>
          </table:table-cell>
          <table:table-cell office:value-type="float" office:value="0.601478466548631" calcext:value-type="float">
            <text:p>0.601478466548631</text:p>
          </table:table-cell>
          <table:table-cell office:value-type="float" office:value="0.605207646678331" calcext:value-type="float">
            <text:p>0.605207646678331</text:p>
          </table:table-cell>
          <table:table-cell office:value-type="float" office:value="0.604885053731913" calcext:value-type="float">
            <text:p>0.604885053731913</text:p>
          </table:table-cell>
          <table:table-cell office:value-type="float" office:value="0.6015149253362" calcext:value-type="float">
            <text:p>0.6015149253362</text:p>
          </table:table-cell>
          <table:table-cell office:value-type="float" office:value="0.600140637347789" calcext:value-type="float">
            <text:p>0.600140637347789</text:p>
          </table:table-cell>
          <table:table-cell office:value-type="float" office:value="0.585458616583704" calcext:value-type="float">
            <text:p>0.585458616583704</text:p>
          </table:table-cell>
          <table:table-cell office:value-type="float" office:value="0.594097559865162" calcext:value-type="float">
            <text:p>0.594097559865162</text:p>
          </table:table-cell>
          <table:table-cell office:value-type="float" office:value="0.620977818756046" calcext:value-type="float">
            <text:p>0.620977818756046</text:p>
          </table:table-cell>
          <table:table-cell office:value-type="float" office:value="0.620543471872432" calcext:value-type="float">
            <text:p>0.620543471872432</text:p>
          </table:table-cell>
          <table:table-cell office:value-type="float" office:value="0.62444612810743" calcext:value-type="float">
            <text:p>0.62444612810743</text:p>
          </table:table-cell>
          <table:table-cell office:value-type="float" office:value="0.614081394811681" calcext:value-type="float">
            <text:p>0.614081394811681</text:p>
          </table:table-cell>
          <table:table-cell office:value-type="float" office:value="0.614985648280751" calcext:value-type="float">
            <text:p>0.614985648280751</text:p>
          </table:table-cell>
          <table:table-cell office:value-type="float" office:value="0.615867244673039" calcext:value-type="float">
            <text:p>0.615867244673039</text:p>
          </table:table-cell>
          <table:table-cell office:value-type="float" office:value="0.562126901080801" calcext:value-type="float">
            <text:p>0.562126901080801</text:p>
          </table:table-cell>
          <table:table-cell office:value-type="float" office:value="0.590146666771086" calcext:value-type="float">
            <text:p>0.590146666771086</text:p>
          </table:table-cell>
          <table:table-cell office:value-type="float" office:value="0.60499996267218" calcext:value-type="float">
            <text:p>0.60499996267218</text:p>
          </table:table-cell>
          <table:table-cell office:value-type="float" office:value="0.597699005816682" calcext:value-type="float">
            <text:p>0.597699005816682</text:p>
          </table:table-cell>
          <table:table-cell office:value-type="float" office:value="0.593815730930339" calcext:value-type="float">
            <text:p>0.593815730930339</text:p>
          </table:table-cell>
          <table:table-cell office:value-type="float" office:value="0.591826562058518" calcext:value-type="float">
            <text:p>0.591826562058518</text:p>
          </table:table-cell>
          <table:table-cell office:value-type="float" office:value="0.587104397658185" calcext:value-type="float">
            <text:p>0.587104397658185</text:p>
          </table:table-cell>
          <table:table-cell office:value-type="float" office:value="0.58422625992366" calcext:value-type="float">
            <text:p>0.58422625992366</text:p>
          </table:table-cell>
          <table:table-cell office:value-type="float" office:value="0.574616135380217" calcext:value-type="float">
            <text:p>0.574616135380217</text:p>
          </table:table-cell>
          <table:table-cell office:value-type="float" office:value="0.567706877480395" calcext:value-type="float">
            <text:p>0.567706877480395</text:p>
          </table:table-cell>
          <table:table-cell office:value-type="float" office:value="0.570416244112824" calcext:value-type="float">
            <text:p>0.570416244112824</text:p>
          </table:table-cell>
          <table:table-cell office:value-type="float" office:value="0.580734632115465" calcext:value-type="float">
            <text:p>0.580734632115465</text:p>
          </table:table-cell>
          <table:table-cell office:value-type="float" office:value="0.652585704455572" calcext:value-type="float">
            <text:p>0.652585704455572</text:p>
          </table:table-cell>
          <table:table-cell office:value-type="float" office:value="0.640210393032318" calcext:value-type="float">
            <text:p>0.640210393032318</text:p>
          </table:table-cell>
          <table:table-cell office:value-type="float" office:value="0.626081483874674" calcext:value-type="float">
            <text:p>0.626081483874674</text:p>
          </table:table-cell>
          <table:table-cell office:value-type="float" office:value="0.618725144813768" calcext:value-type="float">
            <text:p>0.618725144813768</text:p>
          </table:table-cell>
          <table:table-cell office:value-type="float" office:value="0.615356753642919" calcext:value-type="float">
            <text:p>0.615356753642919</text:p>
          </table:table-cell>
          <table:table-cell office:value-type="float" office:value="0.560132291173365" calcext:value-type="float">
            <text:p>0.560132291173365</text:p>
          </table:table-cell>
          <table:table-cell office:value-type="float" office:value="0.560229843705443" calcext:value-type="float">
            <text:p>0.560229843705443</text:p>
          </table:table-cell>
          <table:table-cell office:value-type="float" office:value="0.56752908368876" calcext:value-type="float">
            <text:p>0.56752908368876</text:p>
          </table:table-cell>
          <table:table-cell office:value-type="float" office:value="0.577468762060067" calcext:value-type="float">
            <text:p>0.577468762060067</text:p>
          </table:table-cell>
          <table:table-cell office:value-type="float" office:value="0.593765385432658" calcext:value-type="float">
            <text:p>0.593765385432658</text:p>
          </table:table-cell>
          <table:table-cell office:value-type="float" office:value="0.592299469632061" calcext:value-type="float">
            <text:p>0.592299469632061</text:p>
          </table:table-cell>
          <table:table-cell office:value-type="float" office:value="0.598023788212163" calcext:value-type="float">
            <text:p>0.598023788212163</text:p>
          </table:table-cell>
          <table:table-cell office:value-type="float" office:value="0.603224550660545" calcext:value-type="float">
            <text:p>0.603224550660545</text:p>
          </table:table-cell>
          <table:table-cell office:value-type="float" office:value="0.602808101118922" calcext:value-type="float">
            <text:p>0.602808101118922</text:p>
          </table:table-cell>
          <table:table-cell office:value-type="float" office:value="0.602143156564762" calcext:value-type="float">
            <text:p>0.602143156564762</text:p>
          </table:table-cell>
          <table:table-cell office:value-type="float" office:value="0.602107267305558" calcext:value-type="float">
            <text:p>0.602107267305558</text:p>
          </table:table-cell>
          <table:table-cell office:value-type="float" office:value="0.600225986589166" calcext:value-type="float">
            <text:p>0.600225986589166</text:p>
          </table:table-cell>
          <table:table-cell office:value-type="float" office:value="0.596501095976273" calcext:value-type="float">
            <text:p>0.596501095976273</text:p>
          </table:table-cell>
          <table:table-cell office:value-type="float" office:value="0.589251993434144" calcext:value-type="float">
            <text:p>0.589251993434144</text:p>
          </table:table-cell>
          <table:table-cell office:value-type="float" office:value="0.57691682870533" calcext:value-type="float">
            <text:p>0.57691682870533</text:p>
          </table:table-cell>
          <table:table-cell office:value-type="float" office:value="0.558051099505307" calcext:value-type="float">
            <text:p>0.558051099505307</text:p>
          </table:table-cell>
          <table:table-cell office:value-type="float" office:value="0.567170361397328" calcext:value-type="float">
            <text:p>0.567170361397328</text:p>
          </table:table-cell>
          <table:table-cell office:value-type="float" office:value="0.563755829745684" calcext:value-type="float">
            <text:p>0.563755829745684</text:p>
          </table:table-cell>
          <table:table-cell office:value-type="float" office:value="0.567095587164583" calcext:value-type="float">
            <text:p>0.567095587164583</text:p>
          </table:table-cell>
          <table:table-cell office:value-type="float" office:value="0.571423768747622" calcext:value-type="float">
            <text:p>0.571423768747622</text:p>
          </table:table-cell>
          <table:table-cell office:value-type="float" office:value="0.603360256277499" calcext:value-type="float">
            <text:p>0.603360256277499</text:p>
          </table:table-cell>
          <table:table-cell office:value-type="float" office:value="0.61124733608537" calcext:value-type="float">
            <text:p>0.61124733608537</text:p>
          </table:table-cell>
          <table:table-cell office:value-type="float" office:value="0.614596293582307" calcext:value-type="float">
            <text:p>0.614596293582307</text:p>
          </table:table-cell>
          <table:table-cell office:value-type="float" office:value="0.615728103645356" calcext:value-type="float">
            <text:p>0.615728103645356</text:p>
          </table:table-cell>
          <table:table-cell office:value-type="float" office:value="0.618792851267121" calcext:value-type="float">
            <text:p>0.618792851267121</text:p>
          </table:table-cell>
          <table:table-cell office:value-type="float" office:value="0.614703314526741" calcext:value-type="float">
            <text:p>0.614703314526741</text:p>
          </table:table-cell>
          <table:table-cell office:value-type="float" office:value="0.611113778536301" calcext:value-type="float">
            <text:p>0.611113778536301</text:p>
          </table:table-cell>
          <table:table-cell office:value-type="float" office:value="0.608801984570402" calcext:value-type="float">
            <text:p>0.608801984570402</text:p>
          </table:table-cell>
          <table:table-cell office:value-type="float" office:value="0.600778038357878" calcext:value-type="float">
            <text:p>0.600778038357878</text:p>
          </table:table-cell>
          <table:table-cell office:value-type="float" office:value="0.560790068857246" calcext:value-type="float">
            <text:p>0.560790068857246</text:p>
          </table:table-cell>
          <table:table-cell office:value-type="float" office:value="0.554756350326053" calcext:value-type="float">
            <text:p>0.554756350326053</text:p>
          </table:table-cell>
          <table:table-cell office:value-type="float" office:value="0.553401949567776" calcext:value-type="float">
            <text:p>0.553401949567776</text:p>
          </table:table-cell>
          <table:table-cell office:value-type="float" office:value="0.604848154129633" calcext:value-type="float">
            <text:p>0.604848154129633</text:p>
          </table:table-cell>
          <table:table-cell office:value-type="float" office:value="0.591065294784855" calcext:value-type="float">
            <text:p>0.591065294784855</text:p>
          </table:table-cell>
          <table:table-cell office:value-type="float" office:value="0.582889444505929" calcext:value-type="float">
            <text:p>0.582889444505929</text:p>
          </table:table-cell>
          <table:table-cell office:value-type="float" office:value="0.566054692455853" calcext:value-type="float">
            <text:p>0.566054692455853</text:p>
          </table:table-cell>
          <table:table-cell office:value-type="float" office:value="0.557708145368006" calcext:value-type="float">
            <text:p>0.557708145368006</text:p>
          </table:table-cell>
          <table:table-cell office:value-type="float" office:value="0.55568586333717" calcext:value-type="float">
            <text:p>0.55568586333717</text:p>
          </table:table-cell>
          <table:table-cell office:value-type="float" office:value="0.559841393615753" calcext:value-type="float">
            <text:p>0.559841393615753</text:p>
          </table:table-cell>
          <table:table-cell office:value-type="float" office:value="0.56600337491908" calcext:value-type="float">
            <text:p>0.56600337491908</text:p>
          </table:table-cell>
          <table:table-cell office:value-type="float" office:value="0.571022013990656" calcext:value-type="float">
            <text:p>0.571022013990656</text:p>
          </table:table-cell>
          <table:table-cell office:value-type="float" office:value="0.578950917571185" calcext:value-type="float">
            <text:p>0.578950917571185</text:p>
          </table:table-cell>
          <table:table-cell office:value-type="float" office:value="0.652157217374062" calcext:value-type="float">
            <text:p>0.652157217374062</text:p>
          </table:table-cell>
          <table:table-cell office:value-type="float" office:value="0.645894735112243" calcext:value-type="float">
            <text:p>0.645894735112243</text:p>
          </table:table-cell>
          <table:table-cell office:value-type="float" office:value="0.641813577222384" calcext:value-type="float">
            <text:p>0.641813577222384</text:p>
          </table:table-cell>
          <table:table-cell office:value-type="float" office:value="0.631775541716082" calcext:value-type="float">
            <text:p>0.631775541716082</text:p>
          </table:table-cell>
          <table:table-cell office:value-type="float" office:value="0.568156462783571" calcext:value-type="float">
            <text:p>0.568156462783571</text:p>
          </table:table-cell>
          <table:table-cell office:value-type="float" office:value="0.559704716780828" calcext:value-type="float">
            <text:p>0.559704716780828</text:p>
          </table:table-cell>
          <table:table-cell office:value-type="float" office:value="0.573470905423785" calcext:value-type="float">
            <text:p>0.573470905423785</text:p>
          </table:table-cell>
          <table:table-cell office:value-type="float" office:value="0.57911590362936" calcext:value-type="float">
            <text:p>0.57911590362936</text:p>
          </table:table-cell>
          <table:table-cell office:value-type="float" office:value="0.602237468861655" calcext:value-type="float">
            <text:p>0.602237468861655</text:p>
          </table:table-cell>
          <table:table-cell office:value-type="float" office:value="0.60940571352408" calcext:value-type="float">
            <text:p>0.60940571352408</text:p>
          </table:table-cell>
          <table:table-cell office:value-type="float" office:value="0.613816922585367" calcext:value-type="float">
            <text:p>0.613816922585367</text:p>
          </table:table-cell>
          <table:table-cell office:value-type="float" office:value="0.613396575355766" calcext:value-type="float">
            <text:p>0.613396575355766</text:p>
          </table:table-cell>
          <table:table-cell office:value-type="float" office:value="0.613642614472878" calcext:value-type="float">
            <text:p>0.613642614472878</text:p>
          </table:table-cell>
          <table:table-cell office:value-type="float" office:value="0.613328912929024" calcext:value-type="float">
            <text:p>0.613328912929024</text:p>
          </table:table-cell>
          <table:table-cell office:value-type="float" office:value="0.60719554517179" calcext:value-type="float">
            <text:p>0.60719554517179</text:p>
          </table:table-cell>
          <table:table-cell office:value-type="float" office:value="0.588760285836106" calcext:value-type="float">
            <text:p>0.588760285836106</text:p>
          </table:table-cell>
          <table:table-cell office:value-type="float" office:value="0.56346719157774" calcext:value-type="float">
            <text:p>0.56346719157774</text:p>
          </table:table-cell>
          <table:table-cell office:value-type="float" office:value="0.571680218026665" calcext:value-type="float">
            <text:p>0.571680218026665</text:p>
          </table:table-cell>
          <table:table-cell office:value-type="float" office:value="0.577621899299699" calcext:value-type="float">
            <text:p>0.577621899299699</text:p>
          </table:table-cell>
          <table:table-cell office:value-type="float" office:value="0.586003652636627" calcext:value-type="float">
            <text:p>0.586003652636627</text:p>
          </table:table-cell>
          <table:table-cell office:value-type="float" office:value="0.612458380014868" calcext:value-type="float">
            <text:p>0.612458380014868</text:p>
          </table:table-cell>
          <table:table-cell office:value-type="float" office:value="0.620822039927064" calcext:value-type="float">
            <text:p>0.620822039927064</text:p>
          </table:table-cell>
          <table:table-cell office:value-type="float" office:value="0.626808667373199" calcext:value-type="float">
            <text:p>0.626808667373199</text:p>
          </table:table-cell>
          <table:table-cell office:value-type="float" office:value="0.621295671999588" calcext:value-type="float">
            <text:p>0.621295671999588</text:p>
          </table:table-cell>
          <table:table-cell office:value-type="float" office:value="0.621512505639435" calcext:value-type="float">
            <text:p>0.621512505639435</text:p>
          </table:table-cell>
          <table:table-cell office:value-type="float" office:value="0.635702870492128" calcext:value-type="float">
            <text:p>0.635702870492128</text:p>
          </table:table-cell>
          <table:table-cell office:value-type="float" office:value="0.620629524679761" calcext:value-type="float">
            <text:p>0.620629524679761</text:p>
          </table:table-cell>
          <table:table-cell office:value-type="float" office:value="0.607525590092368" calcext:value-type="float">
            <text:p>0.607525590092368</text:p>
          </table:table-cell>
          <table:table-cell office:value-type="float" office:value="0.60742286674264" calcext:value-type="float">
            <text:p>0.60742286674264</text:p>
          </table:table-cell>
          <table:table-cell office:value-type="float" office:value="0.615206121824709" calcext:value-type="float">
            <text:p>0.615206121824709</text:p>
          </table:table-cell>
          <table:table-cell office:value-type="float" office:value="0.684783528406074" calcext:value-type="float">
            <text:p>0.684783528406074</text:p>
          </table:table-cell>
          <table:table-cell office:value-type="float" office:value="0.681233912148837" calcext:value-type="float">
            <text:p>0.681233912148837</text:p>
          </table:table-cell>
          <table:table-cell office:value-type="float" office:value="0.672116473633703" calcext:value-type="float">
            <text:p>0.672116473633703</text:p>
          </table:table-cell>
          <table:table-cell office:value-type="float" office:value="0.643627337143783" calcext:value-type="float">
            <text:p>0.643627337143783</text:p>
          </table:table-cell>
          <table:table-cell office:value-type="float" office:value="0.637702634867557" calcext:value-type="float">
            <text:p>0.637702634867557</text:p>
          </table:table-cell>
          <table:table-cell office:value-type="float" office:value="0.587137627376521" calcext:value-type="float">
            <text:p>0.587137627376521</text:p>
          </table:table-cell>
          <table:table-cell office:value-type="float" office:value="0.584114987049621" calcext:value-type="float">
            <text:p>0.584114987049621</text:p>
          </table:table-cell>
          <table:table-cell office:value-type="float" office:value="0.594606969621414" calcext:value-type="float">
            <text:p>0.594606969621414</text:p>
          </table:table-cell>
          <table:table-cell office:value-type="float" office:value="0.614874270156135" calcext:value-type="float">
            <text:p>0.614874270156135</text:p>
          </table:table-cell>
          <table:table-cell office:value-type="float" office:value="0.628441100972185" calcext:value-type="float">
            <text:p>0.628441100972185</text:p>
          </table:table-cell>
          <table:table-cell office:value-type="float" office:value="0.626763024146963" calcext:value-type="float">
            <text:p>0.626763024146963</text:p>
          </table:table-cell>
          <table:table-cell office:value-type="float" office:value="0.627118452715627" calcext:value-type="float">
            <text:p>0.627118452715627</text:p>
          </table:table-cell>
          <table:table-cell office:value-type="float" office:value="0.623722559260898" calcext:value-type="float">
            <text:p>0.623722559260898</text:p>
          </table:table-cell>
          <table:table-cell office:value-type="float" office:value="0.62225822747348" calcext:value-type="float">
            <text:p>0.62225822747348</text:p>
          </table:table-cell>
          <table:table-cell office:value-type="float" office:value="0.617808348963028" calcext:value-type="float">
            <text:p>0.617808348963028</text:p>
          </table:table-cell>
          <table:table-cell office:value-type="float" office:value="0.604715715665093" calcext:value-type="float">
            <text:p>0.604715715665093</text:p>
          </table:table-cell>
          <table:table-cell office:value-type="float" office:value="0.595536690933836" calcext:value-type="float">
            <text:p>0.595536690933836</text:p>
          </table:table-cell>
          <table:table-cell office:value-type="float" office:value="0.584236998271015" calcext:value-type="float">
            <text:p>0.584236998271015</text:p>
          </table:table-cell>
          <table:table-cell office:value-type="float" office:value="0.614100802098752" calcext:value-type="float">
            <text:p>0.614100802098752</text:p>
          </table:table-cell>
          <table:table-cell office:value-type="float" office:value="0.606165164768326" calcext:value-type="float">
            <text:p>0.606165164768326</text:p>
          </table:table-cell>
          <table:table-cell office:value-type="float" office:value="0.616671723935157" calcext:value-type="float">
            <text:p>0.616671723935157</text:p>
          </table:table-cell>
          <table:table-cell office:value-type="float" office:value="0.637373248101347" calcext:value-type="float">
            <text:p>0.637373248101347</text:p>
          </table:table-cell>
          <table:table-cell office:value-type="float" office:value="0.642887408252322" calcext:value-type="float">
            <text:p>0.642887408252322</text:p>
          </table:table-cell>
          <table:table-cell office:value-type="float" office:value="0.637419224021497" calcext:value-type="float">
            <text:p>0.637419224021497</text:p>
          </table:table-cell>
          <table:table-cell office:value-type="float" office:value="0.635076776976202" calcext:value-type="float">
            <text:p>0.635076776976202</text:p>
          </table:table-cell>
          <table:table-cell office:value-type="float" office:value="0.627656576538181" calcext:value-type="float">
            <text:p>0.627656576538181</text:p>
          </table:table-cell>
          <table:table-cell office:value-type="float" office:value="0.613199857685789" calcext:value-type="float">
            <text:p>0.613199857685789</text:p>
          </table:table-cell>
          <table:table-cell office:value-type="float" office:value="0.599653403719449" calcext:value-type="float">
            <text:p>0.599653403719449</text:p>
          </table:table-cell>
          <table:table-cell office:value-type="float" office:value="0.625135915040705" calcext:value-type="float">
            <text:p>0.625135915040705</text:p>
          </table:table-cell>
          <table:table-cell office:value-type="float" office:value="0.623019370411517" calcext:value-type="float">
            <text:p>0.623019370411517</text:p>
          </table:table-cell>
          <table:table-cell office:value-type="float" office:value="0.618446864203412" calcext:value-type="float">
            <text:p>0.618446864203412</text:p>
          </table:table-cell>
          <table:table-cell office:value-type="float" office:value="0.610642345834301" calcext:value-type="float">
            <text:p>0.610642345834301</text:p>
          </table:table-cell>
          <table:table-cell office:value-type="float" office:value="0.609873018092111" calcext:value-type="float">
            <text:p>0.609873018092111</text:p>
          </table:table-cell>
          <table:table-cell office:value-type="float" office:value="0.603466825972929" calcext:value-type="float">
            <text:p>0.603466825972929</text:p>
          </table:table-cell>
          <table:table-cell office:value-type="float" office:value="0.599023432347895" calcext:value-type="float">
            <text:p>0.599023432347895</text:p>
          </table:table-cell>
          <table:table-cell office:value-type="float" office:value="0.600997853927153" calcext:value-type="float">
            <text:p>0.600997853927153</text:p>
          </table:table-cell>
          <table:table-cell office:value-type="float" office:value="0.605209312148538" calcext:value-type="float">
            <text:p>0.605209312148538</text:p>
          </table:table-cell>
          <table:table-cell office:value-type="float" office:value="0.612129063171809" calcext:value-type="float">
            <text:p>0.612129063171809</text:p>
          </table:table-cell>
          <table:table-cell office:value-type="float" office:value="0.647610448095765" calcext:value-type="float">
            <text:p>0.647610448095765</text:p>
          </table:table-cell>
          <table:table-cell office:value-type="float" office:value="0.684101395391143" calcext:value-type="float">
            <text:p>0.684101395391143</text:p>
          </table:table-cell>
          <table:table-cell office:value-type="float" office:value="0.671978525616448" calcext:value-type="float">
            <text:p>0.671978525616448</text:p>
          </table:table-cell>
          <table:table-cell office:value-type="float" office:value="0.659114979862893" calcext:value-type="float">
            <text:p>0.659114979862893</text:p>
          </table:table-cell>
          <table:table-cell office:value-type="float" office:value="0.645519643923322" calcext:value-type="float">
            <text:p>0.645519643923322</text:p>
          </table:table-cell>
          <table:table-cell office:value-type="float" office:value="0.637263364938401" calcext:value-type="float">
            <text:p>0.637263364938401</text:p>
          </table:table-cell>
          <table:table-cell office:value-type="float" office:value="0.640110238114551" calcext:value-type="float">
            <text:p>0.640110238114551</text:p>
          </table:table-cell>
          <table:table-cell office:value-type="float" office:value="0.58541826518911" calcext:value-type="float">
            <text:p>0.58541826518911</text:p>
          </table:table-cell>
          <table:table-cell office:value-type="float" office:value="0.576564396780976" calcext:value-type="float">
            <text:p>0.576564396780976</text:p>
          </table:table-cell>
          <table:table-cell office:value-type="float" office:value="0.581045305372389" calcext:value-type="float">
            <text:p>0.581045305372389</text:p>
          </table:table-cell>
          <table:table-cell office:value-type="float" office:value="0.579490446767389" calcext:value-type="float">
            <text:p>0.579490446767389</text:p>
          </table:table-cell>
          <table:table-cell office:value-type="float" office:value="0.576523757987655" calcext:value-type="float">
            <text:p>0.576523757987655</text:p>
          </table:table-cell>
          <table:table-cell office:value-type="float" office:value="0.599189267645761" calcext:value-type="float">
            <text:p>0.599189267645761</text:p>
          </table:table-cell>
          <table:table-cell office:value-type="float" office:value="0.618312183903156" calcext:value-type="float">
            <text:p>0.618312183903156</text:p>
          </table:table-cell>
          <table:table-cell office:value-type="float" office:value="0.625807314655036" calcext:value-type="float">
            <text:p>0.625807314655036</text:p>
          </table:table-cell>
          <table:table-cell office:value-type="float" office:value="0.627036641378583" calcext:value-type="float">
            <text:p>0.627036641378583</text:p>
          </table:table-cell>
          <table:table-cell office:value-type="float" office:value="0.623680774168252" calcext:value-type="float">
            <text:p>0.623680774168252</text:p>
          </table:table-cell>
          <table:table-cell office:value-type="float" office:value="0.614072769715513" calcext:value-type="float">
            <text:p>0.614072769715513</text:p>
          </table:table-cell>
          <table:table-cell office:value-type="float" office:value="0.594947850664025" calcext:value-type="float">
            <text:p>0.594947850664025</text:p>
          </table:table-cell>
          <table:table-cell office:value-type="float" office:value="0.586080972839773" calcext:value-type="float">
            <text:p>0.586080972839773</text:p>
          </table:table-cell>
          <table:table-cell office:value-type="float" office:value="0.585613271293663" calcext:value-type="float">
            <text:p>0.585613271293663</text:p>
          </table:table-cell>
          <table:table-cell office:value-type="float" office:value="0.605130219542961" calcext:value-type="float">
            <text:p>0.605130219542961</text:p>
          </table:table-cell>
          <table:table-cell office:value-type="float" office:value="0.630838392458233" calcext:value-type="float">
            <text:p>0.630838392458233</text:p>
          </table:table-cell>
          <table:table-cell office:value-type="float" office:value="0.632295045367895" calcext:value-type="float">
            <text:p>0.632295045367895</text:p>
          </table:table-cell>
          <table:table-cell office:value-type="float" office:value="0.645950583713223" calcext:value-type="float">
            <text:p>0.645950583713223</text:p>
          </table:table-cell>
          <table:table-cell office:value-type="float" office:value="0.642404292088161" calcext:value-type="float">
            <text:p>0.642404292088161</text:p>
          </table:table-cell>
          <table:table-cell office:value-type="float" office:value="0.640705974147249" calcext:value-type="float">
            <text:p>0.640705974147249</text:p>
          </table:table-cell>
          <table:table-cell office:value-type="float" office:value="0.63489587914662" calcext:value-type="float">
            <text:p>0.63489587914662</text:p>
          </table:table-cell>
          <table:table-cell office:value-type="float" office:value="0.628195380788944" calcext:value-type="float">
            <text:p>0.628195380788944</text:p>
          </table:table-cell>
          <table:table-cell office:value-type="float" office:value="0.648335405766137" calcext:value-type="float">
            <text:p>0.648335405766137</text:p>
          </table:table-cell>
          <table:table-cell office:value-type="float" office:value="0.645341479090349" calcext:value-type="float">
            <text:p>0.645341479090349</text:p>
          </table:table-cell>
          <table:table-cell office:value-type="float" office:value="0.638239666551369" calcext:value-type="float">
            <text:p>0.638239666551369</text:p>
          </table:table-cell>
          <table:table-cell office:value-type="float" office:value="0.639621197090654" calcext:value-type="float">
            <text:p>0.639621197090654</text:p>
          </table:table-cell>
          <table:table-cell office:value-type="float" office:value="0.629811012619708" calcext:value-type="float">
            <text:p>0.629811012619708</text:p>
          </table:table-cell>
          <table:table-cell office:value-type="float" office:value="0.608232220583047" calcext:value-type="float">
            <text:p>0.608232220583047</text:p>
          </table:table-cell>
          <table:table-cell office:value-type="float" office:value="0.607583506521576" calcext:value-type="float">
            <text:p>0.607583506521576</text:p>
          </table:table-cell>
          <table:table-cell office:value-type="float" office:value="0.616805818849079" calcext:value-type="float">
            <text:p>0.616805818849079</text:p>
          </table:table-cell>
          <table:table-cell office:value-type="float" office:value="0.677990003737853" calcext:value-type="float">
            <text:p>0.677990003737853</text:p>
          </table:table-cell>
          <table:table-cell office:value-type="float" office:value="0.656890199821907" calcext:value-type="float">
            <text:p>0.656890199821907</text:p>
          </table:table-cell>
          <table:table-cell office:value-type="float" office:value="0.644847474669281" calcext:value-type="float">
            <text:p>0.644847474669281</text:p>
          </table:table-cell>
          <table:table-cell office:value-type="float" office:value="0.634432263937695" calcext:value-type="float">
            <text:p>0.634432263937695</text:p>
          </table:table-cell>
          <table:table-cell office:value-type="float" office:value="0.587986810050194" calcext:value-type="float">
            <text:p>0.587986810050194</text:p>
          </table:table-cell>
          <table:table-cell office:value-type="float" office:value="0.595666279754391" calcext:value-type="float">
            <text:p>0.595666279754391</text:p>
          </table:table-cell>
          <table:table-cell office:value-type="float" office:value="0.615340100729276" calcext:value-type="float">
            <text:p>0.615340100729276</text:p>
          </table:table-cell>
          <table:table-cell office:value-type="float" office:value="0.629605655331978" calcext:value-type="float">
            <text:p>0.629605655331978</text:p>
          </table:table-cell>
          <table:table-cell office:value-type="float" office:value="0.637209380418839" calcext:value-type="float">
            <text:p>0.637209380418839</text:p>
          </table:table-cell>
          <table:table-cell office:value-type="float" office:value="0.638389694236733" calcext:value-type="float">
            <text:p>0.638389694236733</text:p>
          </table:table-cell>
          <table:table-cell office:value-type="float" office:value="0.639801631539896" calcext:value-type="float">
            <text:p>0.639801631539896</text:p>
          </table:table-cell>
          <table:table-cell office:value-type="float" office:value="0.637830330151261" calcext:value-type="float">
            <text:p>0.637830330151261</text:p>
          </table:table-cell>
          <table:table-cell office:value-type="float" office:value="0.636412453551882" calcext:value-type="float">
            <text:p>0.636412453551882</text:p>
          </table:table-cell>
          <table:table-cell office:value-type="float" office:value="0.628833249022101" calcext:value-type="float">
            <text:p>0.628833249022101</text:p>
          </table:table-cell>
          <table:table-cell office:value-type="float" office:value="0.6209415799871" calcext:value-type="float">
            <text:p>0.6209415799871</text:p>
          </table:table-cell>
          <table:table-cell office:value-type="float" office:value="0.603811262283962" calcext:value-type="float">
            <text:p>0.603811262283962</text:p>
          </table:table-cell>
          <table:table-cell office:value-type="float" office:value="0.605171556129839" calcext:value-type="float">
            <text:p>0.605171556129839</text:p>
          </table:table-cell>
          <table:table-cell office:value-type="float" office:value="0.605435207348274" calcext:value-type="float">
            <text:p>0.605435207348274</text:p>
          </table:table-cell>
          <table:table-cell office:value-type="float" office:value="0.608168849361401" calcext:value-type="float">
            <text:p>0.608168849361401</text:p>
          </table:table-cell>
          <table:table-cell office:value-type="float" office:value="0.606368712065245" calcext:value-type="float">
            <text:p>0.606368712065245</text:p>
          </table:table-cell>
          <table:table-cell office:value-type="float" office:value="0.604053300009755" calcext:value-type="float">
            <text:p>0.604053300009755</text:p>
          </table:table-cell>
          <table:table-cell office:value-type="float" office:value="0.606231623759173" calcext:value-type="float">
            <text:p>0.606231623759173</text:p>
          </table:table-cell>
          <table:table-cell office:value-type="float" office:value="0.605713815673346" calcext:value-type="float">
            <text:p>0.605713815673346</text:p>
          </table:table-cell>
          <table:table-cell office:value-type="float" office:value="0.603937343214275" calcext:value-type="float">
            <text:p>0.603937343214275</text:p>
          </table:table-cell>
          <table:table-cell office:value-type="float" office:value="0.604217314645312" calcext:value-type="float">
            <text:p>0.604217314645312</text:p>
          </table:table-cell>
          <table:table-cell office:value-type="float" office:value="0.603902635528471" calcext:value-type="float">
            <text:p>0.603902635528471</text:p>
          </table:table-cell>
          <table:table-cell office:value-type="float" office:value="0.60338927995645" calcext:value-type="float">
            <text:p>0.60338927995645</text:p>
          </table:table-cell>
          <table:table-cell office:value-type="float" office:value="0.60458233143101" calcext:value-type="float">
            <text:p>0.60458233143101</text:p>
          </table:table-cell>
          <table:table-cell office:value-type="float" office:value="0.604254496031502" calcext:value-type="float">
            <text:p>0.604254496031502</text:p>
          </table:table-cell>
          <table:table-cell office:value-type="float" office:value="0.603931897131339" calcext:value-type="float">
            <text:p>0.603931897131339</text:p>
          </table:table-cell>
          <table:table-cell office:value-type="float" office:value="0.60332122972412" calcext:value-type="float">
            <text:p>0.60332122972412</text:p>
          </table:table-cell>
          <table:table-cell office:value-type="float" office:value="0.603711614969568" calcext:value-type="float">
            <text:p>0.603711614969568</text:p>
          </table:table-cell>
          <table:table-cell office:value-type="float" office:value="0.603813250572746" calcext:value-type="float">
            <text:p>0.603813250572746</text:p>
          </table:table-cell>
          <table:table-cell office:value-type="float" office:value="0.604510620582597" calcext:value-type="float">
            <text:p>0.604510620582597</text:p>
          </table:table-cell>
          <table:table-cell office:value-type="float" office:value="0.604088909106723" calcext:value-type="float">
            <text:p>0.604088909106723</text:p>
          </table:table-cell>
          <table:table-cell office:value-type="float" office:value="0.603731788419551" calcext:value-type="float">
            <text:p>0.603731788419551</text:p>
          </table:table-cell>
          <table:table-cell office:value-type="float" office:value="0.604320866315167" calcext:value-type="float">
            <text:p>0.604320866315167</text:p>
          </table:table-cell>
          <table:table-cell office:value-type="float" office:value="0.604456305157998" calcext:value-type="float">
            <text:p>0.604456305157998</text:p>
          </table:table-cell>
          <table:table-cell office:value-type="float" office:value="0.604139978918876" calcext:value-type="float">
            <text:p>0.604139978918876</text:p>
          </table:table-cell>
          <table:table-cell office:value-type="float" office:value="0.603500454205297" calcext:value-type="float">
            <text:p>0.603500454205297</text:p>
          </table:table-cell>
          <table:table-cell office:value-type="float" office:value="0.603580491076671" calcext:value-type="float">
            <text:p>0.603580491076671</text:p>
          </table:table-cell>
          <table:table-cell office:value-type="float" office:value="0.60345780778845" calcext:value-type="float">
            <text:p>0.60345780778845</text:p>
          </table:table-cell>
          <table:table-cell office:value-type="float" office:value="0.604507521316882" calcext:value-type="float">
            <text:p>0.604507521316882</text:p>
          </table:table-cell>
          <table:table-cell office:value-type="float" office:value="0.603941818145047" calcext:value-type="float">
            <text:p>0.603941818145047</text:p>
          </table:table-cell>
          <table:table-cell office:value-type="float" office:value="0.603736813834705" calcext:value-type="float">
            <text:p>0.603736813834705</text:p>
          </table:table-cell>
          <table:table-cell office:value-type="float" office:value="0.604144807933132" calcext:value-type="float">
            <text:p>0.604144807933132</text:p>
          </table:table-cell>
          <table:table-cell office:value-type="float" office:value="0.604303186850339" calcext:value-type="float">
            <text:p>0.604303186850339</text:p>
          </table:table-cell>
          <table:table-cell office:value-type="float" office:value="0.603782072266273" calcext:value-type="float">
            <text:p>0.603782072266273</text:p>
          </table:table-cell>
          <table:table-cell office:value-type="float" office:value="0.603737066086431" calcext:value-type="float">
            <text:p>0.603737066086431</text:p>
          </table:table-cell>
          <table:table-cell office:value-type="float" office:value="0.604136852248375" calcext:value-type="float">
            <text:p>0.604136852248375</text:p>
          </table:table-cell>
          <table:table-cell office:value-type="float" office:value="0.604377919597051" calcext:value-type="float">
            <text:p>0.604377919597051</text:p>
          </table:table-cell>
          <table:table-cell office:value-type="float" office:value="0.604929885867516" calcext:value-type="float">
            <text:p>0.604929885867516</text:p>
          </table:table-cell>
          <table:table-cell office:value-type="float" office:value="0.604437319302808" calcext:value-type="float">
            <text:p>0.604437319302808</text:p>
          </table:table-cell>
          <table:table-cell office:value-type="float" office:value="0.604690166200805" calcext:value-type="float">
            <text:p>0.604690166200805</text:p>
          </table:table-cell>
          <table:table-cell office:value-type="float" office:value="0.60426582264771" calcext:value-type="float">
            <text:p>0.60426582264771</text:p>
          </table:table-cell>
          <table:table-cell office:value-type="float" office:value="0.605041824191823" calcext:value-type="float">
            <text:p>0.605041824191823</text:p>
          </table:table-cell>
          <table:table-cell office:value-type="float" office:value="0.604460401290436" calcext:value-type="float">
            <text:p>0.604460401290436</text:p>
          </table:table-cell>
          <table:table-cell office:value-type="float" office:value="0.605091801110212" calcext:value-type="float">
            <text:p>0.605091801110212</text:p>
          </table:table-cell>
          <table:table-cell office:value-type="float" office:value="0.604892573960123" calcext:value-type="float">
            <text:p>0.604892573960123</text:p>
          </table:table-cell>
          <table:table-cell office:value-type="float" office:value="0.60416026930428" calcext:value-type="float">
            <text:p>0.60416026930428</text:p>
          </table:table-cell>
          <table:table-cell office:value-type="float" office:value="0.604297473778413" calcext:value-type="float">
            <text:p>0.604297473778413</text:p>
          </table:table-cell>
          <table:table-cell office:value-type="float" office:value="0.604091697715752" calcext:value-type="float">
            <text:p>0.604091697715752</text:p>
          </table:table-cell>
          <table:table-cell office:value-type="float" office:value="0.604830576068849" calcext:value-type="float">
            <text:p>0.604830576068849</text:p>
          </table:table-cell>
          <table:table-cell office:value-type="float" office:value="0.605256558948665" calcext:value-type="float">
            <text:p>0.605256558948665</text:p>
          </table:table-cell>
          <table:table-cell office:value-type="float" office:value="0.604655164046294" calcext:value-type="float">
            <text:p>0.604655164046294</text:p>
          </table:table-cell>
          <table:table-cell office:value-type="float" office:value="0.606551691380497" calcext:value-type="float">
            <text:p>0.606551691380497</text:p>
          </table:table-cell>
          <table:table-cell office:value-type="float" office:value="0.604793228894277" calcext:value-type="float">
            <text:p>0.604793228894277</text:p>
          </table:table-cell>
          <table:table-cell office:value-type="float" office:value="0.605127953901172" calcext:value-type="float">
            <text:p>0.605127953901172</text:p>
          </table:table-cell>
          <table:table-cell office:value-type="float" office:value="0.604846600474388" calcext:value-type="float">
            <text:p>0.604846600474388</text:p>
          </table:table-cell>
          <table:table-cell office:value-type="float" office:value="0.605108589640023" calcext:value-type="float">
            <text:p>0.605108589640023</text:p>
          </table:table-cell>
          <table:table-cell office:value-type="float" office:value="0.605428258101486" calcext:value-type="float">
            <text:p>0.605428258101486</text:p>
          </table:table-cell>
          <table:table-cell office:value-type="float" office:value="0.604718360184986" calcext:value-type="float">
            <text:p>0.604718360184986</text:p>
          </table:table-cell>
          <table:table-cell office:value-type="float" office:value="0.605165641896874" calcext:value-type="float">
            <text:p>0.605165641896874</text:p>
          </table:table-cell>
          <table:table-cell office:value-type="float" office:value="0.604569282656528" calcext:value-type="float">
            <text:p>0.604569282656528</text:p>
          </table:table-cell>
          <table:table-cell office:value-type="float" office:value="0.604410309309722" calcext:value-type="float">
            <text:p>0.604410309309722</text:p>
          </table:table-cell>
          <table:table-cell office:value-type="float" office:value="0.604614010191446" calcext:value-type="float">
            <text:p>0.604614010191446</text:p>
          </table:table-cell>
          <table:table-cell office:value-type="float" office:value="0.60454201987837" calcext:value-type="float">
            <text:p>0.60454201987837</text:p>
          </table:table-cell>
          <table:table-cell office:value-type="float" office:value="0.60473987058041" calcext:value-type="float">
            <text:p>0.60473987058041</text:p>
          </table:table-cell>
          <table:table-cell office:value-type="float" office:value="0.604392201745605" calcext:value-type="float">
            <text:p>0.604392201745605</text:p>
          </table:table-cell>
          <table:table-cell office:value-type="float" office:value="0.604531165099774" calcext:value-type="float">
            <text:p>0.604531165099774</text:p>
          </table:table-cell>
          <table:table-cell office:value-type="float" office:value="0.604467385872915" calcext:value-type="float">
            <text:p>0.604467385872915</text:p>
          </table:table-cell>
          <table:table-cell office:value-type="float" office:value="0.605129776071514" calcext:value-type="float">
            <text:p>0.605129776071514</text:p>
          </table:table-cell>
          <table:table-cell office:value-type="float" office:value="0.604539796695605" calcext:value-type="float">
            <text:p>0.604539796695605</text:p>
          </table:table-cell>
          <table:table-cell office:value-type="float" office:value="0.604847465061924" calcext:value-type="float">
            <text:p>0.604847465061924</text:p>
          </table:table-cell>
          <table:table-cell office:value-type="float" office:value="0.604953744405114" calcext:value-type="float">
            <text:p>0.604953744405114</text:p>
          </table:table-cell>
          <table:table-cell office:value-type="float" office:value="0.605144016210407" calcext:value-type="float">
            <text:p>0.605144016210407</text:p>
          </table:table-cell>
          <table:table-cell office:value-type="float" office:value="0.604703321781552" calcext:value-type="float">
            <text:p>0.604703321781552</text:p>
          </table:table-cell>
          <table:table-cell office:value-type="float" office:value="0.604292498549231" calcext:value-type="float">
            <text:p>0.604292498549231</text:p>
          </table:table-cell>
          <table:table-cell office:value-type="float" office:value="0.604512269660871" calcext:value-type="float">
            <text:p>0.604512269660871</text:p>
          </table:table-cell>
          <table:table-cell office:value-type="float" office:value="0.604746087096126" calcext:value-type="float">
            <text:p>0.604746087096126</text:p>
          </table:table-cell>
          <table:table-cell office:value-type="float" office:value="0.604498801058727" calcext:value-type="float">
            <text:p>0.604498801058727</text:p>
          </table:table-cell>
          <table:table-cell office:value-type="float" office:value="0.604009738116991" calcext:value-type="float">
            <text:p>0.604009738116991</text:p>
          </table:table-cell>
          <table:table-cell office:value-type="float" office:value="0.604661977759837" calcext:value-type="float">
            <text:p>0.604661977759837</text:p>
          </table:table-cell>
          <table:table-cell office:value-type="float" office:value="0.604505226903456" calcext:value-type="float">
            <text:p>0.604505226903456</text:p>
          </table:table-cell>
          <table:table-cell office:value-type="float" office:value="0.60437086372692" calcext:value-type="float">
            <text:p>0.60437086372692</text:p>
          </table:table-cell>
          <table:table-cell office:value-type="float" office:value="0.604431583934362" calcext:value-type="float">
            <text:p>0.604431583934362</text:p>
          </table:table-cell>
          <table:table-cell office:value-type="float" office:value="0.60395967342964" calcext:value-type="float">
            <text:p>0.60395967342964</text:p>
          </table:table-cell>
          <table:table-cell office:value-type="float" office:value="0.60463651400025" calcext:value-type="float">
            <text:p>0.60463651400025</text:p>
          </table:table-cell>
          <table:table-cell office:value-type="float" office:value="0.604310021580583" calcext:value-type="float">
            <text:p>0.604310021580583</text:p>
          </table:table-cell>
          <table:table-cell office:value-type="float" office:value="0.604525397538359" calcext:value-type="float">
            <text:p>0.604525397538359</text:p>
          </table:table-cell>
          <table:table-cell office:value-type="float" office:value="0.60437539408685" calcext:value-type="float">
            <text:p>0.60437539408685</text:p>
          </table:table-cell>
          <table:table-cell office:value-type="float" office:value="0.604490719393482" calcext:value-type="float">
            <text:p>0.604490719393482</text:p>
          </table:table-cell>
          <table:table-cell office:value-type="float" office:value="0.604676579563017" calcext:value-type="float">
            <text:p>0.604676579563017</text:p>
          </table:table-cell>
          <table:table-cell office:value-type="float" office:value="0.604251016765541" calcext:value-type="float">
            <text:p>0.604251016765541</text:p>
          </table:table-cell>
          <table:table-cell office:value-type="float" office:value="0.604666659280904" calcext:value-type="float">
            <text:p>0.604666659280904</text:p>
          </table:table-cell>
          <table:table-cell office:value-type="float" office:value="0.603966821036157" calcext:value-type="float">
            <text:p>0.603966821036157</text:p>
          </table:table-cell>
          <table:table-cell office:value-type="float" office:value="0.604647511543846" calcext:value-type="float">
            <text:p>0.604647511543846</text:p>
          </table:table-cell>
          <table:table-cell office:value-type="float" office:value="0.605045125493217" calcext:value-type="float">
            <text:p>0.605045125493217</text:p>
          </table:table-cell>
          <table:table-cell office:value-type="float" office:value="0.604675419348716" calcext:value-type="float">
            <text:p>0.604675419348716</text:p>
          </table:table-cell>
          <table:table-cell office:value-type="float" office:value="0.604455748400438" calcext:value-type="float">
            <text:p>0.604455748400438</text:p>
          </table:table-cell>
          <table:table-cell office:value-type="float" office:value="0.604627027574311" calcext:value-type="float">
            <text:p>0.604627027574311</text:p>
          </table:table-cell>
          <table:table-cell office:value-type="float" office:value="0.604773093335878" calcext:value-type="float">
            <text:p>0.604773093335878</text:p>
          </table:table-cell>
          <table:table-cell office:value-type="float" office:value="0.604316627911947" calcext:value-type="float">
            <text:p>0.604316627911947</text:p>
          </table:table-cell>
          <table:table-cell office:value-type="float" office:value="0.604654809365248" calcext:value-type="float">
            <text:p>0.604654809365248</text:p>
          </table:table-cell>
          <table:table-cell office:value-type="float" office:value="0.604162057573515" calcext:value-type="float">
            <text:p>0.604162057573515</text:p>
          </table:table-cell>
          <table:table-cell office:value-type="float" office:value="0.604507912246991" calcext:value-type="float">
            <text:p>0.604507912246991</text:p>
          </table:table-cell>
          <table:table-cell office:value-type="float" office:value="0.604454024126893" calcext:value-type="float">
            <text:p>0.604454024126893</text:p>
          </table:table-cell>
          <table:table-cell office:value-type="float" office:value="0.60464994702928" calcext:value-type="float">
            <text:p>0.60464994702928</text:p>
          </table:table-cell>
          <table:table-cell office:value-type="float" office:value="0.604690760761454" calcext:value-type="float">
            <text:p>0.604690760761454</text:p>
          </table:table-cell>
          <table:table-cell office:value-type="float" office:value="0.604517261149657" calcext:value-type="float">
            <text:p>0.604517261149657</text:p>
          </table:table-cell>
          <table:table-cell office:value-type="float" office:value="0.604781310022371" calcext:value-type="float">
            <text:p>0.604781310022371</text:p>
          </table:table-cell>
          <table:table-cell office:value-type="float" office:value="0.604886477575078" calcext:value-type="float">
            <text:p>0.604886477575078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0712050685236" calcext:value-type="float">
            <text:p>-0.200712050685236</text:p>
          </table:table-cell>
          <table:table-cell office:value-type="float" office:value="-0.200793334437012" calcext:value-type="float">
            <text:p>-0.200793334437012</text:p>
          </table:table-cell>
          <table:table-cell office:value-type="float" office:value="-0.200762184223809" calcext:value-type="float">
            <text:p>-0.200762184223809</text:p>
          </table:table-cell>
          <table:table-cell office:value-type="float" office:value="-0.200639952011804" calcext:value-type="float">
            <text:p>-0.200639952011804</text:p>
          </table:table-cell>
          <table:table-cell office:value-type="float" office:value="-0.200632327260643" calcext:value-type="float">
            <text:p>-0.200632327260643</text:p>
          </table:table-cell>
          <table:table-cell office:value-type="float" office:value="-0.200784595154338" calcext:value-type="float">
            <text:p>-0.200784595154338</text:p>
          </table:table-cell>
          <table:table-cell office:value-type="float" office:value="-0.200704412397064" calcext:value-type="float">
            <text:p>-0.200704412397064</text:p>
          </table:table-cell>
          <table:table-cell office:value-type="float" office:value="-0.200718087488917" calcext:value-type="float">
            <text:p>-0.200718087488917</text:p>
          </table:table-cell>
          <table:table-cell office:value-type="float" office:value="-0.200598857808041" calcext:value-type="float">
            <text:p>-0.200598857808041</text:p>
          </table:table-cell>
          <table:table-cell office:value-type="float" office:value="-0.200534391460182" calcext:value-type="float">
            <text:p>-0.200534391460182</text:p>
          </table:table-cell>
          <table:table-cell office:value-type="float" office:value="-0.200735170694245" calcext:value-type="float">
            <text:p>-0.200735170694245</text:p>
          </table:table-cell>
          <table:table-cell office:value-type="float" office:value="-0.200597250164793" calcext:value-type="float">
            <text:p>-0.200597250164793</text:p>
          </table:table-cell>
          <table:table-cell office:value-type="float" office:value="-0.200548880484307" calcext:value-type="float">
            <text:p>-0.200548880484307</text:p>
          </table:table-cell>
          <table:table-cell office:value-type="float" office:value="-0.200617158122804" calcext:value-type="float">
            <text:p>-0.200617158122804</text:p>
          </table:table-cell>
          <table:table-cell office:value-type="float" office:value="-0.200567341558687" calcext:value-type="float">
            <text:p>-0.200567341558687</text:p>
          </table:table-cell>
          <table:table-cell office:value-type="float" office:value="-0.20056085642721" calcext:value-type="float">
            <text:p>-0.20056085642721</text:p>
          </table:table-cell>
          <table:table-cell office:value-type="float" office:value="-0.20064089417403" calcext:value-type="float">
            <text:p>-0.20064089417403</text:p>
          </table:table-cell>
          <table:table-cell office:value-type="float" office:value="-0.200436205618727" calcext:value-type="float">
            <text:p>-0.200436205618727</text:p>
          </table:table-cell>
          <table:table-cell office:value-type="float" office:value="-0.200585382204007" calcext:value-type="float">
            <text:p>-0.200585382204007</text:p>
          </table:table-cell>
          <table:table-cell office:value-type="float" office:value="-0.200647229240478" calcext:value-type="float">
            <text:p>-0.200647229240478</text:p>
          </table:table-cell>
          <table:table-cell office:value-type="float" office:value="-0.200522060408214" calcext:value-type="float">
            <text:p>-0.200522060408214</text:p>
          </table:table-cell>
          <table:table-cell office:value-type="float" office:value="-0.200524762589927" calcext:value-type="float">
            <text:p>-0.200524762589927</text:p>
          </table:table-cell>
          <table:table-cell office:value-type="float" office:value="-0.200626275276283" calcext:value-type="float">
            <text:p>-0.200626275276283</text:p>
          </table:table-cell>
          <table:table-cell office:value-type="float" office:value="-0.200669446926798" calcext:value-type="float">
            <text:p>-0.200669446926798</text:p>
          </table:table-cell>
          <table:table-cell office:value-type="float" office:value="-0.200591625472047" calcext:value-type="float">
            <text:p>-0.200591625472047</text:p>
          </table:table-cell>
          <table:table-cell office:value-type="float" office:value="-0.200550877983436" calcext:value-type="float">
            <text:p>-0.200550877983436</text:p>
          </table:table-cell>
          <table:table-cell office:value-type="float" office:value="-0.200534250035729" calcext:value-type="float">
            <text:p>-0.200534250035729</text:p>
          </table:table-cell>
          <table:table-cell office:value-type="float" office:value="-0.200562220650312" calcext:value-type="float">
            <text:p>-0.200562220650312</text:p>
          </table:table-cell>
          <table:table-cell office:value-type="float" office:value="-0.200586983162533" calcext:value-type="float">
            <text:p>-0.200586983162533</text:p>
          </table:table-cell>
          <table:table-cell office:value-type="float" office:value="-0.200565320636824" calcext:value-type="float">
            <text:p>-0.200565320636824</text:p>
          </table:table-cell>
          <table:table-cell office:value-type="float" office:value="-0.200626046971282" calcext:value-type="float">
            <text:p>-0.200626046971282</text:p>
          </table:table-cell>
          <table:table-cell office:value-type="float" office:value="-0.200512781539752" calcext:value-type="float">
            <text:p>-0.200512781539752</text:p>
          </table:table-cell>
          <table:table-cell office:value-type="float" office:value="-0.200593264959608" calcext:value-type="float">
            <text:p>-0.200593264959608</text:p>
          </table:table-cell>
          <table:table-cell office:value-type="float" office:value="-0.200405467597047" calcext:value-type="float">
            <text:p>-0.200405467597047</text:p>
          </table:table-cell>
          <table:table-cell office:value-type="float" office:value="-0.200514888940375" calcext:value-type="float">
            <text:p>-0.200514888940375</text:p>
          </table:table-cell>
          <table:table-cell office:value-type="float" office:value="-0.200587011297902" calcext:value-type="float">
            <text:p>-0.200587011297902</text:p>
          </table:table-cell>
          <table:table-cell office:value-type="float" office:value="-0.200611855772391" calcext:value-type="float">
            <text:p>-0.200611855772391</text:p>
          </table:table-cell>
          <table:table-cell office:value-type="float" office:value="-0.200615314918654" calcext:value-type="float">
            <text:p>-0.200615314918654</text:p>
          </table:table-cell>
          <table:table-cell office:value-type="float" office:value="-0.200601143330936" calcext:value-type="float">
            <text:p>-0.200601143330936</text:p>
          </table:table-cell>
          <table:table-cell office:value-type="float" office:value="-0.200571689034618" calcext:value-type="float">
            <text:p>-0.200571689034618</text:p>
          </table:table-cell>
          <table:table-cell office:value-type="float" office:value="-0.20068910580709" calcext:value-type="float">
            <text:p>-0.20068910580709</text:p>
          </table:table-cell>
          <table:table-cell office:value-type="float" office:value="-0.200542147111131" calcext:value-type="float">
            <text:p>-0.200542147111131</text:p>
          </table:table-cell>
          <table:table-cell office:value-type="float" office:value="-0.200672397564189" calcext:value-type="float">
            <text:p>-0.200672397564189</text:p>
          </table:table-cell>
          <table:table-cell office:value-type="float" office:value="-0.200344181989111" calcext:value-type="float">
            <text:p>-0.200344181989111</text:p>
          </table:table-cell>
          <table:table-cell office:value-type="float" office:value="-0.200413816064226" calcext:value-type="float">
            <text:p>-0.200413816064226</text:p>
          </table:table-cell>
          <table:table-cell office:value-type="float" office:value="-0.200536853752558" calcext:value-type="float">
            <text:p>-0.200536853752558</text:p>
          </table:table-cell>
          <table:table-cell office:value-type="float" office:value="-0.201304598905344" calcext:value-type="float">
            <text:p>-0.201304598905344</text:p>
          </table:table-cell>
          <table:table-cell office:value-type="float" office:value="-0.202235512028097" calcext:value-type="float">
            <text:p>-0.202235512028097</text:p>
          </table:table-cell>
          <table:table-cell office:value-type="float" office:value="-0.203304110292094" calcext:value-type="float">
            <text:p>-0.203304110292094</text:p>
          </table:table-cell>
          <table:table-cell office:value-type="float" office:value="-0.204574236173104" calcext:value-type="float">
            <text:p>-0.204574236173104</text:p>
          </table:table-cell>
          <table:table-cell office:value-type="float" office:value="-0.205123208672367" calcext:value-type="float">
            <text:p>-0.205123208672367</text:p>
          </table:table-cell>
          <table:table-cell office:value-type="float" office:value="-0.205183202992575" calcext:value-type="float">
            <text:p>-0.205183202992575</text:p>
          </table:table-cell>
          <table:table-cell office:value-type="float" office:value="-0.204927655669309" calcext:value-type="float">
            <text:p>-0.204927655669309</text:p>
          </table:table-cell>
          <table:table-cell office:value-type="float" office:value="-0.20346896853683" calcext:value-type="float">
            <text:p>-0.20346896853683</text:p>
          </table:table-cell>
          <table:table-cell office:value-type="float" office:value="-0.202051727420096" calcext:value-type="float">
            <text:p>-0.202051727420096</text:p>
          </table:table-cell>
          <table:table-cell office:value-type="float" office:value="-0.201573167473987" calcext:value-type="float">
            <text:p>-0.201573167473987</text:p>
          </table:table-cell>
          <table:table-cell office:value-type="float" office:value="-0.207524835313785" calcext:value-type="float">
            <text:p>-0.207524835313785</text:p>
          </table:table-cell>
          <table:table-cell office:value-type="float" office:value="-0.212968308565876" calcext:value-type="float">
            <text:p>-0.212968308565876</text:p>
          </table:table-cell>
          <table:table-cell office:value-type="float" office:value="-0.221788336688719" calcext:value-type="float">
            <text:p>-0.221788336688719</text:p>
          </table:table-cell>
          <table:table-cell office:value-type="float" office:value="-0.245798439079889" calcext:value-type="float">
            <text:p>-0.245798439079889</text:p>
          </table:table-cell>
          <table:table-cell office:value-type="float" office:value="-0.253462995354357" calcext:value-type="float">
            <text:p>-0.253462995354357</text:p>
          </table:table-cell>
          <table:table-cell office:value-type="float" office:value="-0.246830259966274" calcext:value-type="float">
            <text:p>-0.246830259966274</text:p>
          </table:table-cell>
          <table:table-cell office:value-type="float" office:value="-0.247086785221071" calcext:value-type="float">
            <text:p>-0.247086785221071</text:p>
          </table:table-cell>
          <table:table-cell office:value-type="float" office:value="-0.246491611194161" calcext:value-type="float">
            <text:p>-0.246491611194161</text:p>
          </table:table-cell>
          <table:table-cell office:value-type="float" office:value="-0.248206751069882" calcext:value-type="float">
            <text:p>-0.248206751069882</text:p>
          </table:table-cell>
          <table:table-cell office:value-type="float" office:value="-0.248411553964092" calcext:value-type="float">
            <text:p>-0.248411553964092</text:p>
          </table:table-cell>
          <table:table-cell office:value-type="float" office:value="-0.2485762818064" calcext:value-type="float">
            <text:p>-0.2485762818064</text:p>
          </table:table-cell>
          <table:table-cell office:value-type="float" office:value="-0.248862905193045" calcext:value-type="float">
            <text:p>-0.248862905193045</text:p>
          </table:table-cell>
          <table:table-cell office:value-type="float" office:value="-0.25059845980131" calcext:value-type="float">
            <text:p>-0.25059845980131</text:p>
          </table:table-cell>
          <table:table-cell office:value-type="float" office:value="-0.24209017334773" calcext:value-type="float">
            <text:p>-0.24209017334773</text:p>
          </table:table-cell>
          <table:table-cell office:value-type="float" office:value="-0.204268649330091" calcext:value-type="float">
            <text:p>-0.204268649330091</text:p>
          </table:table-cell>
          <table:table-cell office:value-type="float" office:value="-0.203212062994321" calcext:value-type="float">
            <text:p>-0.203212062994321</text:p>
          </table:table-cell>
          <table:table-cell office:value-type="float" office:value="-0.206157730425545" calcext:value-type="float">
            <text:p>-0.206157730425545</text:p>
          </table:table-cell>
          <table:table-cell office:value-type="float" office:value="-0.20599791951436" calcext:value-type="float">
            <text:p>-0.20599791951436</text:p>
          </table:table-cell>
          <table:table-cell office:value-type="float" office:value="-0.20363033059451" calcext:value-type="float">
            <text:p>-0.20363033059451</text:p>
          </table:table-cell>
          <table:table-cell office:value-type="float" office:value="-0.206712610845299" calcext:value-type="float">
            <text:p>-0.206712610845299</text:p>
          </table:table-cell>
          <table:table-cell office:value-type="float" office:value="-0.203176533774139" calcext:value-type="float">
            <text:p>-0.203176533774139</text:p>
          </table:table-cell>
          <table:table-cell office:value-type="float" office:value="-0.199895579712585" calcext:value-type="float">
            <text:p>-0.199895579712585</text:p>
          </table:table-cell>
          <table:table-cell office:value-type="float" office:value="-0.193229395340704" calcext:value-type="float">
            <text:p>-0.193229395340704</text:p>
          </table:table-cell>
          <table:table-cell office:value-type="float" office:value="-0.196599956588288" calcext:value-type="float">
            <text:p>-0.196599956588288</text:p>
          </table:table-cell>
          <table:table-cell office:value-type="float" office:value="-0.185347304932023" calcext:value-type="float">
            <text:p>-0.185347304932023</text:p>
          </table:table-cell>
          <table:table-cell office:value-type="float" office:value="-0.190160700738557" calcext:value-type="float">
            <text:p>-0.190160700738557</text:p>
          </table:table-cell>
          <table:table-cell office:value-type="float" office:value="-0.191192653264813" calcext:value-type="float">
            <text:p>-0.191192653264813</text:p>
          </table:table-cell>
          <table:table-cell office:value-type="float" office:value="-0.190896382915359" calcext:value-type="float">
            <text:p>-0.190896382915359</text:p>
          </table:table-cell>
          <table:table-cell office:value-type="float" office:value="-0.189008001517031" calcext:value-type="float">
            <text:p>-0.189008001517031</text:p>
          </table:table-cell>
          <table:table-cell office:value-type="float" office:value="-0.187679400734749" calcext:value-type="float">
            <text:p>-0.187679400734749</text:p>
          </table:table-cell>
          <table:table-cell office:value-type="float" office:value="-0.184615631345071" calcext:value-type="float">
            <text:p>-0.184615631345071</text:p>
          </table:table-cell>
          <table:table-cell office:value-type="float" office:value="-0.234422368203064" calcext:value-type="float">
            <text:p>-0.234422368203064</text:p>
          </table:table-cell>
          <table:table-cell office:value-type="float" office:value="-0.247043575140086" calcext:value-type="float">
            <text:p>-0.247043575140086</text:p>
          </table:table-cell>
          <table:table-cell office:value-type="float" office:value="-0.249524916558979" calcext:value-type="float">
            <text:p>-0.249524916558979</text:p>
          </table:table-cell>
          <table:table-cell office:value-type="float" office:value="-0.252494334796215" calcext:value-type="float">
            <text:p>-0.252494334796215</text:p>
          </table:table-cell>
          <table:table-cell office:value-type="float" office:value="-0.251554064519542" calcext:value-type="float">
            <text:p>-0.251554064519542</text:p>
          </table:table-cell>
          <table:table-cell office:value-type="float" office:value="-0.25691532887615" calcext:value-type="float">
            <text:p>-0.25691532887615</text:p>
          </table:table-cell>
          <table:table-cell office:value-type="float" office:value="-0.258588294177458" calcext:value-type="float">
            <text:p>-0.258588294177458</text:p>
          </table:table-cell>
          <table:table-cell office:value-type="float" office:value="-0.268362436516071" calcext:value-type="float">
            <text:p>-0.268362436516071</text:p>
          </table:table-cell>
          <table:table-cell office:value-type="float" office:value="-0.196965389483621" calcext:value-type="float">
            <text:p>-0.196965389483621</text:p>
          </table:table-cell>
          <table:table-cell office:value-type="float" office:value="-0.198392837617483" calcext:value-type="float">
            <text:p>-0.198392837617483</text:p>
          </table:table-cell>
          <table:table-cell office:value-type="float" office:value="-0.198052561104195" calcext:value-type="float">
            <text:p>-0.198052561104195</text:p>
          </table:table-cell>
          <table:table-cell office:value-type="float" office:value="-0.200392089292586" calcext:value-type="float">
            <text:p>-0.200392089292586</text:p>
          </table:table-cell>
          <table:table-cell office:value-type="float" office:value="-0.204956681001581" calcext:value-type="float">
            <text:p>-0.204956681001581</text:p>
          </table:table-cell>
          <table:table-cell office:value-type="float" office:value="-0.206478555861789" calcext:value-type="float">
            <text:p>-0.206478555861789</text:p>
          </table:table-cell>
          <table:table-cell office:value-type="float" office:value="-0.206793065514237" calcext:value-type="float">
            <text:p>-0.206793065514237</text:p>
          </table:table-cell>
          <table:table-cell office:value-type="float" office:value="-0.205339321049147" calcext:value-type="float">
            <text:p>-0.205339321049147</text:p>
          </table:table-cell>
          <table:table-cell office:value-type="float" office:value="-0.205613776431406" calcext:value-type="float">
            <text:p>-0.205613776431406</text:p>
          </table:table-cell>
          <table:table-cell office:value-type="float" office:value="-0.20588051706936" calcext:value-type="float">
            <text:p>-0.20588051706936</text:p>
          </table:table-cell>
          <table:table-cell office:value-type="float" office:value="-0.206918974199666" calcext:value-type="float">
            <text:p>-0.206918974199666</text:p>
          </table:table-cell>
          <table:table-cell office:value-type="float" office:value="-0.205147881193797" calcext:value-type="float">
            <text:p>-0.205147881193797</text:p>
          </table:table-cell>
          <table:table-cell office:value-type="float" office:value="-0.194501789133994" calcext:value-type="float">
            <text:p>-0.194501789133994</text:p>
          </table:table-cell>
          <table:table-cell office:value-type="float" office:value="-0.190842354446789" calcext:value-type="float">
            <text:p>-0.190842354446789</text:p>
          </table:table-cell>
          <table:table-cell office:value-type="float" office:value="-0.18980830296628" calcext:value-type="float">
            <text:p>-0.18980830296628</text:p>
          </table:table-cell>
          <table:table-cell office:value-type="float" office:value="-0.193174907769959" calcext:value-type="float">
            <text:p>-0.193174907769959</text:p>
          </table:table-cell>
          <table:table-cell office:value-type="float" office:value="-0.187797206026204" calcext:value-type="float">
            <text:p>-0.187797206026204</text:p>
          </table:table-cell>
          <table:table-cell office:value-type="float" office:value="-0.183755917717546" calcext:value-type="float">
            <text:p>-0.183755917717546</text:p>
          </table:table-cell>
          <table:table-cell office:value-type="float" office:value="-0.184865365090255" calcext:value-type="float">
            <text:p>-0.184865365090255</text:p>
          </table:table-cell>
          <table:table-cell office:value-type="float" office:value="-0.189471180289882" calcext:value-type="float">
            <text:p>-0.189471180289882</text:p>
          </table:table-cell>
          <table:table-cell office:value-type="float" office:value="-0.196889340073257" calcext:value-type="float">
            <text:p>-0.196889340073257</text:p>
          </table:table-cell>
          <table:table-cell office:value-type="float" office:value="-0.199254166885851" calcext:value-type="float">
            <text:p>-0.199254166885851</text:p>
          </table:table-cell>
          <table:table-cell office:value-type="float" office:value="-0.201564581338623" calcext:value-type="float">
            <text:p>-0.201564581338623</text:p>
          </table:table-cell>
          <table:table-cell office:value-type="float" office:value="-0.202545555704328" calcext:value-type="float">
            <text:p>-0.202545555704328</text:p>
          </table:table-cell>
          <table:table-cell office:value-type="float" office:value="-0.201851259704176" calcext:value-type="float">
            <text:p>-0.201851259704176</text:p>
          </table:table-cell>
          <table:table-cell office:value-type="float" office:value="-0.201606461668959" calcext:value-type="float">
            <text:p>-0.201606461668959</text:p>
          </table:table-cell>
          <table:table-cell office:value-type="float" office:value="-0.20124431261215" calcext:value-type="float">
            <text:p>-0.20124431261215</text:p>
          </table:table-cell>
          <table:table-cell office:value-type="float" office:value="-0.200935680796767" calcext:value-type="float">
            <text:p>-0.200935680796767</text:p>
          </table:table-cell>
          <table:table-cell office:value-type="float" office:value="-0.199531275669261" calcext:value-type="float">
            <text:p>-0.199531275669261</text:p>
          </table:table-cell>
          <table:table-cell office:value-type="float" office:value="-0.196943886433668" calcext:value-type="float">
            <text:p>-0.196943886433668</text:p>
          </table:table-cell>
          <table:table-cell office:value-type="float" office:value="-0.191341652620401" calcext:value-type="float">
            <text:p>-0.191341652620401</text:p>
          </table:table-cell>
          <table:table-cell office:value-type="float" office:value="-0.184891254996381" calcext:value-type="float">
            <text:p>-0.184891254996381</text:p>
          </table:table-cell>
          <table:table-cell office:value-type="float" office:value="-0.191495072887442" calcext:value-type="float">
            <text:p>-0.191495072887442</text:p>
          </table:table-cell>
          <table:table-cell office:value-type="float" office:value="-0.196829087089669" calcext:value-type="float">
            <text:p>-0.196829087089669</text:p>
          </table:table-cell>
          <table:table-cell office:value-type="float" office:value="-0.211197197620962" calcext:value-type="float">
            <text:p>-0.211197197620962</text:p>
          </table:table-cell>
          <table:table-cell office:value-type="float" office:value="-0.216714421735963" calcext:value-type="float">
            <text:p>-0.216714421735963</text:p>
          </table:table-cell>
          <table:table-cell office:value-type="float" office:value="-0.23177949951017" calcext:value-type="float">
            <text:p>-0.23177949951017</text:p>
          </table:table-cell>
          <table:table-cell office:value-type="float" office:value="-0.237679136598235" calcext:value-type="float">
            <text:p>-0.237679136598235</text:p>
          </table:table-cell>
          <table:table-cell office:value-type="float" office:value="-0.241155484445241" calcext:value-type="float">
            <text:p>-0.241155484445241</text:p>
          </table:table-cell>
          <table:table-cell office:value-type="float" office:value="-0.242256923390216" calcext:value-type="float">
            <text:p>-0.242256923390216</text:p>
          </table:table-cell>
          <table:table-cell office:value-type="float" office:value="-0.243465156787373" calcext:value-type="float">
            <text:p>-0.243465156787373</text:p>
          </table:table-cell>
          <table:table-cell office:value-type="float" office:value="-0.244620995800781" calcext:value-type="float">
            <text:p>-0.244620995800781</text:p>
          </table:table-cell>
          <table:table-cell office:value-type="float" office:value="-0.246091454783762" calcext:value-type="float">
            <text:p>-0.246091454783762</text:p>
          </table:table-cell>
          <table:table-cell office:value-type="float" office:value="-0.249946567616392" calcext:value-type="float">
            <text:p>-0.249946567616392</text:p>
          </table:table-cell>
          <table:table-cell office:value-type="float" office:value="-0.252854606967829" calcext:value-type="float">
            <text:p>-0.252854606967829</text:p>
          </table:table-cell>
          <table:table-cell office:value-type="float" office:value="-0.265348155072417" calcext:value-type="float">
            <text:p>-0.265348155072417</text:p>
          </table:table-cell>
          <table:table-cell office:value-type="float" office:value="-0.264065953443621" calcext:value-type="float">
            <text:p>-0.264065953443621</text:p>
          </table:table-cell>
          <table:table-cell office:value-type="float" office:value="-0.261504930820276" calcext:value-type="float">
            <text:p>-0.261504930820276</text:p>
          </table:table-cell>
          <table:table-cell office:value-type="float" office:value="-0.214884005670222" calcext:value-type="float">
            <text:p>-0.214884005670222</text:p>
          </table:table-cell>
          <table:table-cell office:value-type="float" office:value="-0.21090428286231" calcext:value-type="float">
            <text:p>-0.21090428286231</text:p>
          </table:table-cell>
          <table:table-cell office:value-type="float" office:value="-0.213442301810594" calcext:value-type="float">
            <text:p>-0.213442301810594</text:p>
          </table:table-cell>
          <table:table-cell office:value-type="float" office:value="-0.218080019438018" calcext:value-type="float">
            <text:p>-0.218080019438018</text:p>
          </table:table-cell>
          <table:table-cell office:value-type="float" office:value="-0.218017200111404" calcext:value-type="float">
            <text:p>-0.218017200111404</text:p>
          </table:table-cell>
          <table:table-cell office:value-type="float" office:value="-0.216704699044606" calcext:value-type="float">
            <text:p>-0.216704699044606</text:p>
          </table:table-cell>
          <table:table-cell office:value-type="float" office:value="-0.217018456715817" calcext:value-type="float">
            <text:p>-0.217018456715817</text:p>
          </table:table-cell>
          <table:table-cell office:value-type="float" office:value="-0.216101521604454" calcext:value-type="float">
            <text:p>-0.216101521604454</text:p>
          </table:table-cell>
          <table:table-cell office:value-type="float" office:value="-0.21474617404054" calcext:value-type="float">
            <text:p>-0.21474617404054</text:p>
          </table:table-cell>
          <table:table-cell office:value-type="float" office:value="-0.213437765448631" calcext:value-type="float">
            <text:p>-0.213437765448631</text:p>
          </table:table-cell>
          <table:table-cell office:value-type="float" office:value="-0.199475928225727" calcext:value-type="float">
            <text:p>-0.199475928225727</text:p>
          </table:table-cell>
          <table:table-cell office:value-type="float" office:value="-0.198488829399817" calcext:value-type="float">
            <text:p>-0.198488829399817</text:p>
          </table:table-cell>
          <table:table-cell office:value-type="float" office:value="-0.200551365703494" calcext:value-type="float">
            <text:p>-0.200551365703494</text:p>
          </table:table-cell>
          <table:table-cell office:value-type="float" office:value="-0.202840114042485" calcext:value-type="float">
            <text:p>-0.202840114042485</text:p>
          </table:table-cell>
          <table:table-cell office:value-type="float" office:value="-0.204055403703837" calcext:value-type="float">
            <text:p>-0.204055403703837</text:p>
          </table:table-cell>
          <table:table-cell office:value-type="float" office:value="-0.204459461837533" calcext:value-type="float">
            <text:p>-0.204459461837533</text:p>
          </table:table-cell>
          <table:table-cell office:value-type="float" office:value="-0.200908163793808" calcext:value-type="float">
            <text:p>-0.200908163793808</text:p>
          </table:table-cell>
          <table:table-cell office:value-type="float" office:value="-0.203118666385244" calcext:value-type="float">
            <text:p>-0.203118666385244</text:p>
          </table:table-cell>
          <table:table-cell office:value-type="float" office:value="-0.211273978102772" calcext:value-type="float">
            <text:p>-0.211273978102772</text:p>
          </table:table-cell>
          <table:table-cell office:value-type="float" office:value="-0.211436761180628" calcext:value-type="float">
            <text:p>-0.211436761180628</text:p>
          </table:table-cell>
          <table:table-cell office:value-type="float" office:value="-0.211999849999029" calcext:value-type="float">
            <text:p>-0.211999849999029</text:p>
          </table:table-cell>
          <table:table-cell office:value-type="float" office:value="-0.210463259678135" calcext:value-type="float">
            <text:p>-0.210463259678135</text:p>
          </table:table-cell>
          <table:table-cell office:value-type="float" office:value="-0.211372085973603" calcext:value-type="float">
            <text:p>-0.211372085973603</text:p>
          </table:table-cell>
          <table:table-cell office:value-type="float" office:value="-0.21042635767915" calcext:value-type="float">
            <text:p>-0.21042635767915</text:p>
          </table:table-cell>
          <table:table-cell office:value-type="float" office:value="-0.208843262278197" calcext:value-type="float">
            <text:p>-0.208843262278197</text:p>
          </table:table-cell>
          <table:table-cell office:value-type="float" office:value="-0.204808186770118" calcext:value-type="float">
            <text:p>-0.204808186770118</text:p>
          </table:table-cell>
          <table:table-cell office:value-type="float" office:value="-0.198424631763258" calcext:value-type="float">
            <text:p>-0.198424631763258</text:p>
          </table:table-cell>
          <table:table-cell office:value-type="float" office:value="-0.218959305012647" calcext:value-type="float">
            <text:p>-0.218959305012647</text:p>
          </table:table-cell>
          <table:table-cell office:value-type="float" office:value="-0.225358517305044" calcext:value-type="float">
            <text:p>-0.225358517305044</text:p>
          </table:table-cell>
          <table:table-cell office:value-type="float" office:value="-0.230581222023616" calcext:value-type="float">
            <text:p>-0.230581222023616</text:p>
          </table:table-cell>
          <table:table-cell office:value-type="float" office:value="-0.241166796513191" calcext:value-type="float">
            <text:p>-0.241166796513191</text:p>
          </table:table-cell>
          <table:table-cell office:value-type="float" office:value="-0.242608646722459" calcext:value-type="float">
            <text:p>-0.242608646722459</text:p>
          </table:table-cell>
          <table:table-cell office:value-type="float" office:value="-0.243028455737218" calcext:value-type="float">
            <text:p>-0.243028455737218</text:p>
          </table:table-cell>
          <table:table-cell office:value-type="float" office:value="-0.243735645714936" calcext:value-type="float">
            <text:p>-0.243735645714936</text:p>
          </table:table-cell>
          <table:table-cell office:value-type="float" office:value="-0.197378733968372" calcext:value-type="float">
            <text:p>-0.197378733968372</text:p>
          </table:table-cell>
          <table:table-cell office:value-type="float" office:value="-0.198723214682615" calcext:value-type="float">
            <text:p>-0.198723214682615</text:p>
          </table:table-cell>
          <table:table-cell office:value-type="float" office:value="-0.199246840605" calcext:value-type="float">
            <text:p>-0.199246840605</text:p>
          </table:table-cell>
          <table:table-cell office:value-type="float" office:value="-0.204177061237344" calcext:value-type="float">
            <text:p>-0.204177061237344</text:p>
          </table:table-cell>
          <table:table-cell office:value-type="float" office:value="-0.202881200591433" calcext:value-type="float">
            <text:p>-0.202881200591433</text:p>
          </table:table-cell>
          <table:table-cell office:value-type="float" office:value="-0.202653759763995" calcext:value-type="float">
            <text:p>-0.202653759763995</text:p>
          </table:table-cell>
          <table:table-cell office:value-type="float" office:value="-0.202416251604182" calcext:value-type="float">
            <text:p>-0.202416251604182</text:p>
          </table:table-cell>
          <table:table-cell office:value-type="float" office:value="-0.199985590211675" calcext:value-type="float">
            <text:p>-0.199985590211675</text:p>
          </table:table-cell>
          <table:table-cell office:value-type="float" office:value="-0.197433722978991" calcext:value-type="float">
            <text:p>-0.197433722978991</text:p>
          </table:table-cell>
          <table:table-cell office:value-type="float" office:value="-0.191397684091015" calcext:value-type="float">
            <text:p>-0.191397684091015</text:p>
          </table:table-cell>
          <table:table-cell office:value-type="float" office:value="-0.1908374674984" calcext:value-type="float">
            <text:p>-0.1908374674984</text:p>
          </table:table-cell>
          <table:table-cell office:value-type="float" office:value="-0.184636811911976" calcext:value-type="float">
            <text:p>-0.184636811911976</text:p>
          </table:table-cell>
          <table:table-cell office:value-type="float" office:value="-0.179486161587736" calcext:value-type="float">
            <text:p>-0.179486161587736</text:p>
          </table:table-cell>
          <table:table-cell office:value-type="float" office:value="-0.171333715883323" calcext:value-type="float">
            <text:p>-0.171333715883323</text:p>
          </table:table-cell>
          <table:table-cell office:value-type="float" office:value="-0.178725442584043" calcext:value-type="float">
            <text:p>-0.178725442584043</text:p>
          </table:table-cell>
          <table:table-cell office:value-type="float" office:value="-0.187499410654033" calcext:value-type="float">
            <text:p>-0.187499410654033</text:p>
          </table:table-cell>
          <table:table-cell office:value-type="float" office:value="-0.189923926760672" calcext:value-type="float">
            <text:p>-0.189923926760672</text:p>
          </table:table-cell>
          <table:table-cell office:value-type="float" office:value="-0.189954566786472" calcext:value-type="float">
            <text:p>-0.189954566786472</text:p>
          </table:table-cell>
          <table:table-cell office:value-type="float" office:value="-0.187984999069981" calcext:value-type="float">
            <text:p>-0.187984999069981</text:p>
          </table:table-cell>
          <table:table-cell office:value-type="float" office:value="-0.186895436104532" calcext:value-type="float">
            <text:p>-0.186895436104532</text:p>
          </table:table-cell>
          <table:table-cell office:value-type="float" office:value="-0.184228363709327" calcext:value-type="float">
            <text:p>-0.184228363709327</text:p>
          </table:table-cell>
          <table:table-cell office:value-type="float" office:value="-0.180107319469901" calcext:value-type="float">
            <text:p>-0.180107319469901</text:p>
          </table:table-cell>
          <table:table-cell office:value-type="float" office:value="-0.176568938632337" calcext:value-type="float">
            <text:p>-0.176568938632337</text:p>
          </table:table-cell>
          <table:table-cell office:value-type="float" office:value="-0.173279424402906" calcext:value-type="float">
            <text:p>-0.173279424402906</text:p>
          </table:table-cell>
          <table:table-cell office:value-type="float" office:value="-0.190139922705216" calcext:value-type="float">
            <text:p>-0.190139922705216</text:p>
          </table:table-cell>
          <table:table-cell office:value-type="float" office:value="-0.204597970495739" calcext:value-type="float">
            <text:p>-0.204597970495739</text:p>
          </table:table-cell>
          <table:table-cell office:value-type="float" office:value="-0.222291639346972" calcext:value-type="float">
            <text:p>-0.222291639346972</text:p>
          </table:table-cell>
          <table:table-cell office:value-type="float" office:value="-0.239479505086484" calcext:value-type="float">
            <text:p>-0.239479505086484</text:p>
          </table:table-cell>
          <table:table-cell office:value-type="float" office:value="-0.24538381002093" calcext:value-type="float">
            <text:p>-0.24538381002093</text:p>
          </table:table-cell>
          <table:table-cell office:value-type="float" office:value="-0.249213475010623" calcext:value-type="float">
            <text:p>-0.249213475010623</text:p>
          </table:table-cell>
          <table:table-cell office:value-type="float" office:value="-0.251751018334792" calcext:value-type="float">
            <text:p>-0.251751018334792</text:p>
          </table:table-cell>
          <table:table-cell office:value-type="float" office:value="-0.254598495369596" calcext:value-type="float">
            <text:p>-0.254598495369596</text:p>
          </table:table-cell>
          <table:table-cell office:value-type="float" office:value="-0.258522428964881" calcext:value-type="float">
            <text:p>-0.258522428964881</text:p>
          </table:table-cell>
          <table:table-cell office:value-type="float" office:value="-0.261378849830119" calcext:value-type="float">
            <text:p>-0.261378849830119</text:p>
          </table:table-cell>
          <table:table-cell office:value-type="float" office:value="-0.191212721279241" calcext:value-type="float">
            <text:p>-0.191212721279241</text:p>
          </table:table-cell>
          <table:table-cell office:value-type="float" office:value="-0.194397274957502" calcext:value-type="float">
            <text:p>-0.194397274957502</text:p>
          </table:table-cell>
          <table:table-cell office:value-type="float" office:value="-0.197528742252358" calcext:value-type="float">
            <text:p>-0.197528742252358</text:p>
          </table:table-cell>
          <table:table-cell office:value-type="float" office:value="-0.198132750253656" calcext:value-type="float">
            <text:p>-0.198132750253656</text:p>
          </table:table-cell>
          <table:table-cell office:value-type="float" office:value="-0.198251074416481" calcext:value-type="float">
            <text:p>-0.198251074416481</text:p>
          </table:table-cell>
          <table:table-cell office:value-type="float" office:value="-0.197170382616687" calcext:value-type="float">
            <text:p>-0.197170382616687</text:p>
          </table:table-cell>
          <table:table-cell office:value-type="float" office:value="-0.19743588052089" calcext:value-type="float">
            <text:p>-0.19743588052089</text:p>
          </table:table-cell>
          <table:table-cell office:value-type="float" office:value="-0.198840777320109" calcext:value-type="float">
            <text:p>-0.198840777320109</text:p>
          </table:table-cell>
          <table:table-cell office:value-type="float" office:value="-0.198576283466942" calcext:value-type="float">
            <text:p>-0.198576283466942</text:p>
          </table:table-cell>
          <table:table-cell office:value-type="float" office:value="-0.197777794045553" calcext:value-type="float">
            <text:p>-0.197777794045553</text:p>
          </table:table-cell>
          <table:table-cell office:value-type="float" office:value="-0.201592378120442" calcext:value-type="float">
            <text:p>-0.201592378120442</text:p>
          </table:table-cell>
          <table:table-cell office:value-type="float" office:value="-0.196996891081893" calcext:value-type="float">
            <text:p>-0.196996891081893</text:p>
          </table:table-cell>
          <table:table-cell office:value-type="float" office:value="-0.193483547685175" calcext:value-type="float">
            <text:p>-0.193483547685175</text:p>
          </table:table-cell>
          <table:table-cell office:value-type="float" office:value="-0.189356583976113" calcext:value-type="float">
            <text:p>-0.189356583976113</text:p>
          </table:table-cell>
          <table:table-cell office:value-type="float" office:value="-0.187463781891949" calcext:value-type="float">
            <text:p>-0.187463781891949</text:p>
          </table:table-cell>
          <table:table-cell office:value-type="float" office:value="-0.187093210030167" calcext:value-type="float">
            <text:p>-0.187093210030167</text:p>
          </table:table-cell>
          <table:table-cell office:value-type="float" office:value="-0.189802658429567" calcext:value-type="float">
            <text:p>-0.189802658429567</text:p>
          </table:table-cell>
          <table:table-cell office:value-type="float" office:value="-0.184536356094186" calcext:value-type="float">
            <text:p>-0.184536356094186</text:p>
          </table:table-cell>
          <table:table-cell office:value-type="float" office:value="-0.182359891506223" calcext:value-type="float">
            <text:p>-0.182359891506223</text:p>
          </table:table-cell>
          <table:table-cell office:value-type="float" office:value="-0.180245272024903" calcext:value-type="float">
            <text:p>-0.180245272024903</text:p>
          </table:table-cell>
          <table:table-cell office:value-type="float" office:value="-0.175748253387874" calcext:value-type="float">
            <text:p>-0.175748253387874</text:p>
          </table:table-cell>
          <table:table-cell office:value-type="float" office:value="-0.172227100385621" calcext:value-type="float">
            <text:p>-0.172227100385621</text:p>
          </table:table-cell>
          <table:table-cell office:value-type="float" office:value="-0.180206227195136" calcext:value-type="float">
            <text:p>-0.180206227195136</text:p>
          </table:table-cell>
          <table:table-cell office:value-type="float" office:value="-0.189841638286167" calcext:value-type="float">
            <text:p>-0.189841638286167</text:p>
          </table:table-cell>
          <table:table-cell office:value-type="float" office:value="-0.193855541269123" calcext:value-type="float">
            <text:p>-0.193855541269123</text:p>
          </table:table-cell>
          <table:table-cell office:value-type="float" office:value="-0.19381369484746" calcext:value-type="float">
            <text:p>-0.19381369484746</text:p>
          </table:table-cell>
          <table:table-cell office:value-type="float" office:value="-0.191905881048984" calcext:value-type="float">
            <text:p>-0.191905881048984</text:p>
          </table:table-cell>
          <table:table-cell office:value-type="float" office:value="-0.188487437918202" calcext:value-type="float">
            <text:p>-0.188487437918202</text:p>
          </table:table-cell>
          <table:table-cell office:value-type="float" office:value="-0.183350568256252" calcext:value-type="float">
            <text:p>-0.183350568256252</text:p>
          </table:table-cell>
          <table:table-cell office:value-type="float" office:value="-0.180333428545909" calcext:value-type="float">
            <text:p>-0.180333428545909</text:p>
          </table:table-cell>
          <table:table-cell office:value-type="float" office:value="-0.18232421381141" calcext:value-type="float">
            <text:p>-0.18232421381141</text:p>
          </table:table-cell>
          <table:table-cell office:value-type="float" office:value="-0.190604395633947" calcext:value-type="float">
            <text:p>-0.190604395633947</text:p>
          </table:table-cell>
          <table:table-cell office:value-type="float" office:value="-0.254287256689061" calcext:value-type="float">
            <text:p>-0.254287256689061</text:p>
          </table:table-cell>
          <table:table-cell office:value-type="float" office:value="-0.256544422181083" calcext:value-type="float">
            <text:p>-0.256544422181083</text:p>
          </table:table-cell>
          <table:table-cell office:value-type="float" office:value="-0.259951628846443" calcext:value-type="float">
            <text:p>-0.259951628846443</text:p>
          </table:table-cell>
          <table:table-cell office:value-type="float" office:value="-0.25778362067707" calcext:value-type="float">
            <text:p>-0.25778362067707</text:p>
          </table:table-cell>
          <table:table-cell office:value-type="float" office:value="-0.260443521707611" calcext:value-type="float">
            <text:p>-0.260443521707611</text:p>
          </table:table-cell>
          <table:table-cell office:value-type="float" office:value="-0.261895002061451" calcext:value-type="float">
            <text:p>-0.261895002061451</text:p>
          </table:table-cell>
          <table:table-cell office:value-type="float" office:value="-0.269601958627735" calcext:value-type="float">
            <text:p>-0.269601958627735</text:p>
          </table:table-cell>
          <table:table-cell office:value-type="float" office:value="-0.19782048573294" calcext:value-type="float">
            <text:p>-0.19782048573294</text:p>
          </table:table-cell>
          <table:table-cell office:value-type="float" office:value="-0.196790646815212" calcext:value-type="float">
            <text:p>-0.196790646815212</text:p>
          </table:table-cell>
          <table:table-cell office:value-type="float" office:value="-0.200972241196786" calcext:value-type="float">
            <text:p>-0.200972241196786</text:p>
          </table:table-cell>
          <table:table-cell office:value-type="float" office:value="-0.205663824852405" calcext:value-type="float">
            <text:p>-0.205663824852405</text:p>
          </table:table-cell>
          <table:table-cell office:value-type="float" office:value="-0.207263815706049" calcext:value-type="float">
            <text:p>-0.207263815706049</text:p>
          </table:table-cell>
          <table:table-cell office:value-type="float" office:value="-0.204131729332509" calcext:value-type="float">
            <text:p>-0.204131729332509</text:p>
          </table:table-cell>
          <table:table-cell office:value-type="float" office:value="-0.204597545311468" calcext:value-type="float">
            <text:p>-0.204597545311468</text:p>
          </table:table-cell>
          <table:table-cell office:value-type="float" office:value="-0.206486221989159" calcext:value-type="float">
            <text:p>-0.206486221989159</text:p>
          </table:table-cell>
          <table:table-cell office:value-type="float" office:value="-0.202949585681631" calcext:value-type="float">
            <text:p>-0.202949585681631</text:p>
          </table:table-cell>
          <table:table-cell office:value-type="float" office:value="-0.194658471562237" calcext:value-type="float">
            <text:p>-0.194658471562237</text:p>
          </table:table-cell>
          <table:table-cell office:value-type="float" office:value="-0.193665459845762" calcext:value-type="float">
            <text:p>-0.193665459845762</text:p>
          </table:table-cell>
          <table:table-cell office:value-type="float" office:value="-0.192145309822041" calcext:value-type="float">
            <text:p>-0.192145309822041</text:p>
          </table:table-cell>
          <table:table-cell office:value-type="float" office:value="-0.180843226263151" calcext:value-type="float">
            <text:p>-0.180843226263151</text:p>
          </table:table-cell>
          <table:table-cell office:value-type="float" office:value="-0.171493978707392" calcext:value-type="float">
            <text:p>-0.171493978707392</text:p>
          </table:table-cell>
          <table:table-cell office:value-type="float" office:value="-0.173850911546041" calcext:value-type="float">
            <text:p>-0.173850911546041</text:p>
          </table:table-cell>
          <table:table-cell office:value-type="float" office:value="-0.183583496704926" calcext:value-type="float">
            <text:p>-0.183583496704926</text:p>
          </table:table-cell>
          <table:table-cell office:value-type="float" office:value="-0.190140195453948" calcext:value-type="float">
            <text:p>-0.190140195453948</text:p>
          </table:table-cell>
          <table:table-cell office:value-type="float" office:value="-0.190555896458708" calcext:value-type="float">
            <text:p>-0.190555896458708</text:p>
          </table:table-cell>
          <table:table-cell office:value-type="float" office:value="-0.191305684376827" calcext:value-type="float">
            <text:p>-0.191305684376827</text:p>
          </table:table-cell>
          <table:table-cell office:value-type="float" office:value="-0.191203304708509" calcext:value-type="float">
            <text:p>-0.191203304708509</text:p>
          </table:table-cell>
          <table:table-cell office:value-type="float" office:value="-0.190563716115102" calcext:value-type="float">
            <text:p>-0.190563716115102</text:p>
          </table:table-cell>
          <table:table-cell office:value-type="float" office:value="-0.188213209703974" calcext:value-type="float">
            <text:p>-0.188213209703974</text:p>
          </table:table-cell>
          <table:table-cell office:value-type="float" office:value="-0.185845501586334" calcext:value-type="float">
            <text:p>-0.185845501586334</text:p>
          </table:table-cell>
          <table:table-cell office:value-type="float" office:value="-0.182401234800695" calcext:value-type="float">
            <text:p>-0.182401234800695</text:p>
          </table:table-cell>
          <table:table-cell office:value-type="float" office:value="-0.184158846799073" calcext:value-type="float">
            <text:p>-0.184158846799073</text:p>
          </table:table-cell>
          <table:table-cell office:value-type="float" office:value="-0.187355957727746" calcext:value-type="float">
            <text:p>-0.187355957727746</text:p>
          </table:table-cell>
          <table:table-cell office:value-type="float" office:value="-0.188105299420943" calcext:value-type="float">
            <text:p>-0.188105299420943</text:p>
          </table:table-cell>
          <table:table-cell office:value-type="float" office:value="-0.185700684036359" calcext:value-type="float">
            <text:p>-0.185700684036359</text:p>
          </table:table-cell>
          <table:table-cell office:value-type="float" office:value="-0.185823847073522" calcext:value-type="float">
            <text:p>-0.185823847073522</text:p>
          </table:table-cell>
          <table:table-cell office:value-type="float" office:value="-0.185701941039159" calcext:value-type="float">
            <text:p>-0.185701941039159</text:p>
          </table:table-cell>
          <table:table-cell office:value-type="float" office:value="-0.18532940847742" calcext:value-type="float">
            <text:p>-0.18532940847742</text:p>
          </table:table-cell>
          <table:table-cell office:value-type="float" office:value="-0.185246163627699" calcext:value-type="float">
            <text:p>-0.185246163627699</text:p>
          </table:table-cell>
          <table:table-cell office:value-type="float" office:value="-0.185190234507836" calcext:value-type="float">
            <text:p>-0.185190234507836</text:p>
          </table:table-cell>
          <table:table-cell office:value-type="float" office:value="-0.185107038837704" calcext:value-type="float">
            <text:p>-0.185107038837704</text:p>
          </table:table-cell>
          <table:table-cell office:value-type="float" office:value="-0.18499598363029" calcext:value-type="float">
            <text:p>-0.18499598363029</text:p>
          </table:table-cell>
          <table:table-cell office:value-type="float" office:value="-0.185206732723617" calcext:value-type="float">
            <text:p>-0.185206732723617</text:p>
          </table:table-cell>
          <table:table-cell office:value-type="float" office:value="-0.185073463014412" calcext:value-type="float">
            <text:p>-0.185073463014412</text:p>
          </table:table-cell>
          <table:table-cell office:value-type="float" office:value="-0.185073074642019" calcext:value-type="float">
            <text:p>-0.185073074642019</text:p>
          </table:table-cell>
          <table:table-cell office:value-type="float" office:value="-0.184915851024182" calcext:value-type="float">
            <text:p>-0.184915851024182</text:p>
          </table:table-cell>
          <table:table-cell office:value-type="float" office:value="-0.184964402609408" calcext:value-type="float">
            <text:p>-0.184964402609408</text:p>
          </table:table-cell>
          <table:table-cell office:value-type="float" office:value="-0.185015945020692" calcext:value-type="float">
            <text:p>-0.185015945020692</text:p>
          </table:table-cell>
          <table:table-cell office:value-type="float" office:value="-0.185113887620495" calcext:value-type="float">
            <text:p>-0.185113887620495</text:p>
          </table:table-cell>
          <table:table-cell office:value-type="float" office:value="-0.185102552187491" calcext:value-type="float">
            <text:p>-0.185102552187491</text:p>
          </table:table-cell>
          <table:table-cell office:value-type="float" office:value="-0.184981699445871" calcext:value-type="float">
            <text:p>-0.184981699445871</text:p>
          </table:table-cell>
          <table:table-cell office:value-type="float" office:value="-0.185162712633258" calcext:value-type="float">
            <text:p>-0.185162712633258</text:p>
          </table:table-cell>
          <table:table-cell office:value-type="float" office:value="-0.185174131119754" calcext:value-type="float">
            <text:p>-0.185174131119754</text:p>
          </table:table-cell>
          <table:table-cell office:value-type="float" office:value="-0.185173287088706" calcext:value-type="float">
            <text:p>-0.185173287088706</text:p>
          </table:table-cell>
          <table:table-cell office:value-type="float" office:value="-0.185019506115162" calcext:value-type="float">
            <text:p>-0.185019506115162</text:p>
          </table:table-cell>
          <table:table-cell office:value-type="float" office:value="-0.18503921179624" calcext:value-type="float">
            <text:p>-0.18503921179624</text:p>
          </table:table-cell>
          <table:table-cell office:value-type="float" office:value="-0.185030815038681" calcext:value-type="float">
            <text:p>-0.185030815038681</text:p>
          </table:table-cell>
          <table:table-cell office:value-type="float" office:value="-0.185268118492445" calcext:value-type="float">
            <text:p>-0.185268118492445</text:p>
          </table:table-cell>
          <table:table-cell office:value-type="float" office:value="-0.185148034963185" calcext:value-type="float">
            <text:p>-0.185148034963185</text:p>
          </table:table-cell>
          <table:table-cell office:value-type="float" office:value="-0.185124207391933" calcext:value-type="float">
            <text:p>-0.185124207391933</text:p>
          </table:table-cell>
          <table:table-cell office:value-type="float" office:value="-0.185221360622768" calcext:value-type="float">
            <text:p>-0.185221360622768</text:p>
          </table:table-cell>
          <table:table-cell office:value-type="float" office:value="-0.185268060112972" calcext:value-type="float">
            <text:p>-0.185268060112972</text:p>
          </table:table-cell>
          <table:table-cell office:value-type="float" office:value="-0.185132175439255" calcext:value-type="float">
            <text:p>-0.185132175439255</text:p>
          </table:table-cell>
          <table:table-cell office:value-type="float" office:value="-0.185109395290688" calcext:value-type="float">
            <text:p>-0.185109395290688</text:p>
          </table:table-cell>
          <table:table-cell office:value-type="float" office:value="-0.185221733924454" calcext:value-type="float">
            <text:p>-0.185221733924454</text:p>
          </table:table-cell>
          <table:table-cell office:value-type="float" office:value="-0.185284172677706" calcext:value-type="float">
            <text:p>-0.185284172677706</text:p>
          </table:table-cell>
          <table:table-cell office:value-type="float" office:value="-0.185339549926358" calcext:value-type="float">
            <text:p>-0.185339549926358</text:p>
          </table:table-cell>
          <table:table-cell office:value-type="float" office:value="-0.185276678614666" calcext:value-type="float">
            <text:p>-0.185276678614666</text:p>
          </table:table-cell>
          <table:table-cell office:value-type="float" office:value="-0.185332331044366" calcext:value-type="float">
            <text:p>-0.185332331044366</text:p>
          </table:table-cell>
          <table:table-cell office:value-type="float" office:value="-0.185251171227855" calcext:value-type="float">
            <text:p>-0.185251171227855</text:p>
          </table:table-cell>
          <table:table-cell office:value-type="float" office:value="-0.185421230016581" calcext:value-type="float">
            <text:p>-0.185421230016581</text:p>
          </table:table-cell>
          <table:table-cell office:value-type="float" office:value="-0.185298616031531" calcext:value-type="float">
            <text:p>-0.185298616031531</text:p>
          </table:table-cell>
          <table:table-cell office:value-type="float" office:value="-0.185441323480675" calcext:value-type="float">
            <text:p>-0.185441323480675</text:p>
          </table:table-cell>
          <table:table-cell office:value-type="float" office:value="-0.185407087420038" calcext:value-type="float">
            <text:p>-0.185407087420038</text:p>
          </table:table-cell>
          <table:table-cell office:value-type="float" office:value="-0.1852244174796" calcext:value-type="float">
            <text:p>-0.1852244174796</text:p>
          </table:table-cell>
          <table:table-cell office:value-type="float" office:value="-0.18524351506414" calcext:value-type="float">
            <text:p>-0.18524351506414</text:p>
          </table:table-cell>
          <table:table-cell office:value-type="float" office:value="-0.185226299704742" calcext:value-type="float">
            <text:p>-0.185226299704742</text:p>
          </table:table-cell>
          <table:table-cell office:value-type="float" office:value="-0.185340864156987" calcext:value-type="float">
            <text:p>-0.185340864156987</text:p>
          </table:table-cell>
          <table:table-cell office:value-type="float" office:value="-0.185425045980781" calcext:value-type="float">
            <text:p>-0.185425045980781</text:p>
          </table:table-cell>
          <table:table-cell office:value-type="float" office:value="-0.185314674323401" calcext:value-type="float">
            <text:p>-0.185314674323401</text:p>
          </table:table-cell>
          <table:table-cell office:value-type="float" office:value="-0.185709307100848" calcext:value-type="float">
            <text:p>-0.185709307100848</text:p>
          </table:table-cell>
          <table:table-cell office:value-type="float" office:value="-0.18537367807093" calcext:value-type="float">
            <text:p>-0.18537367807093</text:p>
          </table:table-cell>
          <table:table-cell office:value-type="float" office:value="-0.18540781958949" calcext:value-type="float">
            <text:p>-0.18540781958949</text:p>
          </table:table-cell>
          <table:table-cell office:value-type="float" office:value="-0.185362528485409" calcext:value-type="float">
            <text:p>-0.185362528485409</text:p>
          </table:table-cell>
          <table:table-cell office:value-type="float" office:value="-0.185429751289474" calcext:value-type="float">
            <text:p>-0.185429751289474</text:p>
          </table:table-cell>
          <table:table-cell office:value-type="float" office:value="-0.185486505827202" calcext:value-type="float">
            <text:p>-0.185486505827202</text:p>
          </table:table-cell>
          <table:table-cell office:value-type="float" office:value="-0.185354572059471" calcext:value-type="float">
            <text:p>-0.185354572059471</text:p>
          </table:table-cell>
          <table:table-cell office:value-type="float" office:value="-0.185430533735472" calcext:value-type="float">
            <text:p>-0.185430533735472</text:p>
          </table:table-cell>
          <table:table-cell office:value-type="float" office:value="-0.185309217383507" calcext:value-type="float">
            <text:p>-0.185309217383507</text:p>
          </table:table-cell>
          <table:table-cell office:value-type="float" office:value="-0.185300084804709" calcext:value-type="float">
            <text:p>-0.185300084804709</text:p>
          </table:table-cell>
          <table:table-cell office:value-type="float" office:value="-0.185311845511121" calcext:value-type="float">
            <text:p>-0.185311845511121</text:p>
          </table:table-cell>
          <table:table-cell office:value-type="float" office:value="-0.185315389390204" calcext:value-type="float">
            <text:p>-0.185315389390204</text:p>
          </table:table-cell>
          <table:table-cell office:value-type="float" office:value="-0.185352658917792" calcext:value-type="float">
            <text:p>-0.185352658917792</text:p>
          </table:table-cell>
          <table:table-cell office:value-type="float" office:value="-0.185293182051957" calcext:value-type="float">
            <text:p>-0.185293182051957</text:p>
          </table:table-cell>
          <table:table-cell office:value-type="float" office:value="-0.185307260760069" calcext:value-type="float">
            <text:p>-0.185307260760069</text:p>
          </table:table-cell>
          <table:table-cell office:value-type="float" office:value="-0.185309860773742" calcext:value-type="float">
            <text:p>-0.185309860773742</text:p>
          </table:table-cell>
          <table:table-cell office:value-type="float" office:value="-0.185461257796267" calcext:value-type="float">
            <text:p>-0.185461257796267</text:p>
          </table:table-cell>
          <table:table-cell office:value-type="float" office:value="-0.185305259200134" calcext:value-type="float">
            <text:p>-0.185305259200134</text:p>
          </table:table-cell>
          <table:table-cell office:value-type="float" office:value="-0.185365626368529" calcext:value-type="float">
            <text:p>-0.185365626368529</text:p>
          </table:table-cell>
          <table:table-cell office:value-type="float" office:value="-0.185384210068724" calcext:value-type="float">
            <text:p>-0.185384210068724</text:p>
          </table:table-cell>
          <table:table-cell office:value-type="float" office:value="-0.185406813464897" calcext:value-type="float">
            <text:p>-0.185406813464897</text:p>
          </table:table-cell>
          <table:table-cell office:value-type="float" office:value="-0.185339927117698" calcext:value-type="float">
            <text:p>-0.185339927117698</text:p>
          </table:table-cell>
          <table:table-cell office:value-type="float" office:value="-0.185249376680513" calcext:value-type="float">
            <text:p>-0.185249376680513</text:p>
          </table:table-cell>
          <table:table-cell office:value-type="float" office:value="-0.185318742130394" calcext:value-type="float">
            <text:p>-0.185318742130394</text:p>
          </table:table-cell>
          <table:table-cell office:value-type="float" office:value="-0.185344085264861" calcext:value-type="float">
            <text:p>-0.185344085264861</text:p>
          </table:table-cell>
          <table:table-cell office:value-type="float" office:value="-0.185315182127595" calcext:value-type="float">
            <text:p>-0.185315182127595</text:p>
          </table:table-cell>
          <table:table-cell office:value-type="float" office:value="-0.185177554641741" calcext:value-type="float">
            <text:p>-0.185177554641741</text:p>
          </table:table-cell>
          <table:table-cell office:value-type="float" office:value="-0.185331960168672" calcext:value-type="float">
            <text:p>-0.185331960168672</text:p>
          </table:table-cell>
          <table:table-cell office:value-type="float" office:value="-0.185313292609428" calcext:value-type="float">
            <text:p>-0.185313292609428</text:p>
          </table:table-cell>
          <table:table-cell office:value-type="float" office:value="-0.185257360437818" calcext:value-type="float">
            <text:p>-0.185257360437818</text:p>
          </table:table-cell>
          <table:table-cell office:value-type="float" office:value="-0.185267527409118" calcext:value-type="float">
            <text:p>-0.185267527409118</text:p>
          </table:table-cell>
          <table:table-cell office:value-type="float" office:value="-0.185170205075671" calcext:value-type="float">
            <text:p>-0.185170205075671</text:p>
          </table:table-cell>
          <table:table-cell office:value-type="float" office:value="-0.185318845658824" calcext:value-type="float">
            <text:p>-0.185318845658824</text:p>
          </table:table-cell>
          <table:table-cell office:value-type="float" office:value="-0.185256186526874" calcext:value-type="float">
            <text:p>-0.185256186526874</text:p>
          </table:table-cell>
          <table:table-cell office:value-type="float" office:value="-0.185308042996479" calcext:value-type="float">
            <text:p>-0.185308042996479</text:p>
          </table:table-cell>
          <table:table-cell office:value-type="float" office:value="-0.185259831403872" calcext:value-type="float">
            <text:p>-0.185259831403872</text:p>
          </table:table-cell>
          <table:table-cell office:value-type="float" office:value="-0.185292415988503" calcext:value-type="float">
            <text:p>-0.185292415988503</text:p>
          </table:table-cell>
          <table:table-cell office:value-type="float" office:value="-0.185323460898547" calcext:value-type="float">
            <text:p>-0.185323460898547</text:p>
          </table:table-cell>
          <table:table-cell office:value-type="float" office:value="-0.185261030641452" calcext:value-type="float">
            <text:p>-0.185261030641452</text:p>
          </table:table-cell>
          <table:table-cell office:value-type="float" office:value="-0.185334088920212" calcext:value-type="float">
            <text:p>-0.185334088920212</text:p>
          </table:table-cell>
          <table:table-cell office:value-type="float" office:value="-0.185210048192338" calcext:value-type="float">
            <text:p>-0.185210048192338</text:p>
          </table:table-cell>
          <table:table-cell office:value-type="float" office:value="-0.185341370161537" calcext:value-type="float">
            <text:p>-0.185341370161537</text:p>
          </table:table-cell>
          <table:table-cell office:value-type="float" office:value="-0.185413933646494" calcext:value-type="float">
            <text:p>-0.185413933646494</text:p>
          </table:table-cell>
          <table:table-cell office:value-type="float" office:value="-0.185325032681979" calcext:value-type="float">
            <text:p>-0.185325032681979</text:p>
          </table:table-cell>
          <table:table-cell office:value-type="float" office:value="-0.185306541038065" calcext:value-type="float">
            <text:p>-0.185306541038065</text:p>
          </table:table-cell>
          <table:table-cell office:value-type="float" office:value="-0.185322886460978" calcext:value-type="float">
            <text:p>-0.185322886460978</text:p>
          </table:table-cell>
          <table:table-cell office:value-type="float" office:value="-0.185346395706207" calcext:value-type="float">
            <text:p>-0.185346395706207</text:p>
          </table:table-cell>
          <table:table-cell office:value-type="float" office:value="-0.185279283052613" calcext:value-type="float">
            <text:p>-0.185279283052613</text:p>
          </table:table-cell>
          <table:table-cell office:value-type="float" office:value="-0.185341649474117" calcext:value-type="float">
            <text:p>-0.185341649474117</text:p>
          </table:table-cell>
          <table:table-cell office:value-type="float" office:value="-0.185234046528006" calcext:value-type="float">
            <text:p>-0.185234046528006</text:p>
          </table:table-cell>
          <table:table-cell office:value-type="float" office:value="-0.185290647873993" calcext:value-type="float">
            <text:p>-0.185290647873993</text:p>
          </table:table-cell>
          <table:table-cell office:value-type="float" office:value="-0.185272871890241" calcext:value-type="float">
            <text:p>-0.185272871890241</text:p>
          </table:table-cell>
          <table:table-cell office:value-type="float" office:value="-0.185357300883455" calcext:value-type="float">
            <text:p>-0.185357300883455</text:p>
          </table:table-cell>
          <table:table-cell office:value-type="float" office:value="-0.185354984097416" calcext:value-type="float">
            <text:p>-0.185354984097416</text:p>
          </table:table-cell>
          <table:table-cell office:value-type="float" office:value="-0.185326773993897" calcext:value-type="float">
            <text:p>-0.185326773993897</text:p>
          </table:table-cell>
          <table:table-cell office:value-type="float" office:value="-0.185371331090703" calcext:value-type="float">
            <text:p>-0.185371331090703</text:p>
          </table:table-cell>
          <table:table-cell office:value-type="float" office:value="-0.185368143594108" calcext:value-type="float">
            <text:p>-0.185368143594108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88690826219077" calcext:value-type="float">
            <text:p>0.288690826219077</text:p>
          </table:table-cell>
          <table:table-cell office:value-type="float" office:value="0.28867795643561" calcext:value-type="float">
            <text:p>0.28867795643561</text:p>
          </table:table-cell>
          <table:table-cell office:value-type="float" office:value="0.28868217967822" calcext:value-type="float">
            <text:p>0.28868217967822</text:p>
          </table:table-cell>
          <table:table-cell office:value-type="float" office:value="0.288697110203389" calcext:value-type="float">
            <text:p>0.288697110203389</text:p>
          </table:table-cell>
          <table:table-cell office:value-type="float" office:value="0.288687137323587" calcext:value-type="float">
            <text:p>0.288687137323587</text:p>
          </table:table-cell>
          <table:table-cell office:value-type="float" office:value="0.288685791574028" calcext:value-type="float">
            <text:p>0.288685791574028</text:p>
          </table:table-cell>
          <table:table-cell office:value-type="float" office:value="0.288685560956298" calcext:value-type="float">
            <text:p>0.288685560956298</text:p>
          </table:table-cell>
          <table:table-cell office:value-type="float" office:value="0.288690717879635" calcext:value-type="float">
            <text:p>0.288690717879635</text:p>
          </table:table-cell>
          <table:table-cell office:value-type="float" office:value="0.288694634290106" calcext:value-type="float">
            <text:p>0.288694634290106</text:p>
          </table:table-cell>
          <table:table-cell office:value-type="float" office:value="0.288689621505763" calcext:value-type="float">
            <text:p>0.288689621505763</text:p>
          </table:table-cell>
          <table:table-cell office:value-type="float" office:value="0.288694915316358" calcext:value-type="float">
            <text:p>0.288694915316358</text:p>
          </table:table-cell>
          <table:table-cell office:value-type="float" office:value="0.2886757696189" calcext:value-type="float">
            <text:p>0.2886757696189</text:p>
          </table:table-cell>
          <table:table-cell office:value-type="float" office:value="0.288685208136811" calcext:value-type="float">
            <text:p>0.288685208136811</text:p>
          </table:table-cell>
          <table:table-cell office:value-type="float" office:value="0.28868562128051" calcext:value-type="float">
            <text:p>0.28868562128051</text:p>
          </table:table-cell>
          <table:table-cell office:value-type="float" office:value="0.288685326996757" calcext:value-type="float">
            <text:p>0.288685326996757</text:p>
          </table:table-cell>
          <table:table-cell office:value-type="float" office:value="0.288660311091422" calcext:value-type="float">
            <text:p>0.288660311091422</text:p>
          </table:table-cell>
          <table:table-cell office:value-type="float" office:value="0.288680353448834" calcext:value-type="float">
            <text:p>0.288680353448834</text:p>
          </table:table-cell>
          <table:table-cell office:value-type="float" office:value="0.288655072885718" calcext:value-type="float">
            <text:p>0.288655072885718</text:p>
          </table:table-cell>
          <table:table-cell office:value-type="float" office:value="0.288687621589523" calcext:value-type="float">
            <text:p>0.288687621589523</text:p>
          </table:table-cell>
          <table:table-cell office:value-type="float" office:value="0.288682659818685" calcext:value-type="float">
            <text:p>0.288682659818685</text:p>
          </table:table-cell>
          <table:table-cell office:value-type="float" office:value="0.288686969491913" calcext:value-type="float">
            <text:p>0.288686969491913</text:p>
          </table:table-cell>
          <table:table-cell office:value-type="float" office:value="0.288678867394385" calcext:value-type="float">
            <text:p>0.288678867394385</text:p>
          </table:table-cell>
          <table:table-cell office:value-type="float" office:value="0.288686400715543" calcext:value-type="float">
            <text:p>0.288686400715543</text:p>
          </table:table-cell>
          <table:table-cell office:value-type="float" office:value="0.288695425875087" calcext:value-type="float">
            <text:p>0.288695425875087</text:p>
          </table:table-cell>
          <table:table-cell office:value-type="float" office:value="0.288672435141215" calcext:value-type="float">
            <text:p>0.288672435141215</text:p>
          </table:table-cell>
          <table:table-cell office:value-type="float" office:value="0.288676390680378" calcext:value-type="float">
            <text:p>0.288676390680378</text:p>
          </table:table-cell>
          <table:table-cell office:value-type="float" office:value="0.288689758197258" calcext:value-type="float">
            <text:p>0.288689758197258</text:p>
          </table:table-cell>
          <table:table-cell office:value-type="float" office:value="0.288694504363474" calcext:value-type="float">
            <text:p>0.288694504363474</text:p>
          </table:table-cell>
          <table:table-cell office:value-type="float" office:value="0.288699037540511" calcext:value-type="float">
            <text:p>0.288699037540511</text:p>
          </table:table-cell>
          <table:table-cell office:value-type="float" office:value="0.288683662477623" calcext:value-type="float">
            <text:p>0.288683662477623</text:p>
          </table:table-cell>
          <table:table-cell office:value-type="float" office:value="0.288692090917681" calcext:value-type="float">
            <text:p>0.288692090917681</text:p>
          </table:table-cell>
          <table:table-cell office:value-type="float" office:value="0.288676209789008" calcext:value-type="float">
            <text:p>0.288676209789008</text:p>
          </table:table-cell>
          <table:table-cell office:value-type="float" office:value="0.288654123557393" calcext:value-type="float">
            <text:p>0.288654123557393</text:p>
          </table:table-cell>
          <table:table-cell office:value-type="float" office:value="0.288658547424221" calcext:value-type="float">
            <text:p>0.288658547424221</text:p>
          </table:table-cell>
          <table:table-cell office:value-type="float" office:value="0.288676317089109" calcext:value-type="float">
            <text:p>0.288676317089109</text:p>
          </table:table-cell>
          <table:table-cell office:value-type="float" office:value="0.288708801720588" calcext:value-type="float">
            <text:p>0.288708801720588</text:p>
          </table:table-cell>
          <table:table-cell office:value-type="float" office:value="0.288673513717464" calcext:value-type="float">
            <text:p>0.288673513717464</text:p>
          </table:table-cell>
          <table:table-cell office:value-type="float" office:value="0.288721961770803" calcext:value-type="float">
            <text:p>0.288721961770803</text:p>
          </table:table-cell>
          <table:table-cell office:value-type="float" office:value="0.288709739486167" calcext:value-type="float">
            <text:p>0.288709739486167</text:p>
          </table:table-cell>
          <table:table-cell office:value-type="float" office:value="0.288721700996035" calcext:value-type="float">
            <text:p>0.288721700996035</text:p>
          </table:table-cell>
          <table:table-cell office:value-type="float" office:value="0.28873092428757" calcext:value-type="float">
            <text:p>0.28873092428757</text:p>
          </table:table-cell>
          <table:table-cell office:value-type="float" office:value="0.288751307388214" calcext:value-type="float">
            <text:p>0.288751307388214</text:p>
          </table:table-cell>
          <table:table-cell office:value-type="float" office:value="0.288651541948485" calcext:value-type="float">
            <text:p>0.288651541948485</text:p>
          </table:table-cell>
          <table:table-cell office:value-type="float" office:value="0.288222907260693" calcext:value-type="float">
            <text:p>0.288222907260693</text:p>
          </table:table-cell>
          <table:table-cell office:value-type="float" office:value="0.288193528198483" calcext:value-type="float">
            <text:p>0.288193528198483</text:p>
          </table:table-cell>
          <table:table-cell office:value-type="float" office:value="0.288038456099483" calcext:value-type="float">
            <text:p>0.288038456099483</text:p>
          </table:table-cell>
          <table:table-cell office:value-type="float" office:value="0.288283742131689" calcext:value-type="float">
            <text:p>0.288283742131689</text:p>
          </table:table-cell>
          <table:table-cell office:value-type="float" office:value="0.288878520212465" calcext:value-type="float">
            <text:p>0.288878520212465</text:p>
          </table:table-cell>
          <table:table-cell office:value-type="float" office:value="0.289811189799688" calcext:value-type="float">
            <text:p>0.289811189799688</text:p>
          </table:table-cell>
          <table:table-cell office:value-type="float" office:value="0.29084335681973" calcext:value-type="float">
            <text:p>0.29084335681973</text:p>
          </table:table-cell>
          <table:table-cell office:value-type="float" office:value="0.291671293304584" calcext:value-type="float">
            <text:p>0.291671293304584</text:p>
          </table:table-cell>
          <table:table-cell office:value-type="float" office:value="0.291845881228915" calcext:value-type="float">
            <text:p>0.291845881228915</text:p>
          </table:table-cell>
          <table:table-cell office:value-type="float" office:value="0.290383732363392" calcext:value-type="float">
            <text:p>0.290383732363392</text:p>
          </table:table-cell>
          <table:table-cell office:value-type="float" office:value="0.289734990193214" calcext:value-type="float">
            <text:p>0.289734990193214</text:p>
          </table:table-cell>
          <table:table-cell office:value-type="float" office:value="0.289061193055536" calcext:value-type="float">
            <text:p>0.289061193055536</text:p>
          </table:table-cell>
          <table:table-cell office:value-type="float" office:value="0.290140794329027" calcext:value-type="float">
            <text:p>0.290140794329027</text:p>
          </table:table-cell>
          <table:table-cell office:value-type="float" office:value="0.299166588347709" calcext:value-type="float">
            <text:p>0.299166588347709</text:p>
          </table:table-cell>
          <table:table-cell office:value-type="float" office:value="0.306088327843989" calcext:value-type="float">
            <text:p>0.306088327843989</text:p>
          </table:table-cell>
          <table:table-cell office:value-type="float" office:value="0.31139409952984" calcext:value-type="float">
            <text:p>0.31139409952984</text:p>
          </table:table-cell>
          <table:table-cell office:value-type="float" office:value="0.314818929987822" calcext:value-type="float">
            <text:p>0.314818929987822</text:p>
          </table:table-cell>
          <table:table-cell office:value-type="float" office:value="0.319123422444588" calcext:value-type="float">
            <text:p>0.319123422444588</text:p>
          </table:table-cell>
          <table:table-cell office:value-type="float" office:value="0.32908774328957" calcext:value-type="float">
            <text:p>0.32908774328957</text:p>
          </table:table-cell>
          <table:table-cell office:value-type="float" office:value="0.331190962050291" calcext:value-type="float">
            <text:p>0.331190962050291</text:p>
          </table:table-cell>
          <table:table-cell office:value-type="float" office:value="0.331237992329215" calcext:value-type="float">
            <text:p>0.331237992329215</text:p>
          </table:table-cell>
          <table:table-cell office:value-type="float" office:value="0.330113380436641" calcext:value-type="float">
            <text:p>0.330113380436641</text:p>
          </table:table-cell>
          <table:table-cell office:value-type="float" office:value="0.327512364210228" calcext:value-type="float">
            <text:p>0.327512364210228</text:p>
          </table:table-cell>
          <table:table-cell office:value-type="float" office:value="0.323906273623554" calcext:value-type="float">
            <text:p>0.323906273623554</text:p>
          </table:table-cell>
          <table:table-cell office:value-type="float" office:value="0.319901331327237" calcext:value-type="float">
            <text:p>0.319901331327237</text:p>
          </table:table-cell>
          <table:table-cell office:value-type="float" office:value="0.314666570562129" calcext:value-type="float">
            <text:p>0.314666570562129</text:p>
          </table:table-cell>
          <table:table-cell office:value-type="float" office:value="0.305571926981988" calcext:value-type="float">
            <text:p>0.305571926981988</text:p>
          </table:table-cell>
          <table:table-cell office:value-type="float" office:value="0.301951515429386" calcext:value-type="float">
            <text:p>0.301951515429386</text:p>
          </table:table-cell>
          <table:table-cell office:value-type="float" office:value="0.296342219537602" calcext:value-type="float">
            <text:p>0.296342219537602</text:p>
          </table:table-cell>
          <table:table-cell office:value-type="float" office:value="0.291708221543784" calcext:value-type="float">
            <text:p>0.291708221543784</text:p>
          </table:table-cell>
          <table:table-cell office:value-type="float" office:value="0.287802607067111" calcext:value-type="float">
            <text:p>0.287802607067111</text:p>
          </table:table-cell>
          <table:table-cell office:value-type="float" office:value="0.285629832751752" calcext:value-type="float">
            <text:p>0.285629832751752</text:p>
          </table:table-cell>
          <table:table-cell office:value-type="float" office:value="0.286588504883626" calcext:value-type="float">
            <text:p>0.286588504883626</text:p>
          </table:table-cell>
          <table:table-cell office:value-type="float" office:value="0.315869144781646" calcext:value-type="float">
            <text:p>0.315869144781646</text:p>
          </table:table-cell>
          <table:table-cell office:value-type="float" office:value="0.323680120701504" calcext:value-type="float">
            <text:p>0.323680120701504</text:p>
          </table:table-cell>
          <table:table-cell office:value-type="float" office:value="0.32588938516776" calcext:value-type="float">
            <text:p>0.32588938516776</text:p>
          </table:table-cell>
          <table:table-cell office:value-type="float" office:value="0.275797751303877" calcext:value-type="float">
            <text:p>0.275797751303877</text:p>
          </table:table-cell>
          <table:table-cell office:value-type="float" office:value="0.302867494532007" calcext:value-type="float">
            <text:p>0.302867494532007</text:p>
          </table:table-cell>
          <table:table-cell office:value-type="float" office:value="0.303498623643557" calcext:value-type="float">
            <text:p>0.303498623643557</text:p>
          </table:table-cell>
          <table:table-cell office:value-type="float" office:value="0.301357653621222" calcext:value-type="float">
            <text:p>0.301357653621222</text:p>
          </table:table-cell>
          <table:table-cell office:value-type="float" office:value="0.299351534436658" calcext:value-type="float">
            <text:p>0.299351534436658</text:p>
          </table:table-cell>
          <table:table-cell office:value-type="float" office:value="0.295919559631144" calcext:value-type="float">
            <text:p>0.295919559631144</text:p>
          </table:table-cell>
          <table:table-cell office:value-type="float" office:value="0.293908127797116" calcext:value-type="float">
            <text:p>0.293908127797116</text:p>
          </table:table-cell>
          <table:table-cell office:value-type="float" office:value="0.289110175043527" calcext:value-type="float">
            <text:p>0.289110175043527</text:p>
          </table:table-cell>
          <table:table-cell office:value-type="float" office:value="0.309576722122349" calcext:value-type="float">
            <text:p>0.309576722122349</text:p>
          </table:table-cell>
          <table:table-cell office:value-type="float" office:value="0.31276420564022" calcext:value-type="float">
            <text:p>0.31276420564022</text:p>
          </table:table-cell>
          <table:table-cell office:value-type="float" office:value="0.317947931481699" calcext:value-type="float">
            <text:p>0.317947931481699</text:p>
          </table:table-cell>
          <table:table-cell office:value-type="float" office:value="0.322744278600576" calcext:value-type="float">
            <text:p>0.322744278600576</text:p>
          </table:table-cell>
          <table:table-cell office:value-type="float" office:value="0.324310984121845" calcext:value-type="float">
            <text:p>0.324310984121845</text:p>
          </table:table-cell>
          <table:table-cell office:value-type="float" office:value="0.323118793951742" calcext:value-type="float">
            <text:p>0.323118793951742</text:p>
          </table:table-cell>
          <table:table-cell office:value-type="float" office:value="0.320157640222079" calcext:value-type="float">
            <text:p>0.320157640222079</text:p>
          </table:table-cell>
          <table:table-cell office:value-type="float" office:value="0.296531613440667" calcext:value-type="float">
            <text:p>0.296531613440667</text:p>
          </table:table-cell>
          <table:table-cell office:value-type="float" office:value="0.296353143730615" calcext:value-type="float">
            <text:p>0.296353143730615</text:p>
          </table:table-cell>
          <table:table-cell office:value-type="float" office:value="0.298422283002639" calcext:value-type="float">
            <text:p>0.298422283002639</text:p>
          </table:table-cell>
          <table:table-cell office:value-type="float" office:value="0.298894595745424" calcext:value-type="float">
            <text:p>0.298894595745424</text:p>
          </table:table-cell>
          <table:table-cell office:value-type="float" office:value="0.298191628092387" calcext:value-type="float">
            <text:p>0.298191628092387</text:p>
          </table:table-cell>
          <table:table-cell office:value-type="float" office:value="0.296611850621822" calcext:value-type="float">
            <text:p>0.296611850621822</text:p>
          </table:table-cell>
          <table:table-cell office:value-type="float" office:value="0.294370904683267" calcext:value-type="float">
            <text:p>0.294370904683267</text:p>
          </table:table-cell>
          <table:table-cell office:value-type="float" office:value="0.292083912823502" calcext:value-type="float">
            <text:p>0.292083912823502</text:p>
          </table:table-cell>
          <table:table-cell office:value-type="float" office:value="0.290017891785529" calcext:value-type="float">
            <text:p>0.290017891785529</text:p>
          </table:table-cell>
          <table:table-cell office:value-type="float" office:value="0.287800801308568" calcext:value-type="float">
            <text:p>0.287800801308568</text:p>
          </table:table-cell>
          <table:table-cell office:value-type="float" office:value="0.286577431980438" calcext:value-type="float">
            <text:p>0.286577431980438</text:p>
          </table:table-cell>
          <table:table-cell office:value-type="float" office:value="0.285153581970639" calcext:value-type="float">
            <text:p>0.285153581970639</text:p>
          </table:table-cell>
          <table:table-cell office:value-type="float" office:value="0.314610556483307" calcext:value-type="float">
            <text:p>0.314610556483307</text:p>
          </table:table-cell>
          <table:table-cell office:value-type="float" office:value="0.324434286015447" calcext:value-type="float">
            <text:p>0.324434286015447</text:p>
          </table:table-cell>
          <table:table-cell office:value-type="float" office:value="0.326969952270949" calcext:value-type="float">
            <text:p>0.326969952270949</text:p>
          </table:table-cell>
          <table:table-cell office:value-type="float" office:value="0.326913228133694" calcext:value-type="float">
            <text:p>0.326913228133694</text:p>
          </table:table-cell>
          <table:table-cell office:value-type="float" office:value="0.320288162382061" calcext:value-type="float">
            <text:p>0.320288162382061</text:p>
          </table:table-cell>
          <table:table-cell office:value-type="float" office:value="0.276298795683605" calcext:value-type="float">
            <text:p>0.276298795683605</text:p>
          </table:table-cell>
          <table:table-cell office:value-type="float" office:value="0.274910041864781" calcext:value-type="float">
            <text:p>0.274910041864781</text:p>
          </table:table-cell>
          <table:table-cell office:value-type="float" office:value="0.298171317321908" calcext:value-type="float">
            <text:p>0.298171317321908</text:p>
          </table:table-cell>
          <table:table-cell office:value-type="float" office:value="0.303019734400738" calcext:value-type="float">
            <text:p>0.303019734400738</text:p>
          </table:table-cell>
          <table:table-cell office:value-type="float" office:value="0.305665624211159" calcext:value-type="float">
            <text:p>0.305665624211159</text:p>
          </table:table-cell>
          <table:table-cell office:value-type="float" office:value="0.306589923721008" calcext:value-type="float">
            <text:p>0.306589923721008</text:p>
          </table:table-cell>
          <table:table-cell office:value-type="float" office:value="0.306897121754776" calcext:value-type="float">
            <text:p>0.306897121754776</text:p>
          </table:table-cell>
          <table:table-cell office:value-type="float" office:value="0.306194053035815" calcext:value-type="float">
            <text:p>0.306194053035815</text:p>
          </table:table-cell>
          <table:table-cell office:value-type="float" office:value="0.30492481294393" calcext:value-type="float">
            <text:p>0.30492481294393</text:p>
          </table:table-cell>
          <table:table-cell office:value-type="float" office:value="0.303673137126613" calcext:value-type="float">
            <text:p>0.303673137126613</text:p>
          </table:table-cell>
          <table:table-cell office:value-type="float" office:value="0.303135737299256" calcext:value-type="float">
            <text:p>0.303135737299256</text:p>
          </table:table-cell>
          <table:table-cell office:value-type="float" office:value="0.302955668928176" calcext:value-type="float">
            <text:p>0.302955668928176</text:p>
          </table:table-cell>
          <table:table-cell office:value-type="float" office:value="0.30209094221343" calcext:value-type="float">
            <text:p>0.30209094221343</text:p>
          </table:table-cell>
          <table:table-cell office:value-type="float" office:value="0.301497267519558" calcext:value-type="float">
            <text:p>0.301497267519558</text:p>
          </table:table-cell>
          <table:table-cell office:value-type="float" office:value="0.297329016147184" calcext:value-type="float">
            <text:p>0.297329016147184</text:p>
          </table:table-cell>
          <table:table-cell office:value-type="float" office:value="0.294208914409223" calcext:value-type="float">
            <text:p>0.294208914409223</text:p>
          </table:table-cell>
          <table:table-cell office:value-type="float" office:value="0.313958087254854" calcext:value-type="float">
            <text:p>0.313958087254854</text:p>
          </table:table-cell>
          <table:table-cell office:value-type="float" office:value="0.317756387584064" calcext:value-type="float">
            <text:p>0.317756387584064</text:p>
          </table:table-cell>
          <table:table-cell office:value-type="float" office:value="0.317714412893323" calcext:value-type="float">
            <text:p>0.317714412893323</text:p>
          </table:table-cell>
          <table:table-cell office:value-type="float" office:value="0.316053132571038" calcext:value-type="float">
            <text:p>0.316053132571038</text:p>
          </table:table-cell>
          <table:table-cell office:value-type="float" office:value="0.323031642443756" calcext:value-type="float">
            <text:p>0.323031642443756</text:p>
          </table:table-cell>
          <table:table-cell office:value-type="float" office:value="0.328371107892549" calcext:value-type="float">
            <text:p>0.328371107892549</text:p>
          </table:table-cell>
          <table:table-cell office:value-type="float" office:value="0.331528459401832" calcext:value-type="float">
            <text:p>0.331528459401832</text:p>
          </table:table-cell>
          <table:table-cell office:value-type="float" office:value="0.332759031944862" calcext:value-type="float">
            <text:p>0.332759031944862</text:p>
          </table:table-cell>
          <table:table-cell office:value-type="float" office:value="0.333001075075343" calcext:value-type="float">
            <text:p>0.333001075075343</text:p>
          </table:table-cell>
          <table:table-cell office:value-type="float" office:value="0.328811515915429" calcext:value-type="float">
            <text:p>0.328811515915429</text:p>
          </table:table-cell>
          <table:table-cell office:value-type="float" office:value="0.327232564907834" calcext:value-type="float">
            <text:p>0.327232564907834</text:p>
          </table:table-cell>
          <table:table-cell office:value-type="float" office:value="0.32625156672636" calcext:value-type="float">
            <text:p>0.32625156672636</text:p>
          </table:table-cell>
          <table:table-cell office:value-type="float" office:value="0.325824652990954" calcext:value-type="float">
            <text:p>0.325824652990954</text:p>
          </table:table-cell>
          <table:table-cell office:value-type="float" office:value="0.310910311582006" calcext:value-type="float">
            <text:p>0.310910311582006</text:p>
          </table:table-cell>
          <table:table-cell office:value-type="float" office:value="0.309657182449153" calcext:value-type="float">
            <text:p>0.309657182449153</text:p>
          </table:table-cell>
          <table:table-cell office:value-type="float" office:value="0.312213438538658" calcext:value-type="float">
            <text:p>0.312213438538658</text:p>
          </table:table-cell>
          <table:table-cell office:value-type="float" office:value="0.305402703098949" calcext:value-type="float">
            <text:p>0.305402703098949</text:p>
          </table:table-cell>
          <table:table-cell office:value-type="float" office:value="0.306880262629502" calcext:value-type="float">
            <text:p>0.306880262629502</text:p>
          </table:table-cell>
          <table:table-cell office:value-type="float" office:value="0.304793704747881" calcext:value-type="float">
            <text:p>0.304793704747881</text:p>
          </table:table-cell>
          <table:table-cell office:value-type="float" office:value="0.299629376905102" calcext:value-type="float">
            <text:p>0.299629376905102</text:p>
          </table:table-cell>
          <table:table-cell office:value-type="float" office:value="0.297400754220615" calcext:value-type="float">
            <text:p>0.297400754220615</text:p>
          </table:table-cell>
          <table:table-cell office:value-type="float" office:value="0.29579648625339" calcext:value-type="float">
            <text:p>0.29579648625339</text:p>
          </table:table-cell>
          <table:table-cell office:value-type="float" office:value="0.294114418029043" calcext:value-type="float">
            <text:p>0.294114418029043</text:p>
          </table:table-cell>
          <table:table-cell office:value-type="float" office:value="0.292421905277892" calcext:value-type="float">
            <text:p>0.292421905277892</text:p>
          </table:table-cell>
          <table:table-cell office:value-type="float" office:value="0.291171050615287" calcext:value-type="float">
            <text:p>0.291171050615287</text:p>
          </table:table-cell>
          <table:table-cell office:value-type="float" office:value="0.290595929087479" calcext:value-type="float">
            <text:p>0.290595929087479</text:p>
          </table:table-cell>
          <table:table-cell office:value-type="float" office:value="0.324530742894852" calcext:value-type="float">
            <text:p>0.324530742894852</text:p>
          </table:table-cell>
          <table:table-cell office:value-type="float" office:value="0.331421751294116" calcext:value-type="float">
            <text:p>0.331421751294116</text:p>
          </table:table-cell>
          <table:table-cell office:value-type="float" office:value="0.333659373093985" calcext:value-type="float">
            <text:p>0.333659373093985</text:p>
          </table:table-cell>
          <table:table-cell office:value-type="float" office:value="0.333553995714983" calcext:value-type="float">
            <text:p>0.333553995714983</text:p>
          </table:table-cell>
          <table:table-cell office:value-type="float" office:value="0.290405088697523" calcext:value-type="float">
            <text:p>0.290405088697523</text:p>
          </table:table-cell>
          <table:table-cell office:value-type="float" office:value="0.286282763053308" calcext:value-type="float">
            <text:p>0.286282763053308</text:p>
          </table:table-cell>
          <table:table-cell office:value-type="float" office:value="0.303026878504277" calcext:value-type="float">
            <text:p>0.303026878504277</text:p>
          </table:table-cell>
          <table:table-cell office:value-type="float" office:value="0.305758203644058" calcext:value-type="float">
            <text:p>0.305758203644058</text:p>
          </table:table-cell>
          <table:table-cell office:value-type="float" office:value="0.306344949946302" calcext:value-type="float">
            <text:p>0.306344949946302</text:p>
          </table:table-cell>
          <table:table-cell office:value-type="float" office:value="0.305924031976953" calcext:value-type="float">
            <text:p>0.305924031976953</text:p>
          </table:table-cell>
          <table:table-cell office:value-type="float" office:value="0.304970021777198" calcext:value-type="float">
            <text:p>0.304970021777198</text:p>
          </table:table-cell>
          <table:table-cell office:value-type="float" office:value="0.303521140885908" calcext:value-type="float">
            <text:p>0.303521140885908</text:p>
          </table:table-cell>
          <table:table-cell office:value-type="float" office:value="0.302907438615056" calcext:value-type="float">
            <text:p>0.302907438615056</text:p>
          </table:table-cell>
          <table:table-cell office:value-type="float" office:value="0.302609192406961" calcext:value-type="float">
            <text:p>0.302609192406961</text:p>
          </table:table-cell>
          <table:table-cell office:value-type="float" office:value="0.301084188581023" calcext:value-type="float">
            <text:p>0.301084188581023</text:p>
          </table:table-cell>
          <table:table-cell office:value-type="float" office:value="0.297006836829168" calcext:value-type="float">
            <text:p>0.297006836829168</text:p>
          </table:table-cell>
          <table:table-cell office:value-type="float" office:value="0.297474412001615" calcext:value-type="float">
            <text:p>0.297474412001615</text:p>
          </table:table-cell>
          <table:table-cell office:value-type="float" office:value="0.315567531282241" calcext:value-type="float">
            <text:p>0.315567531282241</text:p>
          </table:table-cell>
          <table:table-cell office:value-type="float" office:value="0.314524260376243" calcext:value-type="float">
            <text:p>0.314524260376243</text:p>
          </table:table-cell>
          <table:table-cell office:value-type="float" office:value="0.314256024648975" calcext:value-type="float">
            <text:p>0.314256024648975</text:p>
          </table:table-cell>
          <table:table-cell office:value-type="float" office:value="0.323979699042682" calcext:value-type="float">
            <text:p>0.323979699042682</text:p>
          </table:table-cell>
          <table:table-cell office:value-type="float" office:value="0.328456591779548" calcext:value-type="float">
            <text:p>0.328456591779548</text:p>
          </table:table-cell>
          <table:table-cell office:value-type="float" office:value="0.326572371754477" calcext:value-type="float">
            <text:p>0.326572371754477</text:p>
          </table:table-cell>
          <table:table-cell office:value-type="float" office:value="0.319144307914992" calcext:value-type="float">
            <text:p>0.319144307914992</text:p>
          </table:table-cell>
          <table:table-cell office:value-type="float" office:value="0.303626244973716" calcext:value-type="float">
            <text:p>0.303626244973716</text:p>
          </table:table-cell>
          <table:table-cell office:value-type="float" office:value="0.300765239465646" calcext:value-type="float">
            <text:p>0.300765239465646</text:p>
          </table:table-cell>
          <table:table-cell office:value-type="float" office:value="0.295662597578685" calcext:value-type="float">
            <text:p>0.295662597578685</text:p>
          </table:table-cell>
          <table:table-cell office:value-type="float" office:value="0.290624979002326" calcext:value-type="float">
            <text:p>0.290624979002326</text:p>
          </table:table-cell>
          <table:table-cell office:value-type="float" office:value="0.287603068614947" calcext:value-type="float">
            <text:p>0.287603068614947</text:p>
          </table:table-cell>
          <table:table-cell office:value-type="float" office:value="0.287000737240546" calcext:value-type="float">
            <text:p>0.287000737240546</text:p>
          </table:table-cell>
          <table:table-cell office:value-type="float" office:value="0.314331388658825" calcext:value-type="float">
            <text:p>0.314331388658825</text:p>
          </table:table-cell>
          <table:table-cell office:value-type="float" office:value="0.319036830471175" calcext:value-type="float">
            <text:p>0.319036830471175</text:p>
          </table:table-cell>
          <table:table-cell office:value-type="float" office:value="0.322458424793159" calcext:value-type="float">
            <text:p>0.322458424793159</text:p>
          </table:table-cell>
          <table:table-cell office:value-type="float" office:value="0.326984507431259" calcext:value-type="float">
            <text:p>0.326984507431259</text:p>
          </table:table-cell>
          <table:table-cell office:value-type="float" office:value="0.326358624828513" calcext:value-type="float">
            <text:p>0.326358624828513</text:p>
          </table:table-cell>
          <table:table-cell office:value-type="float" office:value="0.280011913472093" calcext:value-type="float">
            <text:p>0.280011913472093</text:p>
          </table:table-cell>
          <table:table-cell office:value-type="float" office:value="0.27940473363213" calcext:value-type="float">
            <text:p>0.27940473363213</text:p>
          </table:table-cell>
          <table:table-cell office:value-type="float" office:value="0.279186791088732" calcext:value-type="float">
            <text:p>0.279186791088732</text:p>
          </table:table-cell>
          <table:table-cell office:value-type="float" office:value="0.303529252848841" calcext:value-type="float">
            <text:p>0.303529252848841</text:p>
          </table:table-cell>
          <table:table-cell office:value-type="float" office:value="0.305277551591936" calcext:value-type="float">
            <text:p>0.305277551591936</text:p>
          </table:table-cell>
          <table:table-cell office:value-type="float" office:value="0.304080646644323" calcext:value-type="float">
            <text:p>0.304080646644323</text:p>
          </table:table-cell>
          <table:table-cell office:value-type="float" office:value="0.302771577973329" calcext:value-type="float">
            <text:p>0.302771577973329</text:p>
          </table:table-cell>
          <table:table-cell office:value-type="float" office:value="0.301074379104105" calcext:value-type="float">
            <text:p>0.301074379104105</text:p>
          </table:table-cell>
          <table:table-cell office:value-type="float" office:value="0.299609869759427" calcext:value-type="float">
            <text:p>0.299609869759427</text:p>
          </table:table-cell>
          <table:table-cell office:value-type="float" office:value="0.298103170043627" calcext:value-type="float">
            <text:p>0.298103170043627</text:p>
          </table:table-cell>
          <table:table-cell office:value-type="float" office:value="0.294739844856623" calcext:value-type="float">
            <text:p>0.294739844856623</text:p>
          </table:table-cell>
          <table:table-cell office:value-type="float" office:value="0.290957342314207" calcext:value-type="float">
            <text:p>0.290957342314207</text:p>
          </table:table-cell>
          <table:table-cell office:value-type="float" office:value="0.292965560569681" calcext:value-type="float">
            <text:p>0.292965560569681</text:p>
          </table:table-cell>
          <table:table-cell office:value-type="float" office:value="0.316812661159007" calcext:value-type="float">
            <text:p>0.316812661159007</text:p>
          </table:table-cell>
          <table:table-cell office:value-type="float" office:value="0.316096680602224" calcext:value-type="float">
            <text:p>0.316096680602224</text:p>
          </table:table-cell>
          <table:table-cell office:value-type="float" office:value="0.314091006261274" calcext:value-type="float">
            <text:p>0.314091006261274</text:p>
          </table:table-cell>
          <table:table-cell office:value-type="float" office:value="0.324497584600454" calcext:value-type="float">
            <text:p>0.324497584600454</text:p>
          </table:table-cell>
          <table:table-cell office:value-type="float" office:value="0.327887101739109" calcext:value-type="float">
            <text:p>0.327887101739109</text:p>
          </table:table-cell>
          <table:table-cell office:value-type="float" office:value="0.328682199919057" calcext:value-type="float">
            <text:p>0.328682199919057</text:p>
          </table:table-cell>
          <table:table-cell office:value-type="float" office:value="0.324571009822372" calcext:value-type="float">
            <text:p>0.324571009822372</text:p>
          </table:table-cell>
          <table:table-cell office:value-type="float" office:value="0.319677057888864" calcext:value-type="float">
            <text:p>0.319677057888864</text:p>
          </table:table-cell>
          <table:table-cell office:value-type="float" office:value="0.316350857986336" calcext:value-type="float">
            <text:p>0.316350857986336</text:p>
          </table:table-cell>
          <table:table-cell office:value-type="float" office:value="0.307136364129527" calcext:value-type="float">
            <text:p>0.307136364129527</text:p>
          </table:table-cell>
          <table:table-cell office:value-type="float" office:value="0.299129927817254" calcext:value-type="float">
            <text:p>0.299129927817254</text:p>
          </table:table-cell>
          <table:table-cell office:value-type="float" office:value="0.29869633427939" calcext:value-type="float">
            <text:p>0.29869633427939</text:p>
          </table:table-cell>
          <table:table-cell office:value-type="float" office:value="0.297144696106891" calcext:value-type="float">
            <text:p>0.297144696106891</text:p>
          </table:table-cell>
          <table:table-cell office:value-type="float" office:value="0.295368099213256" calcext:value-type="float">
            <text:p>0.295368099213256</text:p>
          </table:table-cell>
          <table:table-cell office:value-type="float" office:value="0.293309371425693" calcext:value-type="float">
            <text:p>0.293309371425693</text:p>
          </table:table-cell>
          <table:table-cell office:value-type="float" office:value="0.290674711322024" calcext:value-type="float">
            <text:p>0.290674711322024</text:p>
          </table:table-cell>
          <table:table-cell office:value-type="float" office:value="0.288798256203612" calcext:value-type="float">
            <text:p>0.288798256203612</text:p>
          </table:table-cell>
          <table:table-cell office:value-type="float" office:value="0.286747538294461" calcext:value-type="float">
            <text:p>0.286747538294461</text:p>
          </table:table-cell>
          <table:table-cell office:value-type="float" office:value="0.285459808654482" calcext:value-type="float">
            <text:p>0.285459808654482</text:p>
          </table:table-cell>
          <table:table-cell office:value-type="float" office:value="0.28503240055093" calcext:value-type="float">
            <text:p>0.28503240055093</text:p>
          </table:table-cell>
          <table:table-cell office:value-type="float" office:value="0.285667657157048" calcext:value-type="float">
            <text:p>0.285667657157048</text:p>
          </table:table-cell>
          <table:table-cell office:value-type="float" office:value="0.311562403649889" calcext:value-type="float">
            <text:p>0.311562403649889</text:p>
          </table:table-cell>
          <table:table-cell office:value-type="float" office:value="0.315975226066793" calcext:value-type="float">
            <text:p>0.315975226066793</text:p>
          </table:table-cell>
          <table:table-cell office:value-type="float" office:value="0.323672116708055" calcext:value-type="float">
            <text:p>0.323672116708055</text:p>
          </table:table-cell>
          <table:table-cell office:value-type="float" office:value="0.325781156531314" calcext:value-type="float">
            <text:p>0.325781156531314</text:p>
          </table:table-cell>
          <table:table-cell office:value-type="float" office:value="0.326830750282157" calcext:value-type="float">
            <text:p>0.326830750282157</text:p>
          </table:table-cell>
          <table:table-cell office:value-type="float" office:value="0.325829428078228" calcext:value-type="float">
            <text:p>0.325829428078228</text:p>
          </table:table-cell>
          <table:table-cell office:value-type="float" office:value="0.285473391266094" calcext:value-type="float">
            <text:p>0.285473391266094</text:p>
          </table:table-cell>
          <table:table-cell office:value-type="float" office:value="0.283174588047128" calcext:value-type="float">
            <text:p>0.283174588047128</text:p>
          </table:table-cell>
          <table:table-cell office:value-type="float" office:value="0.280915342122324" calcext:value-type="float">
            <text:p>0.280915342122324</text:p>
          </table:table-cell>
          <table:table-cell office:value-type="float" office:value="0.279206192040994" calcext:value-type="float">
            <text:p>0.279206192040994</text:p>
          </table:table-cell>
          <table:table-cell office:value-type="float" office:value="0.283278514388256" calcext:value-type="float">
            <text:p>0.283278514388256</text:p>
          </table:table-cell>
          <table:table-cell office:value-type="float" office:value="0.30199992530768" calcext:value-type="float">
            <text:p>0.30199992530768</text:p>
          </table:table-cell>
          <table:table-cell office:value-type="float" office:value="0.303438925886344" calcext:value-type="float">
            <text:p>0.303438925886344</text:p>
          </table:table-cell>
          <table:table-cell office:value-type="float" office:value="0.302600094965876" calcext:value-type="float">
            <text:p>0.302600094965876</text:p>
          </table:table-cell>
          <table:table-cell office:value-type="float" office:value="0.300518177552526" calcext:value-type="float">
            <text:p>0.300518177552526</text:p>
          </table:table-cell>
          <table:table-cell office:value-type="float" office:value="0.299258257252458" calcext:value-type="float">
            <text:p>0.299258257252458</text:p>
          </table:table-cell>
          <table:table-cell office:value-type="float" office:value="0.297675990010579" calcext:value-type="float">
            <text:p>0.297675990010579</text:p>
          </table:table-cell>
          <table:table-cell office:value-type="float" office:value="0.293514803323476" calcext:value-type="float">
            <text:p>0.293514803323476</text:p>
          </table:table-cell>
          <table:table-cell office:value-type="float" office:value="0.295262384433879" calcext:value-type="float">
            <text:p>0.295262384433879</text:p>
          </table:table-cell>
          <table:table-cell office:value-type="float" office:value="0.301241508123111" calcext:value-type="float">
            <text:p>0.301241508123111</text:p>
          </table:table-cell>
          <table:table-cell office:value-type="float" office:value="0.308936486515196" calcext:value-type="float">
            <text:p>0.308936486515196</text:p>
          </table:table-cell>
          <table:table-cell office:value-type="float" office:value="0.323754808931506" calcext:value-type="float">
            <text:p>0.323754808931506</text:p>
          </table:table-cell>
          <table:table-cell office:value-type="float" office:value="0.330642247641846" calcext:value-type="float">
            <text:p>0.330642247641846</text:p>
          </table:table-cell>
          <table:table-cell office:value-type="float" office:value="0.330978409678697" calcext:value-type="float">
            <text:p>0.330978409678697</text:p>
          </table:table-cell>
          <table:table-cell office:value-type="float" office:value="0.326821902064881" calcext:value-type="float">
            <text:p>0.326821902064881</text:p>
          </table:table-cell>
          <table:table-cell office:value-type="float" office:value="0.324076928026507" calcext:value-type="float">
            <text:p>0.324076928026507</text:p>
          </table:table-cell>
          <table:table-cell office:value-type="float" office:value="0.322946382311014" calcext:value-type="float">
            <text:p>0.322946382311014</text:p>
          </table:table-cell>
          <table:table-cell office:value-type="float" office:value="0.305422445013881" calcext:value-type="float">
            <text:p>0.305422445013881</text:p>
          </table:table-cell>
          <table:table-cell office:value-type="float" office:value="0.296038208181594" calcext:value-type="float">
            <text:p>0.296038208181594</text:p>
          </table:table-cell>
          <table:table-cell office:value-type="float" office:value="0.297438858540836" calcext:value-type="float">
            <text:p>0.297438858540836</text:p>
          </table:table-cell>
          <table:table-cell office:value-type="float" office:value="0.293825902243789" calcext:value-type="float">
            <text:p>0.293825902243789</text:p>
          </table:table-cell>
          <table:table-cell office:value-type="float" office:value="0.29147798382177" calcext:value-type="float">
            <text:p>0.29147798382177</text:p>
          </table:table-cell>
          <table:table-cell office:value-type="float" office:value="0.28773091200015" calcext:value-type="float">
            <text:p>0.28773091200015</text:p>
          </table:table-cell>
          <table:table-cell office:value-type="float" office:value="0.284748695810189" calcext:value-type="float">
            <text:p>0.284748695810189</text:p>
          </table:table-cell>
          <table:table-cell office:value-type="float" office:value="0.283976796307199" calcext:value-type="float">
            <text:p>0.283976796307199</text:p>
          </table:table-cell>
          <table:table-cell office:value-type="float" office:value="0.283041934927254" calcext:value-type="float">
            <text:p>0.283041934927254</text:p>
          </table:table-cell>
          <table:table-cell office:value-type="float" office:value="0.321505804876266" calcext:value-type="float">
            <text:p>0.321505804876266</text:p>
          </table:table-cell>
          <table:table-cell office:value-type="float" office:value="0.327600614989704" calcext:value-type="float">
            <text:p>0.327600614989704</text:p>
          </table:table-cell>
          <table:table-cell office:value-type="float" office:value="0.326970634386631" calcext:value-type="float">
            <text:p>0.326970634386631</text:p>
          </table:table-cell>
          <table:table-cell office:value-type="float" office:value="0.316779884084883" calcext:value-type="float">
            <text:p>0.316779884084883</text:p>
          </table:table-cell>
          <table:table-cell office:value-type="float" office:value="0.288081036577124" calcext:value-type="float">
            <text:p>0.288081036577124</text:p>
          </table:table-cell>
          <table:table-cell office:value-type="float" office:value="0.282327347928554" calcext:value-type="float">
            <text:p>0.282327347928554</text:p>
          </table:table-cell>
          <table:table-cell office:value-type="float" office:value="0.301735782474635" calcext:value-type="float">
            <text:p>0.301735782474635</text:p>
          </table:table-cell>
          <table:table-cell office:value-type="float" office:value="0.304152991386626" calcext:value-type="float">
            <text:p>0.304152991386626</text:p>
          </table:table-cell>
          <table:table-cell office:value-type="float" office:value="0.302431185494911" calcext:value-type="float">
            <text:p>0.302431185494911</text:p>
          </table:table-cell>
          <table:table-cell office:value-type="float" office:value="0.30145971713785" calcext:value-type="float">
            <text:p>0.30145971713785</text:p>
          </table:table-cell>
          <table:table-cell office:value-type="float" office:value="0.300858791407985" calcext:value-type="float">
            <text:p>0.300858791407985</text:p>
          </table:table-cell>
          <table:table-cell office:value-type="float" office:value="0.300563809557073" calcext:value-type="float">
            <text:p>0.300563809557073</text:p>
          </table:table-cell>
          <table:table-cell office:value-type="float" office:value="0.300427282532529" calcext:value-type="float">
            <text:p>0.300427282532529</text:p>
          </table:table-cell>
          <table:table-cell office:value-type="float" office:value="0.299513981544565" calcext:value-type="float">
            <text:p>0.299513981544565</text:p>
          </table:table-cell>
          <table:table-cell office:value-type="float" office:value="0.297494943339906" calcext:value-type="float">
            <text:p>0.297494943339906</text:p>
          </table:table-cell>
          <table:table-cell office:value-type="float" office:value="0.292359678744095" calcext:value-type="float">
            <text:p>0.292359678744095</text:p>
          </table:table-cell>
          <table:table-cell office:value-type="float" office:value="0.291888570750068" calcext:value-type="float">
            <text:p>0.291888570750068</text:p>
          </table:table-cell>
          <table:table-cell office:value-type="float" office:value="0.291756785009388" calcext:value-type="float">
            <text:p>0.291756785009388</text:p>
          </table:table-cell>
          <table:table-cell office:value-type="float" office:value="0.294166492388081" calcext:value-type="float">
            <text:p>0.294166492388081</text:p>
          </table:table-cell>
          <table:table-cell office:value-type="float" office:value="0.292778523844295" calcext:value-type="float">
            <text:p>0.292778523844295</text:p>
          </table:table-cell>
          <table:table-cell office:value-type="float" office:value="0.292446446415716" calcext:value-type="float">
            <text:p>0.292446446415716</text:p>
          </table:table-cell>
          <table:table-cell office:value-type="float" office:value="0.293052317403246" calcext:value-type="float">
            <text:p>0.293052317403246</text:p>
          </table:table-cell>
          <table:table-cell office:value-type="float" office:value="0.293036283996599" calcext:value-type="float">
            <text:p>0.293036283996599</text:p>
          </table:table-cell>
          <table:table-cell office:value-type="float" office:value="0.292879308254545" calcext:value-type="float">
            <text:p>0.292879308254545</text:p>
          </table:table-cell>
          <table:table-cell office:value-type="float" office:value="0.292956698208252" calcext:value-type="float">
            <text:p>0.292956698208252</text:p>
          </table:table-cell>
          <table:table-cell office:value-type="float" office:value="0.292922361830567" calcext:value-type="float">
            <text:p>0.292922361830567</text:p>
          </table:table-cell>
          <table:table-cell office:value-type="float" office:value="0.292865713095174" calcext:value-type="float">
            <text:p>0.292865713095174</text:p>
          </table:table-cell>
          <table:table-cell office:value-type="float" office:value="0.292819858673621" calcext:value-type="float">
            <text:p>0.292819858673621</text:p>
          </table:table-cell>
          <table:table-cell office:value-type="float" office:value="0.292836662761093" calcext:value-type="float">
            <text:p>0.292836662761093</text:p>
          </table:table-cell>
          <table:table-cell office:value-type="float" office:value="0.292832620364806" calcext:value-type="float">
            <text:p>0.292832620364806</text:p>
          </table:table-cell>
          <table:table-cell office:value-type="float" office:value="0.292843808206699" calcext:value-type="float">
            <text:p>0.292843808206699</text:p>
          </table:table-cell>
          <table:table-cell office:value-type="float" office:value="0.292821191826334" calcext:value-type="float">
            <text:p>0.292821191826334</text:p>
          </table:table-cell>
          <table:table-cell office:value-type="float" office:value="0.292833448821162" calcext:value-type="float">
            <text:p>0.292833448821162</text:p>
          </table:table-cell>
          <table:table-cell office:value-type="float" office:value="0.292833398073139" calcext:value-type="float">
            <text:p>0.292833398073139</text:p>
          </table:table-cell>
          <table:table-cell office:value-type="float" office:value="0.292769181924933" calcext:value-type="float">
            <text:p>0.292769181924933</text:p>
          </table:table-cell>
          <table:table-cell office:value-type="float" office:value="0.292831080589228" calcext:value-type="float">
            <text:p>0.292831080589228</text:p>
          </table:table-cell>
          <table:table-cell office:value-type="float" office:value="0.292839272482597" calcext:value-type="float">
            <text:p>0.292839272482597</text:p>
          </table:table-cell>
          <table:table-cell office:value-type="float" office:value="0.292843014718747" calcext:value-type="float">
            <text:p>0.292843014718747</text:p>
          </table:table-cell>
          <table:table-cell office:value-type="float" office:value="0.292872093439746" calcext:value-type="float">
            <text:p>0.292872093439746</text:p>
          </table:table-cell>
          <table:table-cell office:value-type="float" office:value="0.292881956713509" calcext:value-type="float">
            <text:p>0.292881956713509</text:p>
          </table:table-cell>
          <table:table-cell office:value-type="float" office:value="0.292770943199333" calcext:value-type="float">
            <text:p>0.292770943199333</text:p>
          </table:table-cell>
          <table:table-cell office:value-type="float" office:value="0.292881894155609" calcext:value-type="float">
            <text:p>0.292881894155609</text:p>
          </table:table-cell>
          <table:table-cell office:value-type="float" office:value="0.292891038521326" calcext:value-type="float">
            <text:p>0.292891038521326</text:p>
          </table:table-cell>
          <table:table-cell office:value-type="float" office:value="0.292799504949021" calcext:value-type="float">
            <text:p>0.292799504949021</text:p>
          </table:table-cell>
          <table:table-cell office:value-type="float" office:value="0.292900431447587" calcext:value-type="float">
            <text:p>0.292900431447587</text:p>
          </table:table-cell>
          <table:table-cell office:value-type="float" office:value="0.292881862735966" calcext:value-type="float">
            <text:p>0.292881862735966</text:p>
          </table:table-cell>
          <table:table-cell office:value-type="float" office:value="0.292892158115545" calcext:value-type="float">
            <text:p>0.292892158115545</text:p>
          </table:table-cell>
          <table:table-cell office:value-type="float" office:value="0.292881554856013" calcext:value-type="float">
            <text:p>0.292881554856013</text:p>
          </table:table-cell>
          <table:table-cell office:value-type="float" office:value="0.292799856099649" calcext:value-type="float">
            <text:p>0.292799856099649</text:p>
          </table:table-cell>
          <table:table-cell office:value-type="float" office:value="0.292916005942962" calcext:value-type="float">
            <text:p>0.292916005942962</text:p>
          </table:table-cell>
          <table:table-cell office:value-type="float" office:value="0.292898430912551" calcext:value-type="float">
            <text:p>0.292898430912551</text:p>
          </table:table-cell>
          <table:table-cell office:value-type="float" office:value="0.292824928818828" calcext:value-type="float">
            <text:p>0.292824928818828</text:p>
          </table:table-cell>
          <table:table-cell office:value-type="float" office:value="0.292904249411351" calcext:value-type="float">
            <text:p>0.292904249411351</text:p>
          </table:table-cell>
          <table:table-cell office:value-type="float" office:value="0.292914356023518" calcext:value-type="float">
            <text:p>0.292914356023518</text:p>
          </table:table-cell>
          <table:table-cell office:value-type="float" office:value="0.292907347510124" calcext:value-type="float">
            <text:p>0.292907347510124</text:p>
          </table:table-cell>
          <table:table-cell office:value-type="float" office:value="0.292922491898557" calcext:value-type="float">
            <text:p>0.292922491898557</text:p>
          </table:table-cell>
          <table:table-cell office:value-type="float" office:value="0.292910017685637" calcext:value-type="float">
            <text:p>0.292910017685637</text:p>
          </table:table-cell>
          <table:table-cell office:value-type="float" office:value="0.292904813175949" calcext:value-type="float">
            <text:p>0.292904813175949</text:p>
          </table:table-cell>
          <table:table-cell office:value-type="float" office:value="0.292885082959446" calcext:value-type="float">
            <text:p>0.292885082959446</text:p>
          </table:table-cell>
          <table:table-cell office:value-type="float" office:value="0.292878518372784" calcext:value-type="float">
            <text:p>0.292878518372784</text:p>
          </table:table-cell>
          <table:table-cell office:value-type="float" office:value="0.292877560001783" calcext:value-type="float">
            <text:p>0.292877560001783</text:p>
          </table:table-cell>
          <table:table-cell office:value-type="float" office:value="0.292889630343155" calcext:value-type="float">
            <text:p>0.292889630343155</text:p>
          </table:table-cell>
          <table:table-cell office:value-type="float" office:value="0.292900553753804" calcext:value-type="float">
            <text:p>0.292900553753804</text:p>
          </table:table-cell>
          <table:table-cell office:value-type="float" office:value="0.292803903815236" calcext:value-type="float">
            <text:p>0.292803903815236</text:p>
          </table:table-cell>
          <table:table-cell office:value-type="float" office:value="0.292877837231118" calcext:value-type="float">
            <text:p>0.292877837231118</text:p>
          </table:table-cell>
          <table:table-cell office:value-type="float" office:value="0.292851460817679" calcext:value-type="float">
            <text:p>0.292851460817679</text:p>
          </table:table-cell>
          <table:table-cell office:value-type="float" office:value="0.292912636585561" calcext:value-type="float">
            <text:p>0.292912636585561</text:p>
          </table:table-cell>
          <table:table-cell office:value-type="float" office:value="0.292903440930737" calcext:value-type="float">
            <text:p>0.292903440930737</text:p>
          </table:table-cell>
          <table:table-cell office:value-type="float" office:value="0.292811520517634" calcext:value-type="float">
            <text:p>0.292811520517634</text:p>
          </table:table-cell>
          <table:table-cell office:value-type="float" office:value="0.292897042456568" calcext:value-type="float">
            <text:p>0.292897042456568</text:p>
          </table:table-cell>
          <table:table-cell office:value-type="float" office:value="0.292893339580098" calcext:value-type="float">
            <text:p>0.292893339580098</text:p>
          </table:table-cell>
          <table:table-cell office:value-type="float" office:value="0.292895520023258" calcext:value-type="float">
            <text:p>0.292895520023258</text:p>
          </table:table-cell>
          <table:table-cell office:value-type="float" office:value="0.292895705171383" calcext:value-type="float">
            <text:p>0.292895705171383</text:p>
          </table:table-cell>
          <table:table-cell office:value-type="float" office:value="0.292887075352668" calcext:value-type="float">
            <text:p>0.292887075352668</text:p>
          </table:table-cell>
          <table:table-cell office:value-type="float" office:value="0.292907840664994" calcext:value-type="float">
            <text:p>0.292907840664994</text:p>
          </table:table-cell>
          <table:table-cell office:value-type="float" office:value="0.292894227320601" calcext:value-type="float">
            <text:p>0.292894227320601</text:p>
          </table:table-cell>
          <table:table-cell office:value-type="float" office:value="0.292889600482833" calcext:value-type="float">
            <text:p>0.292889600482833</text:p>
          </table:table-cell>
          <table:table-cell office:value-type="float" office:value="0.292903802638757" calcext:value-type="float">
            <text:p>0.292903802638757</text:p>
          </table:table-cell>
          <table:table-cell office:value-type="float" office:value="0.29289792935069" calcext:value-type="float">
            <text:p>0.29289792935069</text:p>
          </table:table-cell>
          <table:table-cell office:value-type="float" office:value="0.292879715765616" calcext:value-type="float">
            <text:p>0.292879715765616</text:p>
          </table:table-cell>
          <table:table-cell office:value-type="float" office:value="0.292891338914402" calcext:value-type="float">
            <text:p>0.292891338914402</text:p>
          </table:table-cell>
          <table:table-cell office:value-type="float" office:value="0.292903066275976" calcext:value-type="float">
            <text:p>0.292903066275976</text:p>
          </table:table-cell>
          <table:table-cell office:value-type="float" office:value="0.292900758620319" calcext:value-type="float">
            <text:p>0.292900758620319</text:p>
          </table:table-cell>
          <table:table-cell office:value-type="float" office:value="0.292808584379565" calcext:value-type="float">
            <text:p>0.292808584379565</text:p>
          </table:table-cell>
          <table:table-cell office:value-type="float" office:value="0.292798734495838" calcext:value-type="float">
            <text:p>0.292798734495838</text:p>
          </table:table-cell>
          <table:table-cell office:value-type="float" office:value="0.292800294283074" calcext:value-type="float">
            <text:p>0.292800294283074</text:p>
          </table:table-cell>
          <table:table-cell office:value-type="float" office:value="0.292896656809747" calcext:value-type="float">
            <text:p>0.292896656809747</text:p>
          </table:table-cell>
          <table:table-cell office:value-type="float" office:value="0.292889829494946" calcext:value-type="float">
            <text:p>0.292889829494946</text:p>
          </table:table-cell>
          <table:table-cell office:value-type="float" office:value="0.292889830740648" calcext:value-type="float">
            <text:p>0.292889830740648</text:p>
          </table:table-cell>
          <table:table-cell office:value-type="float" office:value="0.292902939161284" calcext:value-type="float">
            <text:p>0.292902939161284</text:p>
          </table:table-cell>
          <table:table-cell office:value-type="float" office:value="0.292892358747433" calcext:value-type="float">
            <text:p>0.292892358747433</text:p>
          </table:table-cell>
          <table:table-cell office:value-type="float" office:value="0.292889388722619" calcext:value-type="float">
            <text:p>0.292889388722619</text:p>
          </table:table-cell>
          <table:table-cell office:value-type="float" office:value="0.292882906540961" calcext:value-type="float">
            <text:p>0.292882906540961</text:p>
          </table:table-cell>
          <table:table-cell office:value-type="float" office:value="0.292882199097256" calcext:value-type="float">
            <text:p>0.292882199097256</text:p>
          </table:table-cell>
          <table:table-cell office:value-type="float" office:value="0.29277983509765" calcext:value-type="float">
            <text:p>0.29277983509765</text:p>
          </table:table-cell>
          <table:table-cell office:value-type="float" office:value="0.292872612600383" calcext:value-type="float">
            <text:p>0.292872612600383</text:p>
          </table:table-cell>
          <table:table-cell office:value-type="float" office:value="0.292779398601047" calcext:value-type="float">
            <text:p>0.292779398601047</text:p>
          </table:table-cell>
          <table:table-cell office:value-type="float" office:value="0.292789821203528" calcext:value-type="float">
            <text:p>0.292789821203528</text:p>
          </table:table-cell>
          <table:table-cell office:value-type="float" office:value="0.292864765213423" calcext:value-type="float">
            <text:p>0.292864765213423</text:p>
          </table:table-cell>
          <table:table-cell office:value-type="float" office:value="0.292883456070088" calcext:value-type="float">
            <text:p>0.292883456070088</text:p>
          </table:table-cell>
          <table:table-cell office:value-type="float" office:value="0.292891971225639" calcext:value-type="float">
            <text:p>0.292891971225639</text:p>
          </table:table-cell>
          <table:table-cell office:value-type="float" office:value="0.292886689652809" calcext:value-type="float">
            <text:p>0.292886689652809</text:p>
          </table:table-cell>
          <table:table-cell office:value-type="float" office:value="0.292879158442287" calcext:value-type="float">
            <text:p>0.292879158442287</text:p>
          </table:table-cell>
          <table:table-cell office:value-type="float" office:value="0.29288577644247" calcext:value-type="float">
            <text:p>0.29288577644247</text:p>
          </table:table-cell>
          <table:table-cell office:value-type="float" office:value="0.292889460514239" calcext:value-type="float">
            <text:p>0.292889460514239</text:p>
          </table:table-cell>
          <table:table-cell office:value-type="float" office:value="0.292880897640241" calcext:value-type="float">
            <text:p>0.292880897640241</text:p>
          </table:table-cell>
          <table:table-cell office:value-type="float" office:value="0.292876174292054" calcext:value-type="float">
            <text:p>0.292876174292054</text:p>
          </table:table-cell>
          <table:table-cell office:value-type="float" office:value="0.292887500728141" calcext:value-type="float">
            <text:p>0.292887500728141</text:p>
          </table:table-cell>
          <table:table-cell office:value-type="float" office:value="0.292777224260436" calcext:value-type="float">
            <text:p>0.292777224260436</text:p>
          </table:table-cell>
          <table:table-cell office:value-type="float" office:value="0.292896431436705" calcext:value-type="float">
            <text:p>0.292896431436705</text:p>
          </table:table-cell>
          <table:table-cell office:value-type="float" office:value="0.292871454093838" calcext:value-type="float">
            <text:p>0.292871454093838</text:p>
          </table:table-cell>
          <table:table-cell office:value-type="float" office:value="0.292875452342828" calcext:value-type="float">
            <text:p>0.292875452342828</text:p>
          </table:table-cell>
          <table:table-cell office:value-type="float" office:value="0.292884616943868" calcext:value-type="float">
            <text:p>0.292884616943868</text:p>
          </table:table-cell>
          <table:table-cell office:value-type="float" office:value="0.292878406219133" calcext:value-type="float">
            <text:p>0.292878406219133</text:p>
          </table:table-cell>
          <table:table-cell office:value-type="float" office:value="0.292874638611863" calcext:value-type="float">
            <text:p>0.292874638611863</text:p>
          </table:table-cell>
          <table:table-cell office:value-type="float" office:value="0.292880320860788" calcext:value-type="float">
            <text:p>0.292880320860788</text:p>
          </table:table-cell>
          <table:table-cell office:value-type="float" office:value="0.292877627747028" calcext:value-type="float">
            <text:p>0.292877627747028</text:p>
          </table:table-cell>
          <table:table-cell office:value-type="float" office:value="0.292878099876362" calcext:value-type="float">
            <text:p>0.292878099876362</text:p>
          </table:table-cell>
          <table:table-cell office:value-type="float" office:value="0.292885814309538" calcext:value-type="float">
            <text:p>0.292885814309538</text:p>
          </table:table-cell>
          <table:table-cell office:value-type="float" office:value="0.292889066029361" calcext:value-type="float">
            <text:p>0.292889066029361</text:p>
          </table:table-cell>
          <table:table-cell office:value-type="float" office:value="0.292890072412357" calcext:value-type="float">
            <text:p>0.292890072412357</text:p>
          </table:table-cell>
          <table:table-cell office:value-type="float" office:value="0.292795253131806" calcext:value-type="float">
            <text:p>0.292795253131806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731503209701" calcext:value-type="float">
            <text:p>-0.38731503209701</text:p>
          </table:table-cell>
          <table:table-cell office:value-type="float" office:value="-0.387578360832608" calcext:value-type="float">
            <text:p>-0.387578360832608</text:p>
          </table:table-cell>
          <table:table-cell office:value-type="float" office:value="-0.387443649816367" calcext:value-type="float">
            <text:p>-0.387443649816367</text:p>
          </table:table-cell>
          <table:table-cell office:value-type="float" office:value="-0.386934548823467" calcext:value-type="float">
            <text:p>-0.386934548823467</text:p>
          </table:table-cell>
          <table:table-cell office:value-type="float" office:value="-0.387065979840271" calcext:value-type="float">
            <text:p>-0.387065979840271</text:p>
          </table:table-cell>
          <table:table-cell office:value-type="float" office:value="-0.38761970161179" calcext:value-type="float">
            <text:p>-0.38761970161179</text:p>
          </table:table-cell>
          <table:table-cell office:value-type="float" office:value="-0.387175977798362" calcext:value-type="float">
            <text:p>-0.387175977798362</text:p>
          </table:table-cell>
          <table:table-cell office:value-type="float" office:value="-0.38710104853106" calcext:value-type="float">
            <text:p>-0.38710104853106</text:p>
          </table:table-cell>
          <table:table-cell office:value-type="float" office:value="-0.38676252680876" calcext:value-type="float">
            <text:p>-0.38676252680876</text:p>
          </table:table-cell>
          <table:table-cell office:value-type="float" office:value="-0.3865591323062" calcext:value-type="float">
            <text:p>-0.3865591323062</text:p>
          </table:table-cell>
          <table:table-cell office:value-type="float" office:value="-0.387412804879345" calcext:value-type="float">
            <text:p>-0.387412804879345</text:p>
          </table:table-cell>
          <table:table-cell office:value-type="float" office:value="-0.386821597820518" calcext:value-type="float">
            <text:p>-0.386821597820518</text:p>
          </table:table-cell>
          <table:table-cell office:value-type="float" office:value="-0.386708784461407" calcext:value-type="float">
            <text:p>-0.386708784461407</text:p>
          </table:table-cell>
          <table:table-cell office:value-type="float" office:value="-0.386945372094837" calcext:value-type="float">
            <text:p>-0.386945372094837</text:p>
          </table:table-cell>
          <table:table-cell office:value-type="float" office:value="-0.386782762942656" calcext:value-type="float">
            <text:p>-0.386782762942656</text:p>
          </table:table-cell>
          <table:table-cell office:value-type="float" office:value="-0.386744661573734" calcext:value-type="float">
            <text:p>-0.386744661573734</text:p>
          </table:table-cell>
          <table:table-cell office:value-type="float" office:value="-0.387166747934151" calcext:value-type="float">
            <text:p>-0.387166747934151</text:p>
          </table:table-cell>
          <table:table-cell office:value-type="float" office:value="-0.386266642942814" calcext:value-type="float">
            <text:p>-0.386266642942814</text:p>
          </table:table-cell>
          <table:table-cell office:value-type="float" office:value="-0.38684822875264" calcext:value-type="float">
            <text:p>-0.38684822875264</text:p>
          </table:table-cell>
          <table:table-cell office:value-type="float" office:value="-0.387208628533429" calcext:value-type="float">
            <text:p>-0.387208628533429</text:p>
          </table:table-cell>
          <table:table-cell office:value-type="float" office:value="-0.386558031141179" calcext:value-type="float">
            <text:p>-0.386558031141179</text:p>
          </table:table-cell>
          <table:table-cell office:value-type="float" office:value="-0.386566269212865" calcext:value-type="float">
            <text:p>-0.386566269212865</text:p>
          </table:table-cell>
          <table:table-cell office:value-type="float" office:value="-0.386920744041995" calcext:value-type="float">
            <text:p>-0.386920744041995</text:p>
          </table:table-cell>
          <table:table-cell office:value-type="float" office:value="-0.387092432754599" calcext:value-type="float">
            <text:p>-0.387092432754599</text:p>
          </table:table-cell>
          <table:table-cell office:value-type="float" office:value="-0.386816579481752" calcext:value-type="float">
            <text:p>-0.386816579481752</text:p>
          </table:table-cell>
          <table:table-cell office:value-type="float" office:value="-0.386530082966238" calcext:value-type="float">
            <text:p>-0.386530082966238</text:p>
          </table:table-cell>
          <table:table-cell office:value-type="float" office:value="-0.386527975002071" calcext:value-type="float">
            <text:p>-0.386527975002071</text:p>
          </table:table-cell>
          <table:table-cell office:value-type="float" office:value="-0.386686916510509" calcext:value-type="float">
            <text:p>-0.386686916510509</text:p>
          </table:table-cell>
          <table:table-cell office:value-type="float" office:value="-0.386766621695021" calcext:value-type="float">
            <text:p>-0.386766621695021</text:p>
          </table:table-cell>
          <table:table-cell office:value-type="float" office:value="-0.386673038310619" calcext:value-type="float">
            <text:p>-0.386673038310619</text:p>
          </table:table-cell>
          <table:table-cell office:value-type="float" office:value="-0.386880449125148" calcext:value-type="float">
            <text:p>-0.386880449125148</text:p>
          </table:table-cell>
          <table:table-cell office:value-type="float" office:value="-0.386259943841235" calcext:value-type="float">
            <text:p>-0.386259943841235</text:p>
          </table:table-cell>
          <table:table-cell office:value-type="float" office:value="-0.386952084889142" calcext:value-type="float">
            <text:p>-0.386952084889142</text:p>
          </table:table-cell>
          <table:table-cell office:value-type="float" office:value="-0.386237381938393" calcext:value-type="float">
            <text:p>-0.386237381938393</text:p>
          </table:table-cell>
          <table:table-cell office:value-type="float" office:value="-0.38662800438208" calcext:value-type="float">
            <text:p>-0.38662800438208</text:p>
          </table:table-cell>
          <table:table-cell office:value-type="float" office:value="-0.38658557507123" calcext:value-type="float">
            <text:p>-0.38658557507123</text:p>
          </table:table-cell>
          <table:table-cell office:value-type="float" office:value="-0.386919305353978" calcext:value-type="float">
            <text:p>-0.386919305353978</text:p>
          </table:table-cell>
          <table:table-cell office:value-type="float" office:value="-0.387031850863192" calcext:value-type="float">
            <text:p>-0.387031850863192</text:p>
          </table:table-cell>
          <table:table-cell office:value-type="float" office:value="-0.386923982873323" calcext:value-type="float">
            <text:p>-0.386923982873323</text:p>
          </table:table-cell>
          <table:table-cell office:value-type="float" office:value="-0.386598784275481" calcext:value-type="float">
            <text:p>-0.386598784275481</text:p>
          </table:table-cell>
          <table:table-cell office:value-type="float" office:value="-0.387153479439444" calcext:value-type="float">
            <text:p>-0.387153479439444</text:p>
          </table:table-cell>
          <table:table-cell office:value-type="float" office:value="-0.386651516696737" calcext:value-type="float">
            <text:p>-0.386651516696737</text:p>
          </table:table-cell>
          <table:table-cell office:value-type="float" office:value="-0.387120507261695" calcext:value-type="float">
            <text:p>-0.387120507261695</text:p>
          </table:table-cell>
          <table:table-cell office:value-type="float" office:value="-0.386845947198923" calcext:value-type="float">
            <text:p>-0.386845947198923</text:p>
          </table:table-cell>
          <table:table-cell office:value-type="float" office:value="-0.386619693823735" calcext:value-type="float">
            <text:p>-0.386619693823735</text:p>
          </table:table-cell>
          <table:table-cell office:value-type="float" office:value="-0.387491849251733" calcext:value-type="float">
            <text:p>-0.387491849251733</text:p>
          </table:table-cell>
          <table:table-cell office:value-type="float" office:value="-0.389312826758054" calcext:value-type="float">
            <text:p>-0.389312826758054</text:p>
          </table:table-cell>
          <table:table-cell office:value-type="float" office:value="-0.393316654376452" calcext:value-type="float">
            <text:p>-0.393316654376452</text:p>
          </table:table-cell>
          <table:table-cell office:value-type="float" office:value="-0.397232740106991" calcext:value-type="float">
            <text:p>-0.397232740106991</text:p>
          </table:table-cell>
          <table:table-cell office:value-type="float" office:value="-0.400114615371981" calcext:value-type="float">
            <text:p>-0.400114615371981</text:p>
          </table:table-cell>
          <table:table-cell office:value-type="float" office:value="-0.399443197112437" calcext:value-type="float">
            <text:p>-0.399443197112437</text:p>
          </table:table-cell>
          <table:table-cell office:value-type="float" office:value="-0.397939772557408" calcext:value-type="float">
            <text:p>-0.397939772557408</text:p>
          </table:table-cell>
          <table:table-cell office:value-type="float" office:value="-0.392007229593208" calcext:value-type="float">
            <text:p>-0.392007229593208</text:p>
          </table:table-cell>
          <table:table-cell office:value-type="float" office:value="-0.387677775224412" calcext:value-type="float">
            <text:p>-0.387677775224412</text:p>
          </table:table-cell>
          <table:table-cell office:value-type="float" office:value="-0.382953091999806" calcext:value-type="float">
            <text:p>-0.382953091999806</text:p>
          </table:table-cell>
          <table:table-cell office:value-type="float" office:value="-0.380869895952012" calcext:value-type="float">
            <text:p>-0.380869895952012</text:p>
          </table:table-cell>
          <table:table-cell office:value-type="float" office:value="-0.389476977667491" calcext:value-type="float">
            <text:p>-0.389476977667491</text:p>
          </table:table-cell>
          <table:table-cell office:value-type="float" office:value="-0.401189347828613" calcext:value-type="float">
            <text:p>-0.401189347828613</text:p>
          </table:table-cell>
          <table:table-cell office:value-type="float" office:value="-0.416661915043499" calcext:value-type="float">
            <text:p>-0.416661915043499</text:p>
          </table:table-cell>
          <table:table-cell office:value-type="float" office:value="-0.399118700725073" calcext:value-type="float">
            <text:p>-0.399118700725073</text:p>
          </table:table-cell>
          <table:table-cell office:value-type="float" office:value="-0.421277383205849" calcext:value-type="float">
            <text:p>-0.421277383205849</text:p>
          </table:table-cell>
          <table:table-cell office:value-type="float" office:value="-0.407183780547028" calcext:value-type="float">
            <text:p>-0.407183780547028</text:p>
          </table:table-cell>
          <table:table-cell office:value-type="float" office:value="-0.404125434423475" calcext:value-type="float">
            <text:p>-0.404125434423475</text:p>
          </table:table-cell>
          <table:table-cell office:value-type="float" office:value="-0.40250601829871" calcext:value-type="float">
            <text:p>-0.40250601829871</text:p>
          </table:table-cell>
          <table:table-cell office:value-type="float" office:value="-0.407121285426043" calcext:value-type="float">
            <text:p>-0.407121285426043</text:p>
          </table:table-cell>
          <table:table-cell office:value-type="float" office:value="-0.412229630682013" calcext:value-type="float">
            <text:p>-0.412229630682013</text:p>
          </table:table-cell>
          <table:table-cell office:value-type="float" office:value="-0.410203269758886" calcext:value-type="float">
            <text:p>-0.410203269758886</text:p>
          </table:table-cell>
          <table:table-cell office:value-type="float" office:value="-0.407118018400948" calcext:value-type="float">
            <text:p>-0.407118018400948</text:p>
          </table:table-cell>
          <table:table-cell office:value-type="float" office:value="-0.39463290829615" calcext:value-type="float">
            <text:p>-0.39463290829615</text:p>
          </table:table-cell>
          <table:table-cell office:value-type="float" office:value="-0.354760954498665" calcext:value-type="float">
            <text:p>-0.354760954498665</text:p>
          </table:table-cell>
          <table:table-cell office:value-type="float" office:value="-0.421804033357466" calcext:value-type="float">
            <text:p>-0.421804033357466</text:p>
          </table:table-cell>
          <table:table-cell office:value-type="float" office:value="-0.42072606266357" calcext:value-type="float">
            <text:p>-0.42072606266357</text:p>
          </table:table-cell>
          <table:table-cell office:value-type="float" office:value="-0.400741112036181" calcext:value-type="float">
            <text:p>-0.400741112036181</text:p>
          </table:table-cell>
          <table:table-cell office:value-type="float" office:value="-0.39340781906495" calcext:value-type="float">
            <text:p>-0.39340781906495</text:p>
          </table:table-cell>
          <table:table-cell office:value-type="float" office:value="-0.398578596423144" calcext:value-type="float">
            <text:p>-0.398578596423144</text:p>
          </table:table-cell>
          <table:table-cell office:value-type="float" office:value="-0.421918209186299" calcext:value-type="float">
            <text:p>-0.421918209186299</text:p>
          </table:table-cell>
          <table:table-cell office:value-type="float" office:value="-0.45580880015681" calcext:value-type="float">
            <text:p>-0.45580880015681</text:p>
          </table:table-cell>
          <table:table-cell office:value-type="float" office:value="-0.448625430956427" calcext:value-type="float">
            <text:p>-0.448625430956427</text:p>
          </table:table-cell>
          <table:table-cell office:value-type="float" office:value="-0.417318214717532" calcext:value-type="float">
            <text:p>-0.417318214717532</text:p>
          </table:table-cell>
          <table:table-cell office:value-type="float" office:value="-0.382459939895068" calcext:value-type="float">
            <text:p>-0.382459939895068</text:p>
          </table:table-cell>
          <table:table-cell office:value-type="float" office:value="-0.390977257337583" calcext:value-type="float">
            <text:p>-0.390977257337583</text:p>
          </table:table-cell>
          <table:table-cell office:value-type="float" office:value="-0.404324214128655" calcext:value-type="float">
            <text:p>-0.404324214128655</text:p>
          </table:table-cell>
          <table:table-cell office:value-type="float" office:value="-0.408039062555783" calcext:value-type="float">
            <text:p>-0.408039062555783</text:p>
          </table:table-cell>
          <table:table-cell office:value-type="float" office:value="-0.407667279781381" calcext:value-type="float">
            <text:p>-0.407667279781381</text:p>
          </table:table-cell>
          <table:table-cell office:value-type="float" office:value="-0.404246086107359" calcext:value-type="float">
            <text:p>-0.404246086107359</text:p>
          </table:table-cell>
          <table:table-cell office:value-type="float" office:value="-0.40283328078636" calcext:value-type="float">
            <text:p>-0.40283328078636</text:p>
          </table:table-cell>
          <table:table-cell office:value-type="float" office:value="-0.388137947380362" calcext:value-type="float">
            <text:p>-0.388137947380362</text:p>
          </table:table-cell>
          <table:table-cell office:value-type="float" office:value="-0.396955693511193" calcext:value-type="float">
            <text:p>-0.396955693511193</text:p>
          </table:table-cell>
          <table:table-cell office:value-type="float" office:value="-0.423822033795742" calcext:value-type="float">
            <text:p>-0.423822033795742</text:p>
          </table:table-cell>
          <table:table-cell office:value-type="float" office:value="-0.42346332755619" calcext:value-type="float">
            <text:p>-0.42346332755619</text:p>
          </table:table-cell>
          <table:table-cell office:value-type="float" office:value="-0.427311660111815" calcext:value-type="float">
            <text:p>-0.427311660111815</text:p>
          </table:table-cell>
          <table:table-cell office:value-type="float" office:value="-0.416842424804833" calcext:value-type="float">
            <text:p>-0.416842424804833</text:p>
          </table:table-cell>
          <table:table-cell office:value-type="float" office:value="-0.418062397011403" calcext:value-type="float">
            <text:p>-0.418062397011403</text:p>
          </table:table-cell>
          <table:table-cell office:value-type="float" office:value="-0.41894672063033" calcext:value-type="float">
            <text:p>-0.41894672063033</text:p>
          </table:table-cell>
          <table:table-cell office:value-type="float" office:value="-0.364994439561468" calcext:value-type="float">
            <text:p>-0.364994439561468</text:p>
          </table:table-cell>
          <table:table-cell office:value-type="float" office:value="-0.393001310065861" calcext:value-type="float">
            <text:p>-0.393001310065861</text:p>
          </table:table-cell>
          <table:table-cell office:value-type="float" office:value="-0.407995529114109" calcext:value-type="float">
            <text:p>-0.407995529114109</text:p>
          </table:table-cell>
          <table:table-cell office:value-type="float" office:value="-0.400549583154472" calcext:value-type="float">
            <text:p>-0.400549583154472</text:p>
          </table:table-cell>
          <table:table-cell office:value-type="float" office:value="-0.396485839342445" calcext:value-type="float">
            <text:p>-0.396485839342445</text:p>
          </table:table-cell>
          <table:table-cell office:value-type="float" office:value="-0.394720687827611" calcext:value-type="float">
            <text:p>-0.394720687827611</text:p>
          </table:table-cell>
          <table:table-cell office:value-type="float" office:value="-0.389959846168556" calcext:value-type="float">
            <text:p>-0.389959846168556</text:p>
          </table:table-cell>
          <table:table-cell office:value-type="float" office:value="-0.387119522796654" calcext:value-type="float">
            <text:p>-0.387119522796654</text:p>
          </table:table-cell>
          <table:table-cell office:value-type="float" office:value="-0.377501627022634" calcext:value-type="float">
            <text:p>-0.377501627022634</text:p>
          </table:table-cell>
          <table:table-cell office:value-type="float" office:value="-0.37049663885602" calcext:value-type="float">
            <text:p>-0.37049663885602</text:p>
          </table:table-cell>
          <table:table-cell office:value-type="float" office:value="-0.373190362279897" calcext:value-type="float">
            <text:p>-0.373190362279897</text:p>
          </table:table-cell>
          <table:table-cell office:value-type="float" office:value="-0.383504266608072" calcext:value-type="float">
            <text:p>-0.383504266608072</text:p>
          </table:table-cell>
          <table:table-cell office:value-type="float" office:value="-0.455236387884984" calcext:value-type="float">
            <text:p>-0.455236387884984</text:p>
          </table:table-cell>
          <table:table-cell office:value-type="float" office:value="-0.442950388852427" calcext:value-type="float">
            <text:p>-0.442950388852427</text:p>
          </table:table-cell>
          <table:table-cell office:value-type="float" office:value="-0.428873331018687" calcext:value-type="float">
            <text:p>-0.428873331018687</text:p>
          </table:table-cell>
          <table:table-cell office:value-type="float" office:value="-0.421654646466983" calcext:value-type="float">
            <text:p>-0.421654646466983</text:p>
          </table:table-cell>
          <table:table-cell office:value-type="float" office:value="-0.418104781389674" calcext:value-type="float">
            <text:p>-0.418104781389674</text:p>
          </table:table-cell>
          <table:table-cell office:value-type="float" office:value="-0.362925494358399" calcext:value-type="float">
            <text:p>-0.362925494358399</text:p>
          </table:table-cell>
          <table:table-cell office:value-type="float" office:value="-0.363321482110453" calcext:value-type="float">
            <text:p>-0.363321482110453</text:p>
          </table:table-cell>
          <table:table-cell office:value-type="float" office:value="-0.370468376543282" calcext:value-type="float">
            <text:p>-0.370468376543282</text:p>
          </table:table-cell>
          <table:table-cell office:value-type="float" office:value="-0.380441922156618" calcext:value-type="float">
            <text:p>-0.380441922156618</text:p>
          </table:table-cell>
          <table:table-cell office:value-type="float" office:value="-0.396763807840908" calcext:value-type="float">
            <text:p>-0.396763807840908</text:p>
          </table:table-cell>
          <table:table-cell office:value-type="float" office:value="-0.395185105572646" calcext:value-type="float">
            <text:p>-0.395185105572646</text:p>
          </table:table-cell>
          <table:table-cell office:value-type="float" office:value="-0.400964257544308" calcext:value-type="float">
            <text:p>-0.400964257544308</text:p>
          </table:table-cell>
          <table:table-cell office:value-type="float" office:value="-0.406160332510872" calcext:value-type="float">
            <text:p>-0.406160332510872</text:p>
          </table:table-cell>
          <table:table-cell office:value-type="float" office:value="-0.405678778118236" calcext:value-type="float">
            <text:p>-0.405678778118236</text:p>
          </table:table-cell>
          <table:table-cell office:value-type="float" office:value="-0.405060344897269" calcext:value-type="float">
            <text:p>-0.405060344897269</text:p>
          </table:table-cell>
          <table:table-cell office:value-type="float" office:value="-0.404934958913667" calcext:value-type="float">
            <text:p>-0.404934958913667</text:p>
          </table:table-cell>
          <table:table-cell office:value-type="float" office:value="-0.403165057434856" calcext:value-type="float">
            <text:p>-0.403165057434856</text:p>
          </table:table-cell>
          <table:table-cell office:value-type="float" office:value="-0.39939254659822" calcext:value-type="float">
            <text:p>-0.39939254659822</text:p>
          </table:table-cell>
          <table:table-cell office:value-type="float" office:value="-0.392114324999345" calcext:value-type="float">
            <text:p>-0.392114324999345</text:p>
          </table:table-cell>
          <table:table-cell office:value-type="float" office:value="-0.379711642022038" calcext:value-type="float">
            <text:p>-0.379711642022038</text:p>
          </table:table-cell>
          <table:table-cell office:value-type="float" office:value="-0.360815504383983" calcext:value-type="float">
            <text:p>-0.360815504383983</text:p>
          </table:table-cell>
          <table:table-cell office:value-type="float" office:value="-0.369958624053845" calcext:value-type="float">
            <text:p>-0.369958624053845</text:p>
          </table:table-cell>
          <table:table-cell office:value-type="float" office:value="-0.366502588112424" calcext:value-type="float">
            <text:p>-0.366502588112424</text:p>
          </table:table-cell>
          <table:table-cell office:value-type="float" office:value="-0.369932193769828" calcext:value-type="float">
            <text:p>-0.369932193769828</text:p>
          </table:table-cell>
          <table:table-cell office:value-type="float" office:value="-0.374166561778188" calcext:value-type="float">
            <text:p>-0.374166561778188</text:p>
          </table:table-cell>
          <table:table-cell office:value-type="float" office:value="-0.406257466618546" calcext:value-type="float">
            <text:p>-0.406257466618546</text:p>
          </table:table-cell>
          <table:table-cell office:value-type="float" office:value="-0.41413083831327" calcext:value-type="float">
            <text:p>-0.41413083831327</text:p>
          </table:table-cell>
          <table:table-cell office:value-type="float" office:value="-0.417526684441032" calcext:value-type="float">
            <text:p>-0.417526684441032</text:p>
          </table:table-cell>
          <table:table-cell office:value-type="float" office:value="-0.4187092221246" calcext:value-type="float">
            <text:p>-0.4187092221246</text:p>
          </table:table-cell>
          <table:table-cell office:value-type="float" office:value="-0.421760906536151" calcext:value-type="float">
            <text:p>-0.421760906536151</text:p>
          </table:table-cell>
          <table:table-cell office:value-type="float" office:value="-0.417669197120147" calcext:value-type="float">
            <text:p>-0.417669197120147</text:p>
          </table:table-cell>
          <table:table-cell office:value-type="float" office:value="-0.414206146494346" calcext:value-type="float">
            <text:p>-0.414206146494346</text:p>
          </table:table-cell>
          <table:table-cell office:value-type="float" office:value="-0.411825473962901" calcext:value-type="float">
            <text:p>-0.411825473962901</text:p>
          </table:table-cell>
          <table:table-cell office:value-type="float" office:value="-0.403689896144606" calcext:value-type="float">
            <text:p>-0.403689896144606</text:p>
          </table:table-cell>
          <table:table-cell office:value-type="float" office:value="-0.363680390918503" calcext:value-type="float">
            <text:p>-0.363680390918503</text:p>
          </table:table-cell>
          <table:table-cell office:value-type="float" office:value="-0.357615532109066" calcext:value-type="float">
            <text:p>-0.357615532109066</text:p>
          </table:table-cell>
          <table:table-cell office:value-type="float" office:value="-0.356257829168944" calcext:value-type="float">
            <text:p>-0.356257829168944</text:p>
          </table:table-cell>
          <table:table-cell office:value-type="float" office:value="-0.407647658039784" calcext:value-type="float">
            <text:p>-0.407647658039784</text:p>
          </table:table-cell>
          <table:table-cell office:value-type="float" office:value="-0.394028967800272" calcext:value-type="float">
            <text:p>-0.394028967800272</text:p>
          </table:table-cell>
          <table:table-cell office:value-type="float" office:value="-0.385770142430662" calcext:value-type="float">
            <text:p>-0.385770142430662</text:p>
          </table:table-cell>
          <table:table-cell office:value-type="float" office:value="-0.368878720488782" calcext:value-type="float">
            <text:p>-0.368878720488782</text:p>
          </table:table-cell>
          <table:table-cell office:value-type="float" office:value="-0.360399882707857" calcext:value-type="float">
            <text:p>-0.360399882707857</text:p>
          </table:table-cell>
          <table:table-cell office:value-type="float" office:value="-0.35835770614989" calcext:value-type="float">
            <text:p>-0.35835770614989</text:p>
          </table:table-cell>
          <table:table-cell office:value-type="float" office:value="-0.362487144488633" calcext:value-type="float">
            <text:p>-0.362487144488633</text:p>
          </table:table-cell>
          <table:table-cell office:value-type="float" office:value="-0.368759985525746" calcext:value-type="float">
            <text:p>-0.368759985525746</text:p>
          </table:table-cell>
          <table:table-cell office:value-type="float" office:value="-0.37380753877847" calcext:value-type="float">
            <text:p>-0.37380753877847</text:p>
          </table:table-cell>
          <table:table-cell office:value-type="float" office:value="-0.381791638165264" calcext:value-type="float">
            <text:p>-0.381791638165264</text:p>
          </table:table-cell>
          <table:table-cell office:value-type="float" office:value="-0.455105738147463" calcext:value-type="float">
            <text:p>-0.455105738147463</text:p>
          </table:table-cell>
          <table:table-cell office:value-type="float" office:value="-0.448696904563562" calcext:value-type="float">
            <text:p>-0.448696904563562</text:p>
          </table:table-cell>
          <table:table-cell office:value-type="float" office:value="-0.444845745655329" calcext:value-type="float">
            <text:p>-0.444845745655329</text:p>
          </table:table-cell>
          <table:table-cell office:value-type="float" office:value="-0.434711568372209" calcext:value-type="float">
            <text:p>-0.434711568372209</text:p>
          </table:table-cell>
          <table:table-cell office:value-type="float" office:value="-0.370951768677417" calcext:value-type="float">
            <text:p>-0.370951768677417</text:p>
          </table:table-cell>
          <table:table-cell office:value-type="float" office:value="-0.362656806976556" calcext:value-type="float">
            <text:p>-0.362656806976556</text:p>
          </table:table-cell>
          <table:table-cell office:value-type="float" office:value="-0.376371827383242" calcext:value-type="float">
            <text:p>-0.376371827383242</text:p>
          </table:table-cell>
          <table:table-cell office:value-type="float" office:value="-0.382122134074745" calcext:value-type="float">
            <text:p>-0.382122134074745</text:p>
          </table:table-cell>
          <table:table-cell office:value-type="float" office:value="-0.405263803373278" calcext:value-type="float">
            <text:p>-0.405263803373278</text:p>
          </table:table-cell>
          <table:table-cell office:value-type="float" office:value="-0.412325063068051" calcext:value-type="float">
            <text:p>-0.412325063068051</text:p>
          </table:table-cell>
          <table:table-cell office:value-type="float" office:value="-0.416787165185248" calcext:value-type="float">
            <text:p>-0.416787165185248</text:p>
          </table:table-cell>
          <table:table-cell office:value-type="float" office:value="-0.416250386009229" calcext:value-type="float">
            <text:p>-0.416250386009229</text:p>
          </table:table-cell>
          <table:table-cell office:value-type="float" office:value="-0.416463856198664" calcext:value-type="float">
            <text:p>-0.416463856198664</text:p>
          </table:table-cell>
          <table:table-cell office:value-type="float" office:value="-0.416205579506619" calcext:value-type="float">
            <text:p>-0.416205579506619</text:p>
          </table:table-cell>
          <table:table-cell office:value-type="float" office:value="-0.410050993109663" calcext:value-type="float">
            <text:p>-0.410050993109663</text:p>
          </table:table-cell>
          <table:table-cell office:value-type="float" office:value="-0.391532426521578" calcext:value-type="float">
            <text:p>-0.391532426521578</text:p>
          </table:table-cell>
          <table:table-cell office:value-type="float" office:value="-0.366194826729954" calcext:value-type="float">
            <text:p>-0.366194826729954</text:p>
          </table:table-cell>
          <table:table-cell office:value-type="float" office:value="-0.374366991074094" calcext:value-type="float">
            <text:p>-0.374366991074094</text:p>
          </table:table-cell>
          <table:table-cell office:value-type="float" office:value="-0.380440695738018" calcext:value-type="float">
            <text:p>-0.380440695738018</text:p>
          </table:table-cell>
          <table:table-cell office:value-type="float" office:value="-0.3888359389519" calcext:value-type="float">
            <text:p>-0.3888359389519</text:p>
          </table:table-cell>
          <table:table-cell office:value-type="float" office:value="-0.415351856520009" calcext:value-type="float">
            <text:p>-0.415351856520009</text:p>
          </table:table-cell>
          <table:table-cell office:value-type="float" office:value="-0.423712640297168" calcext:value-type="float">
            <text:p>-0.423712640297168</text:p>
          </table:table-cell>
          <table:table-cell office:value-type="float" office:value="-0.429781844387104" calcext:value-type="float">
            <text:p>-0.429781844387104</text:p>
          </table:table-cell>
          <table:table-cell office:value-type="float" office:value="-0.424076485828954" calcext:value-type="float">
            <text:p>-0.424076485828954</text:p>
          </table:table-cell>
          <table:table-cell office:value-type="float" office:value="-0.424587717734532" calcext:value-type="float">
            <text:p>-0.424587717734532</text:p>
          </table:table-cell>
          <table:table-cell office:value-type="float" office:value="-0.438516014977635" calcext:value-type="float">
            <text:p>-0.438516014977635</text:p>
          </table:table-cell>
          <table:table-cell office:value-type="float" office:value="-0.423447323922393" calcext:value-type="float">
            <text:p>-0.423447323922393</text:p>
          </table:table-cell>
          <table:table-cell office:value-type="float" office:value="-0.41031267017025" calcext:value-type="float">
            <text:p>-0.41031267017025</text:p>
          </table:table-cell>
          <table:table-cell office:value-type="float" office:value="-0.410172706475453" calcext:value-type="float">
            <text:p>-0.410172706475453</text:p>
          </table:table-cell>
          <table:table-cell office:value-type="float" office:value="-0.418008805990642" calcext:value-type="float">
            <text:p>-0.418008805990642</text:p>
          </table:table-cell>
          <table:table-cell office:value-type="float" office:value="-0.487684115661965" calcext:value-type="float">
            <text:p>-0.487684115661965</text:p>
          </table:table-cell>
          <table:table-cell office:value-type="float" office:value="-0.484148779738273" calcext:value-type="float">
            <text:p>-0.484148779738273</text:p>
          </table:table-cell>
          <table:table-cell office:value-type="float" office:value="-0.475009049039265" calcext:value-type="float">
            <text:p>-0.475009049039265</text:p>
          </table:table-cell>
          <table:table-cell office:value-type="float" office:value="-0.446591448998939" calcext:value-type="float">
            <text:p>-0.446591448998939</text:p>
          </table:table-cell>
          <table:table-cell office:value-type="float" office:value="-0.440548337503879" calcext:value-type="float">
            <text:p>-0.440548337503879</text:p>
          </table:table-cell>
          <table:table-cell office:value-type="float" office:value="-0.3900212470695" calcext:value-type="float">
            <text:p>-0.3900212470695</text:p>
          </table:table-cell>
          <table:table-cell office:value-type="float" office:value="-0.387140515338242" calcext:value-type="float">
            <text:p>-0.387140515338242</text:p>
          </table:table-cell>
          <table:table-cell office:value-type="float" office:value="-0.39758035864689" calcext:value-type="float">
            <text:p>-0.39758035864689</text:p>
          </table:table-cell>
          <table:table-cell office:value-type="float" office:value="-0.417872609619778" calcext:value-type="float">
            <text:p>-0.417872609619778</text:p>
          </table:table-cell>
          <table:table-cell office:value-type="float" office:value="-0.431511042417237" calcext:value-type="float">
            <text:p>-0.431511042417237</text:p>
          </table:table-cell>
          <table:table-cell office:value-type="float" office:value="-0.429799562072934" calcext:value-type="float">
            <text:p>-0.429799562072934</text:p>
          </table:table-cell>
          <table:table-cell office:value-type="float" office:value="-0.430035345978869" calcext:value-type="float">
            <text:p>-0.430035345978869</text:p>
          </table:table-cell>
          <table:table-cell office:value-type="float" office:value="-0.42669202998603" calcext:value-type="float">
            <text:p>-0.42669202998603</text:p>
          </table:table-cell>
          <table:table-cell office:value-type="float" office:value="-0.425161257498246" calcext:value-type="float">
            <text:p>-0.425161257498246</text:p>
          </table:table-cell>
          <table:table-cell office:value-type="float" office:value="-0.420683144339755" calcext:value-type="float">
            <text:p>-0.420683144339755</text:p>
          </table:table-cell>
          <table:table-cell office:value-type="float" office:value="-0.407552393483418" calcext:value-type="float">
            <text:p>-0.407552393483418</text:p>
          </table:table-cell>
          <table:table-cell office:value-type="float" office:value="-0.39822079094114" calcext:value-type="float">
            <text:p>-0.39822079094114</text:p>
          </table:table-cell>
          <table:table-cell office:value-type="float" office:value="-0.386958080300361" calcext:value-type="float">
            <text:p>-0.386958080300361</text:p>
          </table:table-cell>
          <table:table-cell office:value-type="float" office:value="-0.417134287514498" calcext:value-type="float">
            <text:p>-0.417134287514498</text:p>
          </table:table-cell>
          <table:table-cell office:value-type="float" office:value="-0.408864882761445" calcext:value-type="float">
            <text:p>-0.408864882761445</text:p>
          </table:table-cell>
          <table:table-cell office:value-type="float" office:value="-0.419517228014876" calcext:value-type="float">
            <text:p>-0.419517228014876</text:p>
          </table:table-cell>
          <table:table-cell office:value-type="float" office:value="-0.440438218629998" calcext:value-type="float">
            <text:p>-0.440438218629998</text:p>
          </table:table-cell>
          <table:table-cell office:value-type="float" office:value="-0.445788906133136" calcext:value-type="float">
            <text:p>-0.445788906133136</text:p>
          </table:table-cell>
          <table:table-cell office:value-type="float" office:value="-0.440458136243139" calcext:value-type="float">
            <text:p>-0.440458136243139</text:p>
          </table:table-cell>
          <table:table-cell office:value-type="float" office:value="-0.438143600257836" calcext:value-type="float">
            <text:p>-0.438143600257836</text:p>
          </table:table-cell>
          <table:table-cell office:value-type="float" office:value="-0.430722862680491" calcext:value-type="float">
            <text:p>-0.430722862680491</text:p>
          </table:table-cell>
          <table:table-cell office:value-type="float" office:value="-0.416213177547971" calcext:value-type="float">
            <text:p>-0.416213177547971</text:p>
          </table:table-cell>
          <table:table-cell office:value-type="float" office:value="-0.402644700861959" calcext:value-type="float">
            <text:p>-0.402644700861959</text:p>
          </table:table-cell>
          <table:table-cell office:value-type="float" office:value="-0.428219416414704" calcext:value-type="float">
            <text:p>-0.428219416414704</text:p>
          </table:table-cell>
          <table:table-cell office:value-type="float" office:value="-0.425919444389473" calcext:value-type="float">
            <text:p>-0.425919444389473</text:p>
          </table:table-cell>
          <table:table-cell office:value-type="float" office:value="-0.421344816403272" calcext:value-type="float">
            <text:p>-0.421344816403272</text:p>
          </table:table-cell>
          <table:table-cell office:value-type="float" office:value="-0.413587475608832" calcext:value-type="float">
            <text:p>-0.413587475608832</text:p>
          </table:table-cell>
          <table:table-cell office:value-type="float" office:value="-0.412777084129747" calcext:value-type="float">
            <text:p>-0.412777084129747</text:p>
          </table:table-cell>
          <table:table-cell office:value-type="float" office:value="-0.406315998962708" calcext:value-type="float">
            <text:p>-0.406315998962708</text:p>
          </table:table-cell>
          <table:table-cell office:value-type="float" office:value="-0.401877612931694" calcext:value-type="float">
            <text:p>-0.401877612931694</text:p>
          </table:table-cell>
          <table:table-cell office:value-type="float" office:value="-0.403881465847317" calcext:value-type="float">
            <text:p>-0.403881465847317</text:p>
          </table:table-cell>
          <table:table-cell office:value-type="float" office:value="-0.408074512958335" calcext:value-type="float">
            <text:p>-0.408074512958335</text:p>
          </table:table-cell>
          <table:table-cell office:value-type="float" office:value="-0.414940556977565" calcext:value-type="float">
            <text:p>-0.414940556977565</text:p>
          </table:table-cell>
          <table:table-cell office:value-type="float" office:value="-0.450389227500658" calcext:value-type="float">
            <text:p>-0.450389227500658</text:p>
          </table:table-cell>
          <table:table-cell office:value-type="float" office:value="-0.487035145720784" calcext:value-type="float">
            <text:p>-0.487035145720784</text:p>
          </table:table-cell>
          <table:table-cell office:value-type="float" office:value="-0.475051656120883" calcext:value-type="float">
            <text:p>-0.475051656120883</text:p>
          </table:table-cell>
          <table:table-cell office:value-type="float" office:value="-0.462039310273483" calcext:value-type="float">
            <text:p>-0.462039310273483</text:p>
          </table:table-cell>
          <table:table-cell office:value-type="float" office:value="-0.448413176144228" calcext:value-type="float">
            <text:p>-0.448413176144228</text:p>
          </table:table-cell>
          <table:table-cell office:value-type="float" office:value="-0.440157840098213" calcext:value-type="float">
            <text:p>-0.440157840098213</text:p>
          </table:table-cell>
          <table:table-cell office:value-type="float" office:value="-0.443098597622558" calcext:value-type="float">
            <text:p>-0.443098597622558</text:p>
          </table:table-cell>
          <table:table-cell office:value-type="float" office:value="-0.388323638685045" calcext:value-type="float">
            <text:p>-0.388323638685045</text:p>
          </table:table-cell>
          <table:table-cell office:value-type="float" office:value="-0.379642337872804" calcext:value-type="float">
            <text:p>-0.379642337872804</text:p>
          </table:table-cell>
          <table:table-cell office:value-type="float" office:value="-0.384060291312547" calcext:value-type="float">
            <text:p>-0.384060291312547</text:p>
          </table:table-cell>
          <table:table-cell office:value-type="float" office:value="-0.382509379638074" calcext:value-type="float">
            <text:p>-0.382509379638074</text:p>
          </table:table-cell>
          <table:table-cell office:value-type="float" office:value="-0.379651810962232" calcext:value-type="float">
            <text:p>-0.379651810962232</text:p>
          </table:table-cell>
          <table:table-cell office:value-type="float" office:value="-0.402188749691706" calcext:value-type="float">
            <text:p>-0.402188749691706</text:p>
          </table:table-cell>
          <table:table-cell office:value-type="float" office:value="-0.421330134391317" calcext:value-type="float">
            <text:p>-0.421330134391317</text:p>
          </table:table-cell>
          <table:table-cell office:value-type="float" office:value="-0.428824879001013" calcext:value-type="float">
            <text:p>-0.428824879001013</text:p>
          </table:table-cell>
          <table:table-cell office:value-type="float" office:value="-0.430009515308467" calcext:value-type="float">
            <text:p>-0.430009515308467</text:p>
          </table:table-cell>
          <table:table-cell office:value-type="float" office:value="-0.426577713488588" calcext:value-type="float">
            <text:p>-0.426577713488588</text:p>
          </table:table-cell>
          <table:table-cell office:value-type="float" office:value="-0.416850167615026" calcext:value-type="float">
            <text:p>-0.416850167615026</text:p>
          </table:table-cell>
          <table:table-cell office:value-type="float" office:value="-0.397653317048208" calcext:value-type="float">
            <text:p>-0.397653317048208</text:p>
          </table:table-cell>
          <table:table-cell office:value-type="float" office:value="-0.388873761618146" calcext:value-type="float">
            <text:p>-0.388873761618146</text:p>
          </table:table-cell>
          <table:table-cell office:value-type="float" office:value="-0.388546738129943" calcext:value-type="float">
            <text:p>-0.388546738129943</text:p>
          </table:table-cell>
          <table:table-cell office:value-type="float" office:value="-0.408043995423133" calcext:value-type="float">
            <text:p>-0.408043995423133</text:p>
          </table:table-cell>
          <table:table-cell office:value-type="float" office:value="-0.433820443913594" calcext:value-type="float">
            <text:p>-0.433820443913594</text:p>
          </table:table-cell>
          <table:table-cell office:value-type="float" office:value="-0.435152484704867" calcext:value-type="float">
            <text:p>-0.435152484704867</text:p>
          </table:table-cell>
          <table:table-cell office:value-type="float" office:value="-0.449042346993227" calcext:value-type="float">
            <text:p>-0.449042346993227</text:p>
          </table:table-cell>
          <table:table-cell office:value-type="float" office:value="-0.445369910523915" calcext:value-type="float">
            <text:p>-0.445369910523915</text:p>
          </table:table-cell>
          <table:table-cell office:value-type="float" office:value="-0.443663618774061" calcext:value-type="float">
            <text:p>-0.443663618774061</text:p>
          </table:table-cell>
          <table:table-cell office:value-type="float" office:value="-0.437940184833067" calcext:value-type="float">
            <text:p>-0.437940184833067</text:p>
          </table:table-cell>
          <table:table-cell office:value-type="float" office:value="-0.431239025431843" calcext:value-type="float">
            <text:p>-0.431239025431843</text:p>
          </table:table-cell>
          <table:table-cell office:value-type="float" office:value="-0.451211811842039" calcext:value-type="float">
            <text:p>-0.451211811842039</text:p>
          </table:table-cell>
          <table:table-cell office:value-type="float" office:value="-0.448686813112408" calcext:value-type="float">
            <text:p>-0.448686813112408</text:p>
          </table:table-cell>
          <table:table-cell office:value-type="float" office:value="-0.441141627610439" calcext:value-type="float">
            <text:p>-0.441141627610439</text:p>
          </table:table-cell>
          <table:table-cell office:value-type="float" office:value="-0.442538228896218" calcext:value-type="float">
            <text:p>-0.442538228896218</text:p>
          </table:table-cell>
          <table:table-cell office:value-type="float" office:value="-0.432661287694065" calcext:value-type="float">
            <text:p>-0.432661287694065</text:p>
          </table:table-cell>
          <table:table-cell office:value-type="float" office:value="-0.41116929108193" calcext:value-type="float">
            <text:p>-0.41116929108193</text:p>
          </table:table-cell>
          <table:table-cell office:value-type="float" office:value="-0.410564606770393" calcext:value-type="float">
            <text:p>-0.410564606770393</text:p>
          </table:table-cell>
          <table:table-cell office:value-type="float" office:value="-0.419699192130218" calcext:value-type="float">
            <text:p>-0.419699192130218</text:p>
          </table:table-cell>
          <table:table-cell office:value-type="float" office:value="-0.480986638769728" calcext:value-type="float">
            <text:p>-0.480986638769728</text:p>
          </table:table-cell>
          <table:table-cell office:value-type="float" office:value="-0.459827057395799" calcext:value-type="float">
            <text:p>-0.459827057395799</text:p>
          </table:table-cell>
          <table:table-cell office:value-type="float" office:value="-0.447748460575464" calcext:value-type="float">
            <text:p>-0.447748460575464</text:p>
          </table:table-cell>
          <table:table-cell office:value-type="float" office:value="-0.437380826761561" calcext:value-type="float">
            <text:p>-0.437380826761561</text:p>
          </table:table-cell>
          <table:table-cell office:value-type="float" office:value="-0.390847436279947" calcext:value-type="float">
            <text:p>-0.390847436279947</text:p>
          </table:table-cell>
          <table:table-cell office:value-type="float" office:value="-0.398749843405548" calcext:value-type="float">
            <text:p>-0.398749843405548</text:p>
          </table:table-cell>
          <table:table-cell office:value-type="float" office:value="-0.418532711982589" calcext:value-type="float">
            <text:p>-0.418532711982589</text:p>
          </table:table-cell>
          <table:table-cell office:value-type="float" office:value="-0.432729268911747" calcext:value-type="float">
            <text:p>-0.432729268911747</text:p>
          </table:table-cell>
          <table:table-cell office:value-type="float" office:value="-0.440247534091793" calcext:value-type="float">
            <text:p>-0.440247534091793</text:p>
          </table:table-cell>
          <table:table-cell office:value-type="float" office:value="-0.441426622253038" calcext:value-type="float">
            <text:p>-0.441426622253038</text:p>
          </table:table-cell>
          <table:table-cell office:value-type="float" office:value="-0.442804513965566" calcext:value-type="float">
            <text:p>-0.442804513965566</text:p>
          </table:table-cell>
          <table:table-cell office:value-type="float" office:value="-0.440828782285631" calcext:value-type="float">
            <text:p>-0.440828782285631</text:p>
          </table:table-cell>
          <table:table-cell office:value-type="float" office:value="-0.439388252171024" calcext:value-type="float">
            <text:p>-0.439388252171024</text:p>
          </table:table-cell>
          <table:table-cell office:value-type="float" office:value="-0.431788484789265" calcext:value-type="float">
            <text:p>-0.431788484789265</text:p>
          </table:table-cell>
          <table:table-cell office:value-type="float" office:value="-0.423878910740419" calcext:value-type="float">
            <text:p>-0.423878910740419</text:p>
          </table:table-cell>
          <table:table-cell office:value-type="float" office:value="-0.406808500036569" calcext:value-type="float">
            <text:p>-0.406808500036569</text:p>
          </table:table-cell>
          <table:table-cell office:value-type="float" office:value="-0.408189003940229" calcext:value-type="float">
            <text:p>-0.408189003940229</text:p>
          </table:table-cell>
          <table:table-cell office:value-type="float" office:value="-0.408477464083649" calcext:value-type="float">
            <text:p>-0.408477464083649</text:p>
          </table:table-cell>
          <table:table-cell office:value-type="float" office:value="-0.41114920772196" calcext:value-type="float">
            <text:p>-0.41114920772196</text:p>
          </table:table-cell>
          <table:table-cell office:value-type="float" office:value="-0.409323619754498" calcext:value-type="float">
            <text:p>-0.409323619754498</text:p>
          </table:table-cell>
          <table:table-cell office:value-type="float" office:value="-0.407060259435409" calcext:value-type="float">
            <text:p>-0.407060259435409</text:p>
          </table:table-cell>
          <table:table-cell office:value-type="float" office:value="-0.409207822197388" calcext:value-type="float">
            <text:p>-0.409207822197388</text:p>
          </table:table-cell>
          <table:table-cell office:value-type="float" office:value="-0.408744136838568" calcext:value-type="float">
            <text:p>-0.408744136838568</text:p>
          </table:table-cell>
          <table:table-cell office:value-type="float" office:value="-0.407005655532047" calcext:value-type="float">
            <text:p>-0.407005655532047</text:p>
          </table:table-cell>
          <table:table-cell office:value-type="float" office:value="-0.407194718661437" calcext:value-type="float">
            <text:p>-0.407194718661437</text:p>
          </table:table-cell>
          <table:table-cell office:value-type="float" office:value="-0.406907722595173" calcext:value-type="float">
            <text:p>-0.406907722595173</text:p>
          </table:table-cell>
          <table:table-cell office:value-type="float" office:value="-0.406364343061742" calcext:value-type="float">
            <text:p>-0.406364343061742</text:p>
          </table:table-cell>
          <table:table-cell office:value-type="float" office:value="-0.407565465268503" calcext:value-type="float">
            <text:p>-0.407565465268503</text:p>
          </table:table-cell>
          <table:table-cell office:value-type="float" office:value="-0.407400232365329" calcext:value-type="float">
            <text:p>-0.407400232365329</text:p>
          </table:table-cell>
          <table:table-cell office:value-type="float" office:value="-0.40711369619642" calcext:value-type="float">
            <text:p>-0.40711369619642</text:p>
          </table:table-cell>
          <table:table-cell office:value-type="float" office:value="-0.406472326280372" calcext:value-type="float">
            <text:p>-0.406472326280372</text:p>
          </table:table-cell>
          <table:table-cell office:value-type="float" office:value="-0.406951294063342" calcext:value-type="float">
            <text:p>-0.406951294063342</text:p>
          </table:table-cell>
          <table:table-cell office:value-type="float" office:value="-0.407001215295015" calcext:value-type="float">
            <text:p>-0.407001215295015</text:p>
          </table:table-cell>
          <table:table-cell office:value-type="float" office:value="-0.407721141093821" calcext:value-type="float">
            <text:p>-0.407721141093821</text:p>
          </table:table-cell>
          <table:table-cell office:value-type="float" office:value="-0.407147163940799" calcext:value-type="float">
            <text:p>-0.407147163940799</text:p>
          </table:table-cell>
          <table:table-cell office:value-type="float" office:value="-0.406896603093253" calcext:value-type="float">
            <text:p>-0.406896603093253</text:p>
          </table:table-cell>
          <table:table-cell office:value-type="float" office:value="-0.407434850130747" calcext:value-type="float">
            <text:p>-0.407434850130747</text:p>
          </table:table-cell>
          <table:table-cell office:value-type="float" office:value="-0.407582702533108" calcext:value-type="float">
            <text:p>-0.407582702533108</text:p>
          </table:table-cell>
          <table:table-cell office:value-type="float" office:value="-0.407144636740687" calcext:value-type="float">
            <text:p>-0.407144636740687</text:p>
          </table:table-cell>
          <table:table-cell office:value-type="float" office:value="-0.406492191210841" calcext:value-type="float">
            <text:p>-0.406492191210841</text:p>
          </table:table-cell>
          <table:table-cell office:value-type="float" office:value="-0.406566945796657" calcext:value-type="float">
            <text:p>-0.406566945796657</text:p>
          </table:table-cell>
          <table:table-cell office:value-type="float" office:value="-0.40636777193149" calcext:value-type="float">
            <text:p>-0.40636777193149</text:p>
          </table:table-cell>
          <table:table-cell office:value-type="float" office:value="-0.407477878901921" calcext:value-type="float">
            <text:p>-0.407477878901921</text:p>
          </table:table-cell>
          <table:table-cell office:value-type="float" office:value="-0.406855756144221" calcext:value-type="float">
            <text:p>-0.406855756144221</text:p>
          </table:table-cell>
          <table:table-cell office:value-type="float" office:value="-0.406613287316096" calcext:value-type="float">
            <text:p>-0.406613287316096</text:p>
          </table:table-cell>
          <table:table-cell office:value-type="float" office:value="-0.407053062078276" calcext:value-type="float">
            <text:p>-0.407053062078276</text:p>
          </table:table-cell>
          <table:table-cell office:value-type="float" office:value="-0.407133120460522" calcext:value-type="float">
            <text:p>-0.407133120460522</text:p>
          </table:table-cell>
          <table:table-cell office:value-type="float" office:value="-0.406708360911063" calcext:value-type="float">
            <text:p>-0.406708360911063</text:p>
          </table:table-cell>
          <table:table-cell office:value-type="float" office:value="-0.406625119665345" calcext:value-type="float">
            <text:p>-0.406625119665345</text:p>
          </table:table-cell>
          <table:table-cell office:value-type="float" office:value="-0.406959427508749" calcext:value-type="float">
            <text:p>-0.406959427508749</text:p>
          </table:table-cell>
          <table:table-cell office:value-type="float" office:value="-0.407239643821194" calcext:value-type="float">
            <text:p>-0.407239643821194</text:p>
          </table:table-cell>
          <table:table-cell office:value-type="float" office:value="-0.407848549375439" calcext:value-type="float">
            <text:p>-0.407848549375439</text:p>
          </table:table-cell>
          <table:table-cell office:value-type="float" office:value="-0.407325970025495" calcext:value-type="float">
            <text:p>-0.407325970025495</text:p>
          </table:table-cell>
          <table:table-cell office:value-type="float" office:value="-0.407528468755641" calcext:value-type="float">
            <text:p>-0.407528468755641</text:p>
          </table:table-cell>
          <table:table-cell office:value-type="float" office:value="-0.407139700450908" calcext:value-type="float">
            <text:p>-0.407139700450908</text:p>
          </table:table-cell>
          <table:table-cell office:value-type="float" office:value="-0.407887267751718" calcext:value-type="float">
            <text:p>-0.407887267751718</text:p>
          </table:table-cell>
          <table:table-cell office:value-type="float" office:value="-0.407287360915335" calcext:value-type="float">
            <text:p>-0.407287360915335</text:p>
          </table:table-cell>
          <table:table-cell office:value-type="float" office:value="-0.407925335853149" calcext:value-type="float">
            <text:p>-0.407925335853149</text:p>
          </table:table-cell>
          <table:table-cell office:value-type="float" office:value="-0.407731556222212" calcext:value-type="float">
            <text:p>-0.407731556222212</text:p>
          </table:table-cell>
          <table:table-cell office:value-type="float" office:value="-0.407062888159158" calcext:value-type="float">
            <text:p>-0.407062888159158</text:p>
          </table:table-cell>
          <table:table-cell office:value-type="float" office:value="-0.407199223883112" calcext:value-type="float">
            <text:p>-0.407199223883112</text:p>
          </table:table-cell>
          <table:table-cell office:value-type="float" office:value="-0.406964609196977" calcext:value-type="float">
            <text:p>-0.406964609196977</text:p>
          </table:table-cell>
          <table:table-cell office:value-type="float" office:value="-0.407737409590385" calcext:value-type="float">
            <text:p>-0.407737409590385</text:p>
          </table:table-cell>
          <table:table-cell office:value-type="float" office:value="-0.408136004829388" calcext:value-type="float">
            <text:p>-0.408136004829388</text:p>
          </table:table-cell>
          <table:table-cell office:value-type="float" office:value="-0.407553149261963" calcext:value-type="float">
            <text:p>-0.407553149261963</text:p>
          </table:table-cell>
          <table:table-cell office:value-type="float" office:value="-0.409324495186458" calcext:value-type="float">
            <text:p>-0.409324495186458</text:p>
          </table:table-cell>
          <table:table-cell office:value-type="float" office:value="-0.407616499610886" calcext:value-type="float">
            <text:p>-0.407616499610886</text:p>
          </table:table-cell>
          <table:table-cell office:value-type="float" office:value="-0.408024215337627" calcext:value-type="float">
            <text:p>-0.408024215337627</text:p>
          </table:table-cell>
          <table:table-cell office:value-type="float" office:value="-0.407688844272365" calcext:value-type="float">
            <text:p>-0.407688844272365</text:p>
          </table:table-cell>
          <table:table-cell office:value-type="float" office:value="-0.40795827581226" calcext:value-type="float">
            <text:p>-0.40795827581226</text:p>
          </table:table-cell>
          <table:table-cell office:value-type="float" office:value="-0.408282426121354" calcext:value-type="float">
            <text:p>-0.408282426121354</text:p>
          </table:table-cell>
          <table:table-cell office:value-type="float" office:value="-0.407566407882624" calcext:value-type="float">
            <text:p>-0.407566407882624</text:p>
          </table:table-cell>
          <table:table-cell office:value-type="float" office:value="-0.408038081338071" calcext:value-type="float">
            <text:p>-0.408038081338071</text:p>
          </table:table-cell>
          <table:table-cell office:value-type="float" office:value="-0.407446685079588" calcext:value-type="float">
            <text:p>-0.407446685079588</text:p>
          </table:table-cell>
          <table:table-cell office:value-type="float" office:value="-0.407238297229362" calcext:value-type="float">
            <text:p>-0.407238297229362</text:p>
          </table:table-cell>
          <table:table-cell office:value-type="float" office:value="-0.407495198049495" calcext:value-type="float">
            <text:p>-0.407495198049495</text:p>
          </table:table-cell>
          <table:table-cell office:value-type="float" office:value="-0.407423297778274" calcext:value-type="float">
            <text:p>-0.407423297778274</text:p>
          </table:table-cell>
          <table:table-cell office:value-type="float" office:value="-0.407543570219508" calcext:value-type="float">
            <text:p>-0.407543570219508</text:p>
          </table:table-cell>
          <table:table-cell office:value-type="float" office:value="-0.407239123973704" calcext:value-type="float">
            <text:p>-0.407239123973704</text:p>
          </table:table-cell>
          <table:table-cell office:value-type="float" office:value="-0.407425891213065" calcext:value-type="float">
            <text:p>-0.407425891213065</text:p>
          </table:table-cell>
          <table:table-cell office:value-type="float" office:value="-0.407312843591982" calcext:value-type="float">
            <text:p>-0.407312843591982</text:p>
          </table:table-cell>
          <table:table-cell office:value-type="float" office:value="-0.407931849439438" calcext:value-type="float">
            <text:p>-0.407931849439438</text:p>
          </table:table-cell>
          <table:table-cell office:value-type="float" office:value="-0.407393614272372" calcext:value-type="float">
            <text:p>-0.407393614272372</text:p>
          </table:table-cell>
          <table:table-cell office:value-type="float" office:value="-0.407672049023148" calcext:value-type="float">
            <text:p>-0.407672049023148</text:p>
          </table:table-cell>
          <table:table-cell office:value-type="float" office:value="-0.407831389393203" calcext:value-type="float">
            <text:p>-0.407831389393203</text:p>
          </table:table-cell>
          <table:table-cell office:value-type="float" office:value="-0.408018935986745" calcext:value-type="float">
            <text:p>-0.408018935986745</text:p>
          </table:table-cell>
          <table:table-cell office:value-type="float" office:value="-0.407593371949825" calcext:value-type="float">
            <text:p>-0.407593371949825</text:p>
          </table:table-cell>
          <table:table-cell office:value-type="float" office:value="-0.407157032307625" calcext:value-type="float">
            <text:p>-0.407157032307625</text:p>
          </table:table-cell>
          <table:table-cell office:value-type="float" office:value="-0.407357741449492" calcext:value-type="float">
            <text:p>-0.407357741449492</text:p>
          </table:table-cell>
          <table:table-cell office:value-type="float" office:value="-0.40760373970202" calcext:value-type="float">
            <text:p>-0.40760373970202</text:p>
          </table:table-cell>
          <table:table-cell office:value-type="float" office:value="-0.407324579040948" calcext:value-type="float">
            <text:p>-0.407324579040948</text:p>
          </table:table-cell>
          <table:table-cell office:value-type="float" office:value="-0.406918493447259" calcext:value-type="float">
            <text:p>-0.406918493447259</text:p>
          </table:table-cell>
          <table:table-cell office:value-type="float" office:value="-0.407571516720199" calcext:value-type="float">
            <text:p>-0.407571516720199</text:p>
          </table:table-cell>
          <table:table-cell office:value-type="float" office:value="-0.407385348815705" calcext:value-type="float">
            <text:p>-0.407385348815705</text:p>
          </table:table-cell>
          <table:table-cell office:value-type="float" office:value="-0.407281053972501" calcext:value-type="float">
            <text:p>-0.407281053972501</text:p>
          </table:table-cell>
          <table:table-cell office:value-type="float" office:value="-0.407356354289004" calcext:value-type="float">
            <text:p>-0.407356354289004</text:p>
          </table:table-cell>
          <table:table-cell office:value-type="float" office:value="-0.406895904250491" calcext:value-type="float">
            <text:p>-0.406895904250491</text:p>
          </table:table-cell>
          <table:table-cell office:value-type="float" office:value="-0.407505668320731" calcext:value-type="float">
            <text:p>-0.407505668320731</text:p>
          </table:table-cell>
          <table:table-cell office:value-type="float" office:value="-0.407217274868606" calcext:value-type="float">
            <text:p>-0.407217274868606</text:p>
          </table:table-cell>
          <table:table-cell office:value-type="float" office:value="-0.407364375642429" calcext:value-type="float">
            <text:p>-0.407364375642429</text:p>
          </table:table-cell>
          <table:table-cell office:value-type="float" office:value="-0.407264446789266" calcext:value-type="float">
            <text:p>-0.407264446789266</text:p>
          </table:table-cell>
          <table:table-cell office:value-type="float" office:value="-0.407385919038171" calcext:value-type="float">
            <text:p>-0.407385919038171</text:p>
          </table:table-cell>
          <table:table-cell office:value-type="float" office:value="-0.407579745093764" calcext:value-type="float">
            <text:p>-0.407579745093764</text:p>
          </table:table-cell>
          <table:table-cell office:value-type="float" office:value="-0.407121105159193" calcext:value-type="float">
            <text:p>-0.407121105159193</text:p>
          </table:table-cell>
          <table:table-cell office:value-type="float" office:value="-0.40754291289765" calcext:value-type="float">
            <text:p>-0.40754291289765</text:p>
          </table:table-cell>
          <table:table-cell office:value-type="float" office:value="-0.40680278260379" calcext:value-type="float">
            <text:p>-0.40680278260379</text:p>
          </table:table-cell>
          <table:table-cell office:value-type="float" office:value="-0.407512092966931" calcext:value-type="float">
            <text:p>-0.407512092966931</text:p>
          </table:table-cell>
          <table:table-cell office:value-type="float" office:value="-0.40790144103229" calcext:value-type="float">
            <text:p>-0.40790144103229</text:p>
          </table:table-cell>
          <table:table-cell office:value-type="float" office:value="-0.407564052176108" calcext:value-type="float">
            <text:p>-0.407564052176108</text:p>
          </table:table-cell>
          <table:table-cell office:value-type="float" office:value="-0.407290923786327" calcext:value-type="float">
            <text:p>-0.407290923786327</text:p>
          </table:table-cell>
          <table:table-cell office:value-type="float" office:value="-0.407532308183153" calcext:value-type="float">
            <text:p>-0.407532308183153</text:p>
          </table:table-cell>
          <table:table-cell office:value-type="float" office:value="-0.407697908185208" calcext:value-type="float">
            <text:p>-0.407697908185208</text:p>
          </table:table-cell>
          <table:table-cell office:value-type="float" office:value="-0.407186193952924" calcext:value-type="float">
            <text:p>-0.407186193952924</text:p>
          </table:table-cell>
          <table:table-cell office:value-type="float" office:value="-0.407545040960201" calcext:value-type="float">
            <text:p>-0.407545040960201</text:p>
          </table:table-cell>
          <table:table-cell office:value-type="float" office:value="-0.407048661699665" calcext:value-type="float">
            <text:p>-0.407048661699665</text:p>
          </table:table-cell>
          <table:table-cell office:value-type="float" office:value="-0.407412388467079" calcext:value-type="float">
            <text:p>-0.407412388467079</text:p>
          </table:table-cell>
          <table:table-cell office:value-type="float" office:value="-0.407357773199709" calcext:value-type="float">
            <text:p>-0.407357773199709</text:p>
          </table:table-cell>
          <table:table-cell office:value-type="float" office:value="-0.407483157510797" calcext:value-type="float">
            <text:p>-0.407483157510797</text:p>
          </table:table-cell>
          <table:table-cell office:value-type="float" office:value="-0.407512754736886" calcext:value-type="float">
            <text:p>-0.407512754736886</text:p>
          </table:table-cell>
          <table:table-cell office:value-type="float" office:value="-0.407356419783395" calcext:value-type="float">
            <text:p>-0.407356419783395</text:p>
          </table:table-cell>
          <table:table-cell office:value-type="float" office:value="-0.407659570988464" calcext:value-type="float">
            <text:p>-0.407659570988464</text:p>
          </table:table-cell>
          <table:table-cell office:value-type="float" office:value="-0.407771122054284" calcext:value-type="float">
            <text:p>-0.407771122054284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349617611311581" calcext:value-type="float">
            <text:p>3.49617611311581E-06</text:p>
          </table:table-cell>
          <table:table-cell office:value-type="float" office:value="-0.0000128697834662628" calcext:value-type="float">
            <text:p>-1.28697834662628E-05</text:p>
          </table:table-cell>
          <table:table-cell office:value-type="float" office:value="0.00000422324260940243" calcext:value-type="float">
            <text:p>4.22324260940243E-06</text:p>
          </table:table-cell>
          <table:table-cell office:value-type="float" office:value="0.0000149305251688214" calcext:value-type="float">
            <text:p>1.49305251688214E-05</text:p>
          </table:table-cell>
          <table:table-cell office:value-type="float" office:value="-0.00000997287980181172" calcext:value-type="float">
            <text:p>-9.97287980181172E-06</text:p>
          </table:table-cell>
          <table:table-cell office:value-type="float" office:value="-0.00000134574955917843" calcext:value-type="float">
            <text:p>-1.34574955917843E-06</text:p>
          </table:table-cell>
          <table:table-cell office:value-type="float" office:value="-0.000000230617729857219" calcext:value-type="float">
            <text:p>-2.30617729857219E-07</text:p>
          </table:table-cell>
          <table:table-cell office:value-type="float" office:value="0.00000515692333702411" calcext:value-type="float">
            <text:p>5.15692333702411E-06</text:p>
          </table:table-cell>
          <table:table-cell office:value-type="float" office:value="0.0000039164104713163" calcext:value-type="float">
            <text:p>3.9164104713163E-06</text:p>
          </table:table-cell>
          <table:table-cell office:value-type="float" office:value="-0.00000501278434283936" calcext:value-type="float">
            <text:p>-5.01278434283936E-06</text:p>
          </table:table-cell>
          <table:table-cell office:value-type="float" office:value="0.00000529381059455325" calcext:value-type="float">
            <text:p>5.29381059455325E-06</text:p>
          </table:table-cell>
          <table:table-cell office:value-type="float" office:value="-0.0000191456974575899" calcext:value-type="float">
            <text:p>-1.91456974575899E-05</text:p>
          </table:table-cell>
          <table:table-cell office:value-type="float" office:value="0.00000943851791074257" calcext:value-type="float">
            <text:p>9.43851791074257E-06</text:p>
          </table:table-cell>
          <table:table-cell office:value-type="float" office:value="0.000000413143699196095" calcext:value-type="float">
            <text:p>4.13143699196095E-07</text:p>
          </table:table-cell>
          <table:table-cell office:value-type="float" office:value="-0.000000294283752644287" calcext:value-type="float">
            <text:p>-2.94283752644287E-07</text:p>
          </table:table-cell>
          <table:table-cell office:value-type="float" office:value="-0.0000250159053351018" calcext:value-type="float">
            <text:p>-2.50159053351018E-05</text:p>
          </table:table-cell>
          <table:table-cell office:value-type="float" office:value="0.0000200423574117647" calcext:value-type="float">
            <text:p>2.00423574117647E-05</text:p>
          </table:table-cell>
          <table:table-cell office:value-type="float" office:value="-0.0000252805631161812" calcext:value-type="float">
            <text:p>-2.52805631161812E-05</text:p>
          </table:table-cell>
          <table:table-cell office:value-type="float" office:value="0.0000325487038048133" calcext:value-type="float">
            <text:p>3.25487038048133E-05</text:p>
          </table:table-cell>
          <table:table-cell office:value-type="float" office:value="-0.00000496177083741944" calcext:value-type="float">
            <text:p>-4.96177083741944E-06</text:p>
          </table:table-cell>
          <table:table-cell office:value-type="float" office:value="0.00000430967322750941" calcext:value-type="float">
            <text:p>4.30967322750941E-06</text:p>
          </table:table-cell>
          <table:table-cell office:value-type="float" office:value="-0.00000810209752821756" calcext:value-type="float">
            <text:p>-8.10209752821756E-06</text:p>
          </table:table-cell>
          <table:table-cell office:value-type="float" office:value="0.00000753332115832617" calcext:value-type="float">
            <text:p>7.53332115832617E-06</text:p>
          </table:table-cell>
          <table:table-cell office:value-type="float" office:value="0.00000902515954454008" calcext:value-type="float">
            <text:p>9.02515954454008E-06</text:p>
          </table:table-cell>
          <table:table-cell office:value-type="float" office:value="-0.0000229907338728519" calcext:value-type="float">
            <text:p>-2.29907338728519E-05</text:p>
          </table:table-cell>
          <table:table-cell office:value-type="float" office:value="0.00000395553916354707" calcext:value-type="float">
            <text:p>3.95553916354707E-06</text:p>
          </table:table-cell>
          <table:table-cell office:value-type="float" office:value="0.0000133675168798586" calcext:value-type="float">
            <text:p>1.33675168798586E-05</text:p>
          </table:table-cell>
          <table:table-cell office:value-type="float" office:value="0.00000474616621592983" calcext:value-type="float">
            <text:p>4.74616621592983E-06</text:p>
          </table:table-cell>
          <table:table-cell office:value-type="float" office:value="0.0000045331770368584" calcext:value-type="float">
            <text:p>4.5331770368584E-06</text:p>
          </table:table-cell>
          <table:table-cell office:value-type="float" office:value="-0.0000153750628882343" calcext:value-type="float">
            <text:p>-1.53750628882343E-05</text:p>
          </table:table-cell>
          <table:table-cell office:value-type="float" office:value="0.00000842844005805032" calcext:value-type="float">
            <text:p>8.42844005805032E-06</text:p>
          </table:table-cell>
          <table:table-cell office:value-type="float" office:value="-0.0000158811286731231" calcext:value-type="float">
            <text:p>-1.58811286731231E-05</text:p>
          </table:table-cell>
          <table:table-cell office:value-type="float" office:value="-0.000022086231614149" calcext:value-type="float">
            <text:p>-2.2086231614149E-05</text:p>
          </table:table-cell>
          <table:table-cell office:value-type="float" office:value="0.00000442386682786289" calcext:value-type="float">
            <text:p>4.42386682786289E-06</text:p>
          </table:table-cell>
          <table:table-cell office:value-type="float" office:value="0.0000177696648880343" calcext:value-type="float">
            <text:p>1.77696648880343E-05</text:p>
          </table:table-cell>
          <table:table-cell office:value-type="float" office:value="0.0000324846314789795" calcext:value-type="float">
            <text:p>3.24846314789795E-05</text:p>
          </table:table-cell>
          <table:table-cell office:value-type="float" office:value="-0.0000352880031246894" calcext:value-type="float">
            <text:p>-3.52880031246894E-05</text:p>
          </table:table-cell>
          <table:table-cell office:value-type="float" office:value="0.0000484480533397558" calcext:value-type="float">
            <text:p>4.84480533397558E-05</text:p>
          </table:table-cell>
          <table:table-cell office:value-type="float" office:value="-0.0000122222846362652" calcext:value-type="float">
            <text:p>-1.22222846362652E-05</text:p>
          </table:table-cell>
          <table:table-cell office:value-type="float" office:value="0.0000119615098679304" calcext:value-type="float">
            <text:p>1.19615098679304E-05</text:p>
          </table:table-cell>
          <table:table-cell office:value-type="float" office:value="0.00000922329153446588" calcext:value-type="float">
            <text:p>9.22329153446588E-06</text:p>
          </table:table-cell>
          <table:table-cell office:value-type="float" office:value="0.0000203831006448385" calcext:value-type="float">
            <text:p>2.03831006448385E-05</text:p>
          </table:table-cell>
          <table:table-cell office:value-type="float" office:value="-0.0000997654397293379" calcext:value-type="float">
            <text:p>-9.97654397293379E-05</text:p>
          </table:table-cell>
          <table:table-cell office:value-type="float" office:value="-0.000428634687791973" calcext:value-type="float">
            <text:p>-0.000428634687792</text:p>
          </table:table-cell>
          <table:table-cell office:value-type="float" office:value="-0.0000293790622098999" calcext:value-type="float">
            <text:p>-2.93790622098999E-05</text:p>
          </table:table-cell>
          <table:table-cell office:value-type="float" office:value="-0.00015507209900012" calcext:value-type="float">
            <text:p>-0.000155072099</text:p>
          </table:table-cell>
          <table:table-cell office:value-type="float" office:value="0.000245286032206027" calcext:value-type="float">
            <text:p>0.000245286032206</text:p>
          </table:table-cell>
          <table:table-cell office:value-type="float" office:value="0.000594778080776404" calcext:value-type="float">
            <text:p>0.000594778080776</text:p>
          </table:table-cell>
          <table:table-cell office:value-type="float" office:value="0.000932669587222323" calcext:value-type="float">
            <text:p>0.000932669587222</text:p>
          </table:table-cell>
          <table:table-cell office:value-type="float" office:value="0.00103216702004227" calcext:value-type="float">
            <text:p>0.001032167020042</text:p>
          </table:table-cell>
          <table:table-cell office:value-type="float" office:value="0.000827936484854352" calcext:value-type="float">
            <text:p>0.000827936484854</text:p>
          </table:table-cell>
          <table:table-cell office:value-type="float" office:value="0.000174587924330505" calcext:value-type="float">
            <text:p>0.000174587924331</text:p>
          </table:table-cell>
          <table:table-cell office:value-type="float" office:value="-0.00146214886552315" calcext:value-type="float">
            <text:p>-0.001462148865523</text:p>
          </table:table-cell>
          <table:table-cell office:value-type="float" office:value="-0.000648742170178018" calcext:value-type="float">
            <text:p>-0.000648742170178</text:p>
          </table:table-cell>
          <table:table-cell office:value-type="float" office:value="-0.000673797137677734" calcext:value-type="float">
            <text:p>-0.000673797137678</text:p>
          </table:table-cell>
          <table:table-cell office:value-type="float" office:value="0.00107960127349099" calcext:value-type="float">
            <text:p>0.001079601273491</text:p>
          </table:table-cell>
          <table:table-cell office:value-type="float" office:value="0.00902579401868209" calcext:value-type="float">
            <text:p>0.009025794018682</text:p>
          </table:table-cell>
          <table:table-cell office:value-type="float" office:value="0.00692173949627972" calcext:value-type="float">
            <text:p>0.00692173949628</text:p>
          </table:table-cell>
          <table:table-cell office:value-type="float" office:value="0.00530577168585134" calcext:value-type="float">
            <text:p>0.005305771685851</text:p>
          </table:table-cell>
          <table:table-cell office:value-type="float" office:value="0.00342483045798242" calcext:value-type="float">
            <text:p>0.003424830457982</text:p>
          </table:table-cell>
          <table:table-cell office:value-type="float" office:value="0.00430449245676534" calcext:value-type="float">
            <text:p>0.004304492456765</text:p>
          </table:table-cell>
          <table:table-cell office:value-type="float" office:value="0.00996432084498261" calcext:value-type="float">
            <text:p>0.009964320844983</text:p>
          </table:table-cell>
          <table:table-cell office:value-type="float" office:value="0.0021032187607205" calcext:value-type="float">
            <text:p>0.002103218760721</text:p>
          </table:table-cell>
          <table:table-cell office:value-type="float" office:value="0.000047030278924276" calcext:value-type="float">
            <text:p>4.7030278924276E-05</text:p>
          </table:table-cell>
          <table:table-cell office:value-type="float" office:value="-0.0011246118925744" calcext:value-type="float">
            <text:p>-0.001124611892574</text:p>
          </table:table-cell>
          <table:table-cell office:value-type="float" office:value="-0.00260101622641251" calcext:value-type="float">
            <text:p>-0.002601016226413</text:p>
          </table:table-cell>
          <table:table-cell office:value-type="float" office:value="-0.00360609058667399" calcext:value-type="float">
            <text:p>-0.003606090586674</text:p>
          </table:table-cell>
          <table:table-cell office:value-type="float" office:value="-0.00400494229631759" calcext:value-type="float">
            <text:p>-0.004004942296318</text:p>
          </table:table-cell>
          <table:table-cell office:value-type="float" office:value="-0.0052347607651082" calcext:value-type="float">
            <text:p>-0.005234760765108</text:p>
          </table:table-cell>
          <table:table-cell office:value-type="float" office:value="-0.00909464358014056" calcext:value-type="float">
            <text:p>-0.009094643580141</text:p>
          </table:table-cell>
          <table:table-cell office:value-type="float" office:value="-0.0036204115526024" calcext:value-type="float">
            <text:p>-0.003620411552602</text:p>
          </table:table-cell>
          <table:table-cell office:value-type="float" office:value="-0.00560929589178366" calcext:value-type="float">
            <text:p>-0.005609295891784</text:p>
          </table:table-cell>
          <table:table-cell office:value-type="float" office:value="-0.00463399799381747" calcext:value-type="float">
            <text:p>-0.004633997993817</text:p>
          </table:table-cell>
          <table:table-cell office:value-type="float" office:value="-0.00390561447667387" calcext:value-type="float">
            <text:p>-0.003905614476674</text:p>
          </table:table-cell>
          <table:table-cell office:value-type="float" office:value="-0.00217277431535845" calcext:value-type="float">
            <text:p>-0.002172774315358</text:p>
          </table:table-cell>
          <table:table-cell office:value-type="float" office:value="0.00095867213187395" calcext:value-type="float">
            <text:p>0.000958672131874</text:p>
          </table:table-cell>
          <table:table-cell office:value-type="float" office:value="0.0292806398980194" calcext:value-type="float">
            <text:p>0.029280639898019</text:p>
          </table:table-cell>
          <table:table-cell office:value-type="float" office:value="0.00781097591985885" calcext:value-type="float">
            <text:p>0.007810975919859</text:p>
          </table:table-cell>
          <table:table-cell office:value-type="float" office:value="0.00220926446625563" calcext:value-type="float">
            <text:p>0.002209264466256</text:p>
          </table:table-cell>
          <table:table-cell office:value-type="float" office:value="-0.0500916338638829" calcext:value-type="float">
            <text:p>-0.050091633863883</text:p>
          </table:table-cell>
          <table:table-cell office:value-type="float" office:value="0.0270697432281295" calcext:value-type="float">
            <text:p>0.02706974322813</text:p>
          </table:table-cell>
          <table:table-cell office:value-type="float" office:value="0.00063112911155061" calcext:value-type="float">
            <text:p>0.000631129111551</text:p>
          </table:table-cell>
          <table:table-cell office:value-type="float" office:value="-0.00214097002233515" calcext:value-type="float">
            <text:p>-0.002140970022335</text:p>
          </table:table-cell>
          <table:table-cell office:value-type="float" office:value="-0.00200611918456456" calcext:value-type="float">
            <text:p>-0.002006119184565</text:p>
          </table:table-cell>
          <table:table-cell office:value-type="float" office:value="-0.00343197480551344" calcext:value-type="float">
            <text:p>-0.003431974805513</text:p>
          </table:table-cell>
          <table:table-cell office:value-type="float" office:value="-0.00201143183402797" calcext:value-type="float">
            <text:p>-0.002011431834028</text:p>
          </table:table-cell>
          <table:table-cell office:value-type="float" office:value="-0.00479795275358913" calcext:value-type="float">
            <text:p>-0.004797952753589</text:p>
          </table:table-cell>
          <table:table-cell office:value-type="float" office:value="0.0204665470788217" calcext:value-type="float">
            <text:p>0.020466547078822</text:p>
          </table:table-cell>
          <table:table-cell office:value-type="float" office:value="0.00318748351787129" calcext:value-type="float">
            <text:p>0.003187483517871</text:p>
          </table:table-cell>
          <table:table-cell office:value-type="float" office:value="0.00518372584147919" calcext:value-type="float">
            <text:p>0.005183725841479</text:p>
          </table:table-cell>
          <table:table-cell office:value-type="float" office:value="0.00479634711887633" calcext:value-type="float">
            <text:p>0.004796347118876</text:p>
          </table:table-cell>
          <table:table-cell office:value-type="float" office:value="0.00156670552126925" calcext:value-type="float">
            <text:p>0.001566705521269</text:p>
          </table:table-cell>
          <table:table-cell office:value-type="float" office:value="-0.0011921901701028" calcext:value-type="float">
            <text:p>-0.001192190170103</text:p>
          </table:table-cell>
          <table:table-cell office:value-type="float" office:value="-0.00296115372966327" calcext:value-type="float">
            <text:p>-0.002961153729663</text:p>
          </table:table-cell>
          <table:table-cell office:value-type="float" office:value="-0.0236260267814119" calcext:value-type="float">
            <text:p>-0.023626026781412</text:p>
          </table:table-cell>
          <table:table-cell office:value-type="float" office:value="-0.000178469710052032" calcext:value-type="float">
            <text:p>-0.000178469710052</text:p>
          </table:table-cell>
          <table:table-cell office:value-type="float" office:value="0.00206913927202379" calcext:value-type="float">
            <text:p>0.002069139272024</text:p>
          </table:table-cell>
          <table:table-cell office:value-type="float" office:value="0.000472312742785308" calcext:value-type="float">
            <text:p>0.000472312742785</text:p>
          </table:table-cell>
          <table:table-cell office:value-type="float" office:value="-0.000702967653036624" calcext:value-type="float">
            <text:p>-0.000702967653037</text:p>
          </table:table-cell>
          <table:table-cell office:value-type="float" office:value="-0.00157977747056509" calcext:value-type="float">
            <text:p>-0.001579777470565</text:p>
          </table:table-cell>
          <table:table-cell office:value-type="float" office:value="-0.00224094593855489" calcext:value-type="float">
            <text:p>-0.002240945938555</text:p>
          </table:table-cell>
          <table:table-cell office:value-type="float" office:value="-0.00228699185976555" calcext:value-type="float">
            <text:p>-0.002286991859766</text:p>
          </table:table-cell>
          <table:table-cell office:value-type="float" office:value="-0.00206602103797265" calcext:value-type="float">
            <text:p>-0.002066021037973</text:p>
          </table:table-cell>
          <table:table-cell office:value-type="float" office:value="-0.00221709047696078" calcext:value-type="float">
            <text:p>-0.002217090476961</text:p>
          </table:table-cell>
          <table:table-cell office:value-type="float" office:value="-0.00122336932813011" calcext:value-type="float">
            <text:p>-0.00122336932813</text:p>
          </table:table-cell>
          <table:table-cell office:value-type="float" office:value="-0.0014238500097995" calcext:value-type="float">
            <text:p>-0.0014238500098</text:p>
          </table:table-cell>
          <table:table-cell office:value-type="float" office:value="0.029456974512668" calcext:value-type="float">
            <text:p>0.029456974512668</text:p>
          </table:table-cell>
          <table:table-cell office:value-type="float" office:value="0.00982372953214028" calcext:value-type="float">
            <text:p>0.00982372953214</text:p>
          </table:table-cell>
          <table:table-cell office:value-type="float" office:value="0.002535666255502" calcext:value-type="float">
            <text:p>0.002535666255502</text:p>
          </table:table-cell>
          <table:table-cell office:value-type="float" office:value="-0.0000567241372552707" calcext:value-type="float">
            <text:p>-5.67241372552707E-05</text:p>
          </table:table-cell>
          <table:table-cell office:value-type="float" office:value="-0.00662506575163224" calcext:value-type="float">
            <text:p>-0.006625065751632</text:p>
          </table:table-cell>
          <table:table-cell office:value-type="float" office:value="-0.0439893666984569" calcext:value-type="float">
            <text:p>-0.043989366698457</text:p>
          </table:table-cell>
          <table:table-cell office:value-type="float" office:value="-0.00138875381882364" calcext:value-type="float">
            <text:p>-0.001388753818824</text:p>
          </table:table-cell>
          <table:table-cell office:value-type="float" office:value="0.0232612754571266" calcext:value-type="float">
            <text:p>0.023261275457127</text:p>
          </table:table-cell>
          <table:table-cell office:value-type="float" office:value="0.00484841707883033" calcext:value-type="float">
            <text:p>0.00484841707883</text:p>
          </table:table-cell>
          <table:table-cell office:value-type="float" office:value="0.00264588981042108" calcext:value-type="float">
            <text:p>0.002645889810421</text:p>
          </table:table-cell>
          <table:table-cell office:value-type="float" office:value="0.000924299509849402" calcext:value-type="float">
            <text:p>0.000924299509849</text:p>
          </table:table-cell>
          <table:table-cell office:value-type="float" office:value="0.000307198033768108" calcext:value-type="float">
            <text:p>0.000307198033768</text:p>
          </table:table-cell>
          <table:table-cell office:value-type="float" office:value="-0.000703068718961641" calcext:value-type="float">
            <text:p>-0.000703068718962</text:p>
          </table:table-cell>
          <table:table-cell office:value-type="float" office:value="-0.00126924009188489" calcext:value-type="float">
            <text:p>-0.001269240091885</text:p>
          </table:table-cell>
          <table:table-cell office:value-type="float" office:value="-0.00125167581731667" calcext:value-type="float">
            <text:p>-0.001251675817317</text:p>
          </table:table-cell>
          <table:table-cell office:value-type="float" office:value="-0.000537399827357676" calcext:value-type="float">
            <text:p>-0.000537399827358</text:p>
          </table:table-cell>
          <table:table-cell office:value-type="float" office:value="-0.000180068371079312" calcext:value-type="float">
            <text:p>-0.000180068371079</text:p>
          </table:table-cell>
          <table:table-cell office:value-type="float" office:value="-0.000864726714746578" calcext:value-type="float">
            <text:p>-0.000864726714747</text:p>
          </table:table-cell>
          <table:table-cell office:value-type="float" office:value="-0.000593674693872059" calcext:value-type="float">
            <text:p>-0.000593674693872</text:p>
          </table:table-cell>
          <table:table-cell office:value-type="float" office:value="-0.00416825137237342" calcext:value-type="float">
            <text:p>-0.004168251372373</text:p>
          </table:table-cell>
          <table:table-cell office:value-type="float" office:value="-0.00312010173796096" calcext:value-type="float">
            <text:p>-0.003120101737961</text:p>
          </table:table-cell>
          <table:table-cell office:value-type="float" office:value="0.0197491728456311" calcext:value-type="float">
            <text:p>0.019749172845631</text:p>
          </table:table-cell>
          <table:table-cell office:value-type="float" office:value="0.0037983003292093" calcext:value-type="float">
            <text:p>0.003798300329209</text:p>
          </table:table-cell>
          <table:table-cell office:value-type="float" office:value="-0.0000419746907408536" calcext:value-type="float">
            <text:p>-4.19746907408536E-05</text:p>
          </table:table-cell>
          <table:table-cell office:value-type="float" office:value="-0.00166128032228519" calcext:value-type="float">
            <text:p>-0.001661280322285</text:p>
          </table:table-cell>
          <table:table-cell office:value-type="float" office:value="0.00697850987271842" calcext:value-type="float">
            <text:p>0.006978509872718</text:p>
          </table:table-cell>
          <table:table-cell office:value-type="float" office:value="0.0053394654487926" calcext:value-type="float">
            <text:p>0.005339465448793</text:p>
          </table:table-cell>
          <table:table-cell office:value-type="float" office:value="0.00315735150928342" calcext:value-type="float">
            <text:p>0.003157351509283</text:p>
          </table:table-cell>
          <table:table-cell office:value-type="float" office:value="0.00123057254302988" calcext:value-type="float">
            <text:p>0.00123057254303</text:p>
          </table:table-cell>
          <table:table-cell office:value-type="float" office:value="0.00024204313048154" calcext:value-type="float">
            <text:p>0.000242043130482</text:p>
          </table:table-cell>
          <table:table-cell office:value-type="float" office:value="-0.00418955915991437" calcext:value-type="float">
            <text:p>-0.004189559159914</text:p>
          </table:table-cell>
          <table:table-cell office:value-type="float" office:value="-0.00157895100759553" calcext:value-type="float">
            <text:p>-0.001578951007596</text:p>
          </table:table-cell>
          <table:table-cell office:value-type="float" office:value="-0.000980998181473514" calcext:value-type="float">
            <text:p>-0.000980998181474</text:p>
          </table:table-cell>
          <table:table-cell office:value-type="float" office:value="-0.000426913735406487" calcext:value-type="float">
            <text:p>-0.000426913735406</text:p>
          </table:table-cell>
          <table:table-cell office:value-type="float" office:value="-0.0149143414089474" calcext:value-type="float">
            <text:p>-0.014914341408947</text:p>
          </table:table-cell>
          <table:table-cell office:value-type="float" office:value="-0.00125312913285269" calcext:value-type="float">
            <text:p>-0.001253129132853</text:p>
          </table:table-cell>
          <table:table-cell office:value-type="float" office:value="0.00255625608950422" calcext:value-type="float">
            <text:p>0.002556256089504</text:p>
          </table:table-cell>
          <table:table-cell office:value-type="float" office:value="-0.00681073543970845" calcext:value-type="float">
            <text:p>-0.006810735439708</text:p>
          </table:table-cell>
          <table:table-cell office:value-type="float" office:value="0.00147755953055329" calcext:value-type="float">
            <text:p>0.001477559530553</text:p>
          </table:table-cell>
          <table:table-cell office:value-type="float" office:value="-0.00208655788162121" calcext:value-type="float">
            <text:p>-0.002086557881621</text:p>
          </table:table-cell>
          <table:table-cell office:value-type="float" office:value="-0.00516432784277926" calcext:value-type="float">
            <text:p>-0.005164327842779</text:p>
          </table:table-cell>
          <table:table-cell office:value-type="float" office:value="-0.00222862268448709" calcext:value-type="float">
            <text:p>-0.002228622684487</text:p>
          </table:table-cell>
          <table:table-cell office:value-type="float" office:value="-0.00160426796722474" calcext:value-type="float">
            <text:p>-0.001604267967225</text:p>
          </table:table-cell>
          <table:table-cell office:value-type="float" office:value="-0.00168206822434691" calcext:value-type="float">
            <text:p>-0.001682068224347</text:p>
          </table:table-cell>
          <table:table-cell office:value-type="float" office:value="-0.00169251275115079" calcext:value-type="float">
            <text:p>-0.001692512751151</text:p>
          </table:table-cell>
          <table:table-cell office:value-type="float" office:value="-0.00125085466260572" calcext:value-type="float">
            <text:p>-0.001250854662606</text:p>
          </table:table-cell>
          <table:table-cell office:value-type="float" office:value="-0.000575121527808031" calcext:value-type="float">
            <text:p>-0.000575121527808</text:p>
          </table:table-cell>
          <table:table-cell office:value-type="float" office:value="0.0339348138073736" calcext:value-type="float">
            <text:p>0.033934813807374</text:p>
          </table:table-cell>
          <table:table-cell office:value-type="float" office:value="0.00689100839926338" calcext:value-type="float">
            <text:p>0.006891008399263</text:p>
          </table:table-cell>
          <table:table-cell office:value-type="float" office:value="0.00223762179986886" calcext:value-type="float">
            <text:p>0.002237621799869</text:p>
          </table:table-cell>
          <table:table-cell office:value-type="float" office:value="-0.000105377379001181" calcext:value-type="float">
            <text:p>-0.000105377379001</text:p>
          </table:table-cell>
          <table:table-cell office:value-type="float" office:value="-0.0431489070174604" calcext:value-type="float">
            <text:p>-0.04314890701746</text:p>
          </table:table-cell>
          <table:table-cell office:value-type="float" office:value="-0.00412232564421472" calcext:value-type="float">
            <text:p>-0.004122325644215</text:p>
          </table:table-cell>
          <table:table-cell office:value-type="float" office:value="0.0167441154509683" calcext:value-type="float">
            <text:p>0.016744115450968</text:p>
          </table:table-cell>
          <table:table-cell office:value-type="float" office:value="0.00273132513978114" calcext:value-type="float">
            <text:p>0.002731325139781</text:p>
          </table:table-cell>
          <table:table-cell office:value-type="float" office:value="0.000586746302243868" calcext:value-type="float">
            <text:p>0.000586746302244</text:p>
          </table:table-cell>
          <table:table-cell office:value-type="float" office:value="-0.000420917969348345" calcext:value-type="float">
            <text:p>-0.000420917969348</text:p>
          </table:table-cell>
          <table:table-cell office:value-type="float" office:value="-0.000954010199755218" calcext:value-type="float">
            <text:p>-0.000954010199755</text:p>
          </table:table-cell>
          <table:table-cell office:value-type="float" office:value="-0.00144888089129019" calcext:value-type="float">
            <text:p>-0.00144888089129</text:p>
          </table:table-cell>
          <table:table-cell office:value-type="float" office:value="-0.000613702270851501" calcext:value-type="float">
            <text:p>-0.000613702270852</text:p>
          </table:table-cell>
          <table:table-cell office:value-type="float" office:value="-0.000298246208095876" calcext:value-type="float">
            <text:p>-0.000298246208096</text:p>
          </table:table-cell>
          <table:table-cell office:value-type="float" office:value="-0.00152500382593707" calcext:value-type="float">
            <text:p>-0.001525003825937</text:p>
          </table:table-cell>
          <table:table-cell office:value-type="float" office:value="-0.00407735175185542" calcext:value-type="float">
            <text:p>-0.004077351751855</text:p>
          </table:table-cell>
          <table:table-cell office:value-type="float" office:value="0.000467575172447221" calcext:value-type="float">
            <text:p>0.000467575172447</text:p>
          </table:table-cell>
          <table:table-cell office:value-type="float" office:value="0.0180931192806256" calcext:value-type="float">
            <text:p>0.018093119280626</text:p>
          </table:table-cell>
          <table:table-cell office:value-type="float" office:value="-0.00104327090599798" calcext:value-type="float">
            <text:p>-0.001043270905998</text:p>
          </table:table-cell>
          <table:table-cell office:value-type="float" office:value="-0.000268235727268196" calcext:value-type="float">
            <text:p>-0.000268235727268</text:p>
          </table:table-cell>
          <table:table-cell office:value-type="float" office:value="0.00972367439370692" calcext:value-type="float">
            <text:p>0.009723674393707</text:p>
          </table:table-cell>
          <table:table-cell office:value-type="float" office:value="0.00447689273686647" calcext:value-type="float">
            <text:p>0.004476892736866</text:p>
          </table:table-cell>
          <table:table-cell office:value-type="float" office:value="-0.00188422002507088" calcext:value-type="float">
            <text:p>-0.001884220025071</text:p>
          </table:table-cell>
          <table:table-cell office:value-type="float" office:value="-0.00742806383948497" calcext:value-type="float">
            <text:p>-0.007428063839485</text:p>
          </table:table-cell>
          <table:table-cell office:value-type="float" office:value="-0.015518062941276" calcext:value-type="float">
            <text:p>-0.015518062941276</text:p>
          </table:table-cell>
          <table:table-cell office:value-type="float" office:value="-0.00286100550807011" calcext:value-type="float">
            <text:p>-0.00286100550807</text:p>
          </table:table-cell>
          <table:table-cell office:value-type="float" office:value="-0.00510264188696108" calcext:value-type="float">
            <text:p>-0.005102641886961</text:p>
          </table:table-cell>
          <table:table-cell office:value-type="float" office:value="-0.00503761857635937" calcext:value-type="float">
            <text:p>-0.005037618576359</text:p>
          </table:table-cell>
          <table:table-cell office:value-type="float" office:value="-0.00302191038737881" calcext:value-type="float">
            <text:p>-0.003021910387379</text:p>
          </table:table-cell>
          <table:table-cell office:value-type="float" office:value="-0.000602331374401188" calcext:value-type="float">
            <text:p>-0.000602331374401</text:p>
          </table:table-cell>
          <table:table-cell office:value-type="float" office:value="0.0273306514182789" calcext:value-type="float">
            <text:p>0.027330651418279</text:p>
          </table:table-cell>
          <table:table-cell office:value-type="float" office:value="0.00470544181235022" calcext:value-type="float">
            <text:p>0.00470544181235</text:p>
          </table:table-cell>
          <table:table-cell office:value-type="float" office:value="0.0034215943219843" calcext:value-type="float">
            <text:p>0.003421594321984</text:p>
          </table:table-cell>
          <table:table-cell office:value-type="float" office:value="0.00452608263810006" calcext:value-type="float">
            <text:p>0.0045260826381</text:p>
          </table:table-cell>
          <table:table-cell office:value-type="float" office:value="-0.000625882602745764" calcext:value-type="float">
            <text:p>-0.000625882602746</text:p>
          </table:table-cell>
          <table:table-cell office:value-type="float" office:value="-0.0463467113564203" calcext:value-type="float">
            <text:p>-0.04634671135642</text:p>
          </table:table-cell>
          <table:table-cell office:value-type="float" office:value="-0.000607179839963168" calcext:value-type="float">
            <text:p>-0.000607179839963</text:p>
          </table:table-cell>
          <table:table-cell office:value-type="float" office:value="-0.000217942543398131" calcext:value-type="float">
            <text:p>-0.000217942543398</text:p>
          </table:table-cell>
          <table:table-cell office:value-type="float" office:value="0.0243424617601092" calcext:value-type="float">
            <text:p>0.024342461760109</text:p>
          </table:table-cell>
          <table:table-cell office:value-type="float" office:value="0.00174829874309479" calcext:value-type="float">
            <text:p>0.001748298743095</text:p>
          </table:table-cell>
          <table:table-cell office:value-type="float" office:value="-0.00119690494761332" calcext:value-type="float">
            <text:p>-0.001196904947613</text:p>
          </table:table-cell>
          <table:table-cell office:value-type="float" office:value="-0.00130906867099323" calcext:value-type="float">
            <text:p>-0.001309068670993</text:p>
          </table:table-cell>
          <table:table-cell office:value-type="float" office:value="-0.00169719886922476" calcext:value-type="float">
            <text:p>-0.001697198869225</text:p>
          </table:table-cell>
          <table:table-cell office:value-type="float" office:value="-0.0014645093446779" calcext:value-type="float">
            <text:p>-0.001464509344678</text:p>
          </table:table-cell>
          <table:table-cell office:value-type="float" office:value="-0.00150669971580014" calcext:value-type="float">
            <text:p>-0.0015066997158</text:p>
          </table:table-cell>
          <table:table-cell office:value-type="float" office:value="-0.003363325187003" calcext:value-type="float">
            <text:p>-0.003363325187003</text:p>
          </table:table-cell>
          <table:table-cell office:value-type="float" office:value="-0.00378250254241602" calcext:value-type="float">
            <text:p>-0.003782502542416</text:p>
          </table:table-cell>
          <table:table-cell office:value-type="float" office:value="0.00200821825547387" calcext:value-type="float">
            <text:p>0.002008218255474</text:p>
          </table:table-cell>
          <table:table-cell office:value-type="float" office:value="0.0238471005893257" calcext:value-type="float">
            <text:p>0.023847100589326</text:p>
          </table:table-cell>
          <table:table-cell office:value-type="float" office:value="-0.000715980556782792" calcext:value-type="float">
            <text:p>-0.000715980556783</text:p>
          </table:table-cell>
          <table:table-cell office:value-type="float" office:value="-0.00200567434095006" calcext:value-type="float">
            <text:p>-0.00200567434095</text:p>
          </table:table-cell>
          <table:table-cell office:value-type="float" office:value="0.01040657833918" calcext:value-type="float">
            <text:p>0.01040657833918</text:p>
          </table:table-cell>
          <table:table-cell office:value-type="float" office:value="0.00338951713865504" calcext:value-type="float">
            <text:p>0.003389517138655</text:p>
          </table:table-cell>
          <table:table-cell office:value-type="float" office:value="0.000795098179947718" calcext:value-type="float">
            <text:p>0.000795098179948</text:p>
          </table:table-cell>
          <table:table-cell office:value-type="float" office:value="-0.00411119009668493" calcext:value-type="float">
            <text:p>-0.004111190096685</text:p>
          </table:table-cell>
          <table:table-cell office:value-type="float" office:value="-0.00489395193350795" calcext:value-type="float">
            <text:p>-0.004893951933508</text:p>
          </table:table-cell>
          <table:table-cell office:value-type="float" office:value="-0.00332619990252803" calcext:value-type="float">
            <text:p>-0.003326199902528</text:p>
          </table:table-cell>
          <table:table-cell office:value-type="float" office:value="-0.00921449385680945" calcext:value-type="float">
            <text:p>-0.009214493856809</text:p>
          </table:table-cell>
          <table:table-cell office:value-type="float" office:value="-0.00800643631227282" calcext:value-type="float">
            <text:p>-0.008006436312273</text:p>
          </table:table-cell>
          <table:table-cell office:value-type="float" office:value="-0.000433593537864152" calcext:value-type="float">
            <text:p>-0.000433593537864</text:p>
          </table:table-cell>
          <table:table-cell office:value-type="float" office:value="-0.00155163817249854" calcext:value-type="float">
            <text:p>-0.001551638172499</text:p>
          </table:table-cell>
          <table:table-cell office:value-type="float" office:value="-0.00177659689363491" calcext:value-type="float">
            <text:p>-0.001776596893635</text:p>
          </table:table-cell>
          <table:table-cell office:value-type="float" office:value="-0.00205872778756272" calcext:value-type="float">
            <text:p>-0.002058727787563</text:p>
          </table:table-cell>
          <table:table-cell office:value-type="float" office:value="-0.00263466010366958" calcext:value-type="float">
            <text:p>-0.00263466010367</text:p>
          </table:table-cell>
          <table:table-cell office:value-type="float" office:value="-0.00187645511841222" calcext:value-type="float">
            <text:p>-0.001876455118412</text:p>
          </table:table-cell>
          <table:table-cell office:value-type="float" office:value="-0.00205071790915057" calcext:value-type="float">
            <text:p>-0.002050717909151</text:p>
          </table:table-cell>
          <table:table-cell office:value-type="float" office:value="-0.0012877296399787" calcext:value-type="float">
            <text:p>-0.001287729639979</text:p>
          </table:table-cell>
          <table:table-cell office:value-type="float" office:value="-0.00042740810355224" calcext:value-type="float">
            <text:p>-0.000427408103552</text:p>
          </table:table-cell>
          <table:table-cell office:value-type="float" office:value="0.000635256606118073" calcext:value-type="float">
            <text:p>0.000635256606118</text:p>
          </table:table-cell>
          <table:table-cell office:value-type="float" office:value="0.025894746492841" calcext:value-type="float">
            <text:p>0.025894746492841</text:p>
          </table:table-cell>
          <table:table-cell office:value-type="float" office:value="0.00441282241690394" calcext:value-type="float">
            <text:p>0.004412822416904</text:p>
          </table:table-cell>
          <table:table-cell office:value-type="float" office:value="0.007696890641262" calcext:value-type="float">
            <text:p>0.007696890641262</text:p>
          </table:table-cell>
          <table:table-cell office:value-type="float" office:value="0.00210903982325839" calcext:value-type="float">
            <text:p>0.002109039823258</text:p>
          </table:table-cell>
          <table:table-cell office:value-type="float" office:value="0.00104959375084313" calcext:value-type="float">
            <text:p>0.001049593750843</text:p>
          </table:table-cell>
          <table:table-cell office:value-type="float" office:value="-0.00100132220392879" calcext:value-type="float">
            <text:p>-0.001001322203929</text:p>
          </table:table-cell>
          <table:table-cell office:value-type="float" office:value="-0.0403560368121342" calcext:value-type="float">
            <text:p>-0.040356036812134</text:p>
          </table:table-cell>
          <table:table-cell office:value-type="float" office:value="-0.00229880321896619" calcext:value-type="float">
            <text:p>-0.002298803218966</text:p>
          </table:table-cell>
          <table:table-cell office:value-type="float" office:value="-0.00225924592480303" calcext:value-type="float">
            <text:p>-0.002259245924803</text:p>
          </table:table-cell>
          <table:table-cell office:value-type="float" office:value="-0.00170915008132999" calcext:value-type="float">
            <text:p>-0.00170915008133</text:p>
          </table:table-cell>
          <table:table-cell office:value-type="float" office:value="0.0040723223472619" calcext:value-type="float">
            <text:p>0.004072322347262</text:p>
          </table:table-cell>
          <table:table-cell office:value-type="float" office:value="0.0187214109194234" calcext:value-type="float">
            <text:p>0.018721410919423</text:p>
          </table:table-cell>
          <table:table-cell office:value-type="float" office:value="0.00143900057866364" calcext:value-type="float">
            <text:p>0.001439000578664</text:p>
          </table:table-cell>
          <table:table-cell office:value-type="float" office:value="-0.000838830920467326" calcext:value-type="float">
            <text:p>-0.000838830920467</text:p>
          </table:table-cell>
          <table:table-cell office:value-type="float" office:value="-0.00208191741335018" calcext:value-type="float">
            <text:p>-0.00208191741335</text:p>
          </table:table-cell>
          <table:table-cell office:value-type="float" office:value="-0.00125992030006755" calcext:value-type="float">
            <text:p>-0.001259920300068</text:p>
          </table:table-cell>
          <table:table-cell office:value-type="float" office:value="-0.00158226724187915" calcext:value-type="float">
            <text:p>-0.001582267241879</text:p>
          </table:table-cell>
          <table:table-cell office:value-type="float" office:value="-0.00416118668710275" calcext:value-type="float">
            <text:p>-0.004161186687103</text:p>
          </table:table-cell>
          <table:table-cell office:value-type="float" office:value="0.00174758111040241" calcext:value-type="float">
            <text:p>0.001747581110402</text:p>
          </table:table-cell>
          <table:table-cell office:value-type="float" office:value="0.00597912368923204" calcext:value-type="float">
            <text:p>0.005979123689232</text:p>
          </table:table-cell>
          <table:table-cell office:value-type="float" office:value="0.00769497839208461" calcext:value-type="float">
            <text:p>0.007694978392085</text:p>
          </table:table-cell>
          <table:table-cell office:value-type="float" office:value="0.0148183224163109" calcext:value-type="float">
            <text:p>0.014818322416311</text:p>
          </table:table-cell>
          <table:table-cell office:value-type="float" office:value="0.00688743871033931" calcext:value-type="float">
            <text:p>0.006887438710339</text:p>
          </table:table-cell>
          <table:table-cell office:value-type="float" office:value="0.000336162036850884" calcext:value-type="float">
            <text:p>0.000336162036851</text:p>
          </table:table-cell>
          <table:table-cell office:value-type="float" office:value="-0.00415650761381592" calcext:value-type="float">
            <text:p>-0.004156507613816</text:p>
          </table:table-cell>
          <table:table-cell office:value-type="float" office:value="-0.00274497403837326" calcext:value-type="float">
            <text:p>-0.002744974038373</text:p>
          </table:table-cell>
          <table:table-cell office:value-type="float" office:value="-0.00113054571549309" calcext:value-type="float">
            <text:p>-0.001130545715493</text:p>
          </table:table-cell>
          <table:table-cell office:value-type="float" office:value="-0.0175239372971333" calcext:value-type="float">
            <text:p>-0.017523937297133</text:p>
          </table:table-cell>
          <table:table-cell office:value-type="float" office:value="-0.00938423683228668" calcext:value-type="float">
            <text:p>-0.009384236832287</text:p>
          </table:table-cell>
          <table:table-cell office:value-type="float" office:value="0.00140065035924192" calcext:value-type="float">
            <text:p>0.001400650359242</text:p>
          </table:table-cell>
          <table:table-cell office:value-type="float" office:value="-0.00361295629704705" calcext:value-type="float">
            <text:p>-0.003612956297047</text:p>
          </table:table-cell>
          <table:table-cell office:value-type="float" office:value="-0.00234791842201931" calcext:value-type="float">
            <text:p>-0.002347918422019</text:p>
          </table:table-cell>
          <table:table-cell office:value-type="float" office:value="-0.00374707182161987" calcext:value-type="float">
            <text:p>-0.00374707182162</text:p>
          </table:table-cell>
          <table:table-cell office:value-type="float" office:value="-0.00298221618996081" calcext:value-type="float">
            <text:p>-0.002982216189961</text:p>
          </table:table-cell>
          <table:table-cell office:value-type="float" office:value="-0.000771899502990336" calcext:value-type="float">
            <text:p>-0.00077189950299</text:p>
          </table:table-cell>
          <table:table-cell office:value-type="float" office:value="-0.000934861379944918" calcext:value-type="float">
            <text:p>-0.000934861379945</text:p>
          </table:table-cell>
          <table:table-cell office:value-type="float" office:value="0.0384638699490122" calcext:value-type="float">
            <text:p>0.038463869949012</text:p>
          </table:table-cell>
          <table:table-cell office:value-type="float" office:value="0.00609481011343799" calcext:value-type="float">
            <text:p>0.006094810113438</text:p>
          </table:table-cell>
          <table:table-cell office:value-type="float" office:value="-0.000629980603073677" calcext:value-type="float">
            <text:p>-0.000629980603074</text:p>
          </table:table-cell>
          <table:table-cell office:value-type="float" office:value="-0.0101907503017475" calcext:value-type="float">
            <text:p>-0.010190750301748</text:p>
          </table:table-cell>
          <table:table-cell office:value-type="float" office:value="-0.0286988475077587" calcext:value-type="float">
            <text:p>-0.028698847507759</text:p>
          </table:table-cell>
          <table:table-cell office:value-type="float" office:value="-0.00575368864857018" calcext:value-type="float">
            <text:p>-0.00575368864857</text:p>
          </table:table-cell>
          <table:table-cell office:value-type="float" office:value="0.019408434546081" calcext:value-type="float">
            <text:p>0.019408434546081</text:p>
          </table:table-cell>
          <table:table-cell office:value-type="float" office:value="0.00241720891199104" calcext:value-type="float">
            <text:p>0.002417208911991</text:p>
          </table:table-cell>
          <table:table-cell office:value-type="float" office:value="-0.00172180589171478" calcext:value-type="float">
            <text:p>-0.001721805891715</text:p>
          </table:table-cell>
          <table:table-cell office:value-type="float" office:value="-0.000971468357061689" calcext:value-type="float">
            <text:p>-0.000971468357062</text:p>
          </table:table-cell>
          <table:table-cell office:value-type="float" office:value="-0.000600925729864643" calcext:value-type="float">
            <text:p>-0.000600925729865</text:p>
          </table:table-cell>
          <table:table-cell office:value-type="float" office:value="-0.000294981850911813" calcext:value-type="float">
            <text:p>-0.000294981850912</text:p>
          </table:table-cell>
          <table:table-cell office:value-type="float" office:value="-0.000136527024544419" calcext:value-type="float">
            <text:p>-0.000136527024544</text:p>
          </table:table-cell>
          <table:table-cell office:value-type="float" office:value="-0.000913300987963772" calcext:value-type="float">
            <text:p>-0.000913300987964</text:p>
          </table:table-cell>
          <table:table-cell office:value-type="float" office:value="-0.0020190382046586" calcext:value-type="float">
            <text:p>-0.002019038204659</text:p>
          </table:table-cell>
          <table:table-cell office:value-type="float" office:value="-0.00513526459581098" calcext:value-type="float">
            <text:p>-0.005135264595811</text:p>
          </table:table-cell>
          <table:table-cell office:value-type="float" office:value="-0.000471107994027553" calcext:value-type="float">
            <text:p>-0.000471107994028</text:p>
          </table:table-cell>
          <table:table-cell office:value-type="float" office:value="-0.00013178574067968" calcext:value-type="float">
            <text:p>-0.00013178574068</text:p>
          </table:table-cell>
          <table:table-cell office:value-type="float" office:value="0.00240970737869278" calcext:value-type="float">
            <text:p>0.002409707378693</text:p>
          </table:table-cell>
          <table:table-cell office:value-type="float" office:value="-0.00138796854378592" calcext:value-type="float">
            <text:p>-0.001387968543786</text:p>
          </table:table-cell>
          <table:table-cell office:value-type="float" office:value="-0.000332077428579103" calcext:value-type="float">
            <text:p>-0.000332077428579</text:p>
          </table:table-cell>
          <table:table-cell office:value-type="float" office:value="0.000605870987529955" calcext:value-type="float">
            <text:p>0.00060587098753</text:p>
          </table:table-cell>
          <table:table-cell office:value-type="float" office:value="-0.0000160334066470758" calcext:value-type="float">
            <text:p>-1.60334066470758E-05</text:p>
          </table:table-cell>
          <table:table-cell office:value-type="float" office:value="-0.000156975742054088" calcext:value-type="float">
            <text:p>-0.000156975742054</text:p>
          </table:table-cell>
          <table:table-cell office:value-type="float" office:value="0.0000773899537070966" calcext:value-type="float">
            <text:p>7.73899537070966E-05</text:p>
          </table:table-cell>
          <table:table-cell office:value-type="float" office:value="-0.0000343363776849626" calcext:value-type="float">
            <text:p>-3.43363776849626E-05</text:p>
          </table:table-cell>
          <table:table-cell office:value-type="float" office:value="-0.0000566487353930723" calcext:value-type="float">
            <text:p>-5.66487353930723E-05</text:p>
          </table:table-cell>
          <table:table-cell office:value-type="float" office:value="-0.000045854421552527" calcext:value-type="float">
            <text:p>-4.5854421552527E-05</text:p>
          </table:table-cell>
          <table:table-cell office:value-type="float" office:value="0.000016804087471789" calcext:value-type="float">
            <text:p>1.6804087471789E-05</text:p>
          </table:table-cell>
          <table:table-cell office:value-type="float" office:value="-0.00000404239628681857" calcext:value-type="float">
            <text:p>-4.04239628681857E-06</text:p>
          </table:table-cell>
          <table:table-cell office:value-type="float" office:value="0.0000111878418928568" calcext:value-type="float">
            <text:p>1.11878418928568E-05</text:p>
          </table:table-cell>
          <table:table-cell office:value-type="float" office:value="-0.0000226163803652701" calcext:value-type="float">
            <text:p>-2.26163803652701E-05</text:p>
          </table:table-cell>
          <table:table-cell office:value-type="float" office:value="0.000012256994827653" calcext:value-type="float">
            <text:p>1.2256994827653E-05</text:p>
          </table:table-cell>
          <table:table-cell office:value-type="float" office:value="-0.000000050748022506486" calcext:value-type="float">
            <text:p>-5.0748022506486E-08</text:p>
          </table:table-cell>
          <table:table-cell office:value-type="float" office:value="-0.0000642161482060644" calcext:value-type="float">
            <text:p>-6.42161482060644E-05</text:p>
          </table:table-cell>
          <table:table-cell office:value-type="float" office:value="0.0000618986642951236" calcext:value-type="float">
            <text:p>6.18986642951236E-05</text:p>
          </table:table-cell>
          <table:table-cell office:value-type="float" office:value="0.00000819189336886961" calcext:value-type="float">
            <text:p>8.19189336886961E-06</text:p>
          </table:table-cell>
          <table:table-cell office:value-type="float" office:value="0.00000374223615023928" calcext:value-type="float">
            <text:p>3.74223615023928E-06</text:p>
          </table:table-cell>
          <table:table-cell office:value-type="float" office:value="0.0000290787209986099" calcext:value-type="float">
            <text:p>2.90787209986099E-05</text:p>
          </table:table-cell>
          <table:table-cell office:value-type="float" office:value="0.00000986327376284457" calcext:value-type="float">
            <text:p>9.86327376284457E-06</text:p>
          </table:table-cell>
          <table:table-cell office:value-type="float" office:value="-0.000111013514175917" calcext:value-type="float">
            <text:p>-0.000111013514176</text:p>
          </table:table-cell>
          <table:table-cell office:value-type="float" office:value="0.000110950956276001" calcext:value-type="float">
            <text:p>0.000110950956276</text:p>
          </table:table-cell>
          <table:table-cell office:value-type="float" office:value="0.00000914436571775035" calcext:value-type="float">
            <text:p>9.14436571775035E-06</text:p>
          </table:table-cell>
          <table:table-cell office:value-type="float" office:value="-0.0000915335723058464" calcext:value-type="float">
            <text:p>-9.15335723058464E-05</text:p>
          </table:table-cell>
          <table:table-cell office:value-type="float" office:value="0.000100926498566356" calcext:value-type="float">
            <text:p>0.000100926498566</text:p>
          </table:table-cell>
          <table:table-cell office:value-type="float" office:value="-0.0000185687116207034" calcext:value-type="float">
            <text:p>-1.85687116207034E-05</text:p>
          </table:table-cell>
          <table:table-cell office:value-type="float" office:value="0.0000102953795789174" calcext:value-type="float">
            <text:p>1.02953795789174E-05</text:p>
          </table:table-cell>
          <table:table-cell office:value-type="float" office:value="-0.0000106032595322825" calcext:value-type="float">
            <text:p>-1.06032595322825E-05</text:p>
          </table:table-cell>
          <table:table-cell office:value-type="float" office:value="-0.0000816987563636018" calcext:value-type="float">
            <text:p>-8.16987563636018E-05</text:p>
          </table:table-cell>
          <table:table-cell office:value-type="float" office:value="0.000116149843312763" calcext:value-type="float">
            <text:p>0.000116149843313</text:p>
          </table:table-cell>
          <table:table-cell office:value-type="float" office:value="-0.000017575030411332" calcext:value-type="float">
            <text:p>-1.7575030411332E-05</text:p>
          </table:table-cell>
          <table:table-cell office:value-type="float" office:value="-0.0000735020937225883" calcext:value-type="float">
            <text:p>-7.35020937225883E-05</text:p>
          </table:table-cell>
          <table:table-cell office:value-type="float" office:value="0.0000793205925223583" calcext:value-type="float">
            <text:p>7.93205925223583E-05</text:p>
          </table:table-cell>
          <table:table-cell office:value-type="float" office:value="0.0000101066121675486" calcext:value-type="float">
            <text:p>1.01066121675486E-05</text:p>
          </table:table-cell>
          <table:table-cell office:value-type="float" office:value="-0.00000700851339369146" calcext:value-type="float">
            <text:p>-7.00851339369146E-06</text:p>
          </table:table-cell>
          <table:table-cell office:value-type="float" office:value="0.0000151443884331415" calcext:value-type="float">
            <text:p>1.51443884331415E-05</text:p>
          </table:table-cell>
          <table:table-cell office:value-type="float" office:value="-0.0000124742129203881" calcext:value-type="float">
            <text:p>-1.24742129203881E-05</text:p>
          </table:table-cell>
          <table:table-cell office:value-type="float" office:value="-0.0000052045096879394" calcext:value-type="float">
            <text:p>-5.2045096879394E-06</text:p>
          </table:table-cell>
          <table:table-cell office:value-type="float" office:value="-0.0000197302165031998" calcext:value-type="float">
            <text:p>-1.97302165031998E-05</text:p>
          </table:table-cell>
          <table:table-cell office:value-type="float" office:value="-0.00000656458666203896" calcext:value-type="float">
            <text:p>-6.56458666203896E-06</text:p>
          </table:table-cell>
          <table:table-cell office:value-type="float" office:value="-0.000000958371001114067" calcext:value-type="float">
            <text:p>-9.58371001114067E-07</text:p>
          </table:table-cell>
          <table:table-cell office:value-type="float" office:value="0.0000120703413717949" calcext:value-type="float">
            <text:p>1.20703413717949E-05</text:p>
          </table:table-cell>
          <table:table-cell office:value-type="float" office:value="0.0000109234106496214" calcext:value-type="float">
            <text:p>1.09234106496214E-05</text:p>
          </table:table-cell>
          <table:table-cell office:value-type="float" office:value="-0.0000966499385682273" calcext:value-type="float">
            <text:p>-9.66499385682273E-05</text:p>
          </table:table-cell>
          <table:table-cell office:value-type="float" office:value="0.0000739334158820215" calcext:value-type="float">
            <text:p>7.39334158820215E-05</text:p>
          </table:table-cell>
          <table:table-cell office:value-type="float" office:value="-0.0000263764134393329" calcext:value-type="float">
            <text:p>-2.63764134393329E-05</text:p>
          </table:table-cell>
          <table:table-cell office:value-type="float" office:value="0.0000611757678822822" calcext:value-type="float">
            <text:p>6.11757678822822E-05</text:p>
          </table:table-cell>
          <table:table-cell office:value-type="float" office:value="-0.00000919565482371265" calcext:value-type="float">
            <text:p>-9.19565482371265E-06</text:p>
          </table:table-cell>
          <table:table-cell office:value-type="float" office:value="-0.0000919204131033524" calcext:value-type="float">
            <text:p>-9.19204131033524E-05</text:p>
          </table:table-cell>
          <table:table-cell office:value-type="float" office:value="0.00008552193893413" calcext:value-type="float">
            <text:p>8.552193893413E-05</text:p>
          </table:table-cell>
          <table:table-cell office:value-type="float" office:value="-0.00000370287647022405" calcext:value-type="float">
            <text:p>-3.70287647022405E-06</text:p>
          </table:table-cell>
          <table:table-cell office:value-type="float" office:value="0.00000218044316063759" calcext:value-type="float">
            <text:p>2.18044316063759E-06</text:p>
          </table:table-cell>
          <table:table-cell office:value-type="float" office:value="0.000000185148125109169" calcext:value-type="float">
            <text:p>1.85148125109169E-07</text:p>
          </table:table-cell>
          <table:table-cell office:value-type="float" office:value="-0.00000862981871541102" calcext:value-type="float">
            <text:p>-8.62981871541102E-06</text:p>
          </table:table-cell>
          <table:table-cell office:value-type="float" office:value="0.0000207653123258655" calcext:value-type="float">
            <text:p>2.07653123258655E-05</text:p>
          </table:table-cell>
          <table:table-cell office:value-type="float" office:value="-0.0000136133443934261" calcext:value-type="float">
            <text:p>-1.36133443934261E-05</text:p>
          </table:table-cell>
          <table:table-cell office:value-type="float" office:value="-0.00000462683776797368" calcext:value-type="float">
            <text:p>-4.62683776797368E-06</text:p>
          </table:table-cell>
          <table:table-cell office:value-type="float" office:value="0.0000142021559247363" calcext:value-type="float">
            <text:p>1.42021559247363E-05</text:p>
          </table:table-cell>
          <table:table-cell office:value-type="float" office:value="-0.00000587328806755938" calcext:value-type="float">
            <text:p>-5.87328806755938E-06</text:p>
          </table:table-cell>
          <table:table-cell office:value-type="float" office:value="-0.0000182135850733678" calcext:value-type="float">
            <text:p>-1.82135850733678E-05</text:p>
          </table:table-cell>
          <table:table-cell office:value-type="float" office:value="0.0000116231487857776" calcext:value-type="float">
            <text:p>1.16231487857776E-05</text:p>
          </table:table-cell>
          <table:table-cell office:value-type="float" office:value="0.0000117273615735103" calcext:value-type="float">
            <text:p>1.17273615735103E-05</text:p>
          </table:table-cell>
          <table:table-cell office:value-type="float" office:value="-0.00000230765565667479" calcext:value-type="float">
            <text:p>-2.30765565667479E-06</text:p>
          </table:table-cell>
          <table:table-cell office:value-type="float" office:value="-0.0000921742407539727" calcext:value-type="float">
            <text:p>-9.21742407539727E-05</text:p>
          </table:table-cell>
          <table:table-cell office:value-type="float" office:value="-0.00000984988372709772" calcext:value-type="float">
            <text:p>-9.84988372709772E-06</text:p>
          </table:table-cell>
          <table:table-cell office:value-type="float" office:value="0.00000155978723648254" calcext:value-type="float">
            <text:p>1.55978723648254E-06</text:p>
          </table:table-cell>
          <table:table-cell office:value-type="float" office:value="0.0000963625266731105" calcext:value-type="float">
            <text:p>9.63625266731105E-05</text:p>
          </table:table-cell>
          <table:table-cell office:value-type="float" office:value="-0.00000682731480133869" calcext:value-type="float">
            <text:p>-6.82731480133869E-06</text:p>
          </table:table-cell>
          <table:table-cell office:value-type="float" office:value="0.00000000124570176396333" calcext:value-type="float">
            <text:p>1.24570176396333E-09</text:p>
          </table:table-cell>
          <table:table-cell office:value-type="float" office:value="0.000013108420636454" calcext:value-type="float">
            <text:p>1.3108420636454E-05</text:p>
          </table:table-cell>
          <table:table-cell office:value-type="float" office:value="-0.0000105804138516574" calcext:value-type="float">
            <text:p>-1.05804138516574E-05</text:p>
          </table:table-cell>
          <table:table-cell office:value-type="float" office:value="-0.00000297002481347564" calcext:value-type="float">
            <text:p>-2.97002481347564E-06</text:p>
          </table:table-cell>
          <table:table-cell office:value-type="float" office:value="-0.00000648218165871795" calcext:value-type="float">
            <text:p>-6.48218165871795E-06</text:p>
          </table:table-cell>
          <table:table-cell office:value-type="float" office:value="-0.000000707443704561772" calcext:value-type="float">
            <text:p>-7.07443704561772E-07</text:p>
          </table:table-cell>
          <table:table-cell office:value-type="float" office:value="-0.00010236399960617" calcext:value-type="float">
            <text:p>-0.000102363999606</text:p>
          </table:table-cell>
          <table:table-cell office:value-type="float" office:value="0.0000927775027336208" calcext:value-type="float">
            <text:p>9.27775027336208E-05</text:p>
          </table:table-cell>
          <table:table-cell office:value-type="float" office:value="-0.0000932139993369829" calcext:value-type="float">
            <text:p>-9.32139993369829E-05</text:p>
          </table:table-cell>
          <table:table-cell office:value-type="float" office:value="0.0000104226024818521" calcext:value-type="float">
            <text:p>1.04226024818521E-05</text:p>
          </table:table-cell>
          <table:table-cell office:value-type="float" office:value="0.0000749440098949394" calcext:value-type="float">
            <text:p>7.49440098949394E-05</text:p>
          </table:table-cell>
          <table:table-cell office:value-type="float" office:value="0.0000186908566651156" calcext:value-type="float">
            <text:p>1.86908566651156E-05</text:p>
          </table:table-cell>
          <table:table-cell office:value-type="float" office:value="0.00000851515555089222" calcext:value-type="float">
            <text:p>8.51515555089222E-06</text:p>
          </table:table-cell>
          <table:table-cell office:value-type="float" office:value="-0.00000528157283019581" calcext:value-type="float">
            <text:p>-5.28157283019581E-06</text:p>
          </table:table-cell>
          <table:table-cell office:value-type="float" office:value="-0.00000753121052182726" calcext:value-type="float">
            <text:p>-7.53121052182726E-06</text:p>
          </table:table-cell>
          <table:table-cell office:value-type="float" office:value="0.00000661800018297853" calcext:value-type="float">
            <text:p>6.61800018297853E-06</text:p>
          </table:table-cell>
          <table:table-cell office:value-type="float" office:value="0.00000368407176842833" calcext:value-type="float">
            <text:p>3.68407176842833E-06</text:p>
          </table:table-cell>
          <table:table-cell office:value-type="float" office:value="-0.00000856287399780831" calcext:value-type="float">
            <text:p>-8.56287399780831E-06</text:p>
          </table:table-cell>
          <table:table-cell office:value-type="float" office:value="-0.00000472334818713005" calcext:value-type="float">
            <text:p>-4.72334818713005E-06</text:p>
          </table:table-cell>
          <table:table-cell office:value-type="float" office:value="0.0000113264360874221" calcext:value-type="float">
            <text:p>1.13264360874221E-05</text:p>
          </table:table-cell>
          <table:table-cell office:value-type="float" office:value="-0.000110276467704673" calcext:value-type="float">
            <text:p>-0.000110276467705</text:p>
          </table:table-cell>
          <table:table-cell office:value-type="float" office:value="0.000119207176268288" calcext:value-type="float">
            <text:p>0.000119207176268</text:p>
          </table:table-cell>
          <table:table-cell office:value-type="float" office:value="-0.0000249773428668831" calcext:value-type="float">
            <text:p>-2.49773428668831E-05</text:p>
          </table:table-cell>
          <table:table-cell office:value-type="float" office:value="0.00000399824899049994" calcext:value-type="float">
            <text:p>3.99824899049994E-06</text:p>
          </table:table-cell>
          <table:table-cell office:value-type="float" office:value="0.00000916460103966843" calcext:value-type="float">
            <text:p>9.16460103966843E-06</text:p>
          </table:table-cell>
          <table:table-cell office:value-type="float" office:value="-0.00000621072473483419" calcext:value-type="float">
            <text:p>-6.21072473483419E-06</text:p>
          </table:table-cell>
          <table:table-cell office:value-type="float" office:value="-0.00000376760727011094" calcext:value-type="float">
            <text:p>-3.76760727011094E-06</text:p>
          </table:table-cell>
          <table:table-cell office:value-type="float" office:value="0.00000568224892494307" calcext:value-type="float">
            <text:p>5.68224892494307E-06</text:p>
          </table:table-cell>
          <table:table-cell office:value-type="float" office:value="-0.00000269311375983294" calcext:value-type="float">
            <text:p>-2.69311375983294E-06</text:p>
          </table:table-cell>
          <table:table-cell office:value-type="float" office:value="0.000000472129334183613" calcext:value-type="float">
            <text:p>4.72129334183613E-07</text:p>
          </table:table-cell>
          <table:table-cell office:value-type="float" office:value="0.00000771443317554299" calcext:value-type="float">
            <text:p>7.71443317554299E-06</text:p>
          </table:table-cell>
          <table:table-cell office:value-type="float" office:value="0.00000325171982351602" calcext:value-type="float">
            <text:p>3.25171982351602E-06</text:p>
          </table:table-cell>
          <table:table-cell office:value-type="float" office:value="0.00000100638299560529" calcext:value-type="float">
            <text:p>1.00638299560529E-06</text:p>
          </table:table-cell>
          <table:table-cell office:value-type="float" office:value="-0.0000948192805511616" calcext:value-type="float">
            <text:p>-9.48192805511616E-05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29288825856252" calcext:value-type="float">
            <text:p>1.29288825856252</text:p>
          </table:table-cell>
          <table:table-cell table:number-columns-repeated="379"/>
        </table:table-row>
        <table:table-row table:style-name="ro1">
          <table:table-cell/>
          <table:table-cell office:value-type="float" office:value="1.56776094436646" calcext:value-type="float">
            <text:p>1.56776094436646</text:p>
          </table:table-cell>
          <table:table-cell office:value-type="float" office:value="18.2451410293579" calcext:value-type="float">
            <text:p>18.2451410293579</text:p>
          </table:table-cell>
          <table:table-cell table:formula="of:=[.C10]-[.B10]" office:value-type="float" office:value="16.6773800849914" calcext:value-type="float">
            <text:p>16.6773800849914</text:p>
          </table:table-cell>
          <table:table-cell office:value-type="float" office:value="12" calcext:value-type="float">
            <text:p>12</text:p>
          </table:table-cell>
          <table:table-cell table:formula="of:=[.D10]/[.E10]" office:value-type="float" office:value="1.38978167374929" calcext:value-type="float">
            <text:p>1.38978167374929</text:p>
          </table:table-cell>
          <table:table-cell table:number-columns-repeated="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6:56:34.270811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6:56:58.257659159</dc:date>
    <meta:editing-duration>PT6M36S</meta:editing-duration>
    <meta:editing-cycles>3</meta:editing-cycles>
    <meta:generator>LibreOffice/6.4.7.2$Linux_X86_64 LibreOffice_project/40$Build-2</meta:generator>
    <meta:document-statistic meta:table-count="1" meta:cell-count="30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306cm" svg:height="21.004cm" xlink:href=".." xlink:type="simple" chart:class="chart:scatter" chart:row-mapping="0 1" chart:style-name="ch1">
        <chart:legend chart:legend-position="end" svg:x="34.031cm" svg:y="9.954cm" style:legend-expansion="high" chart:style-name="ch2"/>
        <chart:plot-area chart:style-name="ch3" table:cell-range-address="tfoot7.B1:tfoot7.NQ1 tfoot7.A6:tfoot7.NQ6 tfoot7.A8:tfoot7.NQ8" chart:data-source-has-labels="both" svg:x="0.746cm" svg:y="0.42cm" svg:width="32.539cm" svg:height="20.164cm">
          <chartooo:coordinate-region svg:x="1.764cm" svg:y="0.619cm" svg:width="31.334cm" svg:height="19.766cm"/>
          <chart:axis chart:dimension="x" chart:name="primary-x" chart:style-name="ch4" chartooo:axis-type="auto">
            <chart:categories table:cell-range-address="tfoot7.B1:tfoot7.N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7.B6:tfoot7.NQ6" chart:label-cell-address="tfoot7.A6:tfoot7.A6" chart:class="chart:scatter">
            <chart:domain table:cell-range-address="tfoot7.B1:tfoot7.NQ1"/>
            <chart:data-point chart:repeated="380"/>
          </chart:series>
          <chart:series chart:style-name="ch7" chart:values-cell-range-address="tfoot7.B8:tfoot7.NQ8" chart:label-cell-address="tfoot7.A8:tfoot7.A8" chart:class="chart:scatter">
            <chart:data-point chart:repeated="3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7.B1:tfoot7.NQ1</svg:desc>
                </draw:g>
              </table:table-cell>
              <table:table-cell office:value-type="float" office:value="0.033355712890625">
                <text:p>0.033355712890625</text:p>
              </table:table-cell>
              <table:table-cell office:value-type="float" office:value="0.06671142578125">
                <text:p>0.06671142578125</text:p>
              </table:table-cell>
              <table:table-cell office:value-type="float" office:value="0.100067138671875">
                <text:p>0.100067138671875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78564453125">
                <text:p>0.166778564453125</text:p>
              </table:table-cell>
              <table:table-cell office:value-type="float" office:value="0.20013427734375">
                <text:p>0.20013427734375</text:p>
              </table:table-cell>
              <table:table-cell office:value-type="float" office:value="0.233489990234375">
                <text:p>0.233489990234375</text:p>
              </table:table-cell>
              <table:table-cell office:value-type="float" office:value="0.266845703125">
                <text:p>0.266845703125</text:p>
              </table:table-cell>
              <table:table-cell office:value-type="float" office:value="0.300201416015625">
                <text:p>0.300201416015625</text:p>
              </table:table-cell>
              <table:table-cell office:value-type="float" office:value="0.33355712890625">
                <text:p>0.33355712890625</text:p>
              </table:table-cell>
              <table:table-cell office:value-type="float" office:value="0.366912603378296">
                <text:p>0.366912603378296</text:p>
              </table:table-cell>
              <table:table-cell office:value-type="float" office:value="0.400268316268921">
                <text:p>0.400268316268921</text:p>
              </table:table-cell>
              <table:table-cell office:value-type="float" office:value="0.433624029159546">
                <text:p>0.433624029159546</text:p>
              </table:table-cell>
              <table:table-cell office:value-type="float" office:value="0.500335216522217">
                <text:p>0.500335216522217</text:p>
              </table:table-cell>
              <table:table-cell office:value-type="float" office:value="0.533690929412842">
                <text:p>0.533690929412842</text:p>
              </table:table-cell>
              <table:table-cell office:value-type="float" office:value="0.567046642303467">
                <text:p>0.567046642303467</text:p>
              </table:table-cell>
              <table:table-cell office:value-type="float" office:value="0.600402116775513">
                <text:p>0.600402116775513</text:p>
              </table:table-cell>
              <table:table-cell office:value-type="float" office:value="0.667113304138184">
                <text:p>0.667113304138184</text:p>
              </table:table-cell>
              <table:table-cell office:value-type="float" office:value="0.700469017028809">
                <text:p>0.700469017028809</text:p>
              </table:table-cell>
              <table:table-cell office:value-type="float" office:value="0.733824491500855">
                <text:p>0.733824491500855</text:p>
              </table:table-cell>
              <table:table-cell office:value-type="float" office:value="0.767181873321533">
                <text:p>0.767181873321533</text:p>
              </table:table-cell>
              <table:table-cell office:value-type="float" office:value="0.800539255142212">
                <text:p>0.800539255142212</text:p>
              </table:table-cell>
              <table:table-cell office:value-type="float" office:value="0.86725378036499">
                <text:p>0.86725378036499</text:p>
              </table:table-cell>
              <table:table-cell office:value-type="float" office:value="0.933968782424927">
                <text:p>0.933968782424927</text:p>
              </table:table-cell>
              <table:table-cell office:value-type="float" office:value="0.967326164245606">
                <text:p>0.967326164245606</text:p>
              </table:table-cell>
              <table:table-cell office:value-type="float" office:value="1.00068354606628">
                <text:p>1.00068354606628</text:p>
              </table:table-cell>
              <table:table-cell office:value-type="float" office:value="1.03404092788696">
                <text:p>1.03404092788696</text:p>
              </table:table-cell>
              <table:table-cell office:value-type="float" office:value="1.06739830970764">
                <text:p>1.06739830970764</text:p>
              </table:table-cell>
              <table:table-cell office:value-type="float" office:value="1.13411331176758">
                <text:p>1.13411331176758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0082807540894">
                <text:p>1.20082807540894</text:p>
              </table:table-cell>
              <table:table-cell office:value-type="float" office:value="1.23418569564819">
                <text:p>1.23418569564819</text:p>
              </table:table-cell>
              <table:table-cell office:value-type="float" office:value="1.26754331588745">
                <text:p>1.26754331588745</text:p>
              </table:table-cell>
              <table:table-cell office:value-type="float" office:value="1.33425831794739">
                <text:p>1.33425831794739</text:p>
              </table:table-cell>
              <table:table-cell office:value-type="float" office:value="1.40097308158875">
                <text:p>1.40097308158875</text:p>
              </table:table-cell>
              <table:table-cell office:value-type="float" office:value="1.46768832206726">
                <text:p>1.46768832206726</text:p>
              </table:table-cell>
              <table:table-cell office:value-type="float" office:value="1.50104594230652">
                <text:p>1.50104594230652</text:p>
              </table:table-cell>
              <table:table-cell office:value-type="float" office:value="1.5344033241272">
                <text:p>1.5344033241272</text:p>
              </table:table-cell>
              <table:table-cell office:value-type="float" office:value="1.56776094436646">
                <text:p>1.56776094436646</text:p>
              </table:table-cell>
              <table:table-cell office:value-type="float" office:value="1.60111832618713">
                <text:p>1.60111832618713</text:p>
              </table:table-cell>
              <table:table-cell office:value-type="float" office:value="1.63447594642639">
                <text:p>1.63447594642639</text:p>
              </table:table-cell>
              <table:table-cell office:value-type="float" office:value="1.66783380508423">
                <text:p>1.66783380508423</text:p>
              </table:table-cell>
              <table:table-cell office:value-type="float" office:value="1.73454880714417">
                <text:p>1.73454880714417</text:p>
              </table:table-cell>
              <table:table-cell office:value-type="float" office:value="1.76790571212769">
                <text:p>1.76790571212769</text:p>
              </table:table-cell>
              <table:table-cell office:value-type="float" office:value="1.80126285552979">
                <text:p>1.80126285552979</text:p>
              </table:table-cell>
              <table:table-cell office:value-type="float" office:value="1.86797690391541">
                <text:p>1.86797690391541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3469095230103">
                <text:p>1.93469095230103</text:p>
              </table:table-cell>
              <table:table-cell office:value-type="float" office:value="1.96804785728455">
                <text:p>1.96804785728455</text:p>
              </table:table-cell>
              <table:table-cell office:value-type="float" office:value="2.00140500068665">
                <text:p>2.00140500068665</text:p>
              </table:table-cell>
              <table:table-cell office:value-type="float" office:value="2.06811881065369">
                <text:p>2.06811881065369</text:p>
              </table:table-cell>
              <table:table-cell office:value-type="float" office:value="2.13483309745789">
                <text:p>2.13483309745789</text:p>
              </table:table-cell>
              <table:table-cell office:value-type="float" office:value="2.16819024085999">
                <text:p>2.16819024085999</text:p>
              </table:table-cell>
              <table:table-cell office:value-type="float" office:value="2.20154714584351">
                <text:p>2.20154714584351</text:p>
              </table:table-cell>
              <table:table-cell office:value-type="float" office:value="2.23490428924561">
                <text:p>2.23490428924561</text:p>
              </table:table-cell>
              <table:table-cell office:value-type="float" office:value="2.30161833763123">
                <text:p>2.30161833763123</text:p>
              </table:table-cell>
              <table:table-cell office:value-type="float" office:value="2.33497548103333">
                <text:p>2.33497548103333</text:p>
              </table:table-cell>
              <table:table-cell office:value-type="float" office:value="2.36833238601685">
                <text:p>2.36833238601685</text:p>
              </table:table-cell>
              <table:table-cell office:value-type="float" office:value="2.50176095962524">
                <text:p>2.50176095962524</text:p>
              </table:table-cell>
              <table:table-cell office:value-type="float" office:value="2.53511810302734">
                <text:p>2.53511810302734</text:p>
              </table:table-cell>
              <table:table-cell office:value-type="float" office:value="2.60183238983154">
                <text:p>2.60183238983154</text:p>
              </table:table-cell>
              <table:table-cell office:value-type="float" office:value="2.63518953323364">
                <text:p>2.63518953323364</text:p>
              </table:table-cell>
              <table:table-cell office:value-type="float" office:value="2.66854667663574">
                <text:p>2.66854667663574</text:p>
              </table:table-cell>
              <table:table-cell office:value-type="float" office:value="2.70190382003784">
                <text:p>2.70190382003784</text:p>
              </table:table-cell>
              <table:table-cell office:value-type="float" office:value="2.73526096343994">
                <text:p>2.73526096343994</text:p>
              </table:table-cell>
              <table:table-cell office:value-type="float" office:value="2.76862287521362">
                <text:p>2.76862287521362</text:p>
              </table:table-cell>
              <table:table-cell office:value-type="float" office:value="2.8019847869873">
                <text:p>2.8019847869873</text:p>
              </table:table-cell>
              <table:table-cell office:value-type="float" office:value="2.86870861053467">
                <text:p>2.86870861053467</text:p>
              </table:table-cell>
              <table:table-cell office:value-type="float" office:value="3.06888127326965">
                <text:p>3.06888127326965</text:p>
              </table:table-cell>
              <table:table-cell office:value-type="float" office:value="3.33578014373779">
                <text:p>3.33578014373779</text:p>
              </table:table-cell>
              <table:table-cell office:value-type="float" office:value="3.43586778640747">
                <text:p>3.43586778640747</text:p>
              </table:table-cell>
              <table:table-cell office:value-type="float" office:value="3.50259327888489">
                <text:p>3.50259327888489</text:p>
              </table:table-cell>
              <table:table-cell office:value-type="float" office:value="3.5693187713623">
                <text:p>3.5693187713623</text:p>
              </table:table-cell>
              <table:table-cell office:value-type="float" office:value="3.63604426383972">
                <text:p>3.63604426383972</text:p>
              </table:table-cell>
              <table:table-cell office:value-type="float" office:value="3.70276999473572">
                <text:p>3.70276999473572</text:p>
              </table:table-cell>
              <table:table-cell office:value-type="float" office:value="3.83620119094849">
                <text:p>3.83620119094849</text:p>
              </table:table-cell>
              <table:table-cell office:value-type="float" office:value="3.90291333198547">
                <text:p>3.90291333198547</text:p>
              </table:table-cell>
              <table:table-cell office:value-type="float" office:value="3.96962547302246">
                <text:p>3.96962547302246</text:p>
              </table:table-cell>
              <table:table-cell office:value-type="float" office:value="4.16976141929626">
                <text:p>4.16976141929626</text:p>
              </table:table-cell>
              <table:table-cell office:value-type="float" office:value="4.43660879135132">
                <text:p>4.43660879135132</text:p>
              </table:table-cell>
              <table:table-cell office:value-type="float" office:value="4.50332045555115">
                <text:p>4.50332045555115</text:p>
              </table:table-cell>
              <table:table-cell office:value-type="float" office:value="4.57003211975098">
                <text:p>4.57003211975098</text:p>
              </table:table-cell>
              <table:table-cell office:value-type="float" office:value="4.63674354553223">
                <text:p>4.63674354553223</text:p>
              </table:table-cell>
              <table:table-cell office:value-type="float" office:value="4.70345520973206">
                <text:p>4.70345520973206</text:p>
              </table:table-cell>
              <table:table-cell office:value-type="float" office:value="4.73681092262268">
                <text:p>4.73681092262268</text:p>
              </table:table-cell>
              <table:table-cell office:value-type="float" office:value="4.80352592468262">
                <text:p>4.80352592468262</text:p>
              </table:table-cell>
              <table:table-cell office:value-type="float" office:value="5.07181453704834">
                <text:p>5.07181453704834</text:p>
              </table:table-cell>
              <table:table-cell office:value-type="float" office:value="5.10538101196289">
                <text:p>5.10538101196289</text:p>
              </table:table-cell>
              <table:table-cell office:value-type="float" office:value="5.1389491558075">
                <text:p>5.1389491558075</text:p>
              </table:table-cell>
              <table:table-cell office:value-type="float" office:value="5.172518491745">
                <text:p>5.172518491745</text:p>
              </table:table-cell>
              <table:table-cell office:value-type="float" office:value="5.20608901977539">
                <text:p>5.20608901977539</text:p>
              </table:table-cell>
              <table:table-cell office:value-type="float" office:value="5.27323412895203">
                <text:p>5.27323412895203</text:p>
              </table:table-cell>
              <table:table-cell office:value-type="float" office:value="5.30680823326111">
                <text:p>5.30680823326111</text:p>
              </table:table-cell>
              <table:table-cell office:value-type="float" office:value="5.47469973564148">
                <text:p>5.47469973564148</text:p>
              </table:table-cell>
              <table:table-cell office:value-type="float" office:value="5.84416794776917">
                <text:p>5.84416794776917</text:p>
              </table:table-cell>
              <table:table-cell office:value-type="float" office:value="5.87750315666199">
                <text:p>5.87750315666199</text:p>
              </table:table-cell>
              <table:table-cell office:value-type="float" office:value="5.91083812713623">
                <text:p>5.91083812713623</text:p>
              </table:table-cell>
              <table:table-cell office:value-type="float" office:value="5.94417309761047">
                <text:p>5.94417309761047</text:p>
              </table:table-cell>
              <table:table-cell office:value-type="float" office:value="5.97750782966614">
                <text:p>5.97750782966614</text:p>
              </table:table-cell>
              <table:table-cell office:value-type="float" office:value="6.01084208488464">
                <text:p>6.01084208488464</text:p>
              </table:table-cell>
              <table:table-cell office:value-type="float" office:value="6.04417634010315">
                <text:p>6.04417634010315</text:p>
              </table:table-cell>
              <table:table-cell office:value-type="float" office:value="6.07751059532166">
                <text:p>6.07751059532166</text:p>
              </table:table-cell>
              <table:table-cell office:value-type="float" office:value="6.14417791366577">
                <text:p>6.14417791366577</text:p>
              </table:table-cell>
              <table:table-cell office:value-type="float" office:value="6.21084475517273">
                <text:p>6.21084475517273</text:p>
              </table:table-cell>
              <table:table-cell office:value-type="float" office:value="6.27751064300537">
                <text:p>6.27751064300537</text:p>
              </table:table-cell>
              <table:table-cell office:value-type="float" office:value="6.41084027290344">
                <text:p>6.41084027290344</text:p>
              </table:table-cell>
              <table:table-cell office:value-type="float" office:value="6.47750425338745">
                <text:p>6.47750425338745</text:p>
              </table:table-cell>
              <table:table-cell office:value-type="float" office:value="6.51083564758301">
                <text:p>6.51083564758301</text:p>
              </table:table-cell>
              <table:table-cell office:value-type="float" office:value="6.54416704177856">
                <text:p>6.54416704177856</text:p>
              </table:table-cell>
              <table:table-cell office:value-type="float" office:value="6.61082911491394">
                <text:p>6.61082911491394</text:p>
              </table:table-cell>
              <table:table-cell office:value-type="float" office:value="6.77748084068298">
                <text:p>6.77748084068298</text:p>
              </table:table-cell>
              <table:table-cell office:value-type="float" office:value="6.84414148330689">
                <text:p>6.84414148330689</text:p>
              </table:table-cell>
              <table:table-cell office:value-type="float" office:value="6.94414854049683">
                <text:p>6.94414854049683</text:p>
              </table:table-cell>
              <table:table-cell office:value-type="float" office:value="6.97748351097107">
                <text:p>6.97748351097107</text:p>
              </table:table-cell>
              <table:table-cell office:value-type="float" office:value="7.01081871986389">
                <text:p>7.01081871986389</text:p>
              </table:table-cell>
              <table:table-cell office:value-type="float" office:value="7.04415345191956">
                <text:p>7.04415345191956</text:p>
              </table:table-cell>
              <table:table-cell office:value-type="float" office:value="7.07748818397522">
                <text:p>7.07748818397522</text:p>
              </table:table-cell>
              <table:table-cell office:value-type="float" office:value="7.11082267761231">
                <text:p>7.11082267761231</text:p>
              </table:table-cell>
              <table:table-cell office:value-type="float" office:value="7.14415693283081">
                <text:p>7.14415693283081</text:p>
              </table:table-cell>
              <table:table-cell office:value-type="float" office:value="7.17749118804932">
                <text:p>7.17749118804932</text:p>
              </table:table-cell>
              <table:table-cell office:value-type="float" office:value="7.21082520484924">
                <text:p>7.21082520484924</text:p>
              </table:table-cell>
              <table:table-cell office:value-type="float" office:value="7.24415874481201">
                <text:p>7.24415874481201</text:p>
              </table:table-cell>
              <table:table-cell office:value-type="float" office:value="7.27749252319336">
                <text:p>7.27749252319336</text:p>
              </table:table-cell>
              <table:table-cell office:value-type="float" office:value="7.31082558631897">
                <text:p>7.31082558631897</text:p>
              </table:table-cell>
              <table:table-cell office:value-type="float" office:value="7.37749195098877">
                <text:p>7.37749195098877</text:p>
              </table:table-cell>
              <table:table-cell office:value-type="float" office:value="7.4108247756958">
                <text:p>7.4108247756958</text:p>
              </table:table-cell>
              <table:table-cell office:value-type="float" office:value="7.51082181930542">
                <text:p>7.51082181930542</text:p>
              </table:table-cell>
              <table:table-cell office:value-type="float" office:value="7.54415369033814">
                <text:p>7.54415369033814</text:p>
              </table:table-cell>
              <table:table-cell office:value-type="float" office:value="7.61081743240356">
                <text:p>7.61081743240356</text:p>
              </table:table-cell>
              <table:table-cell office:value-type="float" office:value="7.64414858818054">
                <text:p>7.64414858818054</text:p>
              </table:table-cell>
              <table:table-cell office:value-type="float" office:value="7.71081113815308">
                <text:p>7.71081113815308</text:p>
              </table:table-cell>
              <table:table-cell office:value-type="float" office:value="7.74414205551147">
                <text:p>7.74414205551147</text:p>
              </table:table-cell>
              <table:table-cell office:value-type="float" office:value="7.77747273445129">
                <text:p>7.77747273445129</text:p>
              </table:table-cell>
              <table:table-cell office:value-type="float" office:value="7.81080317497253">
                <text:p>7.81080317497253</text:p>
              </table:table-cell>
              <table:table-cell office:value-type="float" office:value="7.84413456916809">
                <text:p>7.84413456916809</text:p>
              </table:table-cell>
              <table:table-cell office:value-type="float" office:value="7.910808801651">
                <text:p>7.910808801651</text:p>
              </table:table-cell>
              <table:table-cell office:value-type="float" office:value="7.94414567947388">
                <text:p>7.94414567947388</text:p>
              </table:table-cell>
              <table:table-cell office:value-type="float" office:value="7.97748231887817">
                <text:p>7.97748231887817</text:p>
              </table:table-cell>
              <table:table-cell office:value-type="float" office:value="8.01081871986389">
                <text:p>8.01081871986389</text:p>
              </table:table-cell>
              <table:table-cell office:value-type="float" office:value="8.14416337013245">
                <text:p>8.14416337013245</text:p>
              </table:table-cell>
              <table:table-cell office:value-type="float" office:value="8.17749905586243">
                <text:p>8.17749905586243</text:p>
              </table:table-cell>
              <table:table-cell office:value-type="float" office:value="8.21083450317383">
                <text:p>8.21083450317383</text:p>
              </table:table-cell>
              <table:table-cell office:value-type="float" office:value="8.41084408760071">
                <text:p>8.41084408760071</text:p>
              </table:table-cell>
              <table:table-cell office:value-type="float" office:value="8.47751235961914">
                <text:p>8.47751235961914</text:p>
              </table:table-cell>
              <table:table-cell office:value-type="float" office:value="8.54418015480042">
                <text:p>8.54418015480042</text:p>
              </table:table-cell>
              <table:table-cell office:value-type="float" office:value="8.61084723472595">
                <text:p>8.61084723472595</text:p>
              </table:table-cell>
              <table:table-cell office:value-type="float" office:value="8.64418029785156">
                <text:p>8.64418029785156</text:p>
              </table:table-cell>
              <table:table-cell office:value-type="float" office:value="8.67751359939575">
                <text:p>8.67751359939575</text:p>
              </table:table-cell>
              <table:table-cell office:value-type="float" office:value="8.71084642410278">
                <text:p>8.71084642410278</text:p>
              </table:table-cell>
              <table:table-cell office:value-type="float" office:value="8.74417924880981">
                <text:p>8.74417924880981</text:p>
              </table:table-cell>
              <table:table-cell office:value-type="float" office:value="8.77751183509827">
                <text:p>8.77751183509827</text:p>
              </table:table-cell>
              <table:table-cell office:value-type="float" office:value="8.81084418296814">
                <text:p>8.81084418296814</text:p>
              </table:table-cell>
              <table:table-cell office:value-type="float" office:value="9.01103472709656">
                <text:p>9.01103472709656</text:p>
              </table:table-cell>
              <table:table-cell office:value-type="float" office:value="9.07777786254883">
                <text:p>9.07777786254883</text:p>
              </table:table-cell>
              <table:table-cell office:value-type="float" office:value="9.11114931106567">
                <text:p>9.11114931106567</text:p>
              </table:table-cell>
              <table:table-cell office:value-type="float" office:value="9.14452123641968">
                <text:p>9.14452123641968</text:p>
              </table:table-cell>
              <table:table-cell office:value-type="float" office:value="9.34475231170654">
                <text:p>9.34475231170654</text:p>
              </table:table-cell>
              <table:table-cell office:value-type="float" office:value="9.37812447547913">
                <text:p>9.37812447547913</text:p>
              </table:table-cell>
              <table:table-cell office:value-type="float" office:value="9.54498529434204">
                <text:p>9.54498529434204</text:p>
              </table:table-cell>
              <table:table-cell office:value-type="float" office:value="9.5783576965332">
                <text:p>9.5783576965332</text:p>
              </table:table-cell>
              <table:table-cell office:value-type="float" office:value="9.64510250091553">
                <text:p>9.64510250091553</text:p>
              </table:table-cell>
              <table:table-cell office:value-type="float" office:value="9.67847514152527">
                <text:p>9.67847514152527</text:p>
              </table:table-cell>
              <table:table-cell office:value-type="float" office:value="9.71184730529785">
                <text:p>9.71184730529785</text:p>
              </table:table-cell>
              <table:table-cell office:value-type="float" office:value="9.74521994590759">
                <text:p>9.74521994590759</text:p>
              </table:table-cell>
              <table:table-cell office:value-type="float" office:value="9.77859258651733">
                <text:p>9.77859258651733</text:p>
              </table:table-cell>
              <table:table-cell office:value-type="float" office:value="9.81196522712708">
                <text:p>9.81196522712708</text:p>
              </table:table-cell>
              <table:table-cell office:value-type="float" office:value="9.87867426872253">
                <text:p>9.87867426872253</text:p>
              </table:table-cell>
              <table:table-cell office:value-type="float" office:value="9.94534659385681">
                <text:p>9.94534659385681</text:p>
              </table:table-cell>
              <table:table-cell office:value-type="float" office:value="10.0120182037354">
                <text:p>10.0120182037354</text:p>
              </table:table-cell>
              <table:table-cell office:value-type="float" office:value="10.1786940097809">
                <text:p>10.1786940097809</text:p>
              </table:table-cell>
              <table:table-cell office:value-type="float" office:value="10.2120287418365">
                <text:p>10.2120287418365</text:p>
              </table:table-cell>
              <table:table-cell office:value-type="float" office:value="10.2453632354736">
                <text:p>10.2453632354736</text:p>
              </table:table-cell>
              <table:table-cell office:value-type="float" office:value="10.3120317459106">
                <text:p>10.3120317459106</text:p>
              </table:table-cell>
              <table:table-cell office:value-type="float" office:value="10.3786995410919">
                <text:p>10.3786995410919</text:p>
              </table:table-cell>
              <table:table-cell office:value-type="float" office:value="10.4453663825989">
                <text:p>10.4453663825989</text:p>
              </table:table-cell>
              <table:table-cell office:value-type="float" office:value="10.5120329856873">
                <text:p>10.5120329856873</text:p>
              </table:table-cell>
              <table:table-cell office:value-type="float" office:value="11.045352935791">
                <text:p>11.045352935791</text:p>
              </table:table-cell>
              <table:table-cell office:value-type="float" office:value="11.1120176315308">
                <text:p>11.1120176315308</text:p>
              </table:table-cell>
              <table:table-cell office:value-type="float" office:value="11.1786811351776">
                <text:p>11.1786811351776</text:p>
              </table:table-cell>
              <table:table-cell office:value-type="float" office:value="11.2453436851501">
                <text:p>11.2453436851501</text:p>
              </table:table-cell>
              <table:table-cell office:value-type="float" office:value="11.3120055198669">
                <text:p>11.3120055198669</text:p>
              </table:table-cell>
              <table:table-cell office:value-type="float" office:value="11.378666639328">
                <text:p>11.378666639328</text:p>
              </table:table-cell>
              <table:table-cell office:value-type="float" office:value="11.5453157424927">
                <text:p>11.5453157424927</text:p>
              </table:table-cell>
              <table:table-cell office:value-type="float" office:value="11.5786447525024">
                <text:p>11.5786447525024</text:p>
              </table:table-cell>
              <table:table-cell office:value-type="float" office:value="11.6119735240936">
                <text:p>11.6119735240936</text:p>
              </table:table-cell>
              <table:table-cell office:value-type="float" office:value="11.678631067276">
                <text:p>11.678631067276</text:p>
              </table:table-cell>
              <table:table-cell office:value-type="float" office:value="11.7119591236115">
                <text:p>11.7119591236115</text:p>
              </table:table-cell>
              <table:table-cell office:value-type="float" office:value="11.9119400978088">
                <text:p>11.9119400978088</text:p>
              </table:table-cell>
              <table:table-cell office:value-type="float" office:value="11.9452743530273">
                <text:p>11.9452743530273</text:p>
              </table:table-cell>
              <table:table-cell office:value-type="float" office:value="12.0119421482086">
                <text:p>12.0119421482086</text:p>
              </table:table-cell>
              <table:table-cell office:value-type="float" office:value="12.1452751159668">
                <text:p>12.1452751159668</text:p>
              </table:table-cell>
              <table:table-cell office:value-type="float" office:value="12.2119407653809">
                <text:p>12.2119407653809</text:p>
              </table:table-cell>
              <table:table-cell office:value-type="float" office:value="12.278605222702">
                <text:p>12.278605222702</text:p>
              </table:table-cell>
              <table:table-cell office:value-type="float" office:value="12.3452689647675">
                <text:p>12.3452689647675</text:p>
              </table:table-cell>
              <table:table-cell office:value-type="float" office:value="12.4119322299957">
                <text:p>12.4119322299957</text:p>
              </table:table-cell>
              <table:table-cell office:value-type="float" office:value="12.4452631473541">
                <text:p>12.4452631473541</text:p>
              </table:table-cell>
              <table:table-cell office:value-type="float" office:value="12.4785943031311">
                <text:p>12.4785943031311</text:p>
              </table:table-cell>
              <table:table-cell office:value-type="float" office:value="12.5119249820709">
                <text:p>12.5119249820709</text:p>
              </table:table-cell>
              <table:table-cell office:value-type="float" office:value="12.5452556610107">
                <text:p>12.5452556610107</text:p>
              </table:table-cell>
              <table:table-cell office:value-type="float" office:value="12.578586101532">
                <text:p>12.578586101532</text:p>
              </table:table-cell>
              <table:table-cell office:value-type="float" office:value="12.6785762310028">
                <text:p>12.6785762310028</text:p>
              </table:table-cell>
              <table:table-cell office:value-type="float" office:value="12.7452354431152">
                <text:p>12.7452354431152</text:p>
              </table:table-cell>
              <table:table-cell office:value-type="float" office:value="12.8118934631348">
                <text:p>12.8118934631348</text:p>
              </table:table-cell>
              <table:table-cell office:value-type="float" office:value="12.8785626888275">
                <text:p>12.8785626888275</text:p>
              </table:table-cell>
              <table:table-cell office:value-type="float" office:value="12.9119024276733">
                <text:p>12.9119024276733</text:p>
              </table:table-cell>
              <table:table-cell office:value-type="float" office:value="12.9785807132721">
                <text:p>12.9785807132721</text:p>
              </table:table-cell>
              <table:table-cell office:value-type="float" office:value="13.0452587604523">
                <text:p>13.0452587604523</text:p>
              </table:table-cell>
              <table:table-cell office:value-type="float" office:value="13.1119360923767">
                <text:p>13.1119360923767</text:p>
              </table:table-cell>
              <table:table-cell office:value-type="float" office:value="13.1786124706268">
                <text:p>13.1786124706268</text:p>
              </table:table-cell>
              <table:table-cell office:value-type="float" office:value="13.2452886104584">
                <text:p>13.2452886104584</text:p>
              </table:table-cell>
              <table:table-cell office:value-type="float" office:value="13.6119954586029">
                <text:p>13.6119954586029</text:p>
              </table:table-cell>
              <table:table-cell office:value-type="float" office:value="13.64533162117">
                <text:p>13.64533162117</text:p>
              </table:table-cell>
              <table:table-cell office:value-type="float" office:value="13.6786673069">
                <text:p>13.6786673069</text:p>
              </table:table-cell>
              <table:table-cell office:value-type="float" office:value="13.7120032310486">
                <text:p>13.7120032310486</text:p>
              </table:table-cell>
              <table:table-cell office:value-type="float" office:value="13.74533867836">
                <text:p>13.74533867836</text:p>
              </table:table-cell>
              <table:table-cell office:value-type="float" office:value="13.7786741256714">
                <text:p>13.7786741256714</text:p>
              </table:table-cell>
              <table:table-cell office:value-type="float" office:value="13.8120093345642">
                <text:p>13.8120093345642</text:p>
              </table:table-cell>
              <table:table-cell office:value-type="float" office:value="13.8786804676056">
                <text:p>13.8786804676056</text:p>
              </table:table-cell>
              <table:table-cell office:value-type="float" office:value="13.912015914917">
                <text:p>13.912015914917</text:p>
              </table:table-cell>
              <table:table-cell office:value-type="float" office:value="13.9453508853912">
                <text:p>13.9453508853912</text:p>
              </table:table-cell>
              <table:table-cell office:value-type="float" office:value="14.0120205879211">
                <text:p>14.0120205879211</text:p>
              </table:table-cell>
              <table:table-cell office:value-type="float" office:value="14.1120233535767">
                <text:p>14.1120233535767</text:p>
              </table:table-cell>
              <table:table-cell office:value-type="float" office:value="14.1453573703766">
                <text:p>14.1453573703766</text:p>
              </table:table-cell>
              <table:table-cell office:value-type="float" office:value="14.2120246887207">
                <text:p>14.2120246887207</text:p>
              </table:table-cell>
              <table:table-cell office:value-type="float" office:value="14.2453582286835">
                <text:p>14.2453582286835</text:p>
              </table:table-cell>
              <table:table-cell office:value-type="float" office:value="14.2786910533905">
                <text:p>14.2786910533905</text:p>
              </table:table-cell>
              <table:table-cell office:value-type="float" office:value="14.3120241165161">
                <text:p>14.3120241165161</text:p>
              </table:table-cell>
              <table:table-cell office:value-type="float" office:value="14.4786860942841">
                <text:p>14.4786860942841</text:p>
              </table:table-cell>
              <table:table-cell office:value-type="float" office:value="14.5120177268982">
                <text:p>14.5120177268982</text:p>
              </table:table-cell>
              <table:table-cell office:value-type="float" office:value="14.5453495979309">
                <text:p>14.5453495979309</text:p>
              </table:table-cell>
              <table:table-cell office:value-type="float" office:value="14.5786809921265">
                <text:p>14.5786809921265</text:p>
              </table:table-cell>
              <table:table-cell office:value-type="float" office:value="14.6120121479034">
                <text:p>14.6120121479034</text:p>
              </table:table-cell>
              <table:table-cell office:value-type="float" office:value="14.7120046615601">
                <text:p>14.7120046615601</text:p>
              </table:table-cell>
              <table:table-cell office:value-type="float" office:value="14.778665304184">
                <text:p>14.778665304184</text:p>
              </table:table-cell>
              <table:table-cell office:value-type="float" office:value="14.8453257083893">
                <text:p>14.8453257083893</text:p>
              </table:table-cell>
              <table:table-cell office:value-type="float" office:value="14.9119939804077">
                <text:p>14.9119939804077</text:p>
              </table:table-cell>
              <table:table-cell office:value-type="float" office:value="14.9786610603333">
                <text:p>14.9786610603333</text:p>
              </table:table-cell>
              <table:table-cell office:value-type="float" office:value="15.0453274250031">
                <text:p>15.0453274250031</text:p>
              </table:table-cell>
              <table:table-cell office:value-type="float" office:value="15.1119930744171">
                <text:p>15.1119930744171</text:p>
              </table:table-cell>
              <table:table-cell office:value-type="float" office:value="15.145325422287">
                <text:p>15.145325422287</text:p>
              </table:table-cell>
              <table:table-cell office:value-type="float" office:value="15.1786577701569">
                <text:p>15.1786577701569</text:p>
              </table:table-cell>
              <table:table-cell office:value-type="float" office:value="15.2119896411896">
                <text:p>15.2119896411896</text:p>
              </table:table-cell>
              <table:table-cell office:value-type="float" office:value="15.4453084468842">
                <text:p>15.4453084468842</text:p>
              </table:table-cell>
              <table:table-cell office:value-type="float" office:value="15.5119690895081">
                <text:p>15.5119690895081</text:p>
              </table:table-cell>
              <table:table-cell office:value-type="float" office:value="15.5786287784576">
                <text:p>15.5786287784576</text:p>
              </table:table-cell>
              <table:table-cell office:value-type="float" office:value="15.6452875137329">
                <text:p>15.6452875137329</text:p>
              </table:table-cell>
              <table:table-cell office:value-type="float" office:value="15.711945772171">
                <text:p>15.711945772171</text:p>
              </table:table-cell>
              <table:table-cell office:value-type="float" office:value="15.7786030769348">
                <text:p>15.7786030769348</text:p>
              </table:table-cell>
              <table:table-cell office:value-type="float" office:value="15.9119291305542">
                <text:p>15.9119291305542</text:p>
              </table:table-cell>
              <table:table-cell office:value-type="float" office:value="16.1785972118378">
                <text:p>16.1785972118378</text:p>
              </table:table-cell>
              <table:table-cell office:value-type="float" office:value="16.2119295597076">
                <text:p>16.2119295597076</text:p>
              </table:table-cell>
              <table:table-cell office:value-type="float" office:value="16.2785942554474">
                <text:p>16.2785942554474</text:p>
              </table:table-cell>
              <table:table-cell office:value-type="float" office:value="16.3119263648987">
                <text:p>16.3119263648987</text:p>
              </table:table-cell>
              <table:table-cell office:value-type="float" office:value="16.3452579975128">
                <text:p>16.3452579975128</text:p>
              </table:table-cell>
              <table:table-cell office:value-type="float" office:value="16.4119207859039">
                <text:p>16.4119207859039</text:p>
              </table:table-cell>
              <table:table-cell office:value-type="float" office:value="16.4452519416809">
                <text:p>16.4452519416809</text:p>
              </table:table-cell>
              <table:table-cell office:value-type="float" office:value="16.5452442169189">
                <text:p>16.5452442169189</text:p>
              </table:table-cell>
              <table:table-cell office:value-type="float" office:value="16.7452230453491">
                <text:p>16.7452230453491</text:p>
              </table:table-cell>
              <table:table-cell office:value-type="float" office:value="16.8118810653687">
                <text:p>16.8118810653687</text:p>
              </table:table-cell>
              <table:table-cell office:value-type="float" office:value="16.8785445690155">
                <text:p>16.8785445690155</text:p>
              </table:table-cell>
              <table:table-cell office:value-type="float" office:value="16.9452123641968">
                <text:p>16.9452123641968</text:p>
              </table:table-cell>
              <table:table-cell office:value-type="float" office:value="17.0785455703735">
                <text:p>17.0785455703735</text:p>
              </table:table-cell>
              <table:table-cell office:value-type="float" office:value="17.1452112197876">
                <text:p>17.1452112197876</text:p>
              </table:table-cell>
              <table:table-cell office:value-type="float" office:value="17.2785391807556">
                <text:p>17.2785391807556</text:p>
              </table:table-cell>
              <table:table-cell office:value-type="float" office:value="17.3452024459839">
                <text:p>17.3452024459839</text:p>
              </table:table-cell>
              <table:table-cell office:value-type="float" office:value="17.4118645191193">
                <text:p>17.4118645191193</text:p>
              </table:table-cell>
              <table:table-cell office:value-type="float" office:value="17.4451949596405">
                <text:p>17.4451949596405</text:p>
              </table:table-cell>
              <table:table-cell office:value-type="float" office:value="17.4785256385803">
                <text:p>17.4785256385803</text:p>
              </table:table-cell>
              <table:table-cell office:value-type="float" office:value="17.511855840683">
                <text:p>17.511855840683</text:p>
              </table:table-cell>
              <table:table-cell office:value-type="float" office:value="17.5451860427856">
                <text:p>17.5451860427856</text:p>
              </table:table-cell>
              <table:table-cell office:value-type="float" office:value="17.5785157680511">
                <text:p>17.5785157680511</text:p>
              </table:table-cell>
              <table:table-cell office:value-type="float" office:value="17.6118457317352">
                <text:p>17.6118457317352</text:p>
              </table:table-cell>
              <table:table-cell office:value-type="float" office:value="17.6785044670105">
                <text:p>17.6785044670105</text:p>
              </table:table-cell>
              <table:table-cell office:value-type="float" office:value="17.7118334770203">
                <text:p>17.7118334770203</text:p>
              </table:table-cell>
              <table:table-cell office:value-type="float" office:value="17.7784910202026">
                <text:p>17.7784910202026</text:p>
              </table:table-cell>
              <table:table-cell office:value-type="float" office:value="17.8451480865479">
                <text:p>17.8451480865479</text:p>
              </table:table-cell>
              <table:table-cell office:value-type="float" office:value="17.9118158817291">
                <text:p>17.9118158817291</text:p>
              </table:table-cell>
              <table:table-cell office:value-type="float" office:value="17.9784827232361">
                <text:p>17.9784827232361</text:p>
              </table:table-cell>
              <table:table-cell office:value-type="float" office:value="18.0451483726501">
                <text:p>18.0451483726501</text:p>
              </table:table-cell>
              <table:table-cell office:value-type="float" office:value="18.1118135452271">
                <text:p>18.1118135452271</text:p>
              </table:table-cell>
              <table:table-cell office:value-type="float" office:value="18.1784777641296">
                <text:p>18.1784777641296</text:p>
              </table:table-cell>
              <table:table-cell office:value-type="float" office:value="18.2451410293579">
                <text:p>18.2451410293579</text:p>
              </table:table-cell>
              <table:table-cell office:value-type="float" office:value="18.3118035793304">
                <text:p>18.3118035793304</text:p>
              </table:table-cell>
              <table:table-cell office:value-type="float" office:value="18.3784654140472">
                <text:p>18.3784654140472</text:p>
              </table:table-cell>
              <table:table-cell office:value-type="float" office:value="18.4451262950897">
                <text:p>18.4451262950897</text:p>
              </table:table-cell>
              <table:table-cell office:value-type="float" office:value="18.5117864608765">
                <text:p>18.5117864608765</text:p>
              </table:table-cell>
              <table:table-cell office:value-type="float" office:value="18.5784451961517">
                <text:p>18.5784451961517</text:p>
              </table:table-cell>
              <table:table-cell office:value-type="float" office:value="18.6451036930084">
                <text:p>18.6451036930084</text:p>
              </table:table-cell>
              <table:table-cell office:value-type="float" office:value="18.6784327030182">
                <text:p>18.6784327030182</text:p>
              </table:table-cell>
              <table:table-cell office:value-type="float" office:value="18.7117612361908">
                <text:p>18.7117612361908</text:p>
              </table:table-cell>
              <table:table-cell office:value-type="float" office:value="18.7450895309448">
                <text:p>18.7450895309448</text:p>
              </table:table-cell>
              <table:table-cell office:value-type="float" office:value="18.7784178256989">
                <text:p>18.7784178256989</text:p>
              </table:table-cell>
              <table:table-cell office:value-type="float" office:value="18.8117458820343">
                <text:p>18.8117458820343</text:p>
              </table:table-cell>
              <table:table-cell office:value-type="float" office:value="18.8450739383698">
                <text:p>18.8450739383698</text:p>
              </table:table-cell>
              <table:table-cell office:value-type="float" office:value="18.8784103393555">
                <text:p>18.8784103393555</text:p>
              </table:table-cell>
              <table:table-cell office:value-type="float" office:value="18.9117467403412">
                <text:p>18.9117467403412</text:p>
              </table:table-cell>
              <table:table-cell office:value-type="float" office:value="18.9450829029083">
                <text:p>18.9450829029083</text:p>
              </table:table-cell>
              <table:table-cell office:value-type="float" office:value="18.9784188270569">
                <text:p>18.9784188270569</text:p>
              </table:table-cell>
              <table:table-cell office:value-type="float" office:value="19.0117547512054">
                <text:p>19.0117547512054</text:p>
              </table:table-cell>
              <table:table-cell office:value-type="float" office:value="19.045090675354">
                <text:p>19.045090675354</text:p>
              </table:table-cell>
              <table:table-cell office:value-type="float" office:value="19.1117613315582">
                <text:p>19.1117613315582</text:p>
              </table:table-cell>
              <table:table-cell office:value-type="float" office:value="19.1784312725067">
                <text:p>19.1784312725067</text:p>
              </table:table-cell>
              <table:table-cell office:value-type="float" office:value="19.2117660045624">
                <text:p>19.2117660045624</text:p>
              </table:table-cell>
              <table:table-cell office:value-type="float" office:value="19.2784349918365">
                <text:p>19.2784349918365</text:p>
              </table:table-cell>
              <table:table-cell office:value-type="float" office:value="19.3117692470551">
                <text:p>19.3117692470551</text:p>
              </table:table-cell>
              <table:table-cell office:value-type="float" office:value="19.3451035022736">
                <text:p>19.3451035022736</text:p>
              </table:table-cell>
              <table:table-cell office:value-type="float" office:value="19.3784372806549">
                <text:p>19.3784372806549</text:p>
              </table:table-cell>
              <table:table-cell office:value-type="float" office:value="19.4117710590363">
                <text:p>19.4117710590363</text:p>
              </table:table-cell>
              <table:table-cell office:value-type="float" office:value="19.4451043605804">
                <text:p>19.4451043605804</text:p>
              </table:table-cell>
              <table:table-cell office:value-type="float" office:value="19.4784379005432">
                <text:p>19.4784379005432</text:p>
              </table:table-cell>
              <table:table-cell office:value-type="float" office:value="19.5117709636688">
                <text:p>19.5117709636688</text:p>
              </table:table-cell>
              <table:table-cell office:value-type="float" office:value="19.57843708992">
                <text:p>19.57843708992</text:p>
              </table:table-cell>
              <table:table-cell office:value-type="float" office:value="19.6117694377899">
                <text:p>19.6117694377899</text:p>
              </table:table-cell>
              <table:table-cell office:value-type="float" office:value="19.6784343719482">
                <text:p>19.6784343719482</text:p>
              </table:table-cell>
              <table:table-cell office:value-type="float" office:value="19.7450983524323">
                <text:p>19.7450983524323</text:p>
              </table:table-cell>
              <table:table-cell office:value-type="float" office:value="19.8117616176605">
                <text:p>19.8117616176605</text:p>
              </table:table-cell>
              <table:table-cell office:value-type="float" office:value="19.8784277439117">
                <text:p>19.8784277439117</text:p>
              </table:table-cell>
              <table:table-cell office:value-type="float" office:value="19.9450960159302">
                <text:p>19.9450960159302</text:p>
              </table:table-cell>
              <table:table-cell office:value-type="float" office:value="20.0117630958557">
                <text:p>20.0117630958557</text:p>
              </table:table-cell>
              <table:table-cell office:value-type="float" office:value="20.0784294605255">
                <text:p>20.0784294605255</text:p>
              </table:table-cell>
              <table:table-cell office:value-type="float" office:value="20.1450951099396">
                <text:p>20.1450951099396</text:p>
              </table:table-cell>
              <table:table-cell office:value-type="float" office:value="20.2117600440979">
                <text:p>20.2117600440979</text:p>
              </table:table-cell>
              <table:table-cell office:value-type="float" office:value="20.2784237861633">
                <text:p>20.2784237861633</text:p>
              </table:table-cell>
              <table:table-cell office:value-type="float" office:value="20.345086812973">
                <text:p>20.345086812973</text:p>
              </table:table-cell>
              <table:table-cell office:value-type="float" office:value="20.4117493629456">
                <text:p>20.4117493629456</text:p>
              </table:table-cell>
              <table:table-cell office:value-type="float" office:value="20.4450800418854">
                <text:p>20.4450800418854</text:p>
              </table:table-cell>
              <table:table-cell office:value-type="float" office:value="20.4784109592438">
                <text:p>20.4784109592438</text:p>
              </table:table-cell>
              <table:table-cell office:value-type="float" office:value="20.5117411613464">
                <text:p>20.5117411613464</text:p>
              </table:table-cell>
              <table:table-cell office:value-type="float" office:value="20.5450716018677">
                <text:p>20.5450716018677</text:p>
              </table:table-cell>
              <table:table-cell office:value-type="float" office:value="20.5784015655518">
                <text:p>20.5784015655518</text:p>
              </table:table-cell>
              <table:table-cell office:value-type="float" office:value="20.6117315292358">
                <text:p>20.6117315292358</text:p>
              </table:table-cell>
              <table:table-cell office:value-type="float" office:value="20.6450610160828">
                <text:p>20.6450610160828</text:p>
              </table:table-cell>
              <table:table-cell office:value-type="float" office:value="20.6783902645111">
                <text:p>20.6783902645111</text:p>
              </table:table-cell>
              <table:table-cell office:value-type="float" office:value="20.7117195129395">
                <text:p>20.7117195129395</text:p>
              </table:table-cell>
              <table:table-cell office:value-type="float" office:value="20.7450485229492">
                <text:p>20.7450485229492</text:p>
              </table:table-cell>
              <table:table-cell office:value-type="float" office:value="20.778377532959">
                <text:p>20.778377532959</text:p>
              </table:table-cell>
              <table:table-cell office:value-type="float" office:value="20.8450345993042">
                <text:p>20.8450345993042</text:p>
              </table:table-cell>
              <table:table-cell office:value-type="float" office:value="20.911922454834">
                <text:p>20.911922454834</text:p>
              </table:table-cell>
              <table:table-cell office:value-type="float" office:value="20.9788148403168">
                <text:p>20.9788148403168</text:p>
              </table:table-cell>
              <table:table-cell office:value-type="float" office:value="21.0122630596161">
                <text:p>21.0122630596161</text:p>
              </table:table-cell>
              <table:table-cell office:value-type="float" office:value="21.079163312912">
                <text:p>21.079163312912</text:p>
              </table:table-cell>
              <table:table-cell office:value-type="float" office:value="21.146068572998">
                <text:p>21.146068572998</text:p>
              </table:table-cell>
              <table:table-cell office:value-type="float" office:value="21.2129788398743">
                <text:p>21.2129788398743</text:p>
              </table:table-cell>
              <table:table-cell office:value-type="float" office:value="21.2798938751221">
                <text:p>21.2798938751221</text:p>
              </table:table-cell>
              <table:table-cell office:value-type="float" office:value="21.3133533000946">
                <text:p>21.3133533000946</text:p>
              </table:table-cell>
              <table:table-cell office:value-type="float" office:value="21.34681391716">
                <text:p>21.34681391716</text:p>
              </table:table-cell>
              <table:table-cell office:value-type="float" office:value="21.4137392044067">
                <text:p>21.4137392044067</text:p>
              </table:table-cell>
              <table:table-cell office:value-type="float" office:value="21.4806694984436">
                <text:p>21.4806694984436</text:p>
              </table:table-cell>
              <table:table-cell office:value-type="float" office:value="21.5476045608521">
                <text:p>21.5476045608521</text:p>
              </table:table-cell>
              <table:table-cell office:value-type="float" office:value="21.6145446300507">
                <text:p>21.6145446300507</text:p>
              </table:table-cell>
              <table:table-cell office:value-type="float" office:value="21.6814897060394">
                <text:p>21.6814897060394</text:p>
              </table:table-cell>
              <table:table-cell office:value-type="float" office:value="21.7484400272369">
                <text:p>21.7484400272369</text:p>
              </table:table-cell>
              <table:table-cell office:value-type="float" office:value="21.815395116806">
                <text:p>21.815395116806</text:p>
              </table:table-cell>
              <table:table-cell office:value-type="float" office:value="21.8822252750397">
                <text:p>21.8822252750397</text:p>
              </table:table-cell>
              <table:table-cell office:value-type="float" office:value="21.9489336013794">
                <text:p>21.9489336013794</text:p>
              </table:table-cell>
              <table:table-cell office:value-type="float" office:value="21.98228764534">
                <text:p>21.98228764534</text:p>
              </table:table-cell>
              <table:table-cell office:value-type="float" office:value="22.0156416893005">
                <text:p>22.0156416893005</text:p>
              </table:table-cell>
              <table:table-cell office:value-type="float" office:value="22.0489954948425">
                <text:p>22.0489954948425</text:p>
              </table:table-cell>
              <table:table-cell office:value-type="float" office:value="22.0823495388031">
                <text:p>22.0823495388031</text:p>
              </table:table-cell>
              <table:table-cell office:value-type="float" office:value="22.1157035827637">
                <text:p>22.1157035827637</text:p>
              </table:table-cell>
              <table:table-cell office:value-type="float" office:value="22.1490573883057">
                <text:p>22.1490573883057</text:p>
              </table:table-cell>
              <table:table-cell office:value-type="float" office:value="22.1824114322662">
                <text:p>22.1824114322662</text:p>
              </table:table-cell>
              <table:table-cell office:value-type="float" office:value="22.2157652378082">
                <text:p>22.2157652378082</text:p>
              </table:table-cell>
              <table:table-cell office:value-type="float" office:value="22.2491188049316">
                <text:p>22.2491188049316</text:p>
              </table:table-cell>
              <table:table-cell office:value-type="float" office:value="22.2824726104736">
                <text:p>22.2824726104736</text:p>
              </table:table-cell>
              <table:table-cell office:value-type="float" office:value="22.3158264160156">
                <text:p>22.3158264160156</text:p>
              </table:table-cell>
              <table:table-cell office:value-type="float" office:value="22.3491802215576">
                <text:p>22.3491802215576</text:p>
              </table:table-cell>
              <table:table-cell office:value-type="float" office:value="22.382533788681">
                <text:p>22.382533788681</text:p>
              </table:table-cell>
              <table:table-cell office:value-type="float" office:value="22.4158873558044">
                <text:p>22.4158873558044</text:p>
              </table:table-cell>
              <table:table-cell office:value-type="float" office:value="22.5159480571747">
                <text:p>22.5159480571747</text:p>
              </table:table-cell>
              <table:table-cell office:value-type="float" office:value="22.5826549530029">
                <text:p>22.5826549530029</text:p>
              </table:table-cell>
              <table:table-cell office:value-type="float" office:value="22.6160085201263">
                <text:p>22.6160085201263</text:p>
              </table:table-cell>
              <table:table-cell office:value-type="float" office:value="22.6493618488312">
                <text:p>22.6493618488312</text:p>
              </table:table-cell>
              <table:table-cell office:value-type="float" office:value="22.6827154159546">
                <text:p>22.6827154159546</text:p>
              </table:table-cell>
              <table:table-cell office:value-type="float" office:value="22.7160685062408">
                <text:p>22.7160685062408</text:p>
              </table:table-cell>
              <table:table-cell office:value-type="float" office:value="22.7494218349457">
                <text:p>22.7494218349457</text:p>
              </table:table-cell>
              <table:table-cell office:value-type="float" office:value="22.7827751636505">
                <text:p>22.7827751636505</text:p>
              </table:table-cell>
              <table:table-cell office:value-type="float" office:value="22.8161284923553">
                <text:p>22.8161284923553</text:p>
              </table:table-cell>
              <table:table-cell office:value-type="float" office:value="22.8494815826416">
                <text:p>22.849481582641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7.B1:tfoot7.NQ1</svg:desc>
                </draw:g>
              </table:table-cell>
              <table:table-cell office:value-type="float" office:value="0.033355712890625">
                <text:p>0.033355712890625</text:p>
              </table:table-cell>
              <table:table-cell office:value-type="float" office:value="0.06671142578125">
                <text:p>0.06671142578125</text:p>
              </table:table-cell>
              <table:table-cell office:value-type="float" office:value="0.100067138671875">
                <text:p>0.100067138671875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78564453125">
                <text:p>0.166778564453125</text:p>
              </table:table-cell>
              <table:table-cell office:value-type="float" office:value="0.20013427734375">
                <text:p>0.20013427734375</text:p>
              </table:table-cell>
              <table:table-cell office:value-type="float" office:value="0.233489990234375">
                <text:p>0.233489990234375</text:p>
              </table:table-cell>
              <table:table-cell office:value-type="float" office:value="0.266845703125">
                <text:p>0.266845703125</text:p>
              </table:table-cell>
              <table:table-cell office:value-type="float" office:value="0.300201416015625">
                <text:p>0.300201416015625</text:p>
              </table:table-cell>
              <table:table-cell office:value-type="float" office:value="0.33355712890625">
                <text:p>0.33355712890625</text:p>
              </table:table-cell>
              <table:table-cell office:value-type="float" office:value="0.366912603378296">
                <text:p>0.366912603378296</text:p>
              </table:table-cell>
              <table:table-cell office:value-type="float" office:value="0.400268316268921">
                <text:p>0.400268316268921</text:p>
              </table:table-cell>
              <table:table-cell office:value-type="float" office:value="0.433624029159546">
                <text:p>0.433624029159546</text:p>
              </table:table-cell>
              <table:table-cell office:value-type="float" office:value="0.500335216522217">
                <text:p>0.500335216522217</text:p>
              </table:table-cell>
              <table:table-cell office:value-type="float" office:value="0.533690929412842">
                <text:p>0.533690929412842</text:p>
              </table:table-cell>
              <table:table-cell office:value-type="float" office:value="0.567046642303467">
                <text:p>0.567046642303467</text:p>
              </table:table-cell>
              <table:table-cell office:value-type="float" office:value="0.600402116775513">
                <text:p>0.600402116775513</text:p>
              </table:table-cell>
              <table:table-cell office:value-type="float" office:value="0.667113304138184">
                <text:p>0.667113304138184</text:p>
              </table:table-cell>
              <table:table-cell office:value-type="float" office:value="0.700469017028809">
                <text:p>0.700469017028809</text:p>
              </table:table-cell>
              <table:table-cell office:value-type="float" office:value="0.733824491500855">
                <text:p>0.733824491500855</text:p>
              </table:table-cell>
              <table:table-cell office:value-type="float" office:value="0.767181873321533">
                <text:p>0.767181873321533</text:p>
              </table:table-cell>
              <table:table-cell office:value-type="float" office:value="0.800539255142212">
                <text:p>0.800539255142212</text:p>
              </table:table-cell>
              <table:table-cell office:value-type="float" office:value="0.86725378036499">
                <text:p>0.86725378036499</text:p>
              </table:table-cell>
              <table:table-cell office:value-type="float" office:value="0.933968782424927">
                <text:p>0.933968782424927</text:p>
              </table:table-cell>
              <table:table-cell office:value-type="float" office:value="0.967326164245606">
                <text:p>0.967326164245606</text:p>
              </table:table-cell>
              <table:table-cell office:value-type="float" office:value="1.00068354606628">
                <text:p>1.00068354606628</text:p>
              </table:table-cell>
              <table:table-cell office:value-type="float" office:value="1.03404092788696">
                <text:p>1.03404092788696</text:p>
              </table:table-cell>
              <table:table-cell office:value-type="float" office:value="1.06739830970764">
                <text:p>1.06739830970764</text:p>
              </table:table-cell>
              <table:table-cell office:value-type="float" office:value="1.13411331176758">
                <text:p>1.13411331176758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0082807540894">
                <text:p>1.20082807540894</text:p>
              </table:table-cell>
              <table:table-cell office:value-type="float" office:value="1.23418569564819">
                <text:p>1.23418569564819</text:p>
              </table:table-cell>
              <table:table-cell office:value-type="float" office:value="1.26754331588745">
                <text:p>1.26754331588745</text:p>
              </table:table-cell>
              <table:table-cell office:value-type="float" office:value="1.33425831794739">
                <text:p>1.33425831794739</text:p>
              </table:table-cell>
              <table:table-cell office:value-type="float" office:value="1.40097308158875">
                <text:p>1.40097308158875</text:p>
              </table:table-cell>
              <table:table-cell office:value-type="float" office:value="1.46768832206726">
                <text:p>1.46768832206726</text:p>
              </table:table-cell>
              <table:table-cell office:value-type="float" office:value="1.50104594230652">
                <text:p>1.50104594230652</text:p>
              </table:table-cell>
              <table:table-cell office:value-type="float" office:value="1.5344033241272">
                <text:p>1.5344033241272</text:p>
              </table:table-cell>
              <table:table-cell office:value-type="float" office:value="1.56776094436646">
                <text:p>1.56776094436646</text:p>
              </table:table-cell>
              <table:table-cell office:value-type="float" office:value="1.60111832618713">
                <text:p>1.60111832618713</text:p>
              </table:table-cell>
              <table:table-cell office:value-type="float" office:value="1.63447594642639">
                <text:p>1.63447594642639</text:p>
              </table:table-cell>
              <table:table-cell office:value-type="float" office:value="1.66783380508423">
                <text:p>1.66783380508423</text:p>
              </table:table-cell>
              <table:table-cell office:value-type="float" office:value="1.73454880714417">
                <text:p>1.73454880714417</text:p>
              </table:table-cell>
              <table:table-cell office:value-type="float" office:value="1.76790571212769">
                <text:p>1.76790571212769</text:p>
              </table:table-cell>
              <table:table-cell office:value-type="float" office:value="1.80126285552979">
                <text:p>1.80126285552979</text:p>
              </table:table-cell>
              <table:table-cell office:value-type="float" office:value="1.86797690391541">
                <text:p>1.86797690391541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3469095230103">
                <text:p>1.93469095230103</text:p>
              </table:table-cell>
              <table:table-cell office:value-type="float" office:value="1.96804785728455">
                <text:p>1.96804785728455</text:p>
              </table:table-cell>
              <table:table-cell office:value-type="float" office:value="2.00140500068665">
                <text:p>2.00140500068665</text:p>
              </table:table-cell>
              <table:table-cell office:value-type="float" office:value="2.06811881065369">
                <text:p>2.06811881065369</text:p>
              </table:table-cell>
              <table:table-cell office:value-type="float" office:value="2.13483309745789">
                <text:p>2.13483309745789</text:p>
              </table:table-cell>
              <table:table-cell office:value-type="float" office:value="2.16819024085999">
                <text:p>2.16819024085999</text:p>
              </table:table-cell>
              <table:table-cell office:value-type="float" office:value="2.20154714584351">
                <text:p>2.20154714584351</text:p>
              </table:table-cell>
              <table:table-cell office:value-type="float" office:value="2.23490428924561">
                <text:p>2.23490428924561</text:p>
              </table:table-cell>
              <table:table-cell office:value-type="float" office:value="2.30161833763123">
                <text:p>2.30161833763123</text:p>
              </table:table-cell>
              <table:table-cell office:value-type="float" office:value="2.33497548103333">
                <text:p>2.33497548103333</text:p>
              </table:table-cell>
              <table:table-cell office:value-type="float" office:value="2.36833238601685">
                <text:p>2.36833238601685</text:p>
              </table:table-cell>
              <table:table-cell office:value-type="float" office:value="2.50176095962524">
                <text:p>2.50176095962524</text:p>
              </table:table-cell>
              <table:table-cell office:value-type="float" office:value="2.53511810302734">
                <text:p>2.53511810302734</text:p>
              </table:table-cell>
              <table:table-cell office:value-type="float" office:value="2.60183238983154">
                <text:p>2.60183238983154</text:p>
              </table:table-cell>
              <table:table-cell office:value-type="float" office:value="2.63518953323364">
                <text:p>2.63518953323364</text:p>
              </table:table-cell>
              <table:table-cell office:value-type="float" office:value="2.66854667663574">
                <text:p>2.66854667663574</text:p>
              </table:table-cell>
              <table:table-cell office:value-type="float" office:value="2.70190382003784">
                <text:p>2.70190382003784</text:p>
              </table:table-cell>
              <table:table-cell office:value-type="float" office:value="2.73526096343994">
                <text:p>2.73526096343994</text:p>
              </table:table-cell>
              <table:table-cell office:value-type="float" office:value="2.76862287521362">
                <text:p>2.76862287521362</text:p>
              </table:table-cell>
              <table:table-cell office:value-type="float" office:value="2.8019847869873">
                <text:p>2.8019847869873</text:p>
              </table:table-cell>
              <table:table-cell office:value-type="float" office:value="2.86870861053467">
                <text:p>2.86870861053467</text:p>
              </table:table-cell>
              <table:table-cell office:value-type="float" office:value="3.06888127326965">
                <text:p>3.06888127326965</text:p>
              </table:table-cell>
              <table:table-cell office:value-type="float" office:value="3.33578014373779">
                <text:p>3.33578014373779</text:p>
              </table:table-cell>
              <table:table-cell office:value-type="float" office:value="3.43586778640747">
                <text:p>3.43586778640747</text:p>
              </table:table-cell>
              <table:table-cell office:value-type="float" office:value="3.50259327888489">
                <text:p>3.50259327888489</text:p>
              </table:table-cell>
              <table:table-cell office:value-type="float" office:value="3.5693187713623">
                <text:p>3.5693187713623</text:p>
              </table:table-cell>
              <table:table-cell office:value-type="float" office:value="3.63604426383972">
                <text:p>3.63604426383972</text:p>
              </table:table-cell>
              <table:table-cell office:value-type="float" office:value="3.70276999473572">
                <text:p>3.70276999473572</text:p>
              </table:table-cell>
              <table:table-cell office:value-type="float" office:value="3.83620119094849">
                <text:p>3.83620119094849</text:p>
              </table:table-cell>
              <table:table-cell office:value-type="float" office:value="3.90291333198547">
                <text:p>3.90291333198547</text:p>
              </table:table-cell>
              <table:table-cell office:value-type="float" office:value="3.96962547302246">
                <text:p>3.96962547302246</text:p>
              </table:table-cell>
              <table:table-cell office:value-type="float" office:value="4.16976141929626">
                <text:p>4.16976141929626</text:p>
              </table:table-cell>
              <table:table-cell office:value-type="float" office:value="4.43660879135132">
                <text:p>4.43660879135132</text:p>
              </table:table-cell>
              <table:table-cell office:value-type="float" office:value="4.50332045555115">
                <text:p>4.50332045555115</text:p>
              </table:table-cell>
              <table:table-cell office:value-type="float" office:value="4.57003211975098">
                <text:p>4.57003211975098</text:p>
              </table:table-cell>
              <table:table-cell office:value-type="float" office:value="4.63674354553223">
                <text:p>4.63674354553223</text:p>
              </table:table-cell>
              <table:table-cell office:value-type="float" office:value="4.70345520973206">
                <text:p>4.70345520973206</text:p>
              </table:table-cell>
              <table:table-cell office:value-type="float" office:value="4.73681092262268">
                <text:p>4.73681092262268</text:p>
              </table:table-cell>
              <table:table-cell office:value-type="float" office:value="4.80352592468262">
                <text:p>4.80352592468262</text:p>
              </table:table-cell>
              <table:table-cell office:value-type="float" office:value="5.07181453704834">
                <text:p>5.07181453704834</text:p>
              </table:table-cell>
              <table:table-cell office:value-type="float" office:value="5.10538101196289">
                <text:p>5.10538101196289</text:p>
              </table:table-cell>
              <table:table-cell office:value-type="float" office:value="5.1389491558075">
                <text:p>5.1389491558075</text:p>
              </table:table-cell>
              <table:table-cell office:value-type="float" office:value="5.172518491745">
                <text:p>5.172518491745</text:p>
              </table:table-cell>
              <table:table-cell office:value-type="float" office:value="5.20608901977539">
                <text:p>5.20608901977539</text:p>
              </table:table-cell>
              <table:table-cell office:value-type="float" office:value="5.27323412895203">
                <text:p>5.27323412895203</text:p>
              </table:table-cell>
              <table:table-cell office:value-type="float" office:value="5.30680823326111">
                <text:p>5.30680823326111</text:p>
              </table:table-cell>
              <table:table-cell office:value-type="float" office:value="5.47469973564148">
                <text:p>5.47469973564148</text:p>
              </table:table-cell>
              <table:table-cell office:value-type="float" office:value="5.84416794776917">
                <text:p>5.84416794776917</text:p>
              </table:table-cell>
              <table:table-cell office:value-type="float" office:value="5.87750315666199">
                <text:p>5.87750315666199</text:p>
              </table:table-cell>
              <table:table-cell office:value-type="float" office:value="5.91083812713623">
                <text:p>5.91083812713623</text:p>
              </table:table-cell>
              <table:table-cell office:value-type="float" office:value="5.94417309761047">
                <text:p>5.94417309761047</text:p>
              </table:table-cell>
              <table:table-cell office:value-type="float" office:value="5.97750782966614">
                <text:p>5.97750782966614</text:p>
              </table:table-cell>
              <table:table-cell office:value-type="float" office:value="6.01084208488464">
                <text:p>6.01084208488464</text:p>
              </table:table-cell>
              <table:table-cell office:value-type="float" office:value="6.04417634010315">
                <text:p>6.04417634010315</text:p>
              </table:table-cell>
              <table:table-cell office:value-type="float" office:value="6.07751059532166">
                <text:p>6.07751059532166</text:p>
              </table:table-cell>
              <table:table-cell office:value-type="float" office:value="6.14417791366577">
                <text:p>6.14417791366577</text:p>
              </table:table-cell>
              <table:table-cell office:value-type="float" office:value="6.21084475517273">
                <text:p>6.21084475517273</text:p>
              </table:table-cell>
              <table:table-cell office:value-type="float" office:value="6.27751064300537">
                <text:p>6.27751064300537</text:p>
              </table:table-cell>
              <table:table-cell office:value-type="float" office:value="6.41084027290344">
                <text:p>6.41084027290344</text:p>
              </table:table-cell>
              <table:table-cell office:value-type="float" office:value="6.47750425338745">
                <text:p>6.47750425338745</text:p>
              </table:table-cell>
              <table:table-cell office:value-type="float" office:value="6.51083564758301">
                <text:p>6.51083564758301</text:p>
              </table:table-cell>
              <table:table-cell office:value-type="float" office:value="6.54416704177856">
                <text:p>6.54416704177856</text:p>
              </table:table-cell>
              <table:table-cell office:value-type="float" office:value="6.61082911491394">
                <text:p>6.61082911491394</text:p>
              </table:table-cell>
              <table:table-cell office:value-type="float" office:value="6.77748084068298">
                <text:p>6.77748084068298</text:p>
              </table:table-cell>
              <table:table-cell office:value-type="float" office:value="6.84414148330689">
                <text:p>6.84414148330689</text:p>
              </table:table-cell>
              <table:table-cell office:value-type="float" office:value="6.94414854049683">
                <text:p>6.94414854049683</text:p>
              </table:table-cell>
              <table:table-cell office:value-type="float" office:value="6.97748351097107">
                <text:p>6.97748351097107</text:p>
              </table:table-cell>
              <table:table-cell office:value-type="float" office:value="7.01081871986389">
                <text:p>7.01081871986389</text:p>
              </table:table-cell>
              <table:table-cell office:value-type="float" office:value="7.04415345191956">
                <text:p>7.04415345191956</text:p>
              </table:table-cell>
              <table:table-cell office:value-type="float" office:value="7.07748818397522">
                <text:p>7.07748818397522</text:p>
              </table:table-cell>
              <table:table-cell office:value-type="float" office:value="7.11082267761231">
                <text:p>7.11082267761231</text:p>
              </table:table-cell>
              <table:table-cell office:value-type="float" office:value="7.14415693283081">
                <text:p>7.14415693283081</text:p>
              </table:table-cell>
              <table:table-cell office:value-type="float" office:value="7.17749118804932">
                <text:p>7.17749118804932</text:p>
              </table:table-cell>
              <table:table-cell office:value-type="float" office:value="7.21082520484924">
                <text:p>7.21082520484924</text:p>
              </table:table-cell>
              <table:table-cell office:value-type="float" office:value="7.24415874481201">
                <text:p>7.24415874481201</text:p>
              </table:table-cell>
              <table:table-cell office:value-type="float" office:value="7.27749252319336">
                <text:p>7.27749252319336</text:p>
              </table:table-cell>
              <table:table-cell office:value-type="float" office:value="7.31082558631897">
                <text:p>7.31082558631897</text:p>
              </table:table-cell>
              <table:table-cell office:value-type="float" office:value="7.37749195098877">
                <text:p>7.37749195098877</text:p>
              </table:table-cell>
              <table:table-cell office:value-type="float" office:value="7.4108247756958">
                <text:p>7.4108247756958</text:p>
              </table:table-cell>
              <table:table-cell office:value-type="float" office:value="7.51082181930542">
                <text:p>7.51082181930542</text:p>
              </table:table-cell>
              <table:table-cell office:value-type="float" office:value="7.54415369033814">
                <text:p>7.54415369033814</text:p>
              </table:table-cell>
              <table:table-cell office:value-type="float" office:value="7.61081743240356">
                <text:p>7.61081743240356</text:p>
              </table:table-cell>
              <table:table-cell office:value-type="float" office:value="7.64414858818054">
                <text:p>7.64414858818054</text:p>
              </table:table-cell>
              <table:table-cell office:value-type="float" office:value="7.71081113815308">
                <text:p>7.71081113815308</text:p>
              </table:table-cell>
              <table:table-cell office:value-type="float" office:value="7.74414205551147">
                <text:p>7.74414205551147</text:p>
              </table:table-cell>
              <table:table-cell office:value-type="float" office:value="7.77747273445129">
                <text:p>7.77747273445129</text:p>
              </table:table-cell>
              <table:table-cell office:value-type="float" office:value="7.81080317497253">
                <text:p>7.81080317497253</text:p>
              </table:table-cell>
              <table:table-cell office:value-type="float" office:value="7.84413456916809">
                <text:p>7.84413456916809</text:p>
              </table:table-cell>
              <table:table-cell office:value-type="float" office:value="7.910808801651">
                <text:p>7.910808801651</text:p>
              </table:table-cell>
              <table:table-cell office:value-type="float" office:value="7.94414567947388">
                <text:p>7.94414567947388</text:p>
              </table:table-cell>
              <table:table-cell office:value-type="float" office:value="7.97748231887817">
                <text:p>7.97748231887817</text:p>
              </table:table-cell>
              <table:table-cell office:value-type="float" office:value="8.01081871986389">
                <text:p>8.01081871986389</text:p>
              </table:table-cell>
              <table:table-cell office:value-type="float" office:value="8.14416337013245">
                <text:p>8.14416337013245</text:p>
              </table:table-cell>
              <table:table-cell office:value-type="float" office:value="8.17749905586243">
                <text:p>8.17749905586243</text:p>
              </table:table-cell>
              <table:table-cell office:value-type="float" office:value="8.21083450317383">
                <text:p>8.21083450317383</text:p>
              </table:table-cell>
              <table:table-cell office:value-type="float" office:value="8.41084408760071">
                <text:p>8.41084408760071</text:p>
              </table:table-cell>
              <table:table-cell office:value-type="float" office:value="8.47751235961914">
                <text:p>8.47751235961914</text:p>
              </table:table-cell>
              <table:table-cell office:value-type="float" office:value="8.54418015480042">
                <text:p>8.54418015480042</text:p>
              </table:table-cell>
              <table:table-cell office:value-type="float" office:value="8.61084723472595">
                <text:p>8.61084723472595</text:p>
              </table:table-cell>
              <table:table-cell office:value-type="float" office:value="8.64418029785156">
                <text:p>8.64418029785156</text:p>
              </table:table-cell>
              <table:table-cell office:value-type="float" office:value="8.67751359939575">
                <text:p>8.67751359939575</text:p>
              </table:table-cell>
              <table:table-cell office:value-type="float" office:value="8.71084642410278">
                <text:p>8.71084642410278</text:p>
              </table:table-cell>
              <table:table-cell office:value-type="float" office:value="8.74417924880981">
                <text:p>8.74417924880981</text:p>
              </table:table-cell>
              <table:table-cell office:value-type="float" office:value="8.77751183509827">
                <text:p>8.77751183509827</text:p>
              </table:table-cell>
              <table:table-cell office:value-type="float" office:value="8.81084418296814">
                <text:p>8.81084418296814</text:p>
              </table:table-cell>
              <table:table-cell office:value-type="float" office:value="9.01103472709656">
                <text:p>9.01103472709656</text:p>
              </table:table-cell>
              <table:table-cell office:value-type="float" office:value="9.07777786254883">
                <text:p>9.07777786254883</text:p>
              </table:table-cell>
              <table:table-cell office:value-type="float" office:value="9.11114931106567">
                <text:p>9.11114931106567</text:p>
              </table:table-cell>
              <table:table-cell office:value-type="float" office:value="9.14452123641968">
                <text:p>9.14452123641968</text:p>
              </table:table-cell>
              <table:table-cell office:value-type="float" office:value="9.34475231170654">
                <text:p>9.34475231170654</text:p>
              </table:table-cell>
              <table:table-cell office:value-type="float" office:value="9.37812447547913">
                <text:p>9.37812447547913</text:p>
              </table:table-cell>
              <table:table-cell office:value-type="float" office:value="9.54498529434204">
                <text:p>9.54498529434204</text:p>
              </table:table-cell>
              <table:table-cell office:value-type="float" office:value="9.5783576965332">
                <text:p>9.5783576965332</text:p>
              </table:table-cell>
              <table:table-cell office:value-type="float" office:value="9.64510250091553">
                <text:p>9.64510250091553</text:p>
              </table:table-cell>
              <table:table-cell office:value-type="float" office:value="9.67847514152527">
                <text:p>9.67847514152527</text:p>
              </table:table-cell>
              <table:table-cell office:value-type="float" office:value="9.71184730529785">
                <text:p>9.71184730529785</text:p>
              </table:table-cell>
              <table:table-cell office:value-type="float" office:value="9.74521994590759">
                <text:p>9.74521994590759</text:p>
              </table:table-cell>
              <table:table-cell office:value-type="float" office:value="9.77859258651733">
                <text:p>9.77859258651733</text:p>
              </table:table-cell>
              <table:table-cell office:value-type="float" office:value="9.81196522712708">
                <text:p>9.81196522712708</text:p>
              </table:table-cell>
              <table:table-cell office:value-type="float" office:value="9.87867426872253">
                <text:p>9.87867426872253</text:p>
              </table:table-cell>
              <table:table-cell office:value-type="float" office:value="9.94534659385681">
                <text:p>9.94534659385681</text:p>
              </table:table-cell>
              <table:table-cell office:value-type="float" office:value="10.0120182037354">
                <text:p>10.0120182037354</text:p>
              </table:table-cell>
              <table:table-cell office:value-type="float" office:value="10.1786940097809">
                <text:p>10.1786940097809</text:p>
              </table:table-cell>
              <table:table-cell office:value-type="float" office:value="10.2120287418365">
                <text:p>10.2120287418365</text:p>
              </table:table-cell>
              <table:table-cell office:value-type="float" office:value="10.2453632354736">
                <text:p>10.2453632354736</text:p>
              </table:table-cell>
              <table:table-cell office:value-type="float" office:value="10.3120317459106">
                <text:p>10.3120317459106</text:p>
              </table:table-cell>
              <table:table-cell office:value-type="float" office:value="10.3786995410919">
                <text:p>10.3786995410919</text:p>
              </table:table-cell>
              <table:table-cell office:value-type="float" office:value="10.4453663825989">
                <text:p>10.4453663825989</text:p>
              </table:table-cell>
              <table:table-cell office:value-type="float" office:value="10.5120329856873">
                <text:p>10.5120329856873</text:p>
              </table:table-cell>
              <table:table-cell office:value-type="float" office:value="11.045352935791">
                <text:p>11.045352935791</text:p>
              </table:table-cell>
              <table:table-cell office:value-type="float" office:value="11.1120176315308">
                <text:p>11.1120176315308</text:p>
              </table:table-cell>
              <table:table-cell office:value-type="float" office:value="11.1786811351776">
                <text:p>11.1786811351776</text:p>
              </table:table-cell>
              <table:table-cell office:value-type="float" office:value="11.2453436851501">
                <text:p>11.2453436851501</text:p>
              </table:table-cell>
              <table:table-cell office:value-type="float" office:value="11.3120055198669">
                <text:p>11.3120055198669</text:p>
              </table:table-cell>
              <table:table-cell office:value-type="float" office:value="11.378666639328">
                <text:p>11.378666639328</text:p>
              </table:table-cell>
              <table:table-cell office:value-type="float" office:value="11.5453157424927">
                <text:p>11.5453157424927</text:p>
              </table:table-cell>
              <table:table-cell office:value-type="float" office:value="11.5786447525024">
                <text:p>11.5786447525024</text:p>
              </table:table-cell>
              <table:table-cell office:value-type="float" office:value="11.6119735240936">
                <text:p>11.6119735240936</text:p>
              </table:table-cell>
              <table:table-cell office:value-type="float" office:value="11.678631067276">
                <text:p>11.678631067276</text:p>
              </table:table-cell>
              <table:table-cell office:value-type="float" office:value="11.7119591236115">
                <text:p>11.7119591236115</text:p>
              </table:table-cell>
              <table:table-cell office:value-type="float" office:value="11.9119400978088">
                <text:p>11.9119400978088</text:p>
              </table:table-cell>
              <table:table-cell office:value-type="float" office:value="11.9452743530273">
                <text:p>11.9452743530273</text:p>
              </table:table-cell>
              <table:table-cell office:value-type="float" office:value="12.0119421482086">
                <text:p>12.0119421482086</text:p>
              </table:table-cell>
              <table:table-cell office:value-type="float" office:value="12.1452751159668">
                <text:p>12.1452751159668</text:p>
              </table:table-cell>
              <table:table-cell office:value-type="float" office:value="12.2119407653809">
                <text:p>12.2119407653809</text:p>
              </table:table-cell>
              <table:table-cell office:value-type="float" office:value="12.278605222702">
                <text:p>12.278605222702</text:p>
              </table:table-cell>
              <table:table-cell office:value-type="float" office:value="12.3452689647675">
                <text:p>12.3452689647675</text:p>
              </table:table-cell>
              <table:table-cell office:value-type="float" office:value="12.4119322299957">
                <text:p>12.4119322299957</text:p>
              </table:table-cell>
              <table:table-cell office:value-type="float" office:value="12.4452631473541">
                <text:p>12.4452631473541</text:p>
              </table:table-cell>
              <table:table-cell office:value-type="float" office:value="12.4785943031311">
                <text:p>12.4785943031311</text:p>
              </table:table-cell>
              <table:table-cell office:value-type="float" office:value="12.5119249820709">
                <text:p>12.5119249820709</text:p>
              </table:table-cell>
              <table:table-cell office:value-type="float" office:value="12.5452556610107">
                <text:p>12.5452556610107</text:p>
              </table:table-cell>
              <table:table-cell office:value-type="float" office:value="12.578586101532">
                <text:p>12.578586101532</text:p>
              </table:table-cell>
              <table:table-cell office:value-type="float" office:value="12.6785762310028">
                <text:p>12.6785762310028</text:p>
              </table:table-cell>
              <table:table-cell office:value-type="float" office:value="12.7452354431152">
                <text:p>12.7452354431152</text:p>
              </table:table-cell>
              <table:table-cell office:value-type="float" office:value="12.8118934631348">
                <text:p>12.8118934631348</text:p>
              </table:table-cell>
              <table:table-cell office:value-type="float" office:value="12.8785626888275">
                <text:p>12.8785626888275</text:p>
              </table:table-cell>
              <table:table-cell office:value-type="float" office:value="12.9119024276733">
                <text:p>12.9119024276733</text:p>
              </table:table-cell>
              <table:table-cell office:value-type="float" office:value="12.9785807132721">
                <text:p>12.9785807132721</text:p>
              </table:table-cell>
              <table:table-cell office:value-type="float" office:value="13.0452587604523">
                <text:p>13.0452587604523</text:p>
              </table:table-cell>
              <table:table-cell office:value-type="float" office:value="13.1119360923767">
                <text:p>13.1119360923767</text:p>
              </table:table-cell>
              <table:table-cell office:value-type="float" office:value="13.1786124706268">
                <text:p>13.1786124706268</text:p>
              </table:table-cell>
              <table:table-cell office:value-type="float" office:value="13.2452886104584">
                <text:p>13.2452886104584</text:p>
              </table:table-cell>
              <table:table-cell office:value-type="float" office:value="13.6119954586029">
                <text:p>13.6119954586029</text:p>
              </table:table-cell>
              <table:table-cell office:value-type="float" office:value="13.64533162117">
                <text:p>13.64533162117</text:p>
              </table:table-cell>
              <table:table-cell office:value-type="float" office:value="13.6786673069">
                <text:p>13.6786673069</text:p>
              </table:table-cell>
              <table:table-cell office:value-type="float" office:value="13.7120032310486">
                <text:p>13.7120032310486</text:p>
              </table:table-cell>
              <table:table-cell office:value-type="float" office:value="13.74533867836">
                <text:p>13.74533867836</text:p>
              </table:table-cell>
              <table:table-cell office:value-type="float" office:value="13.7786741256714">
                <text:p>13.7786741256714</text:p>
              </table:table-cell>
              <table:table-cell office:value-type="float" office:value="13.8120093345642">
                <text:p>13.8120093345642</text:p>
              </table:table-cell>
              <table:table-cell office:value-type="float" office:value="13.8786804676056">
                <text:p>13.8786804676056</text:p>
              </table:table-cell>
              <table:table-cell office:value-type="float" office:value="13.912015914917">
                <text:p>13.912015914917</text:p>
              </table:table-cell>
              <table:table-cell office:value-type="float" office:value="13.9453508853912">
                <text:p>13.9453508853912</text:p>
              </table:table-cell>
              <table:table-cell office:value-type="float" office:value="14.0120205879211">
                <text:p>14.0120205879211</text:p>
              </table:table-cell>
              <table:table-cell office:value-type="float" office:value="14.1120233535767">
                <text:p>14.1120233535767</text:p>
              </table:table-cell>
              <table:table-cell office:value-type="float" office:value="14.1453573703766">
                <text:p>14.1453573703766</text:p>
              </table:table-cell>
              <table:table-cell office:value-type="float" office:value="14.2120246887207">
                <text:p>14.2120246887207</text:p>
              </table:table-cell>
              <table:table-cell office:value-type="float" office:value="14.2453582286835">
                <text:p>14.2453582286835</text:p>
              </table:table-cell>
              <table:table-cell office:value-type="float" office:value="14.2786910533905">
                <text:p>14.2786910533905</text:p>
              </table:table-cell>
              <table:table-cell office:value-type="float" office:value="14.3120241165161">
                <text:p>14.3120241165161</text:p>
              </table:table-cell>
              <table:table-cell office:value-type="float" office:value="14.4786860942841">
                <text:p>14.4786860942841</text:p>
              </table:table-cell>
              <table:table-cell office:value-type="float" office:value="14.5120177268982">
                <text:p>14.5120177268982</text:p>
              </table:table-cell>
              <table:table-cell office:value-type="float" office:value="14.5453495979309">
                <text:p>14.5453495979309</text:p>
              </table:table-cell>
              <table:table-cell office:value-type="float" office:value="14.5786809921265">
                <text:p>14.5786809921265</text:p>
              </table:table-cell>
              <table:table-cell office:value-type="float" office:value="14.6120121479034">
                <text:p>14.6120121479034</text:p>
              </table:table-cell>
              <table:table-cell office:value-type="float" office:value="14.7120046615601">
                <text:p>14.7120046615601</text:p>
              </table:table-cell>
              <table:table-cell office:value-type="float" office:value="14.778665304184">
                <text:p>14.778665304184</text:p>
              </table:table-cell>
              <table:table-cell office:value-type="float" office:value="14.8453257083893">
                <text:p>14.8453257083893</text:p>
              </table:table-cell>
              <table:table-cell office:value-type="float" office:value="14.9119939804077">
                <text:p>14.9119939804077</text:p>
              </table:table-cell>
              <table:table-cell office:value-type="float" office:value="14.9786610603333">
                <text:p>14.9786610603333</text:p>
              </table:table-cell>
              <table:table-cell office:value-type="float" office:value="15.0453274250031">
                <text:p>15.0453274250031</text:p>
              </table:table-cell>
              <table:table-cell office:value-type="float" office:value="15.1119930744171">
                <text:p>15.1119930744171</text:p>
              </table:table-cell>
              <table:table-cell office:value-type="float" office:value="15.145325422287">
                <text:p>15.145325422287</text:p>
              </table:table-cell>
              <table:table-cell office:value-type="float" office:value="15.1786577701569">
                <text:p>15.1786577701569</text:p>
              </table:table-cell>
              <table:table-cell office:value-type="float" office:value="15.2119896411896">
                <text:p>15.2119896411896</text:p>
              </table:table-cell>
              <table:table-cell office:value-type="float" office:value="15.4453084468842">
                <text:p>15.4453084468842</text:p>
              </table:table-cell>
              <table:table-cell office:value-type="float" office:value="15.5119690895081">
                <text:p>15.5119690895081</text:p>
              </table:table-cell>
              <table:table-cell office:value-type="float" office:value="15.5786287784576">
                <text:p>15.5786287784576</text:p>
              </table:table-cell>
              <table:table-cell office:value-type="float" office:value="15.6452875137329">
                <text:p>15.6452875137329</text:p>
              </table:table-cell>
              <table:table-cell office:value-type="float" office:value="15.711945772171">
                <text:p>15.711945772171</text:p>
              </table:table-cell>
              <table:table-cell office:value-type="float" office:value="15.7786030769348">
                <text:p>15.7786030769348</text:p>
              </table:table-cell>
              <table:table-cell office:value-type="float" office:value="15.9119291305542">
                <text:p>15.9119291305542</text:p>
              </table:table-cell>
              <table:table-cell office:value-type="float" office:value="16.1785972118378">
                <text:p>16.1785972118378</text:p>
              </table:table-cell>
              <table:table-cell office:value-type="float" office:value="16.2119295597076">
                <text:p>16.2119295597076</text:p>
              </table:table-cell>
              <table:table-cell office:value-type="float" office:value="16.2785942554474">
                <text:p>16.2785942554474</text:p>
              </table:table-cell>
              <table:table-cell office:value-type="float" office:value="16.3119263648987">
                <text:p>16.3119263648987</text:p>
              </table:table-cell>
              <table:table-cell office:value-type="float" office:value="16.3452579975128">
                <text:p>16.3452579975128</text:p>
              </table:table-cell>
              <table:table-cell office:value-type="float" office:value="16.4119207859039">
                <text:p>16.4119207859039</text:p>
              </table:table-cell>
              <table:table-cell office:value-type="float" office:value="16.4452519416809">
                <text:p>16.4452519416809</text:p>
              </table:table-cell>
              <table:table-cell office:value-type="float" office:value="16.5452442169189">
                <text:p>16.5452442169189</text:p>
              </table:table-cell>
              <table:table-cell office:value-type="float" office:value="16.7452230453491">
                <text:p>16.7452230453491</text:p>
              </table:table-cell>
              <table:table-cell office:value-type="float" office:value="16.8118810653687">
                <text:p>16.8118810653687</text:p>
              </table:table-cell>
              <table:table-cell office:value-type="float" office:value="16.8785445690155">
                <text:p>16.8785445690155</text:p>
              </table:table-cell>
              <table:table-cell office:value-type="float" office:value="16.9452123641968">
                <text:p>16.9452123641968</text:p>
              </table:table-cell>
              <table:table-cell office:value-type="float" office:value="17.0785455703735">
                <text:p>17.0785455703735</text:p>
              </table:table-cell>
              <table:table-cell office:value-type="float" office:value="17.1452112197876">
                <text:p>17.1452112197876</text:p>
              </table:table-cell>
              <table:table-cell office:value-type="float" office:value="17.2785391807556">
                <text:p>17.2785391807556</text:p>
              </table:table-cell>
              <table:table-cell office:value-type="float" office:value="17.3452024459839">
                <text:p>17.3452024459839</text:p>
              </table:table-cell>
              <table:table-cell office:value-type="float" office:value="17.4118645191193">
                <text:p>17.4118645191193</text:p>
              </table:table-cell>
              <table:table-cell office:value-type="float" office:value="17.4451949596405">
                <text:p>17.4451949596405</text:p>
              </table:table-cell>
              <table:table-cell office:value-type="float" office:value="17.4785256385803">
                <text:p>17.4785256385803</text:p>
              </table:table-cell>
              <table:table-cell office:value-type="float" office:value="17.511855840683">
                <text:p>17.511855840683</text:p>
              </table:table-cell>
              <table:table-cell office:value-type="float" office:value="17.5451860427856">
                <text:p>17.5451860427856</text:p>
              </table:table-cell>
              <table:table-cell office:value-type="float" office:value="17.5785157680511">
                <text:p>17.5785157680511</text:p>
              </table:table-cell>
              <table:table-cell office:value-type="float" office:value="17.6118457317352">
                <text:p>17.6118457317352</text:p>
              </table:table-cell>
              <table:table-cell office:value-type="float" office:value="17.6785044670105">
                <text:p>17.6785044670105</text:p>
              </table:table-cell>
              <table:table-cell office:value-type="float" office:value="17.7118334770203">
                <text:p>17.7118334770203</text:p>
              </table:table-cell>
              <table:table-cell office:value-type="float" office:value="17.7784910202026">
                <text:p>17.7784910202026</text:p>
              </table:table-cell>
              <table:table-cell office:value-type="float" office:value="17.8451480865479">
                <text:p>17.8451480865479</text:p>
              </table:table-cell>
              <table:table-cell office:value-type="float" office:value="17.9118158817291">
                <text:p>17.9118158817291</text:p>
              </table:table-cell>
              <table:table-cell office:value-type="float" office:value="17.9784827232361">
                <text:p>17.9784827232361</text:p>
              </table:table-cell>
              <table:table-cell office:value-type="float" office:value="18.0451483726501">
                <text:p>18.0451483726501</text:p>
              </table:table-cell>
              <table:table-cell office:value-type="float" office:value="18.1118135452271">
                <text:p>18.1118135452271</text:p>
              </table:table-cell>
              <table:table-cell office:value-type="float" office:value="18.1784777641296">
                <text:p>18.1784777641296</text:p>
              </table:table-cell>
              <table:table-cell office:value-type="float" office:value="18.2451410293579">
                <text:p>18.2451410293579</text:p>
              </table:table-cell>
              <table:table-cell office:value-type="float" office:value="18.3118035793304">
                <text:p>18.3118035793304</text:p>
              </table:table-cell>
              <table:table-cell office:value-type="float" office:value="18.3784654140472">
                <text:p>18.3784654140472</text:p>
              </table:table-cell>
              <table:table-cell office:value-type="float" office:value="18.4451262950897">
                <text:p>18.4451262950897</text:p>
              </table:table-cell>
              <table:table-cell office:value-type="float" office:value="18.5117864608765">
                <text:p>18.5117864608765</text:p>
              </table:table-cell>
              <table:table-cell office:value-type="float" office:value="18.5784451961517">
                <text:p>18.5784451961517</text:p>
              </table:table-cell>
              <table:table-cell office:value-type="float" office:value="18.6451036930084">
                <text:p>18.6451036930084</text:p>
              </table:table-cell>
              <table:table-cell office:value-type="float" office:value="18.6784327030182">
                <text:p>18.6784327030182</text:p>
              </table:table-cell>
              <table:table-cell office:value-type="float" office:value="18.7117612361908">
                <text:p>18.7117612361908</text:p>
              </table:table-cell>
              <table:table-cell office:value-type="float" office:value="18.7450895309448">
                <text:p>18.7450895309448</text:p>
              </table:table-cell>
              <table:table-cell office:value-type="float" office:value="18.7784178256989">
                <text:p>18.7784178256989</text:p>
              </table:table-cell>
              <table:table-cell office:value-type="float" office:value="18.8117458820343">
                <text:p>18.8117458820343</text:p>
              </table:table-cell>
              <table:table-cell office:value-type="float" office:value="18.8450739383698">
                <text:p>18.8450739383698</text:p>
              </table:table-cell>
              <table:table-cell office:value-type="float" office:value="18.8784103393555">
                <text:p>18.8784103393555</text:p>
              </table:table-cell>
              <table:table-cell office:value-type="float" office:value="18.9117467403412">
                <text:p>18.9117467403412</text:p>
              </table:table-cell>
              <table:table-cell office:value-type="float" office:value="18.9450829029083">
                <text:p>18.9450829029083</text:p>
              </table:table-cell>
              <table:table-cell office:value-type="float" office:value="18.9784188270569">
                <text:p>18.9784188270569</text:p>
              </table:table-cell>
              <table:table-cell office:value-type="float" office:value="19.0117547512054">
                <text:p>19.0117547512054</text:p>
              </table:table-cell>
              <table:table-cell office:value-type="float" office:value="19.045090675354">
                <text:p>19.045090675354</text:p>
              </table:table-cell>
              <table:table-cell office:value-type="float" office:value="19.1117613315582">
                <text:p>19.1117613315582</text:p>
              </table:table-cell>
              <table:table-cell office:value-type="float" office:value="19.1784312725067">
                <text:p>19.1784312725067</text:p>
              </table:table-cell>
              <table:table-cell office:value-type="float" office:value="19.2117660045624">
                <text:p>19.2117660045624</text:p>
              </table:table-cell>
              <table:table-cell office:value-type="float" office:value="19.2784349918365">
                <text:p>19.2784349918365</text:p>
              </table:table-cell>
              <table:table-cell office:value-type="float" office:value="19.3117692470551">
                <text:p>19.3117692470551</text:p>
              </table:table-cell>
              <table:table-cell office:value-type="float" office:value="19.3451035022736">
                <text:p>19.3451035022736</text:p>
              </table:table-cell>
              <table:table-cell office:value-type="float" office:value="19.3784372806549">
                <text:p>19.3784372806549</text:p>
              </table:table-cell>
              <table:table-cell office:value-type="float" office:value="19.4117710590363">
                <text:p>19.4117710590363</text:p>
              </table:table-cell>
              <table:table-cell office:value-type="float" office:value="19.4451043605804">
                <text:p>19.4451043605804</text:p>
              </table:table-cell>
              <table:table-cell office:value-type="float" office:value="19.4784379005432">
                <text:p>19.4784379005432</text:p>
              </table:table-cell>
              <table:table-cell office:value-type="float" office:value="19.5117709636688">
                <text:p>19.5117709636688</text:p>
              </table:table-cell>
              <table:table-cell office:value-type="float" office:value="19.57843708992">
                <text:p>19.57843708992</text:p>
              </table:table-cell>
              <table:table-cell office:value-type="float" office:value="19.6117694377899">
                <text:p>19.6117694377899</text:p>
              </table:table-cell>
              <table:table-cell office:value-type="float" office:value="19.6784343719482">
                <text:p>19.6784343719482</text:p>
              </table:table-cell>
              <table:table-cell office:value-type="float" office:value="19.7450983524323">
                <text:p>19.7450983524323</text:p>
              </table:table-cell>
              <table:table-cell office:value-type="float" office:value="19.8117616176605">
                <text:p>19.8117616176605</text:p>
              </table:table-cell>
              <table:table-cell office:value-type="float" office:value="19.8784277439117">
                <text:p>19.8784277439117</text:p>
              </table:table-cell>
              <table:table-cell office:value-type="float" office:value="19.9450960159302">
                <text:p>19.9450960159302</text:p>
              </table:table-cell>
              <table:table-cell office:value-type="float" office:value="20.0117630958557">
                <text:p>20.0117630958557</text:p>
              </table:table-cell>
              <table:table-cell office:value-type="float" office:value="20.0784294605255">
                <text:p>20.0784294605255</text:p>
              </table:table-cell>
              <table:table-cell office:value-type="float" office:value="20.1450951099396">
                <text:p>20.1450951099396</text:p>
              </table:table-cell>
              <table:table-cell office:value-type="float" office:value="20.2117600440979">
                <text:p>20.2117600440979</text:p>
              </table:table-cell>
              <table:table-cell office:value-type="float" office:value="20.2784237861633">
                <text:p>20.2784237861633</text:p>
              </table:table-cell>
              <table:table-cell office:value-type="float" office:value="20.345086812973">
                <text:p>20.345086812973</text:p>
              </table:table-cell>
              <table:table-cell office:value-type="float" office:value="20.4117493629456">
                <text:p>20.4117493629456</text:p>
              </table:table-cell>
              <table:table-cell office:value-type="float" office:value="20.4450800418854">
                <text:p>20.4450800418854</text:p>
              </table:table-cell>
              <table:table-cell office:value-type="float" office:value="20.4784109592438">
                <text:p>20.4784109592438</text:p>
              </table:table-cell>
              <table:table-cell office:value-type="float" office:value="20.5117411613464">
                <text:p>20.5117411613464</text:p>
              </table:table-cell>
              <table:table-cell office:value-type="float" office:value="20.5450716018677">
                <text:p>20.5450716018677</text:p>
              </table:table-cell>
              <table:table-cell office:value-type="float" office:value="20.5784015655518">
                <text:p>20.5784015655518</text:p>
              </table:table-cell>
              <table:table-cell office:value-type="float" office:value="20.6117315292358">
                <text:p>20.6117315292358</text:p>
              </table:table-cell>
              <table:table-cell office:value-type="float" office:value="20.6450610160828">
                <text:p>20.6450610160828</text:p>
              </table:table-cell>
              <table:table-cell office:value-type="float" office:value="20.6783902645111">
                <text:p>20.6783902645111</text:p>
              </table:table-cell>
              <table:table-cell office:value-type="float" office:value="20.7117195129395">
                <text:p>20.7117195129395</text:p>
              </table:table-cell>
              <table:table-cell office:value-type="float" office:value="20.7450485229492">
                <text:p>20.7450485229492</text:p>
              </table:table-cell>
              <table:table-cell office:value-type="float" office:value="20.778377532959">
                <text:p>20.778377532959</text:p>
              </table:table-cell>
              <table:table-cell office:value-type="float" office:value="20.8450345993042">
                <text:p>20.8450345993042</text:p>
              </table:table-cell>
              <table:table-cell office:value-type="float" office:value="20.911922454834">
                <text:p>20.911922454834</text:p>
              </table:table-cell>
              <table:table-cell office:value-type="float" office:value="20.9788148403168">
                <text:p>20.9788148403168</text:p>
              </table:table-cell>
              <table:table-cell office:value-type="float" office:value="21.0122630596161">
                <text:p>21.0122630596161</text:p>
              </table:table-cell>
              <table:table-cell office:value-type="float" office:value="21.079163312912">
                <text:p>21.079163312912</text:p>
              </table:table-cell>
              <table:table-cell office:value-type="float" office:value="21.146068572998">
                <text:p>21.146068572998</text:p>
              </table:table-cell>
              <table:table-cell office:value-type="float" office:value="21.2129788398743">
                <text:p>21.2129788398743</text:p>
              </table:table-cell>
              <table:table-cell office:value-type="float" office:value="21.2798938751221">
                <text:p>21.2798938751221</text:p>
              </table:table-cell>
              <table:table-cell office:value-type="float" office:value="21.3133533000946">
                <text:p>21.3133533000946</text:p>
              </table:table-cell>
              <table:table-cell office:value-type="float" office:value="21.34681391716">
                <text:p>21.34681391716</text:p>
              </table:table-cell>
              <table:table-cell office:value-type="float" office:value="21.4137392044067">
                <text:p>21.4137392044067</text:p>
              </table:table-cell>
              <table:table-cell office:value-type="float" office:value="21.4806694984436">
                <text:p>21.4806694984436</text:p>
              </table:table-cell>
              <table:table-cell office:value-type="float" office:value="21.5476045608521">
                <text:p>21.5476045608521</text:p>
              </table:table-cell>
              <table:table-cell office:value-type="float" office:value="21.6145446300507">
                <text:p>21.6145446300507</text:p>
              </table:table-cell>
              <table:table-cell office:value-type="float" office:value="21.6814897060394">
                <text:p>21.6814897060394</text:p>
              </table:table-cell>
              <table:table-cell office:value-type="float" office:value="21.7484400272369">
                <text:p>21.7484400272369</text:p>
              </table:table-cell>
              <table:table-cell office:value-type="float" office:value="21.815395116806">
                <text:p>21.815395116806</text:p>
              </table:table-cell>
              <table:table-cell office:value-type="float" office:value="21.8822252750397">
                <text:p>21.8822252750397</text:p>
              </table:table-cell>
              <table:table-cell office:value-type="float" office:value="21.9489336013794">
                <text:p>21.9489336013794</text:p>
              </table:table-cell>
              <table:table-cell office:value-type="float" office:value="21.98228764534">
                <text:p>21.98228764534</text:p>
              </table:table-cell>
              <table:table-cell office:value-type="float" office:value="22.0156416893005">
                <text:p>22.0156416893005</text:p>
              </table:table-cell>
              <table:table-cell office:value-type="float" office:value="22.0489954948425">
                <text:p>22.0489954948425</text:p>
              </table:table-cell>
              <table:table-cell office:value-type="float" office:value="22.0823495388031">
                <text:p>22.0823495388031</text:p>
              </table:table-cell>
              <table:table-cell office:value-type="float" office:value="22.1157035827637">
                <text:p>22.1157035827637</text:p>
              </table:table-cell>
              <table:table-cell office:value-type="float" office:value="22.1490573883057">
                <text:p>22.1490573883057</text:p>
              </table:table-cell>
              <table:table-cell office:value-type="float" office:value="22.1824114322662">
                <text:p>22.1824114322662</text:p>
              </table:table-cell>
              <table:table-cell office:value-type="float" office:value="22.2157652378082">
                <text:p>22.2157652378082</text:p>
              </table:table-cell>
              <table:table-cell office:value-type="float" office:value="22.2491188049316">
                <text:p>22.2491188049316</text:p>
              </table:table-cell>
              <table:table-cell office:value-type="float" office:value="22.2824726104736">
                <text:p>22.2824726104736</text:p>
              </table:table-cell>
              <table:table-cell office:value-type="float" office:value="22.3158264160156">
                <text:p>22.3158264160156</text:p>
              </table:table-cell>
              <table:table-cell office:value-type="float" office:value="22.3491802215576">
                <text:p>22.3491802215576</text:p>
              </table:table-cell>
              <table:table-cell office:value-type="float" office:value="22.382533788681">
                <text:p>22.382533788681</text:p>
              </table:table-cell>
              <table:table-cell office:value-type="float" office:value="22.4158873558044">
                <text:p>22.4158873558044</text:p>
              </table:table-cell>
              <table:table-cell office:value-type="float" office:value="22.5159480571747">
                <text:p>22.5159480571747</text:p>
              </table:table-cell>
              <table:table-cell office:value-type="float" office:value="22.5826549530029">
                <text:p>22.5826549530029</text:p>
              </table:table-cell>
              <table:table-cell office:value-type="float" office:value="22.6160085201263">
                <text:p>22.6160085201263</text:p>
              </table:table-cell>
              <table:table-cell office:value-type="float" office:value="22.6493618488312">
                <text:p>22.6493618488312</text:p>
              </table:table-cell>
              <table:table-cell office:value-type="float" office:value="22.6827154159546">
                <text:p>22.6827154159546</text:p>
              </table:table-cell>
              <table:table-cell office:value-type="float" office:value="22.7160685062408">
                <text:p>22.7160685062408</text:p>
              </table:table-cell>
              <table:table-cell office:value-type="float" office:value="22.7494218349457">
                <text:p>22.7494218349457</text:p>
              </table:table-cell>
              <table:table-cell office:value-type="float" office:value="22.7827751636505">
                <text:p>22.7827751636505</text:p>
              </table:table-cell>
              <table:table-cell office:value-type="float" office:value="22.8161284923553">
                <text:p>22.8161284923553</text:p>
              </table:table-cell>
              <table:table-cell office:value-type="float" office:value="22.8494815826416">
                <text:p>22.8494815826416</text:p>
              </table:table-cell>
            </table:table-row>
            <table:table-row>
              <table:table-cell office:value-type="string">
                <text:p>y_disp-axis</text:p>
                <draw:g>
                  <svg:desc>tfoot7.A6:tfoot7.A6</svg:desc>
                </draw:g>
              </table:table-cell>
              <table:table-cell office:value-type="float" office:value="0.288690826219077">
                <text:p>0.288690826219077</text:p>
                <draw:g>
                  <svg:desc>tfoot7.B6:tfoot7.NQ6</svg:desc>
                </draw:g>
              </table:table-cell>
              <table:table-cell office:value-type="float" office:value="0.28867795643561">
                <text:p>0.28867795643561</text:p>
              </table:table-cell>
              <table:table-cell office:value-type="float" office:value="0.28868217967822">
                <text:p>0.28868217967822</text:p>
              </table:table-cell>
              <table:table-cell office:value-type="float" office:value="0.288697110203389">
                <text:p>0.288697110203389</text:p>
              </table:table-cell>
              <table:table-cell office:value-type="float" office:value="0.288687137323587">
                <text:p>0.288687137323587</text:p>
              </table:table-cell>
              <table:table-cell office:value-type="float" office:value="0.288685791574028">
                <text:p>0.288685791574028</text:p>
              </table:table-cell>
              <table:table-cell office:value-type="float" office:value="0.288685560956298">
                <text:p>0.288685560956298</text:p>
              </table:table-cell>
              <table:table-cell office:value-type="float" office:value="0.288690717879635">
                <text:p>0.288690717879635</text:p>
              </table:table-cell>
              <table:table-cell office:value-type="float" office:value="0.288694634290106">
                <text:p>0.288694634290106</text:p>
              </table:table-cell>
              <table:table-cell office:value-type="float" office:value="0.288689621505763">
                <text:p>0.288689621505763</text:p>
              </table:table-cell>
              <table:table-cell office:value-type="float" office:value="0.288694915316358">
                <text:p>0.288694915316358</text:p>
              </table:table-cell>
              <table:table-cell office:value-type="float" office:value="0.2886757696189">
                <text:p>0.2886757696189</text:p>
              </table:table-cell>
              <table:table-cell office:value-type="float" office:value="0.288685208136811">
                <text:p>0.288685208136811</text:p>
              </table:table-cell>
              <table:table-cell office:value-type="float" office:value="0.28868562128051">
                <text:p>0.28868562128051</text:p>
              </table:table-cell>
              <table:table-cell office:value-type="float" office:value="0.288685326996757">
                <text:p>0.288685326996757</text:p>
              </table:table-cell>
              <table:table-cell office:value-type="float" office:value="0.288660311091422">
                <text:p>0.288660311091422</text:p>
              </table:table-cell>
              <table:table-cell office:value-type="float" office:value="0.288680353448834">
                <text:p>0.288680353448834</text:p>
              </table:table-cell>
              <table:table-cell office:value-type="float" office:value="0.288655072885718">
                <text:p>0.288655072885718</text:p>
              </table:table-cell>
              <table:table-cell office:value-type="float" office:value="0.288687621589523">
                <text:p>0.288687621589523</text:p>
              </table:table-cell>
              <table:table-cell office:value-type="float" office:value="0.288682659818685">
                <text:p>0.288682659818685</text:p>
              </table:table-cell>
              <table:table-cell office:value-type="float" office:value="0.288686969491913">
                <text:p>0.288686969491913</text:p>
              </table:table-cell>
              <table:table-cell office:value-type="float" office:value="0.288678867394385">
                <text:p>0.288678867394385</text:p>
              </table:table-cell>
              <table:table-cell office:value-type="float" office:value="0.288686400715543">
                <text:p>0.288686400715543</text:p>
              </table:table-cell>
              <table:table-cell office:value-type="float" office:value="0.288695425875087">
                <text:p>0.288695425875087</text:p>
              </table:table-cell>
              <table:table-cell office:value-type="float" office:value="0.288672435141215">
                <text:p>0.288672435141215</text:p>
              </table:table-cell>
              <table:table-cell office:value-type="float" office:value="0.288676390680378">
                <text:p>0.288676390680378</text:p>
              </table:table-cell>
              <table:table-cell office:value-type="float" office:value="0.288689758197258">
                <text:p>0.288689758197258</text:p>
              </table:table-cell>
              <table:table-cell office:value-type="float" office:value="0.288694504363474">
                <text:p>0.288694504363474</text:p>
              </table:table-cell>
              <table:table-cell office:value-type="float" office:value="0.288699037540511">
                <text:p>0.288699037540511</text:p>
              </table:table-cell>
              <table:table-cell office:value-type="float" office:value="0.288683662477623">
                <text:p>0.288683662477623</text:p>
              </table:table-cell>
              <table:table-cell office:value-type="float" office:value="0.288692090917681">
                <text:p>0.288692090917681</text:p>
              </table:table-cell>
              <table:table-cell office:value-type="float" office:value="0.288676209789008">
                <text:p>0.288676209789008</text:p>
              </table:table-cell>
              <table:table-cell office:value-type="float" office:value="0.288654123557393">
                <text:p>0.288654123557393</text:p>
              </table:table-cell>
              <table:table-cell office:value-type="float" office:value="0.288658547424221">
                <text:p>0.288658547424221</text:p>
              </table:table-cell>
              <table:table-cell office:value-type="float" office:value="0.288676317089109">
                <text:p>0.288676317089109</text:p>
              </table:table-cell>
              <table:table-cell office:value-type="float" office:value="0.288708801720588">
                <text:p>0.288708801720588</text:p>
              </table:table-cell>
              <table:table-cell office:value-type="float" office:value="0.288673513717464">
                <text:p>0.288673513717464</text:p>
              </table:table-cell>
              <table:table-cell office:value-type="float" office:value="0.288721961770803">
                <text:p>0.288721961770803</text:p>
              </table:table-cell>
              <table:table-cell office:value-type="float" office:value="0.288709739486167">
                <text:p>0.288709739486167</text:p>
              </table:table-cell>
              <table:table-cell office:value-type="float" office:value="0.288721700996035">
                <text:p>0.288721700996035</text:p>
              </table:table-cell>
              <table:table-cell office:value-type="float" office:value="0.28873092428757">
                <text:p>0.28873092428757</text:p>
              </table:table-cell>
              <table:table-cell office:value-type="float" office:value="0.288751307388214">
                <text:p>0.288751307388214</text:p>
              </table:table-cell>
              <table:table-cell office:value-type="float" office:value="0.288651541948485">
                <text:p>0.288651541948485</text:p>
              </table:table-cell>
              <table:table-cell office:value-type="float" office:value="0.288222907260693">
                <text:p>0.288222907260693</text:p>
              </table:table-cell>
              <table:table-cell office:value-type="float" office:value="0.288193528198483">
                <text:p>0.288193528198483</text:p>
              </table:table-cell>
              <table:table-cell office:value-type="float" office:value="0.288038456099483">
                <text:p>0.288038456099483</text:p>
              </table:table-cell>
              <table:table-cell office:value-type="float" office:value="0.288283742131689">
                <text:p>0.288283742131689</text:p>
              </table:table-cell>
              <table:table-cell office:value-type="float" office:value="0.288878520212465">
                <text:p>0.288878520212465</text:p>
              </table:table-cell>
              <table:table-cell office:value-type="float" office:value="0.289811189799688">
                <text:p>0.289811189799688</text:p>
              </table:table-cell>
              <table:table-cell office:value-type="float" office:value="0.29084335681973">
                <text:p>0.29084335681973</text:p>
              </table:table-cell>
              <table:table-cell office:value-type="float" office:value="0.291671293304584">
                <text:p>0.291671293304584</text:p>
              </table:table-cell>
              <table:table-cell office:value-type="float" office:value="0.291845881228915">
                <text:p>0.291845881228915</text:p>
              </table:table-cell>
              <table:table-cell office:value-type="float" office:value="0.290383732363392">
                <text:p>0.290383732363392</text:p>
              </table:table-cell>
              <table:table-cell office:value-type="float" office:value="0.289734990193214">
                <text:p>0.289734990193214</text:p>
              </table:table-cell>
              <table:table-cell office:value-type="float" office:value="0.289061193055536">
                <text:p>0.289061193055536</text:p>
              </table:table-cell>
              <table:table-cell office:value-type="float" office:value="0.290140794329027">
                <text:p>0.290140794329027</text:p>
              </table:table-cell>
              <table:table-cell office:value-type="float" office:value="0.299166588347709">
                <text:p>0.299166588347709</text:p>
              </table:table-cell>
              <table:table-cell office:value-type="float" office:value="0.306088327843989">
                <text:p>0.306088327843989</text:p>
              </table:table-cell>
              <table:table-cell office:value-type="float" office:value="0.31139409952984">
                <text:p>0.31139409952984</text:p>
              </table:table-cell>
              <table:table-cell office:value-type="float" office:value="0.314818929987822">
                <text:p>0.314818929987822</text:p>
              </table:table-cell>
              <table:table-cell office:value-type="float" office:value="0.319123422444588">
                <text:p>0.319123422444588</text:p>
              </table:table-cell>
              <table:table-cell office:value-type="float" office:value="0.32908774328957">
                <text:p>0.32908774328957</text:p>
              </table:table-cell>
              <table:table-cell office:value-type="float" office:value="0.331190962050291">
                <text:p>0.331190962050291</text:p>
              </table:table-cell>
              <table:table-cell office:value-type="float" office:value="0.331237992329215">
                <text:p>0.331237992329215</text:p>
              </table:table-cell>
              <table:table-cell office:value-type="float" office:value="0.330113380436641">
                <text:p>0.330113380436641</text:p>
              </table:table-cell>
              <table:table-cell office:value-type="float" office:value="0.327512364210228">
                <text:p>0.327512364210228</text:p>
              </table:table-cell>
              <table:table-cell office:value-type="float" office:value="0.323906273623554">
                <text:p>0.323906273623554</text:p>
              </table:table-cell>
              <table:table-cell office:value-type="float" office:value="0.319901331327237">
                <text:p>0.319901331327237</text:p>
              </table:table-cell>
              <table:table-cell office:value-type="float" office:value="0.314666570562129">
                <text:p>0.314666570562129</text:p>
              </table:table-cell>
              <table:table-cell office:value-type="float" office:value="0.305571926981988">
                <text:p>0.305571926981988</text:p>
              </table:table-cell>
              <table:table-cell office:value-type="float" office:value="0.301951515429386">
                <text:p>0.301951515429386</text:p>
              </table:table-cell>
              <table:table-cell office:value-type="float" office:value="0.296342219537602">
                <text:p>0.296342219537602</text:p>
              </table:table-cell>
              <table:table-cell office:value-type="float" office:value="0.291708221543784">
                <text:p>0.291708221543784</text:p>
              </table:table-cell>
              <table:table-cell office:value-type="float" office:value="0.287802607067111">
                <text:p>0.287802607067111</text:p>
              </table:table-cell>
              <table:table-cell office:value-type="float" office:value="0.285629832751752">
                <text:p>0.285629832751752</text:p>
              </table:table-cell>
              <table:table-cell office:value-type="float" office:value="0.286588504883626">
                <text:p>0.286588504883626</text:p>
              </table:table-cell>
              <table:table-cell office:value-type="float" office:value="0.315869144781646">
                <text:p>0.315869144781646</text:p>
              </table:table-cell>
              <table:table-cell office:value-type="float" office:value="0.323680120701504">
                <text:p>0.323680120701504</text:p>
              </table:table-cell>
              <table:table-cell office:value-type="float" office:value="0.32588938516776">
                <text:p>0.32588938516776</text:p>
              </table:table-cell>
              <table:table-cell office:value-type="float" office:value="0.275797751303877">
                <text:p>0.275797751303877</text:p>
              </table:table-cell>
              <table:table-cell office:value-type="float" office:value="0.302867494532007">
                <text:p>0.302867494532007</text:p>
              </table:table-cell>
              <table:table-cell office:value-type="float" office:value="0.303498623643557">
                <text:p>0.303498623643557</text:p>
              </table:table-cell>
              <table:table-cell office:value-type="float" office:value="0.301357653621222">
                <text:p>0.301357653621222</text:p>
              </table:table-cell>
              <table:table-cell office:value-type="float" office:value="0.299351534436658">
                <text:p>0.299351534436658</text:p>
              </table:table-cell>
              <table:table-cell office:value-type="float" office:value="0.295919559631144">
                <text:p>0.295919559631144</text:p>
              </table:table-cell>
              <table:table-cell office:value-type="float" office:value="0.293908127797116">
                <text:p>0.293908127797116</text:p>
              </table:table-cell>
              <table:table-cell office:value-type="float" office:value="0.289110175043527">
                <text:p>0.289110175043527</text:p>
              </table:table-cell>
              <table:table-cell office:value-type="float" office:value="0.309576722122349">
                <text:p>0.309576722122349</text:p>
              </table:table-cell>
              <table:table-cell office:value-type="float" office:value="0.31276420564022">
                <text:p>0.31276420564022</text:p>
              </table:table-cell>
              <table:table-cell office:value-type="float" office:value="0.317947931481699">
                <text:p>0.317947931481699</text:p>
              </table:table-cell>
              <table:table-cell office:value-type="float" office:value="0.322744278600576">
                <text:p>0.322744278600576</text:p>
              </table:table-cell>
              <table:table-cell office:value-type="float" office:value="0.324310984121845">
                <text:p>0.324310984121845</text:p>
              </table:table-cell>
              <table:table-cell office:value-type="float" office:value="0.323118793951742">
                <text:p>0.323118793951742</text:p>
              </table:table-cell>
              <table:table-cell office:value-type="float" office:value="0.320157640222079">
                <text:p>0.320157640222079</text:p>
              </table:table-cell>
              <table:table-cell office:value-type="float" office:value="0.296531613440667">
                <text:p>0.296531613440667</text:p>
              </table:table-cell>
              <table:table-cell office:value-type="float" office:value="0.296353143730615">
                <text:p>0.296353143730615</text:p>
              </table:table-cell>
              <table:table-cell office:value-type="float" office:value="0.298422283002639">
                <text:p>0.298422283002639</text:p>
              </table:table-cell>
              <table:table-cell office:value-type="float" office:value="0.298894595745424">
                <text:p>0.298894595745424</text:p>
              </table:table-cell>
              <table:table-cell office:value-type="float" office:value="0.298191628092387">
                <text:p>0.298191628092387</text:p>
              </table:table-cell>
              <table:table-cell office:value-type="float" office:value="0.296611850621822">
                <text:p>0.296611850621822</text:p>
              </table:table-cell>
              <table:table-cell office:value-type="float" office:value="0.294370904683267">
                <text:p>0.294370904683267</text:p>
              </table:table-cell>
              <table:table-cell office:value-type="float" office:value="0.292083912823502">
                <text:p>0.292083912823502</text:p>
              </table:table-cell>
              <table:table-cell office:value-type="float" office:value="0.290017891785529">
                <text:p>0.290017891785529</text:p>
              </table:table-cell>
              <table:table-cell office:value-type="float" office:value="0.287800801308568">
                <text:p>0.287800801308568</text:p>
              </table:table-cell>
              <table:table-cell office:value-type="float" office:value="0.286577431980438">
                <text:p>0.286577431980438</text:p>
              </table:table-cell>
              <table:table-cell office:value-type="float" office:value="0.285153581970639">
                <text:p>0.285153581970639</text:p>
              </table:table-cell>
              <table:table-cell office:value-type="float" office:value="0.314610556483307">
                <text:p>0.314610556483307</text:p>
              </table:table-cell>
              <table:table-cell office:value-type="float" office:value="0.324434286015447">
                <text:p>0.324434286015447</text:p>
              </table:table-cell>
              <table:table-cell office:value-type="float" office:value="0.326969952270949">
                <text:p>0.326969952270949</text:p>
              </table:table-cell>
              <table:table-cell office:value-type="float" office:value="0.326913228133694">
                <text:p>0.326913228133694</text:p>
              </table:table-cell>
              <table:table-cell office:value-type="float" office:value="0.320288162382061">
                <text:p>0.320288162382061</text:p>
              </table:table-cell>
              <table:table-cell office:value-type="float" office:value="0.276298795683605">
                <text:p>0.276298795683605</text:p>
              </table:table-cell>
              <table:table-cell office:value-type="float" office:value="0.274910041864781">
                <text:p>0.274910041864781</text:p>
              </table:table-cell>
              <table:table-cell office:value-type="float" office:value="0.298171317321908">
                <text:p>0.298171317321908</text:p>
              </table:table-cell>
              <table:table-cell office:value-type="float" office:value="0.303019734400738">
                <text:p>0.303019734400738</text:p>
              </table:table-cell>
              <table:table-cell office:value-type="float" office:value="0.305665624211159">
                <text:p>0.305665624211159</text:p>
              </table:table-cell>
              <table:table-cell office:value-type="float" office:value="0.306589923721008">
                <text:p>0.306589923721008</text:p>
              </table:table-cell>
              <table:table-cell office:value-type="float" office:value="0.306897121754776">
                <text:p>0.306897121754776</text:p>
              </table:table-cell>
              <table:table-cell office:value-type="float" office:value="0.306194053035815">
                <text:p>0.306194053035815</text:p>
              </table:table-cell>
              <table:table-cell office:value-type="float" office:value="0.30492481294393">
                <text:p>0.30492481294393</text:p>
              </table:table-cell>
              <table:table-cell office:value-type="float" office:value="0.303673137126613">
                <text:p>0.303673137126613</text:p>
              </table:table-cell>
              <table:table-cell office:value-type="float" office:value="0.303135737299256">
                <text:p>0.303135737299256</text:p>
              </table:table-cell>
              <table:table-cell office:value-type="float" office:value="0.302955668928176">
                <text:p>0.302955668928176</text:p>
              </table:table-cell>
              <table:table-cell office:value-type="float" office:value="0.30209094221343">
                <text:p>0.30209094221343</text:p>
              </table:table-cell>
              <table:table-cell office:value-type="float" office:value="0.301497267519558">
                <text:p>0.301497267519558</text:p>
              </table:table-cell>
              <table:table-cell office:value-type="float" office:value="0.297329016147184">
                <text:p>0.297329016147184</text:p>
              </table:table-cell>
              <table:table-cell office:value-type="float" office:value="0.294208914409223">
                <text:p>0.294208914409223</text:p>
              </table:table-cell>
              <table:table-cell office:value-type="float" office:value="0.313958087254854">
                <text:p>0.313958087254854</text:p>
              </table:table-cell>
              <table:table-cell office:value-type="float" office:value="0.317756387584064">
                <text:p>0.317756387584064</text:p>
              </table:table-cell>
              <table:table-cell office:value-type="float" office:value="0.317714412893323">
                <text:p>0.317714412893323</text:p>
              </table:table-cell>
              <table:table-cell office:value-type="float" office:value="0.316053132571038">
                <text:p>0.316053132571038</text:p>
              </table:table-cell>
              <table:table-cell office:value-type="float" office:value="0.323031642443756">
                <text:p>0.323031642443756</text:p>
              </table:table-cell>
              <table:table-cell office:value-type="float" office:value="0.328371107892549">
                <text:p>0.328371107892549</text:p>
              </table:table-cell>
              <table:table-cell office:value-type="float" office:value="0.331528459401832">
                <text:p>0.331528459401832</text:p>
              </table:table-cell>
              <table:table-cell office:value-type="float" office:value="0.332759031944862">
                <text:p>0.332759031944862</text:p>
              </table:table-cell>
              <table:table-cell office:value-type="float" office:value="0.333001075075343">
                <text:p>0.333001075075343</text:p>
              </table:table-cell>
              <table:table-cell office:value-type="float" office:value="0.328811515915429">
                <text:p>0.328811515915429</text:p>
              </table:table-cell>
              <table:table-cell office:value-type="float" office:value="0.327232564907834">
                <text:p>0.327232564907834</text:p>
              </table:table-cell>
              <table:table-cell office:value-type="float" office:value="0.32625156672636">
                <text:p>0.32625156672636</text:p>
              </table:table-cell>
              <table:table-cell office:value-type="float" office:value="0.325824652990954">
                <text:p>0.325824652990954</text:p>
              </table:table-cell>
              <table:table-cell office:value-type="float" office:value="0.310910311582006">
                <text:p>0.310910311582006</text:p>
              </table:table-cell>
              <table:table-cell office:value-type="float" office:value="0.309657182449153">
                <text:p>0.309657182449153</text:p>
              </table:table-cell>
              <table:table-cell office:value-type="float" office:value="0.312213438538658">
                <text:p>0.312213438538658</text:p>
              </table:table-cell>
              <table:table-cell office:value-type="float" office:value="0.305402703098949">
                <text:p>0.305402703098949</text:p>
              </table:table-cell>
              <table:table-cell office:value-type="float" office:value="0.306880262629502">
                <text:p>0.306880262629502</text:p>
              </table:table-cell>
              <table:table-cell office:value-type="float" office:value="0.304793704747881">
                <text:p>0.304793704747881</text:p>
              </table:table-cell>
              <table:table-cell office:value-type="float" office:value="0.299629376905102">
                <text:p>0.299629376905102</text:p>
              </table:table-cell>
              <table:table-cell office:value-type="float" office:value="0.297400754220615">
                <text:p>0.297400754220615</text:p>
              </table:table-cell>
              <table:table-cell office:value-type="float" office:value="0.29579648625339">
                <text:p>0.29579648625339</text:p>
              </table:table-cell>
              <table:table-cell office:value-type="float" office:value="0.294114418029043">
                <text:p>0.294114418029043</text:p>
              </table:table-cell>
              <table:table-cell office:value-type="float" office:value="0.292421905277892">
                <text:p>0.292421905277892</text:p>
              </table:table-cell>
              <table:table-cell office:value-type="float" office:value="0.291171050615287">
                <text:p>0.291171050615287</text:p>
              </table:table-cell>
              <table:table-cell office:value-type="float" office:value="0.290595929087479">
                <text:p>0.290595929087479</text:p>
              </table:table-cell>
              <table:table-cell office:value-type="float" office:value="0.324530742894852">
                <text:p>0.324530742894852</text:p>
              </table:table-cell>
              <table:table-cell office:value-type="float" office:value="0.331421751294116">
                <text:p>0.331421751294116</text:p>
              </table:table-cell>
              <table:table-cell office:value-type="float" office:value="0.333659373093985">
                <text:p>0.333659373093985</text:p>
              </table:table-cell>
              <table:table-cell office:value-type="float" office:value="0.333553995714983">
                <text:p>0.333553995714983</text:p>
              </table:table-cell>
              <table:table-cell office:value-type="float" office:value="0.290405088697523">
                <text:p>0.290405088697523</text:p>
              </table:table-cell>
              <table:table-cell office:value-type="float" office:value="0.286282763053308">
                <text:p>0.286282763053308</text:p>
              </table:table-cell>
              <table:table-cell office:value-type="float" office:value="0.303026878504277">
                <text:p>0.303026878504277</text:p>
              </table:table-cell>
              <table:table-cell office:value-type="float" office:value="0.305758203644058">
                <text:p>0.305758203644058</text:p>
              </table:table-cell>
              <table:table-cell office:value-type="float" office:value="0.306344949946302">
                <text:p>0.306344949946302</text:p>
              </table:table-cell>
              <table:table-cell office:value-type="float" office:value="0.305924031976953">
                <text:p>0.305924031976953</text:p>
              </table:table-cell>
              <table:table-cell office:value-type="float" office:value="0.304970021777198">
                <text:p>0.304970021777198</text:p>
              </table:table-cell>
              <table:table-cell office:value-type="float" office:value="0.303521140885908">
                <text:p>0.303521140885908</text:p>
              </table:table-cell>
              <table:table-cell office:value-type="float" office:value="0.302907438615056">
                <text:p>0.302907438615056</text:p>
              </table:table-cell>
              <table:table-cell office:value-type="float" office:value="0.302609192406961">
                <text:p>0.302609192406961</text:p>
              </table:table-cell>
              <table:table-cell office:value-type="float" office:value="0.301084188581023">
                <text:p>0.301084188581023</text:p>
              </table:table-cell>
              <table:table-cell office:value-type="float" office:value="0.297006836829168">
                <text:p>0.297006836829168</text:p>
              </table:table-cell>
              <table:table-cell office:value-type="float" office:value="0.297474412001615">
                <text:p>0.297474412001615</text:p>
              </table:table-cell>
              <table:table-cell office:value-type="float" office:value="0.315567531282241">
                <text:p>0.315567531282241</text:p>
              </table:table-cell>
              <table:table-cell office:value-type="float" office:value="0.314524260376243">
                <text:p>0.314524260376243</text:p>
              </table:table-cell>
              <table:table-cell office:value-type="float" office:value="0.314256024648975">
                <text:p>0.314256024648975</text:p>
              </table:table-cell>
              <table:table-cell office:value-type="float" office:value="0.323979699042682">
                <text:p>0.323979699042682</text:p>
              </table:table-cell>
              <table:table-cell office:value-type="float" office:value="0.328456591779548">
                <text:p>0.328456591779548</text:p>
              </table:table-cell>
              <table:table-cell office:value-type="float" office:value="0.326572371754477">
                <text:p>0.326572371754477</text:p>
              </table:table-cell>
              <table:table-cell office:value-type="float" office:value="0.319144307914992">
                <text:p>0.319144307914992</text:p>
              </table:table-cell>
              <table:table-cell office:value-type="float" office:value="0.303626244973716">
                <text:p>0.303626244973716</text:p>
              </table:table-cell>
              <table:table-cell office:value-type="float" office:value="0.300765239465646">
                <text:p>0.300765239465646</text:p>
              </table:table-cell>
              <table:table-cell office:value-type="float" office:value="0.295662597578685">
                <text:p>0.295662597578685</text:p>
              </table:table-cell>
              <table:table-cell office:value-type="float" office:value="0.290624979002326">
                <text:p>0.290624979002326</text:p>
              </table:table-cell>
              <table:table-cell office:value-type="float" office:value="0.287603068614947">
                <text:p>0.287603068614947</text:p>
              </table:table-cell>
              <table:table-cell office:value-type="float" office:value="0.287000737240546">
                <text:p>0.287000737240546</text:p>
              </table:table-cell>
              <table:table-cell office:value-type="float" office:value="0.314331388658825">
                <text:p>0.314331388658825</text:p>
              </table:table-cell>
              <table:table-cell office:value-type="float" office:value="0.319036830471175">
                <text:p>0.319036830471175</text:p>
              </table:table-cell>
              <table:table-cell office:value-type="float" office:value="0.322458424793159">
                <text:p>0.322458424793159</text:p>
              </table:table-cell>
              <table:table-cell office:value-type="float" office:value="0.326984507431259">
                <text:p>0.326984507431259</text:p>
              </table:table-cell>
              <table:table-cell office:value-type="float" office:value="0.326358624828513">
                <text:p>0.326358624828513</text:p>
              </table:table-cell>
              <table:table-cell office:value-type="float" office:value="0.280011913472093">
                <text:p>0.280011913472093</text:p>
              </table:table-cell>
              <table:table-cell office:value-type="float" office:value="0.27940473363213">
                <text:p>0.27940473363213</text:p>
              </table:table-cell>
              <table:table-cell office:value-type="float" office:value="0.279186791088732">
                <text:p>0.279186791088732</text:p>
              </table:table-cell>
              <table:table-cell office:value-type="float" office:value="0.303529252848841">
                <text:p>0.303529252848841</text:p>
              </table:table-cell>
              <table:table-cell office:value-type="float" office:value="0.305277551591936">
                <text:p>0.305277551591936</text:p>
              </table:table-cell>
              <table:table-cell office:value-type="float" office:value="0.304080646644323">
                <text:p>0.304080646644323</text:p>
              </table:table-cell>
              <table:table-cell office:value-type="float" office:value="0.302771577973329">
                <text:p>0.302771577973329</text:p>
              </table:table-cell>
              <table:table-cell office:value-type="float" office:value="0.301074379104105">
                <text:p>0.301074379104105</text:p>
              </table:table-cell>
              <table:table-cell office:value-type="float" office:value="0.299609869759427">
                <text:p>0.299609869759427</text:p>
              </table:table-cell>
              <table:table-cell office:value-type="float" office:value="0.298103170043627">
                <text:p>0.298103170043627</text:p>
              </table:table-cell>
              <table:table-cell office:value-type="float" office:value="0.294739844856623">
                <text:p>0.294739844856623</text:p>
              </table:table-cell>
              <table:table-cell office:value-type="float" office:value="0.290957342314207">
                <text:p>0.290957342314207</text:p>
              </table:table-cell>
              <table:table-cell office:value-type="float" office:value="0.292965560569681">
                <text:p>0.292965560569681</text:p>
              </table:table-cell>
              <table:table-cell office:value-type="float" office:value="0.316812661159007">
                <text:p>0.316812661159007</text:p>
              </table:table-cell>
              <table:table-cell office:value-type="float" office:value="0.316096680602224">
                <text:p>0.316096680602224</text:p>
              </table:table-cell>
              <table:table-cell office:value-type="float" office:value="0.314091006261274">
                <text:p>0.314091006261274</text:p>
              </table:table-cell>
              <table:table-cell office:value-type="float" office:value="0.324497584600454">
                <text:p>0.324497584600454</text:p>
              </table:table-cell>
              <table:table-cell office:value-type="float" office:value="0.327887101739109">
                <text:p>0.327887101739109</text:p>
              </table:table-cell>
              <table:table-cell office:value-type="float" office:value="0.328682199919057">
                <text:p>0.328682199919057</text:p>
              </table:table-cell>
              <table:table-cell office:value-type="float" office:value="0.324571009822372">
                <text:p>0.324571009822372</text:p>
              </table:table-cell>
              <table:table-cell office:value-type="float" office:value="0.319677057888864">
                <text:p>0.319677057888864</text:p>
              </table:table-cell>
              <table:table-cell office:value-type="float" office:value="0.316350857986336">
                <text:p>0.316350857986336</text:p>
              </table:table-cell>
              <table:table-cell office:value-type="float" office:value="0.307136364129527">
                <text:p>0.307136364129527</text:p>
              </table:table-cell>
              <table:table-cell office:value-type="float" office:value="0.299129927817254">
                <text:p>0.299129927817254</text:p>
              </table:table-cell>
              <table:table-cell office:value-type="float" office:value="0.29869633427939">
                <text:p>0.29869633427939</text:p>
              </table:table-cell>
              <table:table-cell office:value-type="float" office:value="0.297144696106891">
                <text:p>0.297144696106891</text:p>
              </table:table-cell>
              <table:table-cell office:value-type="float" office:value="0.295368099213256">
                <text:p>0.295368099213256</text:p>
              </table:table-cell>
              <table:table-cell office:value-type="float" office:value="0.293309371425693">
                <text:p>0.293309371425693</text:p>
              </table:table-cell>
              <table:table-cell office:value-type="float" office:value="0.290674711322024">
                <text:p>0.290674711322024</text:p>
              </table:table-cell>
              <table:table-cell office:value-type="float" office:value="0.288798256203612">
                <text:p>0.288798256203612</text:p>
              </table:table-cell>
              <table:table-cell office:value-type="float" office:value="0.286747538294461">
                <text:p>0.286747538294461</text:p>
              </table:table-cell>
              <table:table-cell office:value-type="float" office:value="0.285459808654482">
                <text:p>0.285459808654482</text:p>
              </table:table-cell>
              <table:table-cell office:value-type="float" office:value="0.28503240055093">
                <text:p>0.28503240055093</text:p>
              </table:table-cell>
              <table:table-cell office:value-type="float" office:value="0.285667657157048">
                <text:p>0.285667657157048</text:p>
              </table:table-cell>
              <table:table-cell office:value-type="float" office:value="0.311562403649889">
                <text:p>0.311562403649889</text:p>
              </table:table-cell>
              <table:table-cell office:value-type="float" office:value="0.315975226066793">
                <text:p>0.315975226066793</text:p>
              </table:table-cell>
              <table:table-cell office:value-type="float" office:value="0.323672116708055">
                <text:p>0.323672116708055</text:p>
              </table:table-cell>
              <table:table-cell office:value-type="float" office:value="0.325781156531314">
                <text:p>0.325781156531314</text:p>
              </table:table-cell>
              <table:table-cell office:value-type="float" office:value="0.326830750282157">
                <text:p>0.326830750282157</text:p>
              </table:table-cell>
              <table:table-cell office:value-type="float" office:value="0.325829428078228">
                <text:p>0.325829428078228</text:p>
              </table:table-cell>
              <table:table-cell office:value-type="float" office:value="0.285473391266094">
                <text:p>0.285473391266094</text:p>
              </table:table-cell>
              <table:table-cell office:value-type="float" office:value="0.283174588047128">
                <text:p>0.283174588047128</text:p>
              </table:table-cell>
              <table:table-cell office:value-type="float" office:value="0.280915342122324">
                <text:p>0.280915342122324</text:p>
              </table:table-cell>
              <table:table-cell office:value-type="float" office:value="0.279206192040994">
                <text:p>0.279206192040994</text:p>
              </table:table-cell>
              <table:table-cell office:value-type="float" office:value="0.283278514388256">
                <text:p>0.283278514388256</text:p>
              </table:table-cell>
              <table:table-cell office:value-type="float" office:value="0.30199992530768">
                <text:p>0.30199992530768</text:p>
              </table:table-cell>
              <table:table-cell office:value-type="float" office:value="0.303438925886344">
                <text:p>0.303438925886344</text:p>
              </table:table-cell>
              <table:table-cell office:value-type="float" office:value="0.302600094965876">
                <text:p>0.302600094965876</text:p>
              </table:table-cell>
              <table:table-cell office:value-type="float" office:value="0.300518177552526">
                <text:p>0.300518177552526</text:p>
              </table:table-cell>
              <table:table-cell office:value-type="float" office:value="0.299258257252458">
                <text:p>0.299258257252458</text:p>
              </table:table-cell>
              <table:table-cell office:value-type="float" office:value="0.297675990010579">
                <text:p>0.297675990010579</text:p>
              </table:table-cell>
              <table:table-cell office:value-type="float" office:value="0.293514803323476">
                <text:p>0.293514803323476</text:p>
              </table:table-cell>
              <table:table-cell office:value-type="float" office:value="0.295262384433879">
                <text:p>0.295262384433879</text:p>
              </table:table-cell>
              <table:table-cell office:value-type="float" office:value="0.301241508123111">
                <text:p>0.301241508123111</text:p>
              </table:table-cell>
              <table:table-cell office:value-type="float" office:value="0.308936486515196">
                <text:p>0.308936486515196</text:p>
              </table:table-cell>
              <table:table-cell office:value-type="float" office:value="0.323754808931506">
                <text:p>0.323754808931506</text:p>
              </table:table-cell>
              <table:table-cell office:value-type="float" office:value="0.330642247641846">
                <text:p>0.330642247641846</text:p>
              </table:table-cell>
              <table:table-cell office:value-type="float" office:value="0.330978409678697">
                <text:p>0.330978409678697</text:p>
              </table:table-cell>
              <table:table-cell office:value-type="float" office:value="0.326821902064881">
                <text:p>0.326821902064881</text:p>
              </table:table-cell>
              <table:table-cell office:value-type="float" office:value="0.324076928026507">
                <text:p>0.324076928026507</text:p>
              </table:table-cell>
              <table:table-cell office:value-type="float" office:value="0.322946382311014">
                <text:p>0.322946382311014</text:p>
              </table:table-cell>
              <table:table-cell office:value-type="float" office:value="0.305422445013881">
                <text:p>0.305422445013881</text:p>
              </table:table-cell>
              <table:table-cell office:value-type="float" office:value="0.296038208181594">
                <text:p>0.296038208181594</text:p>
              </table:table-cell>
              <table:table-cell office:value-type="float" office:value="0.297438858540836">
                <text:p>0.297438858540836</text:p>
              </table:table-cell>
              <table:table-cell office:value-type="float" office:value="0.293825902243789">
                <text:p>0.293825902243789</text:p>
              </table:table-cell>
              <table:table-cell office:value-type="float" office:value="0.29147798382177">
                <text:p>0.29147798382177</text:p>
              </table:table-cell>
              <table:table-cell office:value-type="float" office:value="0.28773091200015">
                <text:p>0.28773091200015</text:p>
              </table:table-cell>
              <table:table-cell office:value-type="float" office:value="0.284748695810189">
                <text:p>0.284748695810189</text:p>
              </table:table-cell>
              <table:table-cell office:value-type="float" office:value="0.283976796307199">
                <text:p>0.283976796307199</text:p>
              </table:table-cell>
              <table:table-cell office:value-type="float" office:value="0.283041934927254">
                <text:p>0.283041934927254</text:p>
              </table:table-cell>
              <table:table-cell office:value-type="float" office:value="0.321505804876266">
                <text:p>0.321505804876266</text:p>
              </table:table-cell>
              <table:table-cell office:value-type="float" office:value="0.327600614989704">
                <text:p>0.327600614989704</text:p>
              </table:table-cell>
              <table:table-cell office:value-type="float" office:value="0.326970634386631">
                <text:p>0.326970634386631</text:p>
              </table:table-cell>
              <table:table-cell office:value-type="float" office:value="0.316779884084883">
                <text:p>0.316779884084883</text:p>
              </table:table-cell>
              <table:table-cell office:value-type="float" office:value="0.288081036577124">
                <text:p>0.288081036577124</text:p>
              </table:table-cell>
              <table:table-cell office:value-type="float" office:value="0.282327347928554">
                <text:p>0.282327347928554</text:p>
              </table:table-cell>
              <table:table-cell office:value-type="float" office:value="0.301735782474635">
                <text:p>0.301735782474635</text:p>
              </table:table-cell>
              <table:table-cell office:value-type="float" office:value="0.304152991386626">
                <text:p>0.304152991386626</text:p>
              </table:table-cell>
              <table:table-cell office:value-type="float" office:value="0.302431185494911">
                <text:p>0.302431185494911</text:p>
              </table:table-cell>
              <table:table-cell office:value-type="float" office:value="0.30145971713785">
                <text:p>0.30145971713785</text:p>
              </table:table-cell>
              <table:table-cell office:value-type="float" office:value="0.300858791407985">
                <text:p>0.300858791407985</text:p>
              </table:table-cell>
              <table:table-cell office:value-type="float" office:value="0.300563809557073">
                <text:p>0.300563809557073</text:p>
              </table:table-cell>
              <table:table-cell office:value-type="float" office:value="0.300427282532529">
                <text:p>0.300427282532529</text:p>
              </table:table-cell>
              <table:table-cell office:value-type="float" office:value="0.299513981544565">
                <text:p>0.299513981544565</text:p>
              </table:table-cell>
              <table:table-cell office:value-type="float" office:value="0.297494943339906">
                <text:p>0.297494943339906</text:p>
              </table:table-cell>
              <table:table-cell office:value-type="float" office:value="0.292359678744095">
                <text:p>0.292359678744095</text:p>
              </table:table-cell>
              <table:table-cell office:value-type="float" office:value="0.291888570750068">
                <text:p>0.291888570750068</text:p>
              </table:table-cell>
              <table:table-cell office:value-type="float" office:value="0.291756785009388">
                <text:p>0.291756785009388</text:p>
              </table:table-cell>
              <table:table-cell office:value-type="float" office:value="0.294166492388081">
                <text:p>0.294166492388081</text:p>
              </table:table-cell>
              <table:table-cell office:value-type="float" office:value="0.292778523844295">
                <text:p>0.292778523844295</text:p>
              </table:table-cell>
              <table:table-cell office:value-type="float" office:value="0.292446446415716">
                <text:p>0.292446446415716</text:p>
              </table:table-cell>
              <table:table-cell office:value-type="float" office:value="0.293052317403246">
                <text:p>0.293052317403246</text:p>
              </table:table-cell>
              <table:table-cell office:value-type="float" office:value="0.293036283996599">
                <text:p>0.293036283996599</text:p>
              </table:table-cell>
              <table:table-cell office:value-type="float" office:value="0.292879308254545">
                <text:p>0.292879308254545</text:p>
              </table:table-cell>
              <table:table-cell office:value-type="float" office:value="0.292956698208252">
                <text:p>0.292956698208252</text:p>
              </table:table-cell>
              <table:table-cell office:value-type="float" office:value="0.292922361830567">
                <text:p>0.292922361830567</text:p>
              </table:table-cell>
              <table:table-cell office:value-type="float" office:value="0.292865713095174">
                <text:p>0.292865713095174</text:p>
              </table:table-cell>
              <table:table-cell office:value-type="float" office:value="0.292819858673621">
                <text:p>0.292819858673621</text:p>
              </table:table-cell>
              <table:table-cell office:value-type="float" office:value="0.292836662761093">
                <text:p>0.292836662761093</text:p>
              </table:table-cell>
              <table:table-cell office:value-type="float" office:value="0.292832620364806">
                <text:p>0.292832620364806</text:p>
              </table:table-cell>
              <table:table-cell office:value-type="float" office:value="0.292843808206699">
                <text:p>0.292843808206699</text:p>
              </table:table-cell>
              <table:table-cell office:value-type="float" office:value="0.292821191826334">
                <text:p>0.292821191826334</text:p>
              </table:table-cell>
              <table:table-cell office:value-type="float" office:value="0.292833448821162">
                <text:p>0.292833448821162</text:p>
              </table:table-cell>
              <table:table-cell office:value-type="float" office:value="0.292833398073139">
                <text:p>0.292833398073139</text:p>
              </table:table-cell>
              <table:table-cell office:value-type="float" office:value="0.292769181924933">
                <text:p>0.292769181924933</text:p>
              </table:table-cell>
              <table:table-cell office:value-type="float" office:value="0.292831080589228">
                <text:p>0.292831080589228</text:p>
              </table:table-cell>
              <table:table-cell office:value-type="float" office:value="0.292839272482597">
                <text:p>0.292839272482597</text:p>
              </table:table-cell>
              <table:table-cell office:value-type="float" office:value="0.292843014718747">
                <text:p>0.292843014718747</text:p>
              </table:table-cell>
              <table:table-cell office:value-type="float" office:value="0.292872093439746">
                <text:p>0.292872093439746</text:p>
              </table:table-cell>
              <table:table-cell office:value-type="float" office:value="0.292881956713509">
                <text:p>0.292881956713509</text:p>
              </table:table-cell>
              <table:table-cell office:value-type="float" office:value="0.292770943199333">
                <text:p>0.292770943199333</text:p>
              </table:table-cell>
              <table:table-cell office:value-type="float" office:value="0.292881894155609">
                <text:p>0.292881894155609</text:p>
              </table:table-cell>
              <table:table-cell office:value-type="float" office:value="0.292891038521326">
                <text:p>0.292891038521326</text:p>
              </table:table-cell>
              <table:table-cell office:value-type="float" office:value="0.292799504949021">
                <text:p>0.292799504949021</text:p>
              </table:table-cell>
              <table:table-cell office:value-type="float" office:value="0.292900431447587">
                <text:p>0.292900431447587</text:p>
              </table:table-cell>
              <table:table-cell office:value-type="float" office:value="0.292881862735966">
                <text:p>0.292881862735966</text:p>
              </table:table-cell>
              <table:table-cell office:value-type="float" office:value="0.292892158115545">
                <text:p>0.292892158115545</text:p>
              </table:table-cell>
              <table:table-cell office:value-type="float" office:value="0.292881554856013">
                <text:p>0.292881554856013</text:p>
              </table:table-cell>
              <table:table-cell office:value-type="float" office:value="0.292799856099649">
                <text:p>0.292799856099649</text:p>
              </table:table-cell>
              <table:table-cell office:value-type="float" office:value="0.292916005942962">
                <text:p>0.292916005942962</text:p>
              </table:table-cell>
              <table:table-cell office:value-type="float" office:value="0.292898430912551">
                <text:p>0.292898430912551</text:p>
              </table:table-cell>
              <table:table-cell office:value-type="float" office:value="0.292824928818828">
                <text:p>0.292824928818828</text:p>
              </table:table-cell>
              <table:table-cell office:value-type="float" office:value="0.292904249411351">
                <text:p>0.292904249411351</text:p>
              </table:table-cell>
              <table:table-cell office:value-type="float" office:value="0.292914356023518">
                <text:p>0.292914356023518</text:p>
              </table:table-cell>
              <table:table-cell office:value-type="float" office:value="0.292907347510124">
                <text:p>0.292907347510124</text:p>
              </table:table-cell>
              <table:table-cell office:value-type="float" office:value="0.292922491898557">
                <text:p>0.292922491898557</text:p>
              </table:table-cell>
              <table:table-cell office:value-type="float" office:value="0.292910017685637">
                <text:p>0.292910017685637</text:p>
              </table:table-cell>
              <table:table-cell office:value-type="float" office:value="0.292904813175949">
                <text:p>0.292904813175949</text:p>
              </table:table-cell>
              <table:table-cell office:value-type="float" office:value="0.292885082959446">
                <text:p>0.292885082959446</text:p>
              </table:table-cell>
              <table:table-cell office:value-type="float" office:value="0.292878518372784">
                <text:p>0.292878518372784</text:p>
              </table:table-cell>
              <table:table-cell office:value-type="float" office:value="0.292877560001783">
                <text:p>0.292877560001783</text:p>
              </table:table-cell>
              <table:table-cell office:value-type="float" office:value="0.292889630343155">
                <text:p>0.292889630343155</text:p>
              </table:table-cell>
              <table:table-cell office:value-type="float" office:value="0.292900553753804">
                <text:p>0.292900553753804</text:p>
              </table:table-cell>
              <table:table-cell office:value-type="float" office:value="0.292803903815236">
                <text:p>0.292803903815236</text:p>
              </table:table-cell>
              <table:table-cell office:value-type="float" office:value="0.292877837231118">
                <text:p>0.292877837231118</text:p>
              </table:table-cell>
              <table:table-cell office:value-type="float" office:value="0.292851460817679">
                <text:p>0.292851460817679</text:p>
              </table:table-cell>
              <table:table-cell office:value-type="float" office:value="0.292912636585561">
                <text:p>0.292912636585561</text:p>
              </table:table-cell>
              <table:table-cell office:value-type="float" office:value="0.292903440930737">
                <text:p>0.292903440930737</text:p>
              </table:table-cell>
              <table:table-cell office:value-type="float" office:value="0.292811520517634">
                <text:p>0.292811520517634</text:p>
              </table:table-cell>
              <table:table-cell office:value-type="float" office:value="0.292897042456568">
                <text:p>0.292897042456568</text:p>
              </table:table-cell>
              <table:table-cell office:value-type="float" office:value="0.292893339580098">
                <text:p>0.292893339580098</text:p>
              </table:table-cell>
              <table:table-cell office:value-type="float" office:value="0.292895520023258">
                <text:p>0.292895520023258</text:p>
              </table:table-cell>
              <table:table-cell office:value-type="float" office:value="0.292895705171383">
                <text:p>0.292895705171383</text:p>
              </table:table-cell>
              <table:table-cell office:value-type="float" office:value="0.292887075352668">
                <text:p>0.292887075352668</text:p>
              </table:table-cell>
              <table:table-cell office:value-type="float" office:value="0.292907840664994">
                <text:p>0.292907840664994</text:p>
              </table:table-cell>
              <table:table-cell office:value-type="float" office:value="0.292894227320601">
                <text:p>0.292894227320601</text:p>
              </table:table-cell>
              <table:table-cell office:value-type="float" office:value="0.292889600482833">
                <text:p>0.292889600482833</text:p>
              </table:table-cell>
              <table:table-cell office:value-type="float" office:value="0.292903802638757">
                <text:p>0.292903802638757</text:p>
              </table:table-cell>
              <table:table-cell office:value-type="float" office:value="0.29289792935069">
                <text:p>0.29289792935069</text:p>
              </table:table-cell>
              <table:table-cell office:value-type="float" office:value="0.292879715765616">
                <text:p>0.292879715765616</text:p>
              </table:table-cell>
              <table:table-cell office:value-type="float" office:value="0.292891338914402">
                <text:p>0.292891338914402</text:p>
              </table:table-cell>
              <table:table-cell office:value-type="float" office:value="0.292903066275976">
                <text:p>0.292903066275976</text:p>
              </table:table-cell>
              <table:table-cell office:value-type="float" office:value="0.292900758620319">
                <text:p>0.292900758620319</text:p>
              </table:table-cell>
              <table:table-cell office:value-type="float" office:value="0.292808584379565">
                <text:p>0.292808584379565</text:p>
              </table:table-cell>
              <table:table-cell office:value-type="float" office:value="0.292798734495838">
                <text:p>0.292798734495838</text:p>
              </table:table-cell>
              <table:table-cell office:value-type="float" office:value="0.292800294283074">
                <text:p>0.292800294283074</text:p>
              </table:table-cell>
              <table:table-cell office:value-type="float" office:value="0.292896656809747">
                <text:p>0.292896656809747</text:p>
              </table:table-cell>
              <table:table-cell office:value-type="float" office:value="0.292889829494946">
                <text:p>0.292889829494946</text:p>
              </table:table-cell>
              <table:table-cell office:value-type="float" office:value="0.292889830740648">
                <text:p>0.292889830740648</text:p>
              </table:table-cell>
              <table:table-cell office:value-type="float" office:value="0.292902939161284">
                <text:p>0.292902939161284</text:p>
              </table:table-cell>
              <table:table-cell office:value-type="float" office:value="0.292892358747433">
                <text:p>0.292892358747433</text:p>
              </table:table-cell>
              <table:table-cell office:value-type="float" office:value="0.292889388722619">
                <text:p>0.292889388722619</text:p>
              </table:table-cell>
              <table:table-cell office:value-type="float" office:value="0.292882906540961">
                <text:p>0.292882906540961</text:p>
              </table:table-cell>
              <table:table-cell office:value-type="float" office:value="0.292882199097256">
                <text:p>0.292882199097256</text:p>
              </table:table-cell>
              <table:table-cell office:value-type="float" office:value="0.29277983509765">
                <text:p>0.29277983509765</text:p>
              </table:table-cell>
              <table:table-cell office:value-type="float" office:value="0.292872612600383">
                <text:p>0.292872612600383</text:p>
              </table:table-cell>
              <table:table-cell office:value-type="float" office:value="0.292779398601047">
                <text:p>0.292779398601047</text:p>
              </table:table-cell>
              <table:table-cell office:value-type="float" office:value="0.292789821203528">
                <text:p>0.292789821203528</text:p>
              </table:table-cell>
              <table:table-cell office:value-type="float" office:value="0.292864765213423">
                <text:p>0.292864765213423</text:p>
              </table:table-cell>
              <table:table-cell office:value-type="float" office:value="0.292883456070088">
                <text:p>0.292883456070088</text:p>
              </table:table-cell>
              <table:table-cell office:value-type="float" office:value="0.292891971225639">
                <text:p>0.292891971225639</text:p>
              </table:table-cell>
              <table:table-cell office:value-type="float" office:value="0.292886689652809">
                <text:p>0.292886689652809</text:p>
              </table:table-cell>
              <table:table-cell office:value-type="float" office:value="0.292879158442287">
                <text:p>0.292879158442287</text:p>
              </table:table-cell>
              <table:table-cell office:value-type="float" office:value="0.29288577644247">
                <text:p>0.29288577644247</text:p>
              </table:table-cell>
              <table:table-cell office:value-type="float" office:value="0.292889460514239">
                <text:p>0.292889460514239</text:p>
              </table:table-cell>
              <table:table-cell office:value-type="float" office:value="0.292880897640241">
                <text:p>0.292880897640241</text:p>
              </table:table-cell>
              <table:table-cell office:value-type="float" office:value="0.292876174292054">
                <text:p>0.292876174292054</text:p>
              </table:table-cell>
              <table:table-cell office:value-type="float" office:value="0.292887500728141">
                <text:p>0.292887500728141</text:p>
              </table:table-cell>
              <table:table-cell office:value-type="float" office:value="0.292777224260436">
                <text:p>0.292777224260436</text:p>
              </table:table-cell>
              <table:table-cell office:value-type="float" office:value="0.292896431436705">
                <text:p>0.292896431436705</text:p>
              </table:table-cell>
              <table:table-cell office:value-type="float" office:value="0.292871454093838">
                <text:p>0.292871454093838</text:p>
              </table:table-cell>
              <table:table-cell office:value-type="float" office:value="0.292875452342828">
                <text:p>0.292875452342828</text:p>
              </table:table-cell>
              <table:table-cell office:value-type="float" office:value="0.292884616943868">
                <text:p>0.292884616943868</text:p>
              </table:table-cell>
              <table:table-cell office:value-type="float" office:value="0.292878406219133">
                <text:p>0.292878406219133</text:p>
              </table:table-cell>
              <table:table-cell office:value-type="float" office:value="0.292874638611863">
                <text:p>0.292874638611863</text:p>
              </table:table-cell>
              <table:table-cell office:value-type="float" office:value="0.292880320860788">
                <text:p>0.292880320860788</text:p>
              </table:table-cell>
              <table:table-cell office:value-type="float" office:value="0.292877627747028">
                <text:p>0.292877627747028</text:p>
              </table:table-cell>
              <table:table-cell office:value-type="float" office:value="0.292878099876362">
                <text:p>0.292878099876362</text:p>
              </table:table-cell>
              <table:table-cell office:value-type="float" office:value="0.292885814309538">
                <text:p>0.292885814309538</text:p>
              </table:table-cell>
              <table:table-cell office:value-type="float" office:value="0.292889066029361">
                <text:p>0.292889066029361</text:p>
              </table:table-cell>
              <table:table-cell office:value-type="float" office:value="0.292890072412357">
                <text:p>0.292890072412357</text:p>
              </table:table-cell>
              <table:table-cell office:value-type="float" office:value="0.292795253131806">
                <text:p>0.292795253131806</text:p>
              </table:table-cell>
            </table:table-row>
            <table:table-row>
              <table:table-cell office:value-type="string">
                <text:p>Potential diff</text:p>
                <draw:g>
                  <svg:desc>tfoot7.A8:tfoot7.A8</svg:desc>
                </draw:g>
              </table:table-cell>
              <table:table-cell office:value-type="float" office:value="0.00000349617611311581">
                <text:p>0.00000349617611311581</text:p>
                <draw:g>
                  <svg:desc>tfoot7.B8:tfoot7.NQ8</svg:desc>
                </draw:g>
              </table:table-cell>
              <table:table-cell office:value-type="float" office:value="-0.0000128697834662628">
                <text:p>-0.0000128697834662628</text:p>
              </table:table-cell>
              <table:table-cell office:value-type="float" office:value="0.00000422324260940243">
                <text:p>0.00000422324260940243</text:p>
              </table:table-cell>
              <table:table-cell office:value-type="float" office:value="0.0000149305251688214">
                <text:p>0.0000149305251688214</text:p>
              </table:table-cell>
              <table:table-cell office:value-type="float" office:value="-0.00000997287980181172">
                <text:p>-0.00000997287980181172</text:p>
              </table:table-cell>
              <table:table-cell office:value-type="float" office:value="-0.00000134574955917843">
                <text:p>-0.00000134574955917843</text:p>
              </table:table-cell>
              <table:table-cell office:value-type="float" office:value="-0.000000230617729857219">
                <text:p>-0.000000230617729857219</text:p>
              </table:table-cell>
              <table:table-cell office:value-type="float" office:value="0.00000515692333702411">
                <text:p>0.00000515692333702411</text:p>
              </table:table-cell>
              <table:table-cell office:value-type="float" office:value="0.0000039164104713163">
                <text:p>0.0000039164104713163</text:p>
              </table:table-cell>
              <table:table-cell office:value-type="float" office:value="-0.00000501278434283936">
                <text:p>-0.00000501278434283936</text:p>
              </table:table-cell>
              <table:table-cell office:value-type="float" office:value="0.00000529381059455325">
                <text:p>0.00000529381059455325</text:p>
              </table:table-cell>
              <table:table-cell office:value-type="float" office:value="-0.0000191456974575899">
                <text:p>-0.0000191456974575899</text:p>
              </table:table-cell>
              <table:table-cell office:value-type="float" office:value="0.00000943851791074257">
                <text:p>0.00000943851791074257</text:p>
              </table:table-cell>
              <table:table-cell office:value-type="float" office:value="0.000000413143699196095">
                <text:p>0.000000413143699196095</text:p>
              </table:table-cell>
              <table:table-cell office:value-type="float" office:value="-0.000000294283752644287">
                <text:p>-0.000000294283752644287</text:p>
              </table:table-cell>
              <table:table-cell office:value-type="float" office:value="-0.0000250159053351018">
                <text:p>-0.0000250159053351018</text:p>
              </table:table-cell>
              <table:table-cell office:value-type="float" office:value="0.0000200423574117647">
                <text:p>0.0000200423574117647</text:p>
              </table:table-cell>
              <table:table-cell office:value-type="float" office:value="-0.0000252805631161812">
                <text:p>-0.0000252805631161812</text:p>
              </table:table-cell>
              <table:table-cell office:value-type="float" office:value="0.0000325487038048133">
                <text:p>0.0000325487038048133</text:p>
              </table:table-cell>
              <table:table-cell office:value-type="float" office:value="-0.00000496177083741944">
                <text:p>-0.00000496177083741944</text:p>
              </table:table-cell>
              <table:table-cell office:value-type="float" office:value="0.00000430967322750941">
                <text:p>0.00000430967322750941</text:p>
              </table:table-cell>
              <table:table-cell office:value-type="float" office:value="-0.00000810209752821756">
                <text:p>-0.00000810209752821756</text:p>
              </table:table-cell>
              <table:table-cell office:value-type="float" office:value="0.00000753332115832617">
                <text:p>0.00000753332115832617</text:p>
              </table:table-cell>
              <table:table-cell office:value-type="float" office:value="0.00000902515954454008">
                <text:p>0.00000902515954454008</text:p>
              </table:table-cell>
              <table:table-cell office:value-type="float" office:value="-0.0000229907338728519">
                <text:p>-0.0000229907338728519</text:p>
              </table:table-cell>
              <table:table-cell office:value-type="float" office:value="0.00000395553916354707">
                <text:p>0.00000395553916354707</text:p>
              </table:table-cell>
              <table:table-cell office:value-type="float" office:value="0.0000133675168798586">
                <text:p>0.0000133675168798586</text:p>
              </table:table-cell>
              <table:table-cell office:value-type="float" office:value="0.00000474616621592983">
                <text:p>0.00000474616621592983</text:p>
              </table:table-cell>
              <table:table-cell office:value-type="float" office:value="0.0000045331770368584">
                <text:p>0.0000045331770368584</text:p>
              </table:table-cell>
              <table:table-cell office:value-type="float" office:value="-0.0000153750628882343">
                <text:p>-0.0000153750628882343</text:p>
              </table:table-cell>
              <table:table-cell office:value-type="float" office:value="0.00000842844005805032">
                <text:p>0.00000842844005805032</text:p>
              </table:table-cell>
              <table:table-cell office:value-type="float" office:value="-0.0000158811286731231">
                <text:p>-0.0000158811286731231</text:p>
              </table:table-cell>
              <table:table-cell office:value-type="float" office:value="-0.000022086231614149">
                <text:p>-0.000022086231614149</text:p>
              </table:table-cell>
              <table:table-cell office:value-type="float" office:value="0.00000442386682786289">
                <text:p>0.00000442386682786289</text:p>
              </table:table-cell>
              <table:table-cell office:value-type="float" office:value="0.0000177696648880343">
                <text:p>0.0000177696648880343</text:p>
              </table:table-cell>
              <table:table-cell office:value-type="float" office:value="0.0000324846314789795">
                <text:p>0.0000324846314789795</text:p>
              </table:table-cell>
              <table:table-cell office:value-type="float" office:value="-0.0000352880031246894">
                <text:p>-0.0000352880031246894</text:p>
              </table:table-cell>
              <table:table-cell office:value-type="float" office:value="0.0000484480533397558">
                <text:p>0.0000484480533397558</text:p>
              </table:table-cell>
              <table:table-cell office:value-type="float" office:value="-0.0000122222846362652">
                <text:p>-0.0000122222846362652</text:p>
              </table:table-cell>
              <table:table-cell office:value-type="float" office:value="0.0000119615098679304">
                <text:p>0.0000119615098679304</text:p>
              </table:table-cell>
              <table:table-cell office:value-type="float" office:value="0.00000922329153446588">
                <text:p>0.00000922329153446588</text:p>
              </table:table-cell>
              <table:table-cell office:value-type="float" office:value="0.0000203831006448385">
                <text:p>0.0000203831006448385</text:p>
              </table:table-cell>
              <table:table-cell office:value-type="float" office:value="-0.0000997654397293379">
                <text:p>-0.0000997654397293379</text:p>
              </table:table-cell>
              <table:table-cell office:value-type="float" office:value="-0.000428634687791973">
                <text:p>-0.000428634687791973</text:p>
              </table:table-cell>
              <table:table-cell office:value-type="float" office:value="-0.0000293790622098999">
                <text:p>-0.0000293790622098999</text:p>
              </table:table-cell>
              <table:table-cell office:value-type="float" office:value="-0.00015507209900012">
                <text:p>-0.00015507209900012</text:p>
              </table:table-cell>
              <table:table-cell office:value-type="float" office:value="0.000245286032206027">
                <text:p>0.000245286032206027</text:p>
              </table:table-cell>
              <table:table-cell office:value-type="float" office:value="0.000594778080776404">
                <text:p>0.000594778080776404</text:p>
              </table:table-cell>
              <table:table-cell office:value-type="float" office:value="0.000932669587222323">
                <text:p>0.000932669587222323</text:p>
              </table:table-cell>
              <table:table-cell office:value-type="float" office:value="0.00103216702004227">
                <text:p>0.00103216702004227</text:p>
              </table:table-cell>
              <table:table-cell office:value-type="float" office:value="0.000827936484854352">
                <text:p>0.000827936484854352</text:p>
              </table:table-cell>
              <table:table-cell office:value-type="float" office:value="0.000174587924330505">
                <text:p>0.000174587924330505</text:p>
              </table:table-cell>
              <table:table-cell office:value-type="float" office:value="-0.00146214886552315">
                <text:p>-0.00146214886552315</text:p>
              </table:table-cell>
              <table:table-cell office:value-type="float" office:value="-0.000648742170178018">
                <text:p>-0.000648742170178018</text:p>
              </table:table-cell>
              <table:table-cell office:value-type="float" office:value="-0.000673797137677734">
                <text:p>-0.000673797137677734</text:p>
              </table:table-cell>
              <table:table-cell office:value-type="float" office:value="0.00107960127349099">
                <text:p>0.00107960127349099</text:p>
              </table:table-cell>
              <table:table-cell office:value-type="float" office:value="0.00902579401868209">
                <text:p>0.00902579401868209</text:p>
              </table:table-cell>
              <table:table-cell office:value-type="float" office:value="0.00692173949627972">
                <text:p>0.00692173949627972</text:p>
              </table:table-cell>
              <table:table-cell office:value-type="float" office:value="0.00530577168585134">
                <text:p>0.00530577168585134</text:p>
              </table:table-cell>
              <table:table-cell office:value-type="float" office:value="0.00342483045798242">
                <text:p>0.00342483045798242</text:p>
              </table:table-cell>
              <table:table-cell office:value-type="float" office:value="0.00430449245676534">
                <text:p>0.00430449245676534</text:p>
              </table:table-cell>
              <table:table-cell office:value-type="float" office:value="0.00996432084498261">
                <text:p>0.00996432084498261</text:p>
              </table:table-cell>
              <table:table-cell office:value-type="float" office:value="0.0021032187607205">
                <text:p>0.0021032187607205</text:p>
              </table:table-cell>
              <table:table-cell office:value-type="float" office:value="0.000047030278924276">
                <text:p>0.000047030278924276</text:p>
              </table:table-cell>
              <table:table-cell office:value-type="float" office:value="-0.0011246118925744">
                <text:p>-0.0011246118925744</text:p>
              </table:table-cell>
              <table:table-cell office:value-type="float" office:value="-0.00260101622641251">
                <text:p>-0.00260101622641251</text:p>
              </table:table-cell>
              <table:table-cell office:value-type="float" office:value="-0.00360609058667399">
                <text:p>-0.00360609058667399</text:p>
              </table:table-cell>
              <table:table-cell office:value-type="float" office:value="-0.00400494229631759">
                <text:p>-0.00400494229631759</text:p>
              </table:table-cell>
              <table:table-cell office:value-type="float" office:value="-0.0052347607651082">
                <text:p>-0.0052347607651082</text:p>
              </table:table-cell>
              <table:table-cell office:value-type="float" office:value="-0.00909464358014056">
                <text:p>-0.00909464358014056</text:p>
              </table:table-cell>
              <table:table-cell office:value-type="float" office:value="-0.0036204115526024">
                <text:p>-0.0036204115526024</text:p>
              </table:table-cell>
              <table:table-cell office:value-type="float" office:value="-0.00560929589178366">
                <text:p>-0.00560929589178366</text:p>
              </table:table-cell>
              <table:table-cell office:value-type="float" office:value="-0.00463399799381747">
                <text:p>-0.00463399799381747</text:p>
              </table:table-cell>
              <table:table-cell office:value-type="float" office:value="-0.00390561447667387">
                <text:p>-0.00390561447667387</text:p>
              </table:table-cell>
              <table:table-cell office:value-type="float" office:value="-0.00217277431535845">
                <text:p>-0.00217277431535845</text:p>
              </table:table-cell>
              <table:table-cell office:value-type="float" office:value="0.00095867213187395">
                <text:p>0.00095867213187395</text:p>
              </table:table-cell>
              <table:table-cell office:value-type="float" office:value="0.0292806398980194">
                <text:p>0.0292806398980194</text:p>
              </table:table-cell>
              <table:table-cell office:value-type="float" office:value="0.00781097591985885">
                <text:p>0.00781097591985885</text:p>
              </table:table-cell>
              <table:table-cell office:value-type="float" office:value="0.00220926446625563">
                <text:p>0.00220926446625563</text:p>
              </table:table-cell>
              <table:table-cell office:value-type="float" office:value="-0.0500916338638829">
                <text:p>-0.0500916338638829</text:p>
              </table:table-cell>
              <table:table-cell office:value-type="float" office:value="0.0270697432281295">
                <text:p>0.0270697432281295</text:p>
              </table:table-cell>
              <table:table-cell office:value-type="float" office:value="0.00063112911155061">
                <text:p>0.00063112911155061</text:p>
              </table:table-cell>
              <table:table-cell office:value-type="float" office:value="-0.00214097002233515">
                <text:p>-0.00214097002233515</text:p>
              </table:table-cell>
              <table:table-cell office:value-type="float" office:value="-0.00200611918456456">
                <text:p>-0.00200611918456456</text:p>
              </table:table-cell>
              <table:table-cell office:value-type="float" office:value="-0.00343197480551344">
                <text:p>-0.00343197480551344</text:p>
              </table:table-cell>
              <table:table-cell office:value-type="float" office:value="-0.00201143183402797">
                <text:p>-0.00201143183402797</text:p>
              </table:table-cell>
              <table:table-cell office:value-type="float" office:value="-0.00479795275358913">
                <text:p>-0.00479795275358913</text:p>
              </table:table-cell>
              <table:table-cell office:value-type="float" office:value="0.0204665470788217">
                <text:p>0.0204665470788217</text:p>
              </table:table-cell>
              <table:table-cell office:value-type="float" office:value="0.00318748351787129">
                <text:p>0.00318748351787129</text:p>
              </table:table-cell>
              <table:table-cell office:value-type="float" office:value="0.00518372584147919">
                <text:p>0.00518372584147919</text:p>
              </table:table-cell>
              <table:table-cell office:value-type="float" office:value="0.00479634711887633">
                <text:p>0.00479634711887633</text:p>
              </table:table-cell>
              <table:table-cell office:value-type="float" office:value="0.00156670552126925">
                <text:p>0.00156670552126925</text:p>
              </table:table-cell>
              <table:table-cell office:value-type="float" office:value="-0.0011921901701028">
                <text:p>-0.0011921901701028</text:p>
              </table:table-cell>
              <table:table-cell office:value-type="float" office:value="-0.00296115372966327">
                <text:p>-0.00296115372966327</text:p>
              </table:table-cell>
              <table:table-cell office:value-type="float" office:value="-0.0236260267814119">
                <text:p>-0.0236260267814119</text:p>
              </table:table-cell>
              <table:table-cell office:value-type="float" office:value="-0.000178469710052032">
                <text:p>-0.000178469710052032</text:p>
              </table:table-cell>
              <table:table-cell office:value-type="float" office:value="0.00206913927202379">
                <text:p>0.00206913927202379</text:p>
              </table:table-cell>
              <table:table-cell office:value-type="float" office:value="0.000472312742785308">
                <text:p>0.000472312742785308</text:p>
              </table:table-cell>
              <table:table-cell office:value-type="float" office:value="-0.000702967653036624">
                <text:p>-0.000702967653036624</text:p>
              </table:table-cell>
              <table:table-cell office:value-type="float" office:value="-0.00157977747056509">
                <text:p>-0.00157977747056509</text:p>
              </table:table-cell>
              <table:table-cell office:value-type="float" office:value="-0.00224094593855489">
                <text:p>-0.00224094593855489</text:p>
              </table:table-cell>
              <table:table-cell office:value-type="float" office:value="-0.00228699185976555">
                <text:p>-0.00228699185976555</text:p>
              </table:table-cell>
              <table:table-cell office:value-type="float" office:value="-0.00206602103797265">
                <text:p>-0.00206602103797265</text:p>
              </table:table-cell>
              <table:table-cell office:value-type="float" office:value="-0.00221709047696078">
                <text:p>-0.00221709047696078</text:p>
              </table:table-cell>
              <table:table-cell office:value-type="float" office:value="-0.00122336932813011">
                <text:p>-0.00122336932813011</text:p>
              </table:table-cell>
              <table:table-cell office:value-type="float" office:value="-0.0014238500097995">
                <text:p>-0.0014238500097995</text:p>
              </table:table-cell>
              <table:table-cell office:value-type="float" office:value="0.029456974512668">
                <text:p>0.029456974512668</text:p>
              </table:table-cell>
              <table:table-cell office:value-type="float" office:value="0.00982372953214028">
                <text:p>0.00982372953214028</text:p>
              </table:table-cell>
              <table:table-cell office:value-type="float" office:value="0.002535666255502">
                <text:p>0.002535666255502</text:p>
              </table:table-cell>
              <table:table-cell office:value-type="float" office:value="-0.0000567241372552707">
                <text:p>-0.0000567241372552707</text:p>
              </table:table-cell>
              <table:table-cell office:value-type="float" office:value="-0.00662506575163224">
                <text:p>-0.00662506575163224</text:p>
              </table:table-cell>
              <table:table-cell office:value-type="float" office:value="-0.0439893666984569">
                <text:p>-0.0439893666984569</text:p>
              </table:table-cell>
              <table:table-cell office:value-type="float" office:value="-0.00138875381882364">
                <text:p>-0.00138875381882364</text:p>
              </table:table-cell>
              <table:table-cell office:value-type="float" office:value="0.0232612754571266">
                <text:p>0.0232612754571266</text:p>
              </table:table-cell>
              <table:table-cell office:value-type="float" office:value="0.00484841707883033">
                <text:p>0.00484841707883033</text:p>
              </table:table-cell>
              <table:table-cell office:value-type="float" office:value="0.00264588981042108">
                <text:p>0.00264588981042108</text:p>
              </table:table-cell>
              <table:table-cell office:value-type="float" office:value="0.000924299509849402">
                <text:p>0.000924299509849402</text:p>
              </table:table-cell>
              <table:table-cell office:value-type="float" office:value="0.000307198033768108">
                <text:p>0.000307198033768108</text:p>
              </table:table-cell>
              <table:table-cell office:value-type="float" office:value="-0.000703068718961641">
                <text:p>-0.000703068718961641</text:p>
              </table:table-cell>
              <table:table-cell office:value-type="float" office:value="-0.00126924009188489">
                <text:p>-0.00126924009188489</text:p>
              </table:table-cell>
              <table:table-cell office:value-type="float" office:value="-0.00125167581731667">
                <text:p>-0.00125167581731667</text:p>
              </table:table-cell>
              <table:table-cell office:value-type="float" office:value="-0.000537399827357676">
                <text:p>-0.000537399827357676</text:p>
              </table:table-cell>
              <table:table-cell office:value-type="float" office:value="-0.000180068371079312">
                <text:p>-0.000180068371079312</text:p>
              </table:table-cell>
              <table:table-cell office:value-type="float" office:value="-0.000864726714746578">
                <text:p>-0.000864726714746578</text:p>
              </table:table-cell>
              <table:table-cell office:value-type="float" office:value="-0.000593674693872059">
                <text:p>-0.000593674693872059</text:p>
              </table:table-cell>
              <table:table-cell office:value-type="float" office:value="-0.00416825137237342">
                <text:p>-0.00416825137237342</text:p>
              </table:table-cell>
              <table:table-cell office:value-type="float" office:value="-0.00312010173796096">
                <text:p>-0.00312010173796096</text:p>
              </table:table-cell>
              <table:table-cell office:value-type="float" office:value="0.0197491728456311">
                <text:p>0.0197491728456311</text:p>
              </table:table-cell>
              <table:table-cell office:value-type="float" office:value="0.0037983003292093">
                <text:p>0.0037983003292093</text:p>
              </table:table-cell>
              <table:table-cell office:value-type="float" office:value="-0.0000419746907408536">
                <text:p>-0.0000419746907408536</text:p>
              </table:table-cell>
              <table:table-cell office:value-type="float" office:value="-0.00166128032228519">
                <text:p>-0.00166128032228519</text:p>
              </table:table-cell>
              <table:table-cell office:value-type="float" office:value="0.00697850987271842">
                <text:p>0.00697850987271842</text:p>
              </table:table-cell>
              <table:table-cell office:value-type="float" office:value="0.0053394654487926">
                <text:p>0.0053394654487926</text:p>
              </table:table-cell>
              <table:table-cell office:value-type="float" office:value="0.00315735150928342">
                <text:p>0.00315735150928342</text:p>
              </table:table-cell>
              <table:table-cell office:value-type="float" office:value="0.00123057254302988">
                <text:p>0.00123057254302988</text:p>
              </table:table-cell>
              <table:table-cell office:value-type="float" office:value="0.00024204313048154">
                <text:p>0.00024204313048154</text:p>
              </table:table-cell>
              <table:table-cell office:value-type="float" office:value="-0.00418955915991437">
                <text:p>-0.00418955915991437</text:p>
              </table:table-cell>
              <table:table-cell office:value-type="float" office:value="-0.00157895100759553">
                <text:p>-0.00157895100759553</text:p>
              </table:table-cell>
              <table:table-cell office:value-type="float" office:value="-0.000980998181473514">
                <text:p>-0.000980998181473514</text:p>
              </table:table-cell>
              <table:table-cell office:value-type="float" office:value="-0.000426913735406487">
                <text:p>-0.000426913735406487</text:p>
              </table:table-cell>
              <table:table-cell office:value-type="float" office:value="-0.0149143414089474">
                <text:p>-0.0149143414089474</text:p>
              </table:table-cell>
              <table:table-cell office:value-type="float" office:value="-0.00125312913285269">
                <text:p>-0.00125312913285269</text:p>
              </table:table-cell>
              <table:table-cell office:value-type="float" office:value="0.00255625608950422">
                <text:p>0.00255625608950422</text:p>
              </table:table-cell>
              <table:table-cell office:value-type="float" office:value="-0.00681073543970845">
                <text:p>-0.00681073543970845</text:p>
              </table:table-cell>
              <table:table-cell office:value-type="float" office:value="0.00147755953055329">
                <text:p>0.00147755953055329</text:p>
              </table:table-cell>
              <table:table-cell office:value-type="float" office:value="-0.00208655788162121">
                <text:p>-0.00208655788162121</text:p>
              </table:table-cell>
              <table:table-cell office:value-type="float" office:value="-0.00516432784277926">
                <text:p>-0.00516432784277926</text:p>
              </table:table-cell>
              <table:table-cell office:value-type="float" office:value="-0.00222862268448709">
                <text:p>-0.00222862268448709</text:p>
              </table:table-cell>
              <table:table-cell office:value-type="float" office:value="-0.00160426796722474">
                <text:p>-0.00160426796722474</text:p>
              </table:table-cell>
              <table:table-cell office:value-type="float" office:value="-0.00168206822434691">
                <text:p>-0.00168206822434691</text:p>
              </table:table-cell>
              <table:table-cell office:value-type="float" office:value="-0.00169251275115079">
                <text:p>-0.00169251275115079</text:p>
              </table:table-cell>
              <table:table-cell office:value-type="float" office:value="-0.00125085466260572">
                <text:p>-0.00125085466260572</text:p>
              </table:table-cell>
              <table:table-cell office:value-type="float" office:value="-0.000575121527808031">
                <text:p>-0.000575121527808031</text:p>
              </table:table-cell>
              <table:table-cell office:value-type="float" office:value="0.0339348138073736">
                <text:p>0.0339348138073736</text:p>
              </table:table-cell>
              <table:table-cell office:value-type="float" office:value="0.00689100839926338">
                <text:p>0.00689100839926338</text:p>
              </table:table-cell>
              <table:table-cell office:value-type="float" office:value="0.00223762179986886">
                <text:p>0.00223762179986886</text:p>
              </table:table-cell>
              <table:table-cell office:value-type="float" office:value="-0.000105377379001181">
                <text:p>-0.000105377379001181</text:p>
              </table:table-cell>
              <table:table-cell office:value-type="float" office:value="-0.0431489070174604">
                <text:p>-0.0431489070174604</text:p>
              </table:table-cell>
              <table:table-cell office:value-type="float" office:value="-0.00412232564421472">
                <text:p>-0.00412232564421472</text:p>
              </table:table-cell>
              <table:table-cell office:value-type="float" office:value="0.0167441154509683">
                <text:p>0.0167441154509683</text:p>
              </table:table-cell>
              <table:table-cell office:value-type="float" office:value="0.00273132513978114">
                <text:p>0.00273132513978114</text:p>
              </table:table-cell>
              <table:table-cell office:value-type="float" office:value="0.000586746302243868">
                <text:p>0.000586746302243868</text:p>
              </table:table-cell>
              <table:table-cell office:value-type="float" office:value="-0.000420917969348345">
                <text:p>-0.000420917969348345</text:p>
              </table:table-cell>
              <table:table-cell office:value-type="float" office:value="-0.000954010199755218">
                <text:p>-0.000954010199755218</text:p>
              </table:table-cell>
              <table:table-cell office:value-type="float" office:value="-0.00144888089129019">
                <text:p>-0.00144888089129019</text:p>
              </table:table-cell>
              <table:table-cell office:value-type="float" office:value="-0.000613702270851501">
                <text:p>-0.000613702270851501</text:p>
              </table:table-cell>
              <table:table-cell office:value-type="float" office:value="-0.000298246208095876">
                <text:p>-0.000298246208095876</text:p>
              </table:table-cell>
              <table:table-cell office:value-type="float" office:value="-0.00152500382593707">
                <text:p>-0.00152500382593707</text:p>
              </table:table-cell>
              <table:table-cell office:value-type="float" office:value="-0.00407735175185542">
                <text:p>-0.00407735175185542</text:p>
              </table:table-cell>
              <table:table-cell office:value-type="float" office:value="0.000467575172447221">
                <text:p>0.000467575172447221</text:p>
              </table:table-cell>
              <table:table-cell office:value-type="float" office:value="0.0180931192806256">
                <text:p>0.0180931192806256</text:p>
              </table:table-cell>
              <table:table-cell office:value-type="float" office:value="-0.00104327090599798">
                <text:p>-0.00104327090599798</text:p>
              </table:table-cell>
              <table:table-cell office:value-type="float" office:value="-0.000268235727268196">
                <text:p>-0.000268235727268196</text:p>
              </table:table-cell>
              <table:table-cell office:value-type="float" office:value="0.00972367439370692">
                <text:p>0.00972367439370692</text:p>
              </table:table-cell>
              <table:table-cell office:value-type="float" office:value="0.00447689273686647">
                <text:p>0.00447689273686647</text:p>
              </table:table-cell>
              <table:table-cell office:value-type="float" office:value="-0.00188422002507088">
                <text:p>-0.00188422002507088</text:p>
              </table:table-cell>
              <table:table-cell office:value-type="float" office:value="-0.00742806383948497">
                <text:p>-0.00742806383948497</text:p>
              </table:table-cell>
              <table:table-cell office:value-type="float" office:value="-0.015518062941276">
                <text:p>-0.015518062941276</text:p>
              </table:table-cell>
              <table:table-cell office:value-type="float" office:value="-0.00286100550807011">
                <text:p>-0.00286100550807011</text:p>
              </table:table-cell>
              <table:table-cell office:value-type="float" office:value="-0.00510264188696108">
                <text:p>-0.00510264188696108</text:p>
              </table:table-cell>
              <table:table-cell office:value-type="float" office:value="-0.00503761857635937">
                <text:p>-0.00503761857635937</text:p>
              </table:table-cell>
              <table:table-cell office:value-type="float" office:value="-0.00302191038737881">
                <text:p>-0.00302191038737881</text:p>
              </table:table-cell>
              <table:table-cell office:value-type="float" office:value="-0.000602331374401188">
                <text:p>-0.000602331374401188</text:p>
              </table:table-cell>
              <table:table-cell office:value-type="float" office:value="0.0273306514182789">
                <text:p>0.0273306514182789</text:p>
              </table:table-cell>
              <table:table-cell office:value-type="float" office:value="0.00470544181235022">
                <text:p>0.00470544181235022</text:p>
              </table:table-cell>
              <table:table-cell office:value-type="float" office:value="0.0034215943219843">
                <text:p>0.0034215943219843</text:p>
              </table:table-cell>
              <table:table-cell office:value-type="float" office:value="0.00452608263810006">
                <text:p>0.00452608263810006</text:p>
              </table:table-cell>
              <table:table-cell office:value-type="float" office:value="-0.000625882602745764">
                <text:p>-0.000625882602745764</text:p>
              </table:table-cell>
              <table:table-cell office:value-type="float" office:value="-0.0463467113564203">
                <text:p>-0.0463467113564203</text:p>
              </table:table-cell>
              <table:table-cell office:value-type="float" office:value="-0.000607179839963168">
                <text:p>-0.000607179839963168</text:p>
              </table:table-cell>
              <table:table-cell office:value-type="float" office:value="-0.000217942543398131">
                <text:p>-0.000217942543398131</text:p>
              </table:table-cell>
              <table:table-cell office:value-type="float" office:value="0.0243424617601092">
                <text:p>0.0243424617601092</text:p>
              </table:table-cell>
              <table:table-cell office:value-type="float" office:value="0.00174829874309479">
                <text:p>0.00174829874309479</text:p>
              </table:table-cell>
              <table:table-cell office:value-type="float" office:value="-0.00119690494761332">
                <text:p>-0.00119690494761332</text:p>
              </table:table-cell>
              <table:table-cell office:value-type="float" office:value="-0.00130906867099323">
                <text:p>-0.00130906867099323</text:p>
              </table:table-cell>
              <table:table-cell office:value-type="float" office:value="-0.00169719886922476">
                <text:p>-0.00169719886922476</text:p>
              </table:table-cell>
              <table:table-cell office:value-type="float" office:value="-0.0014645093446779">
                <text:p>-0.0014645093446779</text:p>
              </table:table-cell>
              <table:table-cell office:value-type="float" office:value="-0.00150669971580014">
                <text:p>-0.00150669971580014</text:p>
              </table:table-cell>
              <table:table-cell office:value-type="float" office:value="-0.003363325187003">
                <text:p>-0.003363325187003</text:p>
              </table:table-cell>
              <table:table-cell office:value-type="float" office:value="-0.00378250254241602">
                <text:p>-0.00378250254241602</text:p>
              </table:table-cell>
              <table:table-cell office:value-type="float" office:value="0.00200821825547387">
                <text:p>0.00200821825547387</text:p>
              </table:table-cell>
              <table:table-cell office:value-type="float" office:value="0.0238471005893257">
                <text:p>0.0238471005893257</text:p>
              </table:table-cell>
              <table:table-cell office:value-type="float" office:value="-0.000715980556782792">
                <text:p>-0.000715980556782792</text:p>
              </table:table-cell>
              <table:table-cell office:value-type="float" office:value="-0.00200567434095006">
                <text:p>-0.00200567434095006</text:p>
              </table:table-cell>
              <table:table-cell office:value-type="float" office:value="0.01040657833918">
                <text:p>0.01040657833918</text:p>
              </table:table-cell>
              <table:table-cell office:value-type="float" office:value="0.00338951713865504">
                <text:p>0.00338951713865504</text:p>
              </table:table-cell>
              <table:table-cell office:value-type="float" office:value="0.000795098179947718">
                <text:p>0.000795098179947718</text:p>
              </table:table-cell>
              <table:table-cell office:value-type="float" office:value="-0.00411119009668493">
                <text:p>-0.00411119009668493</text:p>
              </table:table-cell>
              <table:table-cell office:value-type="float" office:value="-0.00489395193350795">
                <text:p>-0.00489395193350795</text:p>
              </table:table-cell>
              <table:table-cell office:value-type="float" office:value="-0.00332619990252803">
                <text:p>-0.00332619990252803</text:p>
              </table:table-cell>
              <table:table-cell office:value-type="float" office:value="-0.00921449385680945">
                <text:p>-0.00921449385680945</text:p>
              </table:table-cell>
              <table:table-cell office:value-type="float" office:value="-0.00800643631227282">
                <text:p>-0.00800643631227282</text:p>
              </table:table-cell>
              <table:table-cell office:value-type="float" office:value="-0.000433593537864152">
                <text:p>-0.000433593537864152</text:p>
              </table:table-cell>
              <table:table-cell office:value-type="float" office:value="-0.00155163817249854">
                <text:p>-0.00155163817249854</text:p>
              </table:table-cell>
              <table:table-cell office:value-type="float" office:value="-0.00177659689363491">
                <text:p>-0.00177659689363491</text:p>
              </table:table-cell>
              <table:table-cell office:value-type="float" office:value="-0.00205872778756272">
                <text:p>-0.00205872778756272</text:p>
              </table:table-cell>
              <table:table-cell office:value-type="float" office:value="-0.00263466010366958">
                <text:p>-0.00263466010366958</text:p>
              </table:table-cell>
              <table:table-cell office:value-type="float" office:value="-0.00187645511841222">
                <text:p>-0.00187645511841222</text:p>
              </table:table-cell>
              <table:table-cell office:value-type="float" office:value="-0.00205071790915057">
                <text:p>-0.00205071790915057</text:p>
              </table:table-cell>
              <table:table-cell office:value-type="float" office:value="-0.0012877296399787">
                <text:p>-0.0012877296399787</text:p>
              </table:table-cell>
              <table:table-cell office:value-type="float" office:value="-0.00042740810355224">
                <text:p>-0.00042740810355224</text:p>
              </table:table-cell>
              <table:table-cell office:value-type="float" office:value="0.000635256606118073">
                <text:p>0.000635256606118073</text:p>
              </table:table-cell>
              <table:table-cell office:value-type="float" office:value="0.025894746492841">
                <text:p>0.025894746492841</text:p>
              </table:table-cell>
              <table:table-cell office:value-type="float" office:value="0.00441282241690394">
                <text:p>0.00441282241690394</text:p>
              </table:table-cell>
              <table:table-cell office:value-type="float" office:value="0.007696890641262">
                <text:p>0.007696890641262</text:p>
              </table:table-cell>
              <table:table-cell office:value-type="float" office:value="0.00210903982325839">
                <text:p>0.00210903982325839</text:p>
              </table:table-cell>
              <table:table-cell office:value-type="float" office:value="0.00104959375084313">
                <text:p>0.00104959375084313</text:p>
              </table:table-cell>
              <table:table-cell office:value-type="float" office:value="-0.00100132220392879">
                <text:p>-0.00100132220392879</text:p>
              </table:table-cell>
              <table:table-cell office:value-type="float" office:value="-0.0403560368121342">
                <text:p>-0.0403560368121342</text:p>
              </table:table-cell>
              <table:table-cell office:value-type="float" office:value="-0.00229880321896619">
                <text:p>-0.00229880321896619</text:p>
              </table:table-cell>
              <table:table-cell office:value-type="float" office:value="-0.00225924592480303">
                <text:p>-0.00225924592480303</text:p>
              </table:table-cell>
              <table:table-cell office:value-type="float" office:value="-0.00170915008132999">
                <text:p>-0.00170915008132999</text:p>
              </table:table-cell>
              <table:table-cell office:value-type="float" office:value="0.0040723223472619">
                <text:p>0.0040723223472619</text:p>
              </table:table-cell>
              <table:table-cell office:value-type="float" office:value="0.0187214109194234">
                <text:p>0.0187214109194234</text:p>
              </table:table-cell>
              <table:table-cell office:value-type="float" office:value="0.00143900057866364">
                <text:p>0.00143900057866364</text:p>
              </table:table-cell>
              <table:table-cell office:value-type="float" office:value="-0.000838830920467326">
                <text:p>-0.000838830920467326</text:p>
              </table:table-cell>
              <table:table-cell office:value-type="float" office:value="-0.00208191741335018">
                <text:p>-0.00208191741335018</text:p>
              </table:table-cell>
              <table:table-cell office:value-type="float" office:value="-0.00125992030006755">
                <text:p>-0.00125992030006755</text:p>
              </table:table-cell>
              <table:table-cell office:value-type="float" office:value="-0.00158226724187915">
                <text:p>-0.00158226724187915</text:p>
              </table:table-cell>
              <table:table-cell office:value-type="float" office:value="-0.00416118668710275">
                <text:p>-0.00416118668710275</text:p>
              </table:table-cell>
              <table:table-cell office:value-type="float" office:value="0.00174758111040241">
                <text:p>0.00174758111040241</text:p>
              </table:table-cell>
              <table:table-cell office:value-type="float" office:value="0.00597912368923204">
                <text:p>0.00597912368923204</text:p>
              </table:table-cell>
              <table:table-cell office:value-type="float" office:value="0.00769497839208461">
                <text:p>0.00769497839208461</text:p>
              </table:table-cell>
              <table:table-cell office:value-type="float" office:value="0.0148183224163109">
                <text:p>0.0148183224163109</text:p>
              </table:table-cell>
              <table:table-cell office:value-type="float" office:value="0.00688743871033931">
                <text:p>0.00688743871033931</text:p>
              </table:table-cell>
              <table:table-cell office:value-type="float" office:value="0.000336162036850884">
                <text:p>0.000336162036850884</text:p>
              </table:table-cell>
              <table:table-cell office:value-type="float" office:value="-0.00415650761381592">
                <text:p>-0.00415650761381592</text:p>
              </table:table-cell>
              <table:table-cell office:value-type="float" office:value="-0.00274497403837326">
                <text:p>-0.00274497403837326</text:p>
              </table:table-cell>
              <table:table-cell office:value-type="float" office:value="-0.00113054571549309">
                <text:p>-0.00113054571549309</text:p>
              </table:table-cell>
              <table:table-cell office:value-type="float" office:value="-0.0175239372971333">
                <text:p>-0.0175239372971333</text:p>
              </table:table-cell>
              <table:table-cell office:value-type="float" office:value="-0.00938423683228668">
                <text:p>-0.00938423683228668</text:p>
              </table:table-cell>
              <table:table-cell office:value-type="float" office:value="0.00140065035924192">
                <text:p>0.00140065035924192</text:p>
              </table:table-cell>
              <table:table-cell office:value-type="float" office:value="-0.00361295629704705">
                <text:p>-0.00361295629704705</text:p>
              </table:table-cell>
              <table:table-cell office:value-type="float" office:value="-0.00234791842201931">
                <text:p>-0.00234791842201931</text:p>
              </table:table-cell>
              <table:table-cell office:value-type="float" office:value="-0.00374707182161987">
                <text:p>-0.00374707182161987</text:p>
              </table:table-cell>
              <table:table-cell office:value-type="float" office:value="-0.00298221618996081">
                <text:p>-0.00298221618996081</text:p>
              </table:table-cell>
              <table:table-cell office:value-type="float" office:value="-0.000771899502990336">
                <text:p>-0.000771899502990336</text:p>
              </table:table-cell>
              <table:table-cell office:value-type="float" office:value="-0.000934861379944918">
                <text:p>-0.000934861379944918</text:p>
              </table:table-cell>
              <table:table-cell office:value-type="float" office:value="0.0384638699490122">
                <text:p>0.0384638699490122</text:p>
              </table:table-cell>
              <table:table-cell office:value-type="float" office:value="0.00609481011343799">
                <text:p>0.00609481011343799</text:p>
              </table:table-cell>
              <table:table-cell office:value-type="float" office:value="-0.000629980603073677">
                <text:p>-0.000629980603073677</text:p>
              </table:table-cell>
              <table:table-cell office:value-type="float" office:value="-0.0101907503017475">
                <text:p>-0.0101907503017475</text:p>
              </table:table-cell>
              <table:table-cell office:value-type="float" office:value="-0.0286988475077587">
                <text:p>-0.0286988475077587</text:p>
              </table:table-cell>
              <table:table-cell office:value-type="float" office:value="-0.00575368864857018">
                <text:p>-0.00575368864857018</text:p>
              </table:table-cell>
              <table:table-cell office:value-type="float" office:value="0.019408434546081">
                <text:p>0.019408434546081</text:p>
              </table:table-cell>
              <table:table-cell office:value-type="float" office:value="0.00241720891199104">
                <text:p>0.00241720891199104</text:p>
              </table:table-cell>
              <table:table-cell office:value-type="float" office:value="-0.00172180589171478">
                <text:p>-0.00172180589171478</text:p>
              </table:table-cell>
              <table:table-cell office:value-type="float" office:value="-0.000971468357061689">
                <text:p>-0.000971468357061689</text:p>
              </table:table-cell>
              <table:table-cell office:value-type="float" office:value="-0.000600925729864643">
                <text:p>-0.000600925729864643</text:p>
              </table:table-cell>
              <table:table-cell office:value-type="float" office:value="-0.000294981850911813">
                <text:p>-0.000294981850911813</text:p>
              </table:table-cell>
              <table:table-cell office:value-type="float" office:value="-0.000136527024544419">
                <text:p>-0.000136527024544419</text:p>
              </table:table-cell>
              <table:table-cell office:value-type="float" office:value="-0.000913300987963772">
                <text:p>-0.000913300987963772</text:p>
              </table:table-cell>
              <table:table-cell office:value-type="float" office:value="-0.0020190382046586">
                <text:p>-0.0020190382046586</text:p>
              </table:table-cell>
              <table:table-cell office:value-type="float" office:value="-0.00513526459581098">
                <text:p>-0.00513526459581098</text:p>
              </table:table-cell>
              <table:table-cell office:value-type="float" office:value="-0.000471107994027553">
                <text:p>-0.000471107994027553</text:p>
              </table:table-cell>
              <table:table-cell office:value-type="float" office:value="-0.00013178574067968">
                <text:p>-0.00013178574067968</text:p>
              </table:table-cell>
              <table:table-cell office:value-type="float" office:value="0.00240970737869278">
                <text:p>0.00240970737869278</text:p>
              </table:table-cell>
              <table:table-cell office:value-type="float" office:value="-0.00138796854378592">
                <text:p>-0.00138796854378592</text:p>
              </table:table-cell>
              <table:table-cell office:value-type="float" office:value="-0.000332077428579103">
                <text:p>-0.000332077428579103</text:p>
              </table:table-cell>
              <table:table-cell office:value-type="float" office:value="0.000605870987529955">
                <text:p>0.000605870987529955</text:p>
              </table:table-cell>
              <table:table-cell office:value-type="float" office:value="-0.0000160334066470758">
                <text:p>-0.0000160334066470758</text:p>
              </table:table-cell>
              <table:table-cell office:value-type="float" office:value="-0.000156975742054088">
                <text:p>-0.000156975742054088</text:p>
              </table:table-cell>
              <table:table-cell office:value-type="float" office:value="0.0000773899537070966">
                <text:p>0.0000773899537070966</text:p>
              </table:table-cell>
              <table:table-cell office:value-type="float" office:value="-0.0000343363776849626">
                <text:p>-0.0000343363776849626</text:p>
              </table:table-cell>
              <table:table-cell office:value-type="float" office:value="-0.0000566487353930723">
                <text:p>-0.0000566487353930723</text:p>
              </table:table-cell>
              <table:table-cell office:value-type="float" office:value="-0.000045854421552527">
                <text:p>-0.000045854421552527</text:p>
              </table:table-cell>
              <table:table-cell office:value-type="float" office:value="0.000016804087471789">
                <text:p>0.000016804087471789</text:p>
              </table:table-cell>
              <table:table-cell office:value-type="float" office:value="-0.00000404239628681857">
                <text:p>-0.00000404239628681857</text:p>
              </table:table-cell>
              <table:table-cell office:value-type="float" office:value="0.0000111878418928568">
                <text:p>0.0000111878418928568</text:p>
              </table:table-cell>
              <table:table-cell office:value-type="float" office:value="-0.0000226163803652701">
                <text:p>-0.0000226163803652701</text:p>
              </table:table-cell>
              <table:table-cell office:value-type="float" office:value="0.000012256994827653">
                <text:p>0.000012256994827653</text:p>
              </table:table-cell>
              <table:table-cell office:value-type="float" office:value="-0.000000050748022506486">
                <text:p>-0.000000050748022506486</text:p>
              </table:table-cell>
              <table:table-cell office:value-type="float" office:value="-0.0000642161482060644">
                <text:p>-0.0000642161482060644</text:p>
              </table:table-cell>
              <table:table-cell office:value-type="float" office:value="0.0000618986642951236">
                <text:p>0.0000618986642951236</text:p>
              </table:table-cell>
              <table:table-cell office:value-type="float" office:value="0.00000819189336886961">
                <text:p>0.00000819189336886961</text:p>
              </table:table-cell>
              <table:table-cell office:value-type="float" office:value="0.00000374223615023928">
                <text:p>0.00000374223615023928</text:p>
              </table:table-cell>
              <table:table-cell office:value-type="float" office:value="0.0000290787209986099">
                <text:p>0.0000290787209986099</text:p>
              </table:table-cell>
              <table:table-cell office:value-type="float" office:value="0.00000986327376284457">
                <text:p>0.00000986327376284457</text:p>
              </table:table-cell>
              <table:table-cell office:value-type="float" office:value="-0.000111013514175917">
                <text:p>-0.000111013514175917</text:p>
              </table:table-cell>
              <table:table-cell office:value-type="float" office:value="0.000110950956276001">
                <text:p>0.000110950956276001</text:p>
              </table:table-cell>
              <table:table-cell office:value-type="float" office:value="0.00000914436571775035">
                <text:p>0.00000914436571775035</text:p>
              </table:table-cell>
              <table:table-cell office:value-type="float" office:value="-0.0000915335723058464">
                <text:p>-0.0000915335723058464</text:p>
              </table:table-cell>
              <table:table-cell office:value-type="float" office:value="0.000100926498566356">
                <text:p>0.000100926498566356</text:p>
              </table:table-cell>
              <table:table-cell office:value-type="float" office:value="-0.0000185687116207034">
                <text:p>-0.0000185687116207034</text:p>
              </table:table-cell>
              <table:table-cell office:value-type="float" office:value="0.0000102953795789174">
                <text:p>0.0000102953795789174</text:p>
              </table:table-cell>
              <table:table-cell office:value-type="float" office:value="-0.0000106032595322825">
                <text:p>-0.0000106032595322825</text:p>
              </table:table-cell>
              <table:table-cell office:value-type="float" office:value="-0.0000816987563636018">
                <text:p>-0.0000816987563636018</text:p>
              </table:table-cell>
              <table:table-cell office:value-type="float" office:value="0.000116149843312763">
                <text:p>0.000116149843312763</text:p>
              </table:table-cell>
              <table:table-cell office:value-type="float" office:value="-0.000017575030411332">
                <text:p>-0.000017575030411332</text:p>
              </table:table-cell>
              <table:table-cell office:value-type="float" office:value="-0.0000735020937225883">
                <text:p>-0.0000735020937225883</text:p>
              </table:table-cell>
              <table:table-cell office:value-type="float" office:value="0.0000793205925223583">
                <text:p>0.0000793205925223583</text:p>
              </table:table-cell>
              <table:table-cell office:value-type="float" office:value="0.0000101066121675486">
                <text:p>0.0000101066121675486</text:p>
              </table:table-cell>
              <table:table-cell office:value-type="float" office:value="-0.00000700851339369146">
                <text:p>-0.00000700851339369146</text:p>
              </table:table-cell>
              <table:table-cell office:value-type="float" office:value="0.0000151443884331415">
                <text:p>0.0000151443884331415</text:p>
              </table:table-cell>
              <table:table-cell office:value-type="float" office:value="-0.0000124742129203881">
                <text:p>-0.0000124742129203881</text:p>
              </table:table-cell>
              <table:table-cell office:value-type="float" office:value="-0.0000052045096879394">
                <text:p>-0.0000052045096879394</text:p>
              </table:table-cell>
              <table:table-cell office:value-type="float" office:value="-0.0000197302165031998">
                <text:p>-0.0000197302165031998</text:p>
              </table:table-cell>
              <table:table-cell office:value-type="float" office:value="-0.00000656458666203896">
                <text:p>-0.00000656458666203896</text:p>
              </table:table-cell>
              <table:table-cell office:value-type="float" office:value="-0.000000958371001114067">
                <text:p>-0.000000958371001114067</text:p>
              </table:table-cell>
              <table:table-cell office:value-type="float" office:value="0.0000120703413717949">
                <text:p>0.0000120703413717949</text:p>
              </table:table-cell>
              <table:table-cell office:value-type="float" office:value="0.0000109234106496214">
                <text:p>0.0000109234106496214</text:p>
              </table:table-cell>
              <table:table-cell office:value-type="float" office:value="-0.0000966499385682273">
                <text:p>-0.0000966499385682273</text:p>
              </table:table-cell>
              <table:table-cell office:value-type="float" office:value="0.0000739334158820215">
                <text:p>0.0000739334158820215</text:p>
              </table:table-cell>
              <table:table-cell office:value-type="float" office:value="-0.0000263764134393329">
                <text:p>-0.0000263764134393329</text:p>
              </table:table-cell>
              <table:table-cell office:value-type="float" office:value="0.0000611757678822822">
                <text:p>0.0000611757678822822</text:p>
              </table:table-cell>
              <table:table-cell office:value-type="float" office:value="-0.00000919565482371265">
                <text:p>-0.00000919565482371265</text:p>
              </table:table-cell>
              <table:table-cell office:value-type="float" office:value="-0.0000919204131033524">
                <text:p>-0.0000919204131033524</text:p>
              </table:table-cell>
              <table:table-cell office:value-type="float" office:value="0.00008552193893413">
                <text:p>0.00008552193893413</text:p>
              </table:table-cell>
              <table:table-cell office:value-type="float" office:value="-0.00000370287647022405">
                <text:p>-0.00000370287647022405</text:p>
              </table:table-cell>
              <table:table-cell office:value-type="float" office:value="0.00000218044316063759">
                <text:p>0.00000218044316063759</text:p>
              </table:table-cell>
              <table:table-cell office:value-type="float" office:value="0.000000185148125109169">
                <text:p>0.000000185148125109169</text:p>
              </table:table-cell>
              <table:table-cell office:value-type="float" office:value="-0.00000862981871541102">
                <text:p>-0.00000862981871541102</text:p>
              </table:table-cell>
              <table:table-cell office:value-type="float" office:value="0.0000207653123258655">
                <text:p>0.0000207653123258655</text:p>
              </table:table-cell>
              <table:table-cell office:value-type="float" office:value="-0.0000136133443934261">
                <text:p>-0.0000136133443934261</text:p>
              </table:table-cell>
              <table:table-cell office:value-type="float" office:value="-0.00000462683776797368">
                <text:p>-0.00000462683776797368</text:p>
              </table:table-cell>
              <table:table-cell office:value-type="float" office:value="0.0000142021559247363">
                <text:p>0.0000142021559247363</text:p>
              </table:table-cell>
              <table:table-cell office:value-type="float" office:value="-0.00000587328806755938">
                <text:p>-0.00000587328806755938</text:p>
              </table:table-cell>
              <table:table-cell office:value-type="float" office:value="-0.0000182135850733678">
                <text:p>-0.0000182135850733678</text:p>
              </table:table-cell>
              <table:table-cell office:value-type="float" office:value="0.0000116231487857776">
                <text:p>0.0000116231487857776</text:p>
              </table:table-cell>
              <table:table-cell office:value-type="float" office:value="0.0000117273615735103">
                <text:p>0.0000117273615735103</text:p>
              </table:table-cell>
              <table:table-cell office:value-type="float" office:value="-0.00000230765565667479">
                <text:p>-0.00000230765565667479</text:p>
              </table:table-cell>
              <table:table-cell office:value-type="float" office:value="-0.0000921742407539727">
                <text:p>-0.0000921742407539727</text:p>
              </table:table-cell>
              <table:table-cell office:value-type="float" office:value="-0.00000984988372709772">
                <text:p>-0.00000984988372709772</text:p>
              </table:table-cell>
              <table:table-cell office:value-type="float" office:value="0.00000155978723648254">
                <text:p>0.00000155978723648254</text:p>
              </table:table-cell>
              <table:table-cell office:value-type="float" office:value="0.0000963625266731105">
                <text:p>0.0000963625266731105</text:p>
              </table:table-cell>
              <table:table-cell office:value-type="float" office:value="-0.00000682731480133869">
                <text:p>-0.00000682731480133869</text:p>
              </table:table-cell>
              <table:table-cell office:value-type="float" office:value="0.00000000124570176396333">
                <text:p>0.00000000124570176396333</text:p>
              </table:table-cell>
              <table:table-cell office:value-type="float" office:value="0.000013108420636454">
                <text:p>0.000013108420636454</text:p>
              </table:table-cell>
              <table:table-cell office:value-type="float" office:value="-0.0000105804138516574">
                <text:p>-0.0000105804138516574</text:p>
              </table:table-cell>
              <table:table-cell office:value-type="float" office:value="-0.00000297002481347564">
                <text:p>-0.00000297002481347564</text:p>
              </table:table-cell>
              <table:table-cell office:value-type="float" office:value="-0.00000648218165871795">
                <text:p>-0.00000648218165871795</text:p>
              </table:table-cell>
              <table:table-cell office:value-type="float" office:value="-0.000000707443704561772">
                <text:p>-0.000000707443704561772</text:p>
              </table:table-cell>
              <table:table-cell office:value-type="float" office:value="-0.00010236399960617">
                <text:p>-0.00010236399960617</text:p>
              </table:table-cell>
              <table:table-cell office:value-type="float" office:value="0.0000927775027336208">
                <text:p>0.0000927775027336208</text:p>
              </table:table-cell>
              <table:table-cell office:value-type="float" office:value="-0.0000932139993369829">
                <text:p>-0.0000932139993369829</text:p>
              </table:table-cell>
              <table:table-cell office:value-type="float" office:value="0.0000104226024818521">
                <text:p>0.0000104226024818521</text:p>
              </table:table-cell>
              <table:table-cell office:value-type="float" office:value="0.0000749440098949394">
                <text:p>0.0000749440098949394</text:p>
              </table:table-cell>
              <table:table-cell office:value-type="float" office:value="0.0000186908566651156">
                <text:p>0.0000186908566651156</text:p>
              </table:table-cell>
              <table:table-cell office:value-type="float" office:value="0.00000851515555089222">
                <text:p>0.00000851515555089222</text:p>
              </table:table-cell>
              <table:table-cell office:value-type="float" office:value="-0.00000528157283019581">
                <text:p>-0.00000528157283019581</text:p>
              </table:table-cell>
              <table:table-cell office:value-type="float" office:value="-0.00000753121052182726">
                <text:p>-0.00000753121052182726</text:p>
              </table:table-cell>
              <table:table-cell office:value-type="float" office:value="0.00000661800018297853">
                <text:p>0.00000661800018297853</text:p>
              </table:table-cell>
              <table:table-cell office:value-type="float" office:value="0.00000368407176842833">
                <text:p>0.00000368407176842833</text:p>
              </table:table-cell>
              <table:table-cell office:value-type="float" office:value="-0.00000856287399780831">
                <text:p>-0.00000856287399780831</text:p>
              </table:table-cell>
              <table:table-cell office:value-type="float" office:value="-0.00000472334818713005">
                <text:p>-0.00000472334818713005</text:p>
              </table:table-cell>
              <table:table-cell office:value-type="float" office:value="0.0000113264360874221">
                <text:p>0.0000113264360874221</text:p>
              </table:table-cell>
              <table:table-cell office:value-type="float" office:value="-0.000110276467704673">
                <text:p>-0.000110276467704673</text:p>
              </table:table-cell>
              <table:table-cell office:value-type="float" office:value="0.000119207176268288">
                <text:p>0.000119207176268288</text:p>
              </table:table-cell>
              <table:table-cell office:value-type="float" office:value="-0.0000249773428668831">
                <text:p>-0.0000249773428668831</text:p>
              </table:table-cell>
              <table:table-cell office:value-type="float" office:value="0.00000399824899049994">
                <text:p>0.00000399824899049994</text:p>
              </table:table-cell>
              <table:table-cell office:value-type="float" office:value="0.00000916460103966843">
                <text:p>0.00000916460103966843</text:p>
              </table:table-cell>
              <table:table-cell office:value-type="float" office:value="-0.00000621072473483419">
                <text:p>-0.00000621072473483419</text:p>
              </table:table-cell>
              <table:table-cell office:value-type="float" office:value="-0.00000376760727011094">
                <text:p>-0.00000376760727011094</text:p>
              </table:table-cell>
              <table:table-cell office:value-type="float" office:value="0.00000568224892494307">
                <text:p>0.00000568224892494307</text:p>
              </table:table-cell>
              <table:table-cell office:value-type="float" office:value="-0.00000269311375983294">
                <text:p>-0.00000269311375983294</text:p>
              </table:table-cell>
              <table:table-cell office:value-type="float" office:value="0.000000472129334183613">
                <text:p>0.000000472129334183613</text:p>
              </table:table-cell>
              <table:table-cell office:value-type="float" office:value="0.00000771443317554299">
                <text:p>0.00000771443317554299</text:p>
              </table:table-cell>
              <table:table-cell office:value-type="float" office:value="0.00000325171982351602">
                <text:p>0.00000325171982351602</text:p>
              </table:table-cell>
              <table:table-cell office:value-type="float" office:value="0.00000100638299560529">
                <text:p>0.00000100638299560529</text:p>
              </table:table-cell>
              <table:table-cell office:value-type="float" office:value="-0.0000948192805511616">
                <text:p>-0.0000948192805511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